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66in"/>
    </style:style>
    <style:style style:name="co2" style:family="table-column">
      <style:table-column-properties fo:break-before="auto" style:column-width="0.73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4"/>
    <style:style style:name="ce2" style:family="table-cell" style:parent-style-name="Default" style:data-style-name="N13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4.1764in" svg:height="3.5429in" svg:x="1.4598in" svg:y="0.0394in">
            <draw:object draw:notify-on-update-of-ranges="data.A1:data.A1 data.A2:data.A4001 data.B1:data.B1 data.B2:data.B4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Time_s</text:p>
          </table:table-cell>
          <table:table-cell office:value-type="string" calcext:value-type="string">
            <text:p>Volt_V</text:p>
          </table:table-cell>
        </table:table-row>
        <table:table-row table:style-name="ro1">
          <table:table-cell office:value-type="float" office:value="0" calcext:value-type="float">
            <text:p>0.0000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008" calcext:value-type="float">
            <text:p>0.0000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0016" calcext:value-type="float">
            <text:p>0.0000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02" calcext:value-type="float">
            <text:p>0.00002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0024" calcext:value-type="float">
            <text:p>0.00002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0028" calcext:value-type="float">
            <text:p>0.0000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032" calcext:value-type="float">
            <text:p>0.0000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036" calcext:value-type="float">
            <text:p>0.0000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04" calcext:value-type="float">
            <text:p>0.0000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044" calcext:value-type="float">
            <text:p>0.00004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0048" calcext:value-type="float">
            <text:p>0.0000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052" calcext:value-type="float">
            <text:p>0.0000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056" calcext:value-type="float">
            <text:p>0.0000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06" calcext:value-type="float">
            <text:p>0.00006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0064" calcext:value-type="float">
            <text:p>0.0000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068" calcext:value-type="float">
            <text:p>0.0000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072" calcext:value-type="float">
            <text:p>0.000072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0076" calcext:value-type="float">
            <text:p>0.0000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08" calcext:value-type="float">
            <text:p>0.00008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0084" calcext:value-type="float">
            <text:p>0.0000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088" calcext:value-type="float">
            <text:p>0.0000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092" calcext:value-type="float">
            <text:p>0.0000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096" calcext:value-type="float">
            <text:p>0.0000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1" calcext:value-type="float">
            <text:p>0.0001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104" calcext:value-type="float">
            <text:p>0.0001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108" calcext:value-type="float">
            <text:p>0.0001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112" calcext:value-type="float">
            <text:p>0.0001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116" calcext:value-type="float">
            <text:p>0.00011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012" calcext:value-type="float">
            <text:p>0.0001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124" calcext:value-type="float">
            <text:p>0.0001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128" calcext:value-type="float">
            <text:p>0.0001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132" calcext:value-type="float">
            <text:p>0.0001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136" calcext:value-type="float">
            <text:p>0.0001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14" calcext:value-type="float">
            <text:p>0.000140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0144" calcext:value-type="float">
            <text:p>0.0001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148" calcext:value-type="float">
            <text:p>0.00014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0152" calcext:value-type="float">
            <text:p>0.0001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156" calcext:value-type="float">
            <text:p>0.0001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16" calcext:value-type="float">
            <text:p>0.0001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164" calcext:value-type="float">
            <text:p>0.00016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0168" calcext:value-type="float">
            <text:p>0.00016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0172" calcext:value-type="float">
            <text:p>0.0001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176" calcext:value-type="float">
            <text:p>0.0001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18" calcext:value-type="float">
            <text:p>0.00018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0184" calcext:value-type="float">
            <text:p>0.0001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188" calcext:value-type="float">
            <text:p>0.0001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192" calcext:value-type="float">
            <text:p>0.0001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196" calcext:value-type="float">
            <text:p>0.0001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2" calcext:value-type="float">
            <text:p>0.0002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204" calcext:value-type="float">
            <text:p>0.0002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208" calcext:value-type="float">
            <text:p>0.0002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212" calcext:value-type="float">
            <text:p>0.0002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216" calcext:value-type="float">
            <text:p>0.0002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22" calcext:value-type="float">
            <text:p>0.000220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0224" calcext:value-type="float">
            <text:p>0.0002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228" calcext:value-type="float">
            <text:p>0.0002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232" calcext:value-type="float">
            <text:p>0.0002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236" calcext:value-type="float">
            <text:p>0.0002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24" calcext:value-type="float">
            <text:p>0.0002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244" calcext:value-type="float">
            <text:p>0.000244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0248" calcext:value-type="float">
            <text:p>0.0002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252" calcext:value-type="float">
            <text:p>0.0002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256" calcext:value-type="float">
            <text:p>0.000256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026" calcext:value-type="float">
            <text:p>0.0002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264" calcext:value-type="float">
            <text:p>0.000264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0268" calcext:value-type="float">
            <text:p>0.0002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272" calcext:value-type="float">
            <text:p>0.0002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276" calcext:value-type="float">
            <text:p>0.000276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028" calcext:value-type="float">
            <text:p>0.0002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284" calcext:value-type="float">
            <text:p>0.0002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288" calcext:value-type="float">
            <text:p>0.0002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292" calcext:value-type="float">
            <text:p>0.0002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296" calcext:value-type="float">
            <text:p>0.0002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3" calcext:value-type="float">
            <text:p>0.0003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304" calcext:value-type="float">
            <text:p>0.0003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308" calcext:value-type="float">
            <text:p>0.0003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312" calcext:value-type="float">
            <text:p>0.0003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316" calcext:value-type="float">
            <text:p>0.0003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32" calcext:value-type="float">
            <text:p>0.0003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324" calcext:value-type="float">
            <text:p>0.0003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328" calcext:value-type="float">
            <text:p>0.0003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332" calcext:value-type="float">
            <text:p>0.0003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336" calcext:value-type="float">
            <text:p>0.0003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34" calcext:value-type="float">
            <text:p>0.000340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0344" calcext:value-type="float">
            <text:p>0.0003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348" calcext:value-type="float">
            <text:p>0.0003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352" calcext:value-type="float">
            <text:p>0.0003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356" calcext:value-type="float">
            <text:p>0.0003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36" calcext:value-type="float">
            <text:p>0.000360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0364" calcext:value-type="float">
            <text:p>0.0003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368" calcext:value-type="float">
            <text:p>0.0003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372" calcext:value-type="float">
            <text:p>0.0003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376" calcext:value-type="float">
            <text:p>0.0003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38" calcext:value-type="float">
            <text:p>0.0003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384" calcext:value-type="float">
            <text:p>0.0003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388" calcext:value-type="float">
            <text:p>0.0003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392" calcext:value-type="float">
            <text:p>0.0003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396" calcext:value-type="float">
            <text:p>0.000396</text:p>
          </table:table-cell>
          <table:table-cell office:value-type="float" office:value="4.900023" calcext:value-type="float">
            <text:p>4.900</text:p>
          </table:table-cell>
        </table:table-row>
        <table:table-row table:style-name="ro1">
          <table:table-cell office:value-type="float" office:value="0.0004" calcext:value-type="float">
            <text:p>0.000400</text:p>
          </table:table-cell>
          <table:table-cell office:value-type="float" office:value="0.122501" calcext:value-type="float">
            <text:p>0.123</text:p>
          </table:table-cell>
        </table:table-row>
        <table:table-row table:style-name="ro1">
          <table:table-cell office:value-type="float" office:value="0.000404" calcext:value-type="float">
            <text:p>0.00040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408" calcext:value-type="float">
            <text:p>0.00040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412" calcext:value-type="float">
            <text:p>0.0004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416" calcext:value-type="float">
            <text:p>0.00041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42" calcext:value-type="float">
            <text:p>0.00042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424" calcext:value-type="float">
            <text:p>0.00042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428" calcext:value-type="float">
            <text:p>0.00042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432" calcext:value-type="float">
            <text:p>0.0004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436" calcext:value-type="float">
            <text:p>0.00043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44" calcext:value-type="float">
            <text:p>0.0004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444" calcext:value-type="float">
            <text:p>0.00044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448" calcext:value-type="float">
            <text:p>0.00044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452" calcext:value-type="float">
            <text:p>0.0004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456" calcext:value-type="float">
            <text:p>0.00045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46" calcext:value-type="float">
            <text:p>0.00046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464" calcext:value-type="float">
            <text:p>0.0004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468" calcext:value-type="float">
            <text:p>0.0004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472" calcext:value-type="float">
            <text:p>0.0004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476" calcext:value-type="float">
            <text:p>0.0004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48" calcext:value-type="float">
            <text:p>0.0004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484" calcext:value-type="float">
            <text:p>0.0004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488" calcext:value-type="float">
            <text:p>0.0004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492" calcext:value-type="float">
            <text:p>0.0004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496" calcext:value-type="float">
            <text:p>0.00049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5" calcext:value-type="float">
            <text:p>0.0005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504" calcext:value-type="float">
            <text:p>0.00050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508" calcext:value-type="float">
            <text:p>0.00050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512" calcext:value-type="float">
            <text:p>0.0005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516" calcext:value-type="float">
            <text:p>0.00051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52" calcext:value-type="float">
            <text:p>0.0005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524" calcext:value-type="float">
            <text:p>0.0005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528" calcext:value-type="float">
            <text:p>0.0005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532" calcext:value-type="float">
            <text:p>0.0005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536" calcext:value-type="float">
            <text:p>0.00053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54" calcext:value-type="float">
            <text:p>0.00054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544" calcext:value-type="float">
            <text:p>0.0005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548" calcext:value-type="float">
            <text:p>0.0005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552" calcext:value-type="float">
            <text:p>0.00055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556" calcext:value-type="float">
            <text:p>0.00055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56" calcext:value-type="float">
            <text:p>0.0005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564" calcext:value-type="float">
            <text:p>0.0005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568" calcext:value-type="float">
            <text:p>0.0005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572" calcext:value-type="float">
            <text:p>0.0005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576" calcext:value-type="float">
            <text:p>0.0005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58" calcext:value-type="float">
            <text:p>0.0005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584" calcext:value-type="float">
            <text:p>0.00058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588" calcext:value-type="float">
            <text:p>0.0005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592" calcext:value-type="float">
            <text:p>0.0005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596" calcext:value-type="float">
            <text:p>0.00059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6" calcext:value-type="float">
            <text:p>0.0006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604" calcext:value-type="float">
            <text:p>0.0006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608" calcext:value-type="float">
            <text:p>0.0006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612" calcext:value-type="float">
            <text:p>0.0006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616" calcext:value-type="float">
            <text:p>0.0006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62" calcext:value-type="float">
            <text:p>0.0006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624" calcext:value-type="float">
            <text:p>0.0006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628" calcext:value-type="float">
            <text:p>0.0006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632" calcext:value-type="float">
            <text:p>0.0006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636" calcext:value-type="float">
            <text:p>0.00063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64" calcext:value-type="float">
            <text:p>0.0006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644" calcext:value-type="float">
            <text:p>0.0006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648" calcext:value-type="float">
            <text:p>0.0006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652" calcext:value-type="float">
            <text:p>0.0006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656" calcext:value-type="float">
            <text:p>0.0006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66" calcext:value-type="float">
            <text:p>0.0006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664" calcext:value-type="float">
            <text:p>0.00066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668" calcext:value-type="float">
            <text:p>0.00066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672" calcext:value-type="float">
            <text:p>0.0006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676" calcext:value-type="float">
            <text:p>0.0006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68" calcext:value-type="float">
            <text:p>0.00068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684" calcext:value-type="float">
            <text:p>0.0006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688" calcext:value-type="float">
            <text:p>0.00068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692" calcext:value-type="float">
            <text:p>0.0006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696" calcext:value-type="float">
            <text:p>0.0006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7" calcext:value-type="float">
            <text:p>0.0007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704" calcext:value-type="float">
            <text:p>0.0007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708" calcext:value-type="float">
            <text:p>0.0007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712" calcext:value-type="float">
            <text:p>0.0007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716" calcext:value-type="float">
            <text:p>0.0007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72" calcext:value-type="float">
            <text:p>0.0007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724" calcext:value-type="float">
            <text:p>0.0007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728" calcext:value-type="float">
            <text:p>0.0007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732" calcext:value-type="float">
            <text:p>0.000732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00736" calcext:value-type="float">
            <text:p>0.00073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74" calcext:value-type="float">
            <text:p>0.0007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744" calcext:value-type="float">
            <text:p>0.0007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748" calcext:value-type="float">
            <text:p>0.0007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752" calcext:value-type="float">
            <text:p>0.0007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756" calcext:value-type="float">
            <text:p>0.0007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76" calcext:value-type="float">
            <text:p>0.0007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764" calcext:value-type="float">
            <text:p>0.0007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768" calcext:value-type="float">
            <text:p>0.0007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772" calcext:value-type="float">
            <text:p>0.0007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776" calcext:value-type="float">
            <text:p>0.0007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78" calcext:value-type="float">
            <text:p>0.000780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00784" calcext:value-type="float">
            <text:p>0.0007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788" calcext:value-type="float">
            <text:p>0.0007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792" calcext:value-type="float">
            <text:p>0.00079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796" calcext:value-type="float">
            <text:p>0.0007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8" calcext:value-type="float">
            <text:p>0.0008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804" calcext:value-type="float">
            <text:p>0.00080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808" calcext:value-type="float">
            <text:p>0.0008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812" calcext:value-type="float">
            <text:p>0.0008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816" calcext:value-type="float">
            <text:p>0.0008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82" calcext:value-type="float">
            <text:p>0.0008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824" calcext:value-type="float">
            <text:p>0.0008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828" calcext:value-type="float">
            <text:p>0.0008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832" calcext:value-type="float">
            <text:p>0.0008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836" calcext:value-type="float">
            <text:p>0.0008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84" calcext:value-type="float">
            <text:p>0.0008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844" calcext:value-type="float">
            <text:p>0.0008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848" calcext:value-type="float">
            <text:p>0.00084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852" calcext:value-type="float">
            <text:p>0.0008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856" calcext:value-type="float">
            <text:p>0.0008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86" calcext:value-type="float">
            <text:p>0.0008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864" calcext:value-type="float">
            <text:p>0.00086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0868" calcext:value-type="float">
            <text:p>0.0008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872" calcext:value-type="float">
            <text:p>0.0008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876" calcext:value-type="float">
            <text:p>0.0008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88" calcext:value-type="float">
            <text:p>0.0008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884" calcext:value-type="float">
            <text:p>0.0008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888" calcext:value-type="float">
            <text:p>0.0008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892" calcext:value-type="float">
            <text:p>0.0008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0896" calcext:value-type="float">
            <text:p>0.000896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009" calcext:value-type="float">
            <text:p>0.000900</text:p>
          </table:table-cell>
          <table:table-cell office:value-type="float" office:value="3.430016" calcext:value-type="float">
            <text:p>3.430</text:p>
          </table:table-cell>
        </table:table-row>
        <table:table-row table:style-name="ro1">
          <table:table-cell office:value-type="float" office:value="0.000904" calcext:value-type="float">
            <text:p>0.000904</text:p>
          </table:table-cell>
          <table:table-cell office:value-type="float" office:value="4.900023" calcext:value-type="float">
            <text:p>4.900</text:p>
          </table:table-cell>
        </table:table-row>
        <table:table-row table:style-name="ro1">
          <table:table-cell office:value-type="float" office:value="0.000908" calcext:value-type="float">
            <text:p>0.00090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0912" calcext:value-type="float">
            <text:p>0.00091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0916" calcext:value-type="float">
            <text:p>0.0009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92" calcext:value-type="float">
            <text:p>0.00092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0924" calcext:value-type="float">
            <text:p>0.0009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928" calcext:value-type="float">
            <text:p>0.0009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932" calcext:value-type="float">
            <text:p>0.00093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0936" calcext:value-type="float">
            <text:p>0.0009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94" calcext:value-type="float">
            <text:p>0.0009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944" calcext:value-type="float">
            <text:p>0.0009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948" calcext:value-type="float">
            <text:p>0.00094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0952" calcext:value-type="float">
            <text:p>0.00095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0956" calcext:value-type="float">
            <text:p>0.0009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96" calcext:value-type="float">
            <text:p>0.00096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0964" calcext:value-type="float">
            <text:p>0.00096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0968" calcext:value-type="float">
            <text:p>0.00096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0972" calcext:value-type="float">
            <text:p>0.0009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976" calcext:value-type="float">
            <text:p>0.00097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098" calcext:value-type="float">
            <text:p>0.0009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984" calcext:value-type="float">
            <text:p>0.0009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988" calcext:value-type="float">
            <text:p>0.0009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992" calcext:value-type="float">
            <text:p>0.0009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0996" calcext:value-type="float">
            <text:p>0.0009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" calcext:value-type="float">
            <text:p>0.001000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1004" calcext:value-type="float">
            <text:p>0.0010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008" calcext:value-type="float">
            <text:p>0.0010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012" calcext:value-type="float">
            <text:p>0.0010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016" calcext:value-type="float">
            <text:p>0.0010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02" calcext:value-type="float">
            <text:p>0.0010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024" calcext:value-type="float">
            <text:p>0.00102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1028" calcext:value-type="float">
            <text:p>0.00102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1032" calcext:value-type="float">
            <text:p>0.00103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1036" calcext:value-type="float">
            <text:p>0.0010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04" calcext:value-type="float">
            <text:p>0.00104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1044" calcext:value-type="float">
            <text:p>0.0010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048" calcext:value-type="float">
            <text:p>0.0010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052" calcext:value-type="float">
            <text:p>0.00105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1056" calcext:value-type="float">
            <text:p>0.0010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06" calcext:value-type="float">
            <text:p>0.0010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064" calcext:value-type="float">
            <text:p>0.0010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068" calcext:value-type="float">
            <text:p>0.0010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072" calcext:value-type="float">
            <text:p>0.0010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076" calcext:value-type="float">
            <text:p>0.00107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108" calcext:value-type="float">
            <text:p>0.0010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084" calcext:value-type="float">
            <text:p>0.0010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088" calcext:value-type="float">
            <text:p>0.0010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092" calcext:value-type="float">
            <text:p>0.0010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096" calcext:value-type="float">
            <text:p>0.00109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11" calcext:value-type="float">
            <text:p>0.0011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104" calcext:value-type="float">
            <text:p>0.00110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1108" calcext:value-type="float">
            <text:p>0.0011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112" calcext:value-type="float">
            <text:p>0.0011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116" calcext:value-type="float">
            <text:p>0.0011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12" calcext:value-type="float">
            <text:p>0.0011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124" calcext:value-type="float">
            <text:p>0.0011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128" calcext:value-type="float">
            <text:p>0.0011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132" calcext:value-type="float">
            <text:p>0.0011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136" calcext:value-type="float">
            <text:p>0.0011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14" calcext:value-type="float">
            <text:p>0.0011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144" calcext:value-type="float">
            <text:p>0.0011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148" calcext:value-type="float">
            <text:p>0.0011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152" calcext:value-type="float">
            <text:p>0.0011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156" calcext:value-type="float">
            <text:p>0.00115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116" calcext:value-type="float">
            <text:p>0.0011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164" calcext:value-type="float">
            <text:p>0.0011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168" calcext:value-type="float">
            <text:p>0.0011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172" calcext:value-type="float">
            <text:p>0.0011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176" calcext:value-type="float">
            <text:p>0.0011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18" calcext:value-type="float">
            <text:p>0.0011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184" calcext:value-type="float">
            <text:p>0.0011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188" calcext:value-type="float">
            <text:p>0.0011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192" calcext:value-type="float">
            <text:p>0.0011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196" calcext:value-type="float">
            <text:p>0.0011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2" calcext:value-type="float">
            <text:p>0.00120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1204" calcext:value-type="float">
            <text:p>0.0012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208" calcext:value-type="float">
            <text:p>0.0012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212" calcext:value-type="float">
            <text:p>0.0012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216" calcext:value-type="float">
            <text:p>0.0012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22" calcext:value-type="float">
            <text:p>0.00122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1224" calcext:value-type="float">
            <text:p>0.0012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228" calcext:value-type="float">
            <text:p>0.0012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232" calcext:value-type="float">
            <text:p>0.0012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236" calcext:value-type="float">
            <text:p>0.001236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124" calcext:value-type="float">
            <text:p>0.0012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244" calcext:value-type="float">
            <text:p>0.0012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248" calcext:value-type="float">
            <text:p>0.0012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252" calcext:value-type="float">
            <text:p>0.0012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256" calcext:value-type="float">
            <text:p>0.0012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26" calcext:value-type="float">
            <text:p>0.0012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264" calcext:value-type="float">
            <text:p>0.0012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268" calcext:value-type="float">
            <text:p>0.0012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272" calcext:value-type="float">
            <text:p>0.0012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276" calcext:value-type="float">
            <text:p>0.0012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28" calcext:value-type="float">
            <text:p>0.0012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284" calcext:value-type="float">
            <text:p>0.0012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288" calcext:value-type="float">
            <text:p>0.0012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292" calcext:value-type="float">
            <text:p>0.0012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296" calcext:value-type="float">
            <text:p>0.0012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3" calcext:value-type="float">
            <text:p>0.0013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304" calcext:value-type="float">
            <text:p>0.0013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308" calcext:value-type="float">
            <text:p>0.0013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312" calcext:value-type="float">
            <text:p>0.0013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316" calcext:value-type="float">
            <text:p>0.0013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32" calcext:value-type="float">
            <text:p>0.001320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1324" calcext:value-type="float">
            <text:p>0.0013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328" calcext:value-type="float">
            <text:p>0.0013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332" calcext:value-type="float">
            <text:p>0.0013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336" calcext:value-type="float">
            <text:p>0.0013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34" calcext:value-type="float">
            <text:p>0.001340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1344" calcext:value-type="float">
            <text:p>0.0013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348" calcext:value-type="float">
            <text:p>0.0013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352" calcext:value-type="float">
            <text:p>0.0013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356" calcext:value-type="float">
            <text:p>0.0013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36" calcext:value-type="float">
            <text:p>0.0013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364" calcext:value-type="float">
            <text:p>0.0013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368" calcext:value-type="float">
            <text:p>0.0013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372" calcext:value-type="float">
            <text:p>0.0013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376" calcext:value-type="float">
            <text:p>0.0013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38" calcext:value-type="float">
            <text:p>0.0013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384" calcext:value-type="float">
            <text:p>0.0013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388" calcext:value-type="float">
            <text:p>0.0013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392" calcext:value-type="float">
            <text:p>0.0013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396" calcext:value-type="float">
            <text:p>0.001396</text:p>
          </table:table-cell>
          <table:table-cell office:value-type="float" office:value="4.900023" calcext:value-type="float">
            <text:p>4.900</text:p>
          </table:table-cell>
        </table:table-row>
        <table:table-row table:style-name="ro1">
          <table:table-cell office:value-type="float" office:value="0.0014" calcext:value-type="float">
            <text:p>0.001400</text:p>
          </table:table-cell>
          <table:table-cell office:value-type="float" office:value="0.122501" calcext:value-type="float">
            <text:p>0.123</text:p>
          </table:table-cell>
        </table:table-row>
        <table:table-row table:style-name="ro1">
          <table:table-cell office:value-type="float" office:value="0.001404" calcext:value-type="float">
            <text:p>0.0014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408" calcext:value-type="float">
            <text:p>0.00140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412" calcext:value-type="float">
            <text:p>0.0014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416" calcext:value-type="float">
            <text:p>0.00141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42" calcext:value-type="float">
            <text:p>0.00142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424" calcext:value-type="float">
            <text:p>0.00142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428" calcext:value-type="float">
            <text:p>0.00142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432" calcext:value-type="float">
            <text:p>0.00143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436" calcext:value-type="float">
            <text:p>0.0014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44" calcext:value-type="float">
            <text:p>0.00144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444" calcext:value-type="float">
            <text:p>0.00144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448" calcext:value-type="float">
            <text:p>0.0014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452" calcext:value-type="float">
            <text:p>0.0014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456" calcext:value-type="float">
            <text:p>0.00145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46" calcext:value-type="float">
            <text:p>0.00146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464" calcext:value-type="float">
            <text:p>0.00146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468" calcext:value-type="float">
            <text:p>0.0014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472" calcext:value-type="float">
            <text:p>0.00147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476" calcext:value-type="float">
            <text:p>0.00147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48" calcext:value-type="float">
            <text:p>0.00148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484" calcext:value-type="float">
            <text:p>0.00148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488" calcext:value-type="float">
            <text:p>0.001488</text:p>
          </table:table-cell>
          <table:table-cell office:value-type="float" office:value="-0.040834" calcext:value-type="float">
            <text:p>-0.041</text:p>
          </table:table-cell>
        </table:table-row>
        <table:table-row table:style-name="ro1">
          <table:table-cell office:value-type="float" office:value="0.001492" calcext:value-type="float">
            <text:p>0.0014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496" calcext:value-type="float">
            <text:p>0.00149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5" calcext:value-type="float">
            <text:p>0.0015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504" calcext:value-type="float">
            <text:p>0.0015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508" calcext:value-type="float">
            <text:p>0.0015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512" calcext:value-type="float">
            <text:p>0.0015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516" calcext:value-type="float">
            <text:p>0.0015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52" calcext:value-type="float">
            <text:p>0.0015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524" calcext:value-type="float">
            <text:p>0.00152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528" calcext:value-type="float">
            <text:p>0.0015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532" calcext:value-type="float">
            <text:p>0.0015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536" calcext:value-type="float">
            <text:p>0.0015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54" calcext:value-type="float">
            <text:p>0.00154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544" calcext:value-type="float">
            <text:p>0.0015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548" calcext:value-type="float">
            <text:p>0.00154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552" calcext:value-type="float">
            <text:p>0.0015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556" calcext:value-type="float">
            <text:p>0.0015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56" calcext:value-type="float">
            <text:p>0.00156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564" calcext:value-type="float">
            <text:p>0.0015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568" calcext:value-type="float">
            <text:p>0.0015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572" calcext:value-type="float">
            <text:p>0.00157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576" calcext:value-type="float">
            <text:p>0.00157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58" calcext:value-type="float">
            <text:p>0.0015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584" calcext:value-type="float">
            <text:p>0.00158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588" calcext:value-type="float">
            <text:p>0.00158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592" calcext:value-type="float">
            <text:p>0.0015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596" calcext:value-type="float">
            <text:p>0.0015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6" calcext:value-type="float">
            <text:p>0.0016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604" calcext:value-type="float">
            <text:p>0.00160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608" calcext:value-type="float">
            <text:p>0.0016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612" calcext:value-type="float">
            <text:p>0.0016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616" calcext:value-type="float">
            <text:p>0.0016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62" calcext:value-type="float">
            <text:p>0.0016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624" calcext:value-type="float">
            <text:p>0.0016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628" calcext:value-type="float">
            <text:p>0.0016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632" calcext:value-type="float">
            <text:p>0.0016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636" calcext:value-type="float">
            <text:p>0.0016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64" calcext:value-type="float">
            <text:p>0.0016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644" calcext:value-type="float">
            <text:p>0.0016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648" calcext:value-type="float">
            <text:p>0.00164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652" calcext:value-type="float">
            <text:p>0.0016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656" calcext:value-type="float">
            <text:p>0.0016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66" calcext:value-type="float">
            <text:p>0.0016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664" calcext:value-type="float">
            <text:p>0.0016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668" calcext:value-type="float">
            <text:p>0.001668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01672" calcext:value-type="float">
            <text:p>0.00167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676" calcext:value-type="float">
            <text:p>0.0016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68" calcext:value-type="float">
            <text:p>0.0016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684" calcext:value-type="float">
            <text:p>0.0016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688" calcext:value-type="float">
            <text:p>0.0016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692" calcext:value-type="float">
            <text:p>0.0016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696" calcext:value-type="float">
            <text:p>0.0016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7" calcext:value-type="float">
            <text:p>0.0017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704" calcext:value-type="float">
            <text:p>0.0017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708" calcext:value-type="float">
            <text:p>0.0017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712" calcext:value-type="float">
            <text:p>0.0017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716" calcext:value-type="float">
            <text:p>0.0017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72" calcext:value-type="float">
            <text:p>0.0017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724" calcext:value-type="float">
            <text:p>0.0017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728" calcext:value-type="float">
            <text:p>0.0017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732" calcext:value-type="float">
            <text:p>0.0017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736" calcext:value-type="float">
            <text:p>0.0017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74" calcext:value-type="float">
            <text:p>0.00174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744" calcext:value-type="float">
            <text:p>0.0017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748" calcext:value-type="float">
            <text:p>0.0017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752" calcext:value-type="float">
            <text:p>0.0017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756" calcext:value-type="float">
            <text:p>0.0017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76" calcext:value-type="float">
            <text:p>0.0017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764" calcext:value-type="float">
            <text:p>0.0017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768" calcext:value-type="float">
            <text:p>0.0017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772" calcext:value-type="float">
            <text:p>0.0017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776" calcext:value-type="float">
            <text:p>0.0017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78" calcext:value-type="float">
            <text:p>0.00178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784" calcext:value-type="float">
            <text:p>0.0017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788" calcext:value-type="float">
            <text:p>0.00178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792" calcext:value-type="float">
            <text:p>0.0017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796" calcext:value-type="float">
            <text:p>0.00179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8" calcext:value-type="float">
            <text:p>0.0018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804" calcext:value-type="float">
            <text:p>0.0018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808" calcext:value-type="float">
            <text:p>0.0018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812" calcext:value-type="float">
            <text:p>0.0018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816" calcext:value-type="float">
            <text:p>0.0018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82" calcext:value-type="float">
            <text:p>0.00182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824" calcext:value-type="float">
            <text:p>0.0018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828" calcext:value-type="float">
            <text:p>0.0018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832" calcext:value-type="float">
            <text:p>0.0018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836" calcext:value-type="float">
            <text:p>0.0018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84" calcext:value-type="float">
            <text:p>0.0018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844" calcext:value-type="float">
            <text:p>0.0018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848" calcext:value-type="float">
            <text:p>0.0018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852" calcext:value-type="float">
            <text:p>0.0018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856" calcext:value-type="float">
            <text:p>0.0018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86" calcext:value-type="float">
            <text:p>0.0018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864" calcext:value-type="float">
            <text:p>0.0018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868" calcext:value-type="float">
            <text:p>0.0018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872" calcext:value-type="float">
            <text:p>0.0018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876" calcext:value-type="float">
            <text:p>0.0018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88" calcext:value-type="float">
            <text:p>0.00188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1884" calcext:value-type="float">
            <text:p>0.0018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888" calcext:value-type="float">
            <text:p>0.0018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892" calcext:value-type="float">
            <text:p>0.0018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1896" calcext:value-type="float">
            <text:p>0.001896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019" calcext:value-type="float">
            <text:p>0.001900</text:p>
          </table:table-cell>
          <table:table-cell office:value-type="float" office:value="3.430016" calcext:value-type="float">
            <text:p>3.430</text:p>
          </table:table-cell>
        </table:table-row>
        <table:table-row table:style-name="ro1">
          <table:table-cell office:value-type="float" office:value="0.001904" calcext:value-type="float">
            <text:p>0.001904</text:p>
          </table:table-cell>
          <table:table-cell office:value-type="float" office:value="4.900023" calcext:value-type="float">
            <text:p>4.900</text:p>
          </table:table-cell>
        </table:table-row>
        <table:table-row table:style-name="ro1">
          <table:table-cell office:value-type="float" office:value="0.001908" calcext:value-type="float">
            <text:p>0.0019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912" calcext:value-type="float">
            <text:p>0.00191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1916" calcext:value-type="float">
            <text:p>0.00191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192" calcext:value-type="float">
            <text:p>0.00192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1924" calcext:value-type="float">
            <text:p>0.00192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1928" calcext:value-type="float">
            <text:p>0.00192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1932" calcext:value-type="float">
            <text:p>0.0019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936" calcext:value-type="float">
            <text:p>0.0019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94" calcext:value-type="float">
            <text:p>0.0019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944" calcext:value-type="float">
            <text:p>0.0019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948" calcext:value-type="float">
            <text:p>0.00194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1952" calcext:value-type="float">
            <text:p>0.0019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956" calcext:value-type="float">
            <text:p>0.0019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96" calcext:value-type="float">
            <text:p>0.0019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964" calcext:value-type="float">
            <text:p>0.0019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968" calcext:value-type="float">
            <text:p>0.00196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1972" calcext:value-type="float">
            <text:p>0.0019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976" calcext:value-type="float">
            <text:p>0.00197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198" calcext:value-type="float">
            <text:p>0.00198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1984" calcext:value-type="float">
            <text:p>0.0019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988" calcext:value-type="float">
            <text:p>0.0019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992" calcext:value-type="float">
            <text:p>0.0019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1996" calcext:value-type="float">
            <text:p>0.0019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" calcext:value-type="float">
            <text:p>0.0020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004" calcext:value-type="float">
            <text:p>0.0020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008" calcext:value-type="float">
            <text:p>0.0020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012" calcext:value-type="float">
            <text:p>0.0020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016" calcext:value-type="float">
            <text:p>0.0020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02" calcext:value-type="float">
            <text:p>0.0020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024" calcext:value-type="float">
            <text:p>0.00202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2028" calcext:value-type="float">
            <text:p>0.0020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032" calcext:value-type="float">
            <text:p>0.0020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036" calcext:value-type="float">
            <text:p>0.0020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04" calcext:value-type="float">
            <text:p>0.0020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044" calcext:value-type="float">
            <text:p>0.0020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048" calcext:value-type="float">
            <text:p>0.00204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2052" calcext:value-type="float">
            <text:p>0.0020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056" calcext:value-type="float">
            <text:p>0.0020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06" calcext:value-type="float">
            <text:p>0.0020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064" calcext:value-type="float">
            <text:p>0.00206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2068" calcext:value-type="float">
            <text:p>0.0020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072" calcext:value-type="float">
            <text:p>0.0020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076" calcext:value-type="float">
            <text:p>0.0020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08" calcext:value-type="float">
            <text:p>0.0020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084" calcext:value-type="float">
            <text:p>0.0020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088" calcext:value-type="float">
            <text:p>0.0020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092" calcext:value-type="float">
            <text:p>0.0020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096" calcext:value-type="float">
            <text:p>0.0020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1" calcext:value-type="float">
            <text:p>0.0021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104" calcext:value-type="float">
            <text:p>0.0021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108" calcext:value-type="float">
            <text:p>0.0021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112" calcext:value-type="float">
            <text:p>0.0021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116" calcext:value-type="float">
            <text:p>0.0021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12" calcext:value-type="float">
            <text:p>0.00212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2124" calcext:value-type="float">
            <text:p>0.0021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128" calcext:value-type="float">
            <text:p>0.0021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132" calcext:value-type="float">
            <text:p>0.0021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136" calcext:value-type="float">
            <text:p>0.0021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14" calcext:value-type="float">
            <text:p>0.0021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144" calcext:value-type="float">
            <text:p>0.0021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148" calcext:value-type="float">
            <text:p>0.0021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152" calcext:value-type="float">
            <text:p>0.0021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156" calcext:value-type="float">
            <text:p>0.0021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16" calcext:value-type="float">
            <text:p>0.0021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164" calcext:value-type="float">
            <text:p>0.00216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2168" calcext:value-type="float">
            <text:p>0.0021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172" calcext:value-type="float">
            <text:p>0.00217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2176" calcext:value-type="float">
            <text:p>0.0021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18" calcext:value-type="float">
            <text:p>0.0021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184" calcext:value-type="float">
            <text:p>0.0021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188" calcext:value-type="float">
            <text:p>0.0021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192" calcext:value-type="float">
            <text:p>0.00219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2196" calcext:value-type="float">
            <text:p>0.0021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2" calcext:value-type="float">
            <text:p>0.0022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204" calcext:value-type="float">
            <text:p>0.0022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208" calcext:value-type="float">
            <text:p>0.0022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212" calcext:value-type="float">
            <text:p>0.0022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216" calcext:value-type="float">
            <text:p>0.0022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22" calcext:value-type="float">
            <text:p>0.0022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224" calcext:value-type="float">
            <text:p>0.0022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228" calcext:value-type="float">
            <text:p>0.0022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232" calcext:value-type="float">
            <text:p>0.0022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236" calcext:value-type="float">
            <text:p>0.0022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24" calcext:value-type="float">
            <text:p>0.0022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244" calcext:value-type="float">
            <text:p>0.00224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2248" calcext:value-type="float">
            <text:p>0.0022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252" calcext:value-type="float">
            <text:p>0.0022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256" calcext:value-type="float">
            <text:p>0.0022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26" calcext:value-type="float">
            <text:p>0.0022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264" calcext:value-type="float">
            <text:p>0.002264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2268" calcext:value-type="float">
            <text:p>0.0022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272" calcext:value-type="float">
            <text:p>0.0022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276" calcext:value-type="float">
            <text:p>0.0022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28" calcext:value-type="float">
            <text:p>0.0022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284" calcext:value-type="float">
            <text:p>0.0022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288" calcext:value-type="float">
            <text:p>0.0022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292" calcext:value-type="float">
            <text:p>0.0022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296" calcext:value-type="float">
            <text:p>0.0022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3" calcext:value-type="float">
            <text:p>0.002300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2304" calcext:value-type="float">
            <text:p>0.0023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308" calcext:value-type="float">
            <text:p>0.0023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312" calcext:value-type="float">
            <text:p>0.0023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316" calcext:value-type="float">
            <text:p>0.0023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32" calcext:value-type="float">
            <text:p>0.0023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324" calcext:value-type="float">
            <text:p>0.0023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328" calcext:value-type="float">
            <text:p>0.0023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332" calcext:value-type="float">
            <text:p>0.0023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336" calcext:value-type="float">
            <text:p>0.0023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34" calcext:value-type="float">
            <text:p>0.0023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344" calcext:value-type="float">
            <text:p>0.002344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2348" calcext:value-type="float">
            <text:p>0.002348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2352" calcext:value-type="float">
            <text:p>0.0023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356" calcext:value-type="float">
            <text:p>0.0023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36" calcext:value-type="float">
            <text:p>0.0023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364" calcext:value-type="float">
            <text:p>0.0023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368" calcext:value-type="float">
            <text:p>0.0023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372" calcext:value-type="float">
            <text:p>0.0023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376" calcext:value-type="float">
            <text:p>0.0023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38" calcext:value-type="float">
            <text:p>0.0023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384" calcext:value-type="float">
            <text:p>0.0023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388" calcext:value-type="float">
            <text:p>0.0023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392" calcext:value-type="float">
            <text:p>0.0023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396" calcext:value-type="float">
            <text:p>0.002396</text:p>
          </table:table-cell>
          <table:table-cell office:value-type="float" office:value="4.900023" calcext:value-type="float">
            <text:p>4.900</text:p>
          </table:table-cell>
        </table:table-row>
        <table:table-row table:style-name="ro1">
          <table:table-cell office:value-type="float" office:value="0.0024" calcext:value-type="float">
            <text:p>0.002400</text:p>
          </table:table-cell>
          <table:table-cell office:value-type="float" office:value="0.163334" calcext:value-type="float">
            <text:p>0.163</text:p>
          </table:table-cell>
        </table:table-row>
        <table:table-row table:style-name="ro1">
          <table:table-cell office:value-type="float" office:value="0.002404" calcext:value-type="float">
            <text:p>0.0024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408" calcext:value-type="float">
            <text:p>0.00240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412" calcext:value-type="float">
            <text:p>0.0024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416" calcext:value-type="float">
            <text:p>0.00241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42" calcext:value-type="float">
            <text:p>0.00242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424" calcext:value-type="float">
            <text:p>0.00242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428" calcext:value-type="float">
            <text:p>0.00242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432" calcext:value-type="float">
            <text:p>0.00243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436" calcext:value-type="float">
            <text:p>0.0024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44" calcext:value-type="float">
            <text:p>0.00244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444" calcext:value-type="float">
            <text:p>0.00244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448" calcext:value-type="float">
            <text:p>0.00244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452" calcext:value-type="float">
            <text:p>0.00245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456" calcext:value-type="float">
            <text:p>0.0024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46" calcext:value-type="float">
            <text:p>0.00246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464" calcext:value-type="float">
            <text:p>0.00246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468" calcext:value-type="float">
            <text:p>0.0024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472" calcext:value-type="float">
            <text:p>0.00247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476" calcext:value-type="float">
            <text:p>0.00247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48" calcext:value-type="float">
            <text:p>0.0024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484" calcext:value-type="float">
            <text:p>0.00248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488" calcext:value-type="float">
            <text:p>0.00248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492" calcext:value-type="float">
            <text:p>0.0024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496" calcext:value-type="float">
            <text:p>0.00249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5" calcext:value-type="float">
            <text:p>0.0025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504" calcext:value-type="float">
            <text:p>0.0025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508" calcext:value-type="float">
            <text:p>0.00250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512" calcext:value-type="float">
            <text:p>0.0025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516" calcext:value-type="float">
            <text:p>0.0025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52" calcext:value-type="float">
            <text:p>0.0025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524" calcext:value-type="float">
            <text:p>0.00252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528" calcext:value-type="float">
            <text:p>0.00252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532" calcext:value-type="float">
            <text:p>0.0025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536" calcext:value-type="float">
            <text:p>0.0025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54" calcext:value-type="float">
            <text:p>0.00254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544" calcext:value-type="float">
            <text:p>0.00254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548" calcext:value-type="float">
            <text:p>0.0025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552" calcext:value-type="float">
            <text:p>0.0025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556" calcext:value-type="float">
            <text:p>0.0025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56" calcext:value-type="float">
            <text:p>0.0025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564" calcext:value-type="float">
            <text:p>0.0025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568" calcext:value-type="float">
            <text:p>0.0025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572" calcext:value-type="float">
            <text:p>0.0025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576" calcext:value-type="float">
            <text:p>0.00257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58" calcext:value-type="float">
            <text:p>0.0025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584" calcext:value-type="float">
            <text:p>0.00258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588" calcext:value-type="float">
            <text:p>0.0025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592" calcext:value-type="float">
            <text:p>0.0025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596" calcext:value-type="float">
            <text:p>0.0025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6" calcext:value-type="float">
            <text:p>0.0026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604" calcext:value-type="float">
            <text:p>0.00260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608" calcext:value-type="float">
            <text:p>0.0026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612" calcext:value-type="float">
            <text:p>0.0026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616" calcext:value-type="float">
            <text:p>0.0026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62" calcext:value-type="float">
            <text:p>0.00262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624" calcext:value-type="float">
            <text:p>0.0026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628" calcext:value-type="float">
            <text:p>0.0026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632" calcext:value-type="float">
            <text:p>0.0026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636" calcext:value-type="float">
            <text:p>0.0026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64" calcext:value-type="float">
            <text:p>0.0026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644" calcext:value-type="float">
            <text:p>0.0026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648" calcext:value-type="float">
            <text:p>0.0026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652" calcext:value-type="float">
            <text:p>0.0026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656" calcext:value-type="float">
            <text:p>0.0026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66" calcext:value-type="float">
            <text:p>0.0026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664" calcext:value-type="float">
            <text:p>0.0026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668" calcext:value-type="float">
            <text:p>0.00266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672" calcext:value-type="float">
            <text:p>0.0026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676" calcext:value-type="float">
            <text:p>0.0026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68" calcext:value-type="float">
            <text:p>0.00268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684" calcext:value-type="float">
            <text:p>0.0026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688" calcext:value-type="float">
            <text:p>0.00268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692" calcext:value-type="float">
            <text:p>0.0026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696" calcext:value-type="float">
            <text:p>0.0026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7" calcext:value-type="float">
            <text:p>0.0027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704" calcext:value-type="float">
            <text:p>0.00270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708" calcext:value-type="float">
            <text:p>0.0027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712" calcext:value-type="float">
            <text:p>0.0027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716" calcext:value-type="float">
            <text:p>0.0027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72" calcext:value-type="float">
            <text:p>0.0027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724" calcext:value-type="float">
            <text:p>0.0027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728" calcext:value-type="float">
            <text:p>0.0027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732" calcext:value-type="float">
            <text:p>0.0027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736" calcext:value-type="float">
            <text:p>0.00273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74" calcext:value-type="float">
            <text:p>0.0027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744" calcext:value-type="float">
            <text:p>0.00274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748" calcext:value-type="float">
            <text:p>0.0027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752" calcext:value-type="float">
            <text:p>0.0027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756" calcext:value-type="float">
            <text:p>0.0027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76" calcext:value-type="float">
            <text:p>0.0027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764" calcext:value-type="float">
            <text:p>0.002764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02768" calcext:value-type="float">
            <text:p>0.0027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772" calcext:value-type="float">
            <text:p>0.0027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776" calcext:value-type="float">
            <text:p>0.0027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78" calcext:value-type="float">
            <text:p>0.0027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784" calcext:value-type="float">
            <text:p>0.00278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788" calcext:value-type="float">
            <text:p>0.0027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792" calcext:value-type="float">
            <text:p>0.0027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796" calcext:value-type="float">
            <text:p>0.00279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8" calcext:value-type="float">
            <text:p>0.0028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804" calcext:value-type="float">
            <text:p>0.0028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808" calcext:value-type="float">
            <text:p>0.00280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812" calcext:value-type="float">
            <text:p>0.0028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816" calcext:value-type="float">
            <text:p>0.0028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82" calcext:value-type="float">
            <text:p>0.0028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824" calcext:value-type="float">
            <text:p>0.0028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828" calcext:value-type="float">
            <text:p>0.00282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832" calcext:value-type="float">
            <text:p>0.0028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836" calcext:value-type="float">
            <text:p>0.0028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84" calcext:value-type="float">
            <text:p>0.0028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844" calcext:value-type="float">
            <text:p>0.0028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848" calcext:value-type="float">
            <text:p>0.0028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852" calcext:value-type="float">
            <text:p>0.002852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02856" calcext:value-type="float">
            <text:p>0.0028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86" calcext:value-type="float">
            <text:p>0.0028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864" calcext:value-type="float">
            <text:p>0.0028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868" calcext:value-type="float">
            <text:p>0.0028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872" calcext:value-type="float">
            <text:p>0.0028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876" calcext:value-type="float">
            <text:p>0.0028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88" calcext:value-type="float">
            <text:p>0.0028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884" calcext:value-type="float">
            <text:p>0.0028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888" calcext:value-type="float">
            <text:p>0.0028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892" calcext:value-type="float">
            <text:p>0.00289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2896" calcext:value-type="float">
            <text:p>0.0028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29" calcext:value-type="float">
            <text:p>0.002900</text:p>
          </table:table-cell>
          <table:table-cell office:value-type="float" office:value="3.430016" calcext:value-type="float">
            <text:p>3.430</text:p>
          </table:table-cell>
        </table:table-row>
        <table:table-row table:style-name="ro1">
          <table:table-cell office:value-type="float" office:value="0.002904" calcext:value-type="float">
            <text:p>0.002904</text:p>
          </table:table-cell>
          <table:table-cell office:value-type="float" office:value="4.900023" calcext:value-type="float">
            <text:p>4.900</text:p>
          </table:table-cell>
        </table:table-row>
        <table:table-row table:style-name="ro1">
          <table:table-cell office:value-type="float" office:value="0.002908" calcext:value-type="float">
            <text:p>0.0029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912" calcext:value-type="float">
            <text:p>0.0029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916" calcext:value-type="float">
            <text:p>0.0029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92" calcext:value-type="float">
            <text:p>0.0029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924" calcext:value-type="float">
            <text:p>0.00292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2928" calcext:value-type="float">
            <text:p>0.00292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2932" calcext:value-type="float">
            <text:p>0.00293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2936" calcext:value-type="float">
            <text:p>0.0029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94" calcext:value-type="float">
            <text:p>0.0029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944" calcext:value-type="float">
            <text:p>0.0029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948" calcext:value-type="float">
            <text:p>0.0029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952" calcext:value-type="float">
            <text:p>0.0029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956" calcext:value-type="float">
            <text:p>0.0029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96" calcext:value-type="float">
            <text:p>0.0029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964" calcext:value-type="float">
            <text:p>0.0029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968" calcext:value-type="float">
            <text:p>0.00296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2972" calcext:value-type="float">
            <text:p>0.0029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976" calcext:value-type="float">
            <text:p>0.0029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98" calcext:value-type="float">
            <text:p>0.0029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984" calcext:value-type="float">
            <text:p>0.0029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988" calcext:value-type="float">
            <text:p>0.0029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992" calcext:value-type="float">
            <text:p>0.0029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2996" calcext:value-type="float">
            <text:p>0.0029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" calcext:value-type="float">
            <text:p>0.00300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3004" calcext:value-type="float">
            <text:p>0.0030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008" calcext:value-type="float">
            <text:p>0.0030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012" calcext:value-type="float">
            <text:p>0.0030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016" calcext:value-type="float">
            <text:p>0.0030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02" calcext:value-type="float">
            <text:p>0.0030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024" calcext:value-type="float">
            <text:p>0.0030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028" calcext:value-type="float">
            <text:p>0.0030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032" calcext:value-type="float">
            <text:p>0.0030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036" calcext:value-type="float">
            <text:p>0.00303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304" calcext:value-type="float">
            <text:p>0.0030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044" calcext:value-type="float">
            <text:p>0.0030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048" calcext:value-type="float">
            <text:p>0.0030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052" calcext:value-type="float">
            <text:p>0.0030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056" calcext:value-type="float">
            <text:p>0.0030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06" calcext:value-type="float">
            <text:p>0.0030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064" calcext:value-type="float">
            <text:p>0.0030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068" calcext:value-type="float">
            <text:p>0.0030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072" calcext:value-type="float">
            <text:p>0.0030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076" calcext:value-type="float">
            <text:p>0.0030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08" calcext:value-type="float">
            <text:p>0.0030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084" calcext:value-type="float">
            <text:p>0.0030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088" calcext:value-type="float">
            <text:p>0.0030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092" calcext:value-type="float">
            <text:p>0.0030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096" calcext:value-type="float">
            <text:p>0.00309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31" calcext:value-type="float">
            <text:p>0.0031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104" calcext:value-type="float">
            <text:p>0.00310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3108" calcext:value-type="float">
            <text:p>0.00310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3112" calcext:value-type="float">
            <text:p>0.0031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116" calcext:value-type="float">
            <text:p>0.00311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312" calcext:value-type="float">
            <text:p>0.00312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3124" calcext:value-type="float">
            <text:p>0.0031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128" calcext:value-type="float">
            <text:p>0.0031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132" calcext:value-type="float">
            <text:p>0.0031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136" calcext:value-type="float">
            <text:p>0.0031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14" calcext:value-type="float">
            <text:p>0.0031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144" calcext:value-type="float">
            <text:p>0.0031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148" calcext:value-type="float">
            <text:p>0.0031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152" calcext:value-type="float">
            <text:p>0.0031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156" calcext:value-type="float">
            <text:p>0.0031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16" calcext:value-type="float">
            <text:p>0.0031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164" calcext:value-type="float">
            <text:p>0.00316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3168" calcext:value-type="float">
            <text:p>0.0031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172" calcext:value-type="float">
            <text:p>0.0031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176" calcext:value-type="float">
            <text:p>0.0031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18" calcext:value-type="float">
            <text:p>0.00318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3184" calcext:value-type="float">
            <text:p>0.0031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188" calcext:value-type="float">
            <text:p>0.0031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192" calcext:value-type="float">
            <text:p>0.003192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3196" calcext:value-type="float">
            <text:p>0.00319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32" calcext:value-type="float">
            <text:p>0.0032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204" calcext:value-type="float">
            <text:p>0.0032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208" calcext:value-type="float">
            <text:p>0.00320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3212" calcext:value-type="float">
            <text:p>0.0032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216" calcext:value-type="float">
            <text:p>0.0032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22" calcext:value-type="float">
            <text:p>0.0032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224" calcext:value-type="float">
            <text:p>0.0032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228" calcext:value-type="float">
            <text:p>0.0032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232" calcext:value-type="float">
            <text:p>0.0032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236" calcext:value-type="float">
            <text:p>0.0032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24" calcext:value-type="float">
            <text:p>0.00324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3244" calcext:value-type="float">
            <text:p>0.00324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3248" calcext:value-type="float">
            <text:p>0.0032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252" calcext:value-type="float">
            <text:p>0.00325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3256" calcext:value-type="float">
            <text:p>0.0032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26" calcext:value-type="float">
            <text:p>0.0032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264" calcext:value-type="float">
            <text:p>0.0032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268" calcext:value-type="float">
            <text:p>0.0032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272" calcext:value-type="float">
            <text:p>0.0032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276" calcext:value-type="float">
            <text:p>0.0032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28" calcext:value-type="float">
            <text:p>0.0032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284" calcext:value-type="float">
            <text:p>0.0032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288" calcext:value-type="float">
            <text:p>0.0032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292" calcext:value-type="float">
            <text:p>0.003292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3296" calcext:value-type="float">
            <text:p>0.003296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33" calcext:value-type="float">
            <text:p>0.0033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304" calcext:value-type="float">
            <text:p>0.003304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3308" calcext:value-type="float">
            <text:p>0.0033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312" calcext:value-type="float">
            <text:p>0.0033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316" calcext:value-type="float">
            <text:p>0.003316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332" calcext:value-type="float">
            <text:p>0.0033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324" calcext:value-type="float">
            <text:p>0.0033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328" calcext:value-type="float">
            <text:p>0.0033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332" calcext:value-type="float">
            <text:p>0.0033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336" calcext:value-type="float">
            <text:p>0.0033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34" calcext:value-type="float">
            <text:p>0.0033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344" calcext:value-type="float">
            <text:p>0.0033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348" calcext:value-type="float">
            <text:p>0.003348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3352" calcext:value-type="float">
            <text:p>0.0033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356" calcext:value-type="float">
            <text:p>0.003356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336" calcext:value-type="float">
            <text:p>0.0033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364" calcext:value-type="float">
            <text:p>0.0033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368" calcext:value-type="float">
            <text:p>0.0033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372" calcext:value-type="float">
            <text:p>0.0033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376" calcext:value-type="float">
            <text:p>0.0033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38" calcext:value-type="float">
            <text:p>0.0033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384" calcext:value-type="float">
            <text:p>0.0033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388" calcext:value-type="float">
            <text:p>0.0033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392" calcext:value-type="float">
            <text:p>0.0033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396" calcext:value-type="float">
            <text:p>0.003396</text:p>
          </table:table-cell>
          <table:table-cell office:value-type="float" office:value="4.900023" calcext:value-type="float">
            <text:p>4.900</text:p>
          </table:table-cell>
        </table:table-row>
        <table:table-row table:style-name="ro1">
          <table:table-cell office:value-type="float" office:value="0.0034" calcext:value-type="float">
            <text:p>0.003400</text:p>
          </table:table-cell>
          <table:table-cell office:value-type="float" office:value="0.122501" calcext:value-type="float">
            <text:p>0.123</text:p>
          </table:table-cell>
        </table:table-row>
        <table:table-row table:style-name="ro1">
          <table:table-cell office:value-type="float" office:value="0.003404" calcext:value-type="float">
            <text:p>0.0034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408" calcext:value-type="float">
            <text:p>0.00340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3412" calcext:value-type="float">
            <text:p>0.0034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416" calcext:value-type="float">
            <text:p>0.00341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342" calcext:value-type="float">
            <text:p>0.0034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424" calcext:value-type="float">
            <text:p>0.00342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3428" calcext:value-type="float">
            <text:p>0.00342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3432" calcext:value-type="float">
            <text:p>0.00343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3436" calcext:value-type="float">
            <text:p>0.0034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44" calcext:value-type="float">
            <text:p>0.00344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3444" calcext:value-type="float">
            <text:p>0.00344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3448" calcext:value-type="float">
            <text:p>0.0034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452" calcext:value-type="float">
            <text:p>0.0034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456" calcext:value-type="float">
            <text:p>0.0034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46" calcext:value-type="float">
            <text:p>0.0034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464" calcext:value-type="float">
            <text:p>0.00346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3468" calcext:value-type="float">
            <text:p>0.00346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3472" calcext:value-type="float">
            <text:p>0.00347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3476" calcext:value-type="float">
            <text:p>0.0034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48" calcext:value-type="float">
            <text:p>0.00348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3484" calcext:value-type="float">
            <text:p>0.0034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488" calcext:value-type="float">
            <text:p>0.00348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3492" calcext:value-type="float">
            <text:p>0.0034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496" calcext:value-type="float">
            <text:p>0.00349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35" calcext:value-type="float">
            <text:p>0.0035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504" calcext:value-type="float">
            <text:p>0.0035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508" calcext:value-type="float">
            <text:p>0.00350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3512" calcext:value-type="float">
            <text:p>0.0035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3516" calcext:value-type="float">
            <text:p>0.0035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52" calcext:value-type="float">
            <text:p>0.00352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3524" calcext:value-type="float">
            <text:p>0.0035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528" calcext:value-type="float">
            <text:p>0.00352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3532" calcext:value-type="float">
            <text:p>0.0035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536" calcext:value-type="float">
            <text:p>0.0035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54" calcext:value-type="float">
            <text:p>0.00354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3544" calcext:value-type="float">
            <text:p>0.0035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548" calcext:value-type="float">
            <text:p>0.0035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552" calcext:value-type="float">
            <text:p>0.0035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556" calcext:value-type="float">
            <text:p>0.00355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356" calcext:value-type="float">
            <text:p>0.00356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3564" calcext:value-type="float">
            <text:p>0.00356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3568" calcext:value-type="float">
            <text:p>0.0035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572" calcext:value-type="float">
            <text:p>0.00357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3576" calcext:value-type="float">
            <text:p>0.0035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58" calcext:value-type="float">
            <text:p>0.0035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584" calcext:value-type="float">
            <text:p>0.0035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588" calcext:value-type="float">
            <text:p>0.00358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3592" calcext:value-type="float">
            <text:p>0.0035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596" calcext:value-type="float">
            <text:p>0.0035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6" calcext:value-type="float">
            <text:p>0.0036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604" calcext:value-type="float">
            <text:p>0.0036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608" calcext:value-type="float">
            <text:p>0.0036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612" calcext:value-type="float">
            <text:p>0.0036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616" calcext:value-type="float">
            <text:p>0.0036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62" calcext:value-type="float">
            <text:p>0.00362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3624" calcext:value-type="float">
            <text:p>0.0036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628" calcext:value-type="float">
            <text:p>0.00362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3632" calcext:value-type="float">
            <text:p>0.00363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3636" calcext:value-type="float">
            <text:p>0.0036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64" calcext:value-type="float">
            <text:p>0.0036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644" calcext:value-type="float">
            <text:p>0.00364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3648" calcext:value-type="float">
            <text:p>0.0036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652" calcext:value-type="float">
            <text:p>0.0036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656" calcext:value-type="float">
            <text:p>0.0036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66" calcext:value-type="float">
            <text:p>0.0036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664" calcext:value-type="float">
            <text:p>0.0036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668" calcext:value-type="float">
            <text:p>0.0036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672" calcext:value-type="float">
            <text:p>0.0036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676" calcext:value-type="float">
            <text:p>0.0036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68" calcext:value-type="float">
            <text:p>0.0036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684" calcext:value-type="float">
            <text:p>0.0036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688" calcext:value-type="float">
            <text:p>0.00368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3692" calcext:value-type="float">
            <text:p>0.00369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3696" calcext:value-type="float">
            <text:p>0.0036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7" calcext:value-type="float">
            <text:p>0.0037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704" calcext:value-type="float">
            <text:p>0.0037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708" calcext:value-type="float">
            <text:p>0.0037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712" calcext:value-type="float">
            <text:p>0.0037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716" calcext:value-type="float">
            <text:p>0.0037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72" calcext:value-type="float">
            <text:p>0.0037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724" calcext:value-type="float">
            <text:p>0.003724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03728" calcext:value-type="float">
            <text:p>0.0037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732" calcext:value-type="float">
            <text:p>0.0037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736" calcext:value-type="float">
            <text:p>0.0037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74" calcext:value-type="float">
            <text:p>0.0037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744" calcext:value-type="float">
            <text:p>0.0037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748" calcext:value-type="float">
            <text:p>0.0037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752" calcext:value-type="float">
            <text:p>0.0037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756" calcext:value-type="float">
            <text:p>0.0037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76" calcext:value-type="float">
            <text:p>0.0037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764" calcext:value-type="float">
            <text:p>0.0037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768" calcext:value-type="float">
            <text:p>0.0037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772" calcext:value-type="float">
            <text:p>0.0037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776" calcext:value-type="float">
            <text:p>0.00377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378" calcext:value-type="float">
            <text:p>0.0037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784" calcext:value-type="float">
            <text:p>0.0037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788" calcext:value-type="float">
            <text:p>0.00378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3792" calcext:value-type="float">
            <text:p>0.0037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796" calcext:value-type="float">
            <text:p>0.0037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8" calcext:value-type="float">
            <text:p>0.0038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804" calcext:value-type="float">
            <text:p>0.0038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808" calcext:value-type="float">
            <text:p>0.0038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812" calcext:value-type="float">
            <text:p>0.0038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816" calcext:value-type="float">
            <text:p>0.0038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82" calcext:value-type="float">
            <text:p>0.0038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824" calcext:value-type="float">
            <text:p>0.0038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828" calcext:value-type="float">
            <text:p>0.0038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832" calcext:value-type="float">
            <text:p>0.0038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836" calcext:value-type="float">
            <text:p>0.0038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84" calcext:value-type="float">
            <text:p>0.0038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844" calcext:value-type="float">
            <text:p>0.0038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848" calcext:value-type="float">
            <text:p>0.0038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852" calcext:value-type="float">
            <text:p>0.0038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856" calcext:value-type="float">
            <text:p>0.0038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86" calcext:value-type="float">
            <text:p>0.0038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864" calcext:value-type="float">
            <text:p>0.0038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868" calcext:value-type="float">
            <text:p>0.0038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872" calcext:value-type="float">
            <text:p>0.0038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876" calcext:value-type="float">
            <text:p>0.0038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88" calcext:value-type="float">
            <text:p>0.0038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884" calcext:value-type="float">
            <text:p>0.0038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888" calcext:value-type="float">
            <text:p>0.0038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892" calcext:value-type="float">
            <text:p>0.0038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896" calcext:value-type="float">
            <text:p>0.0038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39" calcext:value-type="float">
            <text:p>0.003900</text:p>
          </table:table-cell>
          <table:table-cell office:value-type="float" office:value="3.430016" calcext:value-type="float">
            <text:p>3.430</text:p>
          </table:table-cell>
        </table:table-row>
        <table:table-row table:style-name="ro1">
          <table:table-cell office:value-type="float" office:value="0.003904" calcext:value-type="float">
            <text:p>0.003904</text:p>
          </table:table-cell>
          <table:table-cell office:value-type="float" office:value="4.85919" calcext:value-type="float">
            <text:p>4.859</text:p>
          </table:table-cell>
        </table:table-row>
        <table:table-row table:style-name="ro1">
          <table:table-cell office:value-type="float" office:value="0.003908" calcext:value-type="float">
            <text:p>0.0039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912" calcext:value-type="float">
            <text:p>0.0039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916" calcext:value-type="float">
            <text:p>0.00391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392" calcext:value-type="float">
            <text:p>0.00392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3924" calcext:value-type="float">
            <text:p>0.0039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928" calcext:value-type="float">
            <text:p>0.0039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932" calcext:value-type="float">
            <text:p>0.00393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3936" calcext:value-type="float">
            <text:p>0.0039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94" calcext:value-type="float">
            <text:p>0.0039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944" calcext:value-type="float">
            <text:p>0.0039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948" calcext:value-type="float">
            <text:p>0.0039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952" calcext:value-type="float">
            <text:p>0.0039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956" calcext:value-type="float">
            <text:p>0.00395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396" calcext:value-type="float">
            <text:p>0.00396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3964" calcext:value-type="float">
            <text:p>0.00396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3968" calcext:value-type="float">
            <text:p>0.00396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3972" calcext:value-type="float">
            <text:p>0.0039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976" calcext:value-type="float">
            <text:p>0.00397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398" calcext:value-type="float">
            <text:p>0.00398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3984" calcext:value-type="float">
            <text:p>0.0039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988" calcext:value-type="float">
            <text:p>0.00398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3992" calcext:value-type="float">
            <text:p>0.0039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3996" calcext:value-type="float">
            <text:p>0.00399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4" calcext:value-type="float">
            <text:p>0.0040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004" calcext:value-type="float">
            <text:p>0.0040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008" calcext:value-type="float">
            <text:p>0.0040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012" calcext:value-type="float">
            <text:p>0.004012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4016" calcext:value-type="float">
            <text:p>0.0040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02" calcext:value-type="float">
            <text:p>0.00402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4024" calcext:value-type="float">
            <text:p>0.0040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028" calcext:value-type="float">
            <text:p>0.0040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032" calcext:value-type="float">
            <text:p>0.00403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4036" calcext:value-type="float">
            <text:p>0.0040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04" calcext:value-type="float">
            <text:p>0.0040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044" calcext:value-type="float">
            <text:p>0.0040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048" calcext:value-type="float">
            <text:p>0.0040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052" calcext:value-type="float">
            <text:p>0.00405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4056" calcext:value-type="float">
            <text:p>0.00405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406" calcext:value-type="float">
            <text:p>0.0040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064" calcext:value-type="float">
            <text:p>0.0040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068" calcext:value-type="float">
            <text:p>0.00406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4072" calcext:value-type="float">
            <text:p>0.0040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076" calcext:value-type="float">
            <text:p>0.0040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08" calcext:value-type="float">
            <text:p>0.0040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084" calcext:value-type="float">
            <text:p>0.0040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088" calcext:value-type="float">
            <text:p>0.0040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092" calcext:value-type="float">
            <text:p>0.0040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096" calcext:value-type="float">
            <text:p>0.0040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1" calcext:value-type="float">
            <text:p>0.0041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104" calcext:value-type="float">
            <text:p>0.0041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108" calcext:value-type="float">
            <text:p>0.004108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4112" calcext:value-type="float">
            <text:p>0.0041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116" calcext:value-type="float">
            <text:p>0.0041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12" calcext:value-type="float">
            <text:p>0.0041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124" calcext:value-type="float">
            <text:p>0.0041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128" calcext:value-type="float">
            <text:p>0.0041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132" calcext:value-type="float">
            <text:p>0.0041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136" calcext:value-type="float">
            <text:p>0.00413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414" calcext:value-type="float">
            <text:p>0.0041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144" calcext:value-type="float">
            <text:p>0.0041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148" calcext:value-type="float">
            <text:p>0.0041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152" calcext:value-type="float">
            <text:p>0.0041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156" calcext:value-type="float">
            <text:p>0.0041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16" calcext:value-type="float">
            <text:p>0.0041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164" calcext:value-type="float">
            <text:p>0.0041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168" calcext:value-type="float">
            <text:p>0.00416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4172" calcext:value-type="float">
            <text:p>0.0041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176" calcext:value-type="float">
            <text:p>0.0041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18" calcext:value-type="float">
            <text:p>0.0041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184" calcext:value-type="float">
            <text:p>0.0041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188" calcext:value-type="float">
            <text:p>0.0041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192" calcext:value-type="float">
            <text:p>0.0041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196" calcext:value-type="float">
            <text:p>0.004196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42" calcext:value-type="float">
            <text:p>0.0042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204" calcext:value-type="float">
            <text:p>0.0042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208" calcext:value-type="float">
            <text:p>0.004208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4212" calcext:value-type="float">
            <text:p>0.0042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216" calcext:value-type="float">
            <text:p>0.00421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422" calcext:value-type="float">
            <text:p>0.004220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4224" calcext:value-type="float">
            <text:p>0.0042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228" calcext:value-type="float">
            <text:p>0.00422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4232" calcext:value-type="float">
            <text:p>0.0042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236" calcext:value-type="float">
            <text:p>0.0042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24" calcext:value-type="float">
            <text:p>0.0042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244" calcext:value-type="float">
            <text:p>0.0042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248" calcext:value-type="float">
            <text:p>0.0042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252" calcext:value-type="float">
            <text:p>0.0042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256" calcext:value-type="float">
            <text:p>0.0042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26" calcext:value-type="float">
            <text:p>0.0042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264" calcext:value-type="float">
            <text:p>0.0042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268" calcext:value-type="float">
            <text:p>0.0042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272" calcext:value-type="float">
            <text:p>0.0042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276" calcext:value-type="float">
            <text:p>0.0042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28" calcext:value-type="float">
            <text:p>0.0042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284" calcext:value-type="float">
            <text:p>0.0042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288" calcext:value-type="float">
            <text:p>0.004288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4292" calcext:value-type="float">
            <text:p>0.0042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296" calcext:value-type="float">
            <text:p>0.004296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43" calcext:value-type="float">
            <text:p>0.0043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304" calcext:value-type="float">
            <text:p>0.0043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308" calcext:value-type="float">
            <text:p>0.0043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312" calcext:value-type="float">
            <text:p>0.004312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4316" calcext:value-type="float">
            <text:p>0.0043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32" calcext:value-type="float">
            <text:p>0.0043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324" calcext:value-type="float">
            <text:p>0.004324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4328" calcext:value-type="float">
            <text:p>0.0043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332" calcext:value-type="float">
            <text:p>0.0043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336" calcext:value-type="float">
            <text:p>0.0043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34" calcext:value-type="float">
            <text:p>0.0043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344" calcext:value-type="float">
            <text:p>0.0043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348" calcext:value-type="float">
            <text:p>0.0043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352" calcext:value-type="float">
            <text:p>0.0043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356" calcext:value-type="float">
            <text:p>0.004356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436" calcext:value-type="float">
            <text:p>0.0043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364" calcext:value-type="float">
            <text:p>0.0043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368" calcext:value-type="float">
            <text:p>0.0043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372" calcext:value-type="float">
            <text:p>0.0043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376" calcext:value-type="float">
            <text:p>0.00437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438" calcext:value-type="float">
            <text:p>0.0043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384" calcext:value-type="float">
            <text:p>0.0043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388" calcext:value-type="float">
            <text:p>0.0043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392" calcext:value-type="float">
            <text:p>0.004392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4396" calcext:value-type="float">
            <text:p>0.004396</text:p>
          </table:table-cell>
          <table:table-cell office:value-type="float" office:value="4.900023" calcext:value-type="float">
            <text:p>4.900</text:p>
          </table:table-cell>
        </table:table-row>
        <table:table-row table:style-name="ro1">
          <table:table-cell office:value-type="float" office:value="0.0044" calcext:value-type="float">
            <text:p>0.004400</text:p>
          </table:table-cell>
          <table:table-cell office:value-type="float" office:value="0.122501" calcext:value-type="float">
            <text:p>0.123</text:p>
          </table:table-cell>
        </table:table-row>
        <table:table-row table:style-name="ro1">
          <table:table-cell office:value-type="float" office:value="0.004404" calcext:value-type="float">
            <text:p>0.0044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408" calcext:value-type="float">
            <text:p>0.0044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412" calcext:value-type="float">
            <text:p>0.0044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4416" calcext:value-type="float">
            <text:p>0.0044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42" calcext:value-type="float">
            <text:p>0.00442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4424" calcext:value-type="float">
            <text:p>0.00442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4428" calcext:value-type="float">
            <text:p>0.00442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4432" calcext:value-type="float">
            <text:p>0.0044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436" calcext:value-type="float">
            <text:p>0.00443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444" calcext:value-type="float">
            <text:p>0.00444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4444" calcext:value-type="float">
            <text:p>0.00444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4448" calcext:value-type="float">
            <text:p>0.0044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452" calcext:value-type="float">
            <text:p>0.00445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4456" calcext:value-type="float">
            <text:p>0.00445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446" calcext:value-type="float">
            <text:p>0.00446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4464" calcext:value-type="float">
            <text:p>0.00446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4468" calcext:value-type="float">
            <text:p>0.00446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4472" calcext:value-type="float">
            <text:p>0.00447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4476" calcext:value-type="float">
            <text:p>0.00447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448" calcext:value-type="float">
            <text:p>0.00448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4484" calcext:value-type="float">
            <text:p>0.00448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4488" calcext:value-type="float">
            <text:p>0.00448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4492" calcext:value-type="float">
            <text:p>0.0044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496" calcext:value-type="float">
            <text:p>0.0044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5" calcext:value-type="float">
            <text:p>0.0045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4504" calcext:value-type="float">
            <text:p>0.00450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4508" calcext:value-type="float">
            <text:p>0.00450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4512" calcext:value-type="float">
            <text:p>0.0045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516" calcext:value-type="float">
            <text:p>0.00451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452" calcext:value-type="float">
            <text:p>0.0045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524" calcext:value-type="float">
            <text:p>0.0045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528" calcext:value-type="float">
            <text:p>0.00452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4532" calcext:value-type="float">
            <text:p>0.0045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536" calcext:value-type="float">
            <text:p>0.0045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54" calcext:value-type="float">
            <text:p>0.00454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4544" calcext:value-type="float">
            <text:p>0.00454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4548" calcext:value-type="float">
            <text:p>0.0045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552" calcext:value-type="float">
            <text:p>0.0045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556" calcext:value-type="float">
            <text:p>0.0045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56" calcext:value-type="float">
            <text:p>0.0045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564" calcext:value-type="float">
            <text:p>0.0045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568" calcext:value-type="float">
            <text:p>0.0045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572" calcext:value-type="float">
            <text:p>0.00457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4576" calcext:value-type="float">
            <text:p>0.0045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58" calcext:value-type="float">
            <text:p>0.0045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584" calcext:value-type="float">
            <text:p>0.0045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588" calcext:value-type="float">
            <text:p>0.00458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4592" calcext:value-type="float">
            <text:p>0.0045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596" calcext:value-type="float">
            <text:p>0.00459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46" calcext:value-type="float">
            <text:p>0.0046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604" calcext:value-type="float">
            <text:p>0.0046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608" calcext:value-type="float">
            <text:p>0.0046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612" calcext:value-type="float">
            <text:p>0.0046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616" calcext:value-type="float">
            <text:p>0.0046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62" calcext:value-type="float">
            <text:p>0.0046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624" calcext:value-type="float">
            <text:p>0.0046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628" calcext:value-type="float">
            <text:p>0.0046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632" calcext:value-type="float">
            <text:p>0.0046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636" calcext:value-type="float">
            <text:p>0.0046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64" calcext:value-type="float">
            <text:p>0.0046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644" calcext:value-type="float">
            <text:p>0.0046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648" calcext:value-type="float">
            <text:p>0.0046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652" calcext:value-type="float">
            <text:p>0.00465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4656" calcext:value-type="float">
            <text:p>0.0046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66" calcext:value-type="float">
            <text:p>0.0046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664" calcext:value-type="float">
            <text:p>0.0046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668" calcext:value-type="float">
            <text:p>0.0046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672" calcext:value-type="float">
            <text:p>0.0046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676" calcext:value-type="float">
            <text:p>0.0046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68" calcext:value-type="float">
            <text:p>0.0046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684" calcext:value-type="float">
            <text:p>0.0046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688" calcext:value-type="float">
            <text:p>0.0046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692" calcext:value-type="float">
            <text:p>0.0046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696" calcext:value-type="float">
            <text:p>0.0046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7" calcext:value-type="float">
            <text:p>0.0047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704" calcext:value-type="float">
            <text:p>0.0047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708" calcext:value-type="float">
            <text:p>0.0047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712" calcext:value-type="float">
            <text:p>0.0047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716" calcext:value-type="float">
            <text:p>0.0047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72" calcext:value-type="float">
            <text:p>0.0047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724" calcext:value-type="float">
            <text:p>0.00472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4728" calcext:value-type="float">
            <text:p>0.0047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732" calcext:value-type="float">
            <text:p>0.0047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736" calcext:value-type="float">
            <text:p>0.0047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74" calcext:value-type="float">
            <text:p>0.0047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744" calcext:value-type="float">
            <text:p>0.0047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748" calcext:value-type="float">
            <text:p>0.0047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752" calcext:value-type="float">
            <text:p>0.0047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756" calcext:value-type="float">
            <text:p>0.0047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76" calcext:value-type="float">
            <text:p>0.00476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4764" calcext:value-type="float">
            <text:p>0.0047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768" calcext:value-type="float">
            <text:p>0.0047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772" calcext:value-type="float">
            <text:p>0.0047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776" calcext:value-type="float">
            <text:p>0.0047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78" calcext:value-type="float">
            <text:p>0.0047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784" calcext:value-type="float">
            <text:p>0.0047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788" calcext:value-type="float">
            <text:p>0.0047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792" calcext:value-type="float">
            <text:p>0.0047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796" calcext:value-type="float">
            <text:p>0.0047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8" calcext:value-type="float">
            <text:p>0.0048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804" calcext:value-type="float">
            <text:p>0.0048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808" calcext:value-type="float">
            <text:p>0.0048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812" calcext:value-type="float">
            <text:p>0.0048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816" calcext:value-type="float">
            <text:p>0.0048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82" calcext:value-type="float">
            <text:p>0.0048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824" calcext:value-type="float">
            <text:p>0.0048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828" calcext:value-type="float">
            <text:p>0.0048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832" calcext:value-type="float">
            <text:p>0.0048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836" calcext:value-type="float">
            <text:p>0.0048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84" calcext:value-type="float">
            <text:p>0.0048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844" calcext:value-type="float">
            <text:p>0.0048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848" calcext:value-type="float">
            <text:p>0.0048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852" calcext:value-type="float">
            <text:p>0.0048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856" calcext:value-type="float">
            <text:p>0.0048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86" calcext:value-type="float">
            <text:p>0.004860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04864" calcext:value-type="float">
            <text:p>0.004864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04868" calcext:value-type="float">
            <text:p>0.0048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872" calcext:value-type="float">
            <text:p>0.0048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876" calcext:value-type="float">
            <text:p>0.0048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88" calcext:value-type="float">
            <text:p>0.0048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884" calcext:value-type="float">
            <text:p>0.0048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888" calcext:value-type="float">
            <text:p>0.0048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892" calcext:value-type="float">
            <text:p>0.0048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4896" calcext:value-type="float">
            <text:p>0.004896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049" calcext:value-type="float">
            <text:p>0.004900</text:p>
          </table:table-cell>
          <table:table-cell office:value-type="float" office:value="3.430016" calcext:value-type="float">
            <text:p>3.430</text:p>
          </table:table-cell>
        </table:table-row>
        <table:table-row table:style-name="ro1">
          <table:table-cell office:value-type="float" office:value="0.004904" calcext:value-type="float">
            <text:p>0.004904</text:p>
          </table:table-cell>
          <table:table-cell office:value-type="float" office:value="4.900023" calcext:value-type="float">
            <text:p>4.900</text:p>
          </table:table-cell>
        </table:table-row>
        <table:table-row table:style-name="ro1">
          <table:table-cell office:value-type="float" office:value="0.004908" calcext:value-type="float">
            <text:p>0.0049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912" calcext:value-type="float">
            <text:p>0.0049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916" calcext:value-type="float">
            <text:p>0.0049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92" calcext:value-type="float">
            <text:p>0.0049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924" calcext:value-type="float">
            <text:p>0.00492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4928" calcext:value-type="float">
            <text:p>0.00492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4932" calcext:value-type="float">
            <text:p>0.0049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936" calcext:value-type="float">
            <text:p>0.00493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494" calcext:value-type="float">
            <text:p>0.00494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4944" calcext:value-type="float">
            <text:p>0.0049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948" calcext:value-type="float">
            <text:p>0.0049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952" calcext:value-type="float">
            <text:p>0.00495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4956" calcext:value-type="float">
            <text:p>0.00495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496" calcext:value-type="float">
            <text:p>0.0049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964" calcext:value-type="float">
            <text:p>0.0049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968" calcext:value-type="float">
            <text:p>0.0049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972" calcext:value-type="float">
            <text:p>0.0049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976" calcext:value-type="float">
            <text:p>0.0049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98" calcext:value-type="float">
            <text:p>0.00498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4984" calcext:value-type="float">
            <text:p>0.0049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988" calcext:value-type="float">
            <text:p>0.0049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992" calcext:value-type="float">
            <text:p>0.0049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4996" calcext:value-type="float">
            <text:p>0.0049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" calcext:value-type="float">
            <text:p>0.0050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004" calcext:value-type="float">
            <text:p>0.0050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008" calcext:value-type="float">
            <text:p>0.00500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5012" calcext:value-type="float">
            <text:p>0.0050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016" calcext:value-type="float">
            <text:p>0.00501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502" calcext:value-type="float">
            <text:p>0.0050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024" calcext:value-type="float">
            <text:p>0.0050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028" calcext:value-type="float">
            <text:p>0.0050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032" calcext:value-type="float">
            <text:p>0.0050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036" calcext:value-type="float">
            <text:p>0.0050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04" calcext:value-type="float">
            <text:p>0.0050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044" calcext:value-type="float">
            <text:p>0.0050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048" calcext:value-type="float">
            <text:p>0.0050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052" calcext:value-type="float">
            <text:p>0.0050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056" calcext:value-type="float">
            <text:p>0.00505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506" calcext:value-type="float">
            <text:p>0.0050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064" calcext:value-type="float">
            <text:p>0.0050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068" calcext:value-type="float">
            <text:p>0.0050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072" calcext:value-type="float">
            <text:p>0.005072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5076" calcext:value-type="float">
            <text:p>0.0050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08" calcext:value-type="float">
            <text:p>0.0050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084" calcext:value-type="float">
            <text:p>0.00508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5088" calcext:value-type="float">
            <text:p>0.0050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092" calcext:value-type="float">
            <text:p>0.00509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5096" calcext:value-type="float">
            <text:p>0.0050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1" calcext:value-type="float">
            <text:p>0.00510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5104" calcext:value-type="float">
            <text:p>0.00510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5108" calcext:value-type="float">
            <text:p>0.005108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5112" calcext:value-type="float">
            <text:p>0.0051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116" calcext:value-type="float">
            <text:p>0.0051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12" calcext:value-type="float">
            <text:p>0.0051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124" calcext:value-type="float">
            <text:p>0.0051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128" calcext:value-type="float">
            <text:p>0.0051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132" calcext:value-type="float">
            <text:p>0.0051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136" calcext:value-type="float">
            <text:p>0.0051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14" calcext:value-type="float">
            <text:p>0.0051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144" calcext:value-type="float">
            <text:p>0.0051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148" calcext:value-type="float">
            <text:p>0.0051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152" calcext:value-type="float">
            <text:p>0.0051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156" calcext:value-type="float">
            <text:p>0.0051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16" calcext:value-type="float">
            <text:p>0.0051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164" calcext:value-type="float">
            <text:p>0.0051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168" calcext:value-type="float">
            <text:p>0.0051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172" calcext:value-type="float">
            <text:p>0.0051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176" calcext:value-type="float">
            <text:p>0.0051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18" calcext:value-type="float">
            <text:p>0.00518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5184" calcext:value-type="float">
            <text:p>0.0051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188" calcext:value-type="float">
            <text:p>0.0051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192" calcext:value-type="float">
            <text:p>0.0051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196" calcext:value-type="float">
            <text:p>0.0051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2" calcext:value-type="float">
            <text:p>0.00520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5204" calcext:value-type="float">
            <text:p>0.00520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5208" calcext:value-type="float">
            <text:p>0.005208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5212" calcext:value-type="float">
            <text:p>0.0052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216" calcext:value-type="float">
            <text:p>0.0052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22" calcext:value-type="float">
            <text:p>0.0052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224" calcext:value-type="float">
            <text:p>0.0052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228" calcext:value-type="float">
            <text:p>0.0052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232" calcext:value-type="float">
            <text:p>0.0052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236" calcext:value-type="float">
            <text:p>0.0052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24" calcext:value-type="float">
            <text:p>0.0052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244" calcext:value-type="float">
            <text:p>0.0052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248" calcext:value-type="float">
            <text:p>0.0052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252" calcext:value-type="float">
            <text:p>0.0052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256" calcext:value-type="float">
            <text:p>0.0052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26" calcext:value-type="float">
            <text:p>0.0052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264" calcext:value-type="float">
            <text:p>0.005264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5268" calcext:value-type="float">
            <text:p>0.0052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272" calcext:value-type="float">
            <text:p>0.0052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276" calcext:value-type="float">
            <text:p>0.0052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28" calcext:value-type="float">
            <text:p>0.0052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284" calcext:value-type="float">
            <text:p>0.00528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5288" calcext:value-type="float">
            <text:p>0.0052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292" calcext:value-type="float">
            <text:p>0.00529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5296" calcext:value-type="float">
            <text:p>0.0052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3" calcext:value-type="float">
            <text:p>0.0053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304" calcext:value-type="float">
            <text:p>0.00530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5308" calcext:value-type="float">
            <text:p>0.0053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312" calcext:value-type="float">
            <text:p>0.0053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316" calcext:value-type="float">
            <text:p>0.0053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32" calcext:value-type="float">
            <text:p>0.0053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324" calcext:value-type="float">
            <text:p>0.0053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328" calcext:value-type="float">
            <text:p>0.0053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332" calcext:value-type="float">
            <text:p>0.0053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336" calcext:value-type="float">
            <text:p>0.0053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34" calcext:value-type="float">
            <text:p>0.0053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344" calcext:value-type="float">
            <text:p>0.005344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5348" calcext:value-type="float">
            <text:p>0.0053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352" calcext:value-type="float">
            <text:p>0.0053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356" calcext:value-type="float">
            <text:p>0.005356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536" calcext:value-type="float">
            <text:p>0.0053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364" calcext:value-type="float">
            <text:p>0.0053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368" calcext:value-type="float">
            <text:p>0.0053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372" calcext:value-type="float">
            <text:p>0.0053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376" calcext:value-type="float">
            <text:p>0.0053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38" calcext:value-type="float">
            <text:p>0.0053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384" calcext:value-type="float">
            <text:p>0.0053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388" calcext:value-type="float">
            <text:p>0.005388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5392" calcext:value-type="float">
            <text:p>0.0053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396" calcext:value-type="float">
            <text:p>0.005396</text:p>
          </table:table-cell>
          <table:table-cell office:value-type="float" office:value="4.85919" calcext:value-type="float">
            <text:p>4.859</text:p>
          </table:table-cell>
        </table:table-row>
        <table:table-row table:style-name="ro1">
          <table:table-cell office:value-type="float" office:value="0.0054" calcext:value-type="float">
            <text:p>0.005400</text:p>
          </table:table-cell>
          <table:table-cell office:value-type="float" office:value="0.163334" calcext:value-type="float">
            <text:p>0.163</text:p>
          </table:table-cell>
        </table:table-row>
        <table:table-row table:style-name="ro1">
          <table:table-cell office:value-type="float" office:value="0.005404" calcext:value-type="float">
            <text:p>0.0054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408" calcext:value-type="float">
            <text:p>0.00540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412" calcext:value-type="float">
            <text:p>0.0054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416" calcext:value-type="float">
            <text:p>0.00541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42" calcext:value-type="float">
            <text:p>0.00542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424" calcext:value-type="float">
            <text:p>0.00542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428" calcext:value-type="float">
            <text:p>0.00542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432" calcext:value-type="float">
            <text:p>0.00543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436" calcext:value-type="float">
            <text:p>0.0054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44" calcext:value-type="float">
            <text:p>0.00544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444" calcext:value-type="float">
            <text:p>0.0054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448" calcext:value-type="float">
            <text:p>0.00544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452" calcext:value-type="float">
            <text:p>0.00545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456" calcext:value-type="float">
            <text:p>0.00545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46" calcext:value-type="float">
            <text:p>0.00546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464" calcext:value-type="float">
            <text:p>0.00546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468" calcext:value-type="float">
            <text:p>0.0054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472" calcext:value-type="float">
            <text:p>0.00547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476" calcext:value-type="float">
            <text:p>0.00547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48" calcext:value-type="float">
            <text:p>0.00548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484" calcext:value-type="float">
            <text:p>0.00548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488" calcext:value-type="float">
            <text:p>0.00548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492" calcext:value-type="float">
            <text:p>0.0054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496" calcext:value-type="float">
            <text:p>0.00549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5" calcext:value-type="float">
            <text:p>0.0055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504" calcext:value-type="float">
            <text:p>0.00550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508" calcext:value-type="float">
            <text:p>0.0055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512" calcext:value-type="float">
            <text:p>0.0055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516" calcext:value-type="float">
            <text:p>0.0055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52" calcext:value-type="float">
            <text:p>0.00552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524" calcext:value-type="float">
            <text:p>0.0055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528" calcext:value-type="float">
            <text:p>0.00552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532" calcext:value-type="float">
            <text:p>0.00553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536" calcext:value-type="float">
            <text:p>0.00553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54" calcext:value-type="float">
            <text:p>0.00554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544" calcext:value-type="float">
            <text:p>0.00554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548" calcext:value-type="float">
            <text:p>0.00554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552" calcext:value-type="float">
            <text:p>0.0055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556" calcext:value-type="float">
            <text:p>0.0055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56" calcext:value-type="float">
            <text:p>0.0055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564" calcext:value-type="float">
            <text:p>0.0055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568" calcext:value-type="float">
            <text:p>0.00556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572" calcext:value-type="float">
            <text:p>0.0055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576" calcext:value-type="float">
            <text:p>0.0055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58" calcext:value-type="float">
            <text:p>0.0055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584" calcext:value-type="float">
            <text:p>0.0055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588" calcext:value-type="float">
            <text:p>0.0055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592" calcext:value-type="float">
            <text:p>0.00559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596" calcext:value-type="float">
            <text:p>0.0055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6" calcext:value-type="float">
            <text:p>0.0056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604" calcext:value-type="float">
            <text:p>0.0056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608" calcext:value-type="float">
            <text:p>0.0056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612" calcext:value-type="float">
            <text:p>0.0056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616" calcext:value-type="float">
            <text:p>0.00561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62" calcext:value-type="float">
            <text:p>0.00562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624" calcext:value-type="float">
            <text:p>0.0056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628" calcext:value-type="float">
            <text:p>0.0056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632" calcext:value-type="float">
            <text:p>0.00563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636" calcext:value-type="float">
            <text:p>0.00563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64" calcext:value-type="float">
            <text:p>0.0056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644" calcext:value-type="float">
            <text:p>0.0056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648" calcext:value-type="float">
            <text:p>0.00564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652" calcext:value-type="float">
            <text:p>0.0056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656" calcext:value-type="float">
            <text:p>0.0056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66" calcext:value-type="float">
            <text:p>0.00566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664" calcext:value-type="float">
            <text:p>0.0056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668" calcext:value-type="float">
            <text:p>0.00566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672" calcext:value-type="float">
            <text:p>0.0056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676" calcext:value-type="float">
            <text:p>0.0056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68" calcext:value-type="float">
            <text:p>0.0056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684" calcext:value-type="float">
            <text:p>0.0056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688" calcext:value-type="float">
            <text:p>0.0056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692" calcext:value-type="float">
            <text:p>0.0056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696" calcext:value-type="float">
            <text:p>0.0056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7" calcext:value-type="float">
            <text:p>0.0057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704" calcext:value-type="float">
            <text:p>0.00570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708" calcext:value-type="float">
            <text:p>0.0057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712" calcext:value-type="float">
            <text:p>0.0057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716" calcext:value-type="float">
            <text:p>0.0057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72" calcext:value-type="float">
            <text:p>0.0057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724" calcext:value-type="float">
            <text:p>0.0057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728" calcext:value-type="float">
            <text:p>0.00572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732" calcext:value-type="float">
            <text:p>0.0057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736" calcext:value-type="float">
            <text:p>0.0057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74" calcext:value-type="float">
            <text:p>0.0057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744" calcext:value-type="float">
            <text:p>0.0057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748" calcext:value-type="float">
            <text:p>0.0057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752" calcext:value-type="float">
            <text:p>0.0057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756" calcext:value-type="float">
            <text:p>0.0057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76" calcext:value-type="float">
            <text:p>0.00576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764" calcext:value-type="float">
            <text:p>0.0057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768" calcext:value-type="float">
            <text:p>0.0057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772" calcext:value-type="float">
            <text:p>0.0057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776" calcext:value-type="float">
            <text:p>0.005776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0578" calcext:value-type="float">
            <text:p>0.0057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784" calcext:value-type="float">
            <text:p>0.0057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788" calcext:value-type="float">
            <text:p>0.0057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792" calcext:value-type="float">
            <text:p>0.0057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796" calcext:value-type="float">
            <text:p>0.00579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8" calcext:value-type="float">
            <text:p>0.0058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804" calcext:value-type="float">
            <text:p>0.0058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808" calcext:value-type="float">
            <text:p>0.0058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812" calcext:value-type="float">
            <text:p>0.0058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816" calcext:value-type="float">
            <text:p>0.0058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82" calcext:value-type="float">
            <text:p>0.0058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824" calcext:value-type="float">
            <text:p>0.00582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828" calcext:value-type="float">
            <text:p>0.0058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832" calcext:value-type="float">
            <text:p>0.0058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836" calcext:value-type="float">
            <text:p>0.0058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84" calcext:value-type="float">
            <text:p>0.00584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5844" calcext:value-type="float">
            <text:p>0.0058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848" calcext:value-type="float">
            <text:p>0.0058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852" calcext:value-type="float">
            <text:p>0.0058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856" calcext:value-type="float">
            <text:p>0.0058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86" calcext:value-type="float">
            <text:p>0.0058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864" calcext:value-type="float">
            <text:p>0.0058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868" calcext:value-type="float">
            <text:p>0.0058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872" calcext:value-type="float">
            <text:p>0.0058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876" calcext:value-type="float">
            <text:p>0.0058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88" calcext:value-type="float">
            <text:p>0.0058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884" calcext:value-type="float">
            <text:p>0.0058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888" calcext:value-type="float">
            <text:p>0.0058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892" calcext:value-type="float">
            <text:p>0.0058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5896" calcext:value-type="float">
            <text:p>0.005896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059" calcext:value-type="float">
            <text:p>0.005900</text:p>
          </table:table-cell>
          <table:table-cell office:value-type="float" office:value="3.430016" calcext:value-type="float">
            <text:p>3.430</text:p>
          </table:table-cell>
        </table:table-row>
        <table:table-row table:style-name="ro1">
          <table:table-cell office:value-type="float" office:value="0.005904" calcext:value-type="float">
            <text:p>0.005904</text:p>
          </table:table-cell>
          <table:table-cell office:value-type="float" office:value="4.900023" calcext:value-type="float">
            <text:p>4.900</text:p>
          </table:table-cell>
        </table:table-row>
        <table:table-row table:style-name="ro1">
          <table:table-cell office:value-type="float" office:value="0.005908" calcext:value-type="float">
            <text:p>0.0059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912" calcext:value-type="float">
            <text:p>0.00591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5916" calcext:value-type="float">
            <text:p>0.0059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92" calcext:value-type="float">
            <text:p>0.00592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5924" calcext:value-type="float">
            <text:p>0.00592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5928" calcext:value-type="float">
            <text:p>0.00592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5932" calcext:value-type="float">
            <text:p>0.0059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936" calcext:value-type="float">
            <text:p>0.00593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594" calcext:value-type="float">
            <text:p>0.0059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944" calcext:value-type="float">
            <text:p>0.005944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5948" calcext:value-type="float">
            <text:p>0.0059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952" calcext:value-type="float">
            <text:p>0.0059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956" calcext:value-type="float">
            <text:p>0.0059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96" calcext:value-type="float">
            <text:p>0.00596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5964" calcext:value-type="float">
            <text:p>0.00596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5968" calcext:value-type="float">
            <text:p>0.00596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5972" calcext:value-type="float">
            <text:p>0.0059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976" calcext:value-type="float">
            <text:p>0.00597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598" calcext:value-type="float">
            <text:p>0.0059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984" calcext:value-type="float">
            <text:p>0.00598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5988" calcext:value-type="float">
            <text:p>0.0059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5992" calcext:value-type="float">
            <text:p>0.00599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5996" calcext:value-type="float">
            <text:p>0.0059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" calcext:value-type="float">
            <text:p>0.0060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004" calcext:value-type="float">
            <text:p>0.0060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008" calcext:value-type="float">
            <text:p>0.0060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012" calcext:value-type="float">
            <text:p>0.0060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016" calcext:value-type="float">
            <text:p>0.0060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02" calcext:value-type="float">
            <text:p>0.0060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024" calcext:value-type="float">
            <text:p>0.0060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028" calcext:value-type="float">
            <text:p>0.0060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032" calcext:value-type="float">
            <text:p>0.0060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036" calcext:value-type="float">
            <text:p>0.0060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04" calcext:value-type="float">
            <text:p>0.0060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044" calcext:value-type="float">
            <text:p>0.006044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6048" calcext:value-type="float">
            <text:p>0.00604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6052" calcext:value-type="float">
            <text:p>0.0060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056" calcext:value-type="float">
            <text:p>0.0060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06" calcext:value-type="float">
            <text:p>0.00606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6064" calcext:value-type="float">
            <text:p>0.0060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068" calcext:value-type="float">
            <text:p>0.0060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072" calcext:value-type="float">
            <text:p>0.0060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076" calcext:value-type="float">
            <text:p>0.0060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08" calcext:value-type="float">
            <text:p>0.0060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084" calcext:value-type="float">
            <text:p>0.0060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088" calcext:value-type="float">
            <text:p>0.0060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092" calcext:value-type="float">
            <text:p>0.0060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096" calcext:value-type="float">
            <text:p>0.0060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1" calcext:value-type="float">
            <text:p>0.0061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104" calcext:value-type="float">
            <text:p>0.0061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108" calcext:value-type="float">
            <text:p>0.0061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112" calcext:value-type="float">
            <text:p>0.0061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116" calcext:value-type="float">
            <text:p>0.0061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12" calcext:value-type="float">
            <text:p>0.00612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6124" calcext:value-type="float">
            <text:p>0.0061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128" calcext:value-type="float">
            <text:p>0.0061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132" calcext:value-type="float">
            <text:p>0.0061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136" calcext:value-type="float">
            <text:p>0.00613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614" calcext:value-type="float">
            <text:p>0.00614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6144" calcext:value-type="float">
            <text:p>0.0061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148" calcext:value-type="float">
            <text:p>0.0061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152" calcext:value-type="float">
            <text:p>0.0061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156" calcext:value-type="float">
            <text:p>0.0061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16" calcext:value-type="float">
            <text:p>0.0061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164" calcext:value-type="float">
            <text:p>0.0061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168" calcext:value-type="float">
            <text:p>0.0061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172" calcext:value-type="float">
            <text:p>0.00617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6176" calcext:value-type="float">
            <text:p>0.0061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18" calcext:value-type="float">
            <text:p>0.0061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184" calcext:value-type="float">
            <text:p>0.006184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6188" calcext:value-type="float">
            <text:p>0.0061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192" calcext:value-type="float">
            <text:p>0.0061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196" calcext:value-type="float">
            <text:p>0.0061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2" calcext:value-type="float">
            <text:p>0.0062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204" calcext:value-type="float">
            <text:p>0.00620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6208" calcext:value-type="float">
            <text:p>0.0062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212" calcext:value-type="float">
            <text:p>0.0062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216" calcext:value-type="float">
            <text:p>0.0062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22" calcext:value-type="float">
            <text:p>0.0062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224" calcext:value-type="float">
            <text:p>0.006224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6228" calcext:value-type="float">
            <text:p>0.0062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232" calcext:value-type="float">
            <text:p>0.0062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236" calcext:value-type="float">
            <text:p>0.0062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24" calcext:value-type="float">
            <text:p>0.0062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244" calcext:value-type="float">
            <text:p>0.0062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248" calcext:value-type="float">
            <text:p>0.0062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252" calcext:value-type="float">
            <text:p>0.00625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6256" calcext:value-type="float">
            <text:p>0.006256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626" calcext:value-type="float">
            <text:p>0.0062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264" calcext:value-type="float">
            <text:p>0.0062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268" calcext:value-type="float">
            <text:p>0.0062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272" calcext:value-type="float">
            <text:p>0.0062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276" calcext:value-type="float">
            <text:p>0.0062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28" calcext:value-type="float">
            <text:p>0.0062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284" calcext:value-type="float">
            <text:p>0.0062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288" calcext:value-type="float">
            <text:p>0.0062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292" calcext:value-type="float">
            <text:p>0.0062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296" calcext:value-type="float">
            <text:p>0.006296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63" calcext:value-type="float">
            <text:p>0.0063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304" calcext:value-type="float">
            <text:p>0.0063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308" calcext:value-type="float">
            <text:p>0.0063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312" calcext:value-type="float">
            <text:p>0.0063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316" calcext:value-type="float">
            <text:p>0.006316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632" calcext:value-type="float">
            <text:p>0.0063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324" calcext:value-type="float">
            <text:p>0.0063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328" calcext:value-type="float">
            <text:p>0.0063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332" calcext:value-type="float">
            <text:p>0.0063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336" calcext:value-type="float">
            <text:p>0.0063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34" calcext:value-type="float">
            <text:p>0.0063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344" calcext:value-type="float">
            <text:p>0.0063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348" calcext:value-type="float">
            <text:p>0.0063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352" calcext:value-type="float">
            <text:p>0.0063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356" calcext:value-type="float">
            <text:p>0.00635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636" calcext:value-type="float">
            <text:p>0.006360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6364" calcext:value-type="float">
            <text:p>0.0063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368" calcext:value-type="float">
            <text:p>0.0063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372" calcext:value-type="float">
            <text:p>0.0063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376" calcext:value-type="float">
            <text:p>0.0063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38" calcext:value-type="float">
            <text:p>0.006380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6384" calcext:value-type="float">
            <text:p>0.0063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388" calcext:value-type="float">
            <text:p>0.0063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392" calcext:value-type="float">
            <text:p>0.0063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396" calcext:value-type="float">
            <text:p>0.006396</text:p>
          </table:table-cell>
          <table:table-cell office:value-type="float" office:value="4.900023" calcext:value-type="float">
            <text:p>4.900</text:p>
          </table:table-cell>
        </table:table-row>
        <table:table-row table:style-name="ro1">
          <table:table-cell office:value-type="float" office:value="0.0064" calcext:value-type="float">
            <text:p>0.006400</text:p>
          </table:table-cell>
          <table:table-cell office:value-type="float" office:value="0.122501" calcext:value-type="float">
            <text:p>0.123</text:p>
          </table:table-cell>
        </table:table-row>
        <table:table-row table:style-name="ro1">
          <table:table-cell office:value-type="float" office:value="0.006404" calcext:value-type="float">
            <text:p>0.0064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408" calcext:value-type="float">
            <text:p>0.00640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6412" calcext:value-type="float">
            <text:p>0.0064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6416" calcext:value-type="float">
            <text:p>0.00641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642" calcext:value-type="float">
            <text:p>0.0064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424" calcext:value-type="float">
            <text:p>0.00642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6428" calcext:value-type="float">
            <text:p>0.00642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6432" calcext:value-type="float">
            <text:p>0.0064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436" calcext:value-type="float">
            <text:p>0.0064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44" calcext:value-type="float">
            <text:p>0.00644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6444" calcext:value-type="float">
            <text:p>0.00644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6448" calcext:value-type="float">
            <text:p>0.00644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6452" calcext:value-type="float">
            <text:p>0.00645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6456" calcext:value-type="float">
            <text:p>0.0064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46" calcext:value-type="float">
            <text:p>0.0064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464" calcext:value-type="float">
            <text:p>0.00646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6468" calcext:value-type="float">
            <text:p>0.00646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6472" calcext:value-type="float">
            <text:p>0.0064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476" calcext:value-type="float">
            <text:p>0.0064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48" calcext:value-type="float">
            <text:p>0.00648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6484" calcext:value-type="float">
            <text:p>0.0064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488" calcext:value-type="float">
            <text:p>0.0064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492" calcext:value-type="float">
            <text:p>0.00649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6496" calcext:value-type="float">
            <text:p>0.0064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5" calcext:value-type="float">
            <text:p>0.0065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6504" calcext:value-type="float">
            <text:p>0.0065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508" calcext:value-type="float">
            <text:p>0.0065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512" calcext:value-type="float">
            <text:p>0.0065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6516" calcext:value-type="float">
            <text:p>0.0065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52" calcext:value-type="float">
            <text:p>0.00652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6524" calcext:value-type="float">
            <text:p>0.0065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528" calcext:value-type="float">
            <text:p>0.0065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532" calcext:value-type="float">
            <text:p>0.0065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536" calcext:value-type="float">
            <text:p>0.0065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54" calcext:value-type="float">
            <text:p>0.00654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6544" calcext:value-type="float">
            <text:p>0.0065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548" calcext:value-type="float">
            <text:p>0.00654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6552" calcext:value-type="float">
            <text:p>0.0065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556" calcext:value-type="float">
            <text:p>0.0065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56" calcext:value-type="float">
            <text:p>0.0065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564" calcext:value-type="float">
            <text:p>0.0065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568" calcext:value-type="float">
            <text:p>0.00656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6572" calcext:value-type="float">
            <text:p>0.0065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576" calcext:value-type="float">
            <text:p>0.0065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58" calcext:value-type="float">
            <text:p>0.0065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584" calcext:value-type="float">
            <text:p>0.0065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588" calcext:value-type="float">
            <text:p>0.00658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6592" calcext:value-type="float">
            <text:p>0.0065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596" calcext:value-type="float">
            <text:p>0.0065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6" calcext:value-type="float">
            <text:p>0.0066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604" calcext:value-type="float">
            <text:p>0.0066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608" calcext:value-type="float">
            <text:p>0.0066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612" calcext:value-type="float">
            <text:p>0.0066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6616" calcext:value-type="float">
            <text:p>0.0066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62" calcext:value-type="float">
            <text:p>0.00662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6624" calcext:value-type="float">
            <text:p>0.0066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628" calcext:value-type="float">
            <text:p>0.0066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632" calcext:value-type="float">
            <text:p>0.0066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636" calcext:value-type="float">
            <text:p>0.0066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64" calcext:value-type="float">
            <text:p>0.0066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644" calcext:value-type="float">
            <text:p>0.00664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6648" calcext:value-type="float">
            <text:p>0.0066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652" calcext:value-type="float">
            <text:p>0.0066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656" calcext:value-type="float">
            <text:p>0.0066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66" calcext:value-type="float">
            <text:p>0.00666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6664" calcext:value-type="float">
            <text:p>0.0066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668" calcext:value-type="float">
            <text:p>0.0066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672" calcext:value-type="float">
            <text:p>0.0066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676" calcext:value-type="float">
            <text:p>0.0066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68" calcext:value-type="float">
            <text:p>0.00668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6684" calcext:value-type="float">
            <text:p>0.0066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688" calcext:value-type="float">
            <text:p>0.00668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6692" calcext:value-type="float">
            <text:p>0.0066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696" calcext:value-type="float">
            <text:p>0.0066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7" calcext:value-type="float">
            <text:p>0.0067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704" calcext:value-type="float">
            <text:p>0.0067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708" calcext:value-type="float">
            <text:p>0.006708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06712" calcext:value-type="float">
            <text:p>0.0067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716" calcext:value-type="float">
            <text:p>0.0067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72" calcext:value-type="float">
            <text:p>0.0067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724" calcext:value-type="float">
            <text:p>0.0067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728" calcext:value-type="float">
            <text:p>0.0067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732" calcext:value-type="float">
            <text:p>0.0067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736" calcext:value-type="float">
            <text:p>0.0067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74" calcext:value-type="float">
            <text:p>0.00674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6744" calcext:value-type="float">
            <text:p>0.0067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748" calcext:value-type="float">
            <text:p>0.0067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752" calcext:value-type="float">
            <text:p>0.0067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756" calcext:value-type="float">
            <text:p>0.00675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676" calcext:value-type="float">
            <text:p>0.0067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764" calcext:value-type="float">
            <text:p>0.0067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768" calcext:value-type="float">
            <text:p>0.0067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772" calcext:value-type="float">
            <text:p>0.00677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6776" calcext:value-type="float">
            <text:p>0.0067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78" calcext:value-type="float">
            <text:p>0.00678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6784" calcext:value-type="float">
            <text:p>0.0067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788" calcext:value-type="float">
            <text:p>0.0067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792" calcext:value-type="float">
            <text:p>0.00679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6796" calcext:value-type="float">
            <text:p>0.0067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8" calcext:value-type="float">
            <text:p>0.0068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804" calcext:value-type="float">
            <text:p>0.006804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06808" calcext:value-type="float">
            <text:p>0.0068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812" calcext:value-type="float">
            <text:p>0.0068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816" calcext:value-type="float">
            <text:p>0.0068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82" calcext:value-type="float">
            <text:p>0.0068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824" calcext:value-type="float">
            <text:p>0.0068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828" calcext:value-type="float">
            <text:p>0.0068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832" calcext:value-type="float">
            <text:p>0.0068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836" calcext:value-type="float">
            <text:p>0.0068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84" calcext:value-type="float">
            <text:p>0.0068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844" calcext:value-type="float">
            <text:p>0.0068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848" calcext:value-type="float">
            <text:p>0.0068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852" calcext:value-type="float">
            <text:p>0.0068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856" calcext:value-type="float">
            <text:p>0.0068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86" calcext:value-type="float">
            <text:p>0.006860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06864" calcext:value-type="float">
            <text:p>0.0068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868" calcext:value-type="float">
            <text:p>0.0068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872" calcext:value-type="float">
            <text:p>0.0068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876" calcext:value-type="float">
            <text:p>0.0068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88" calcext:value-type="float">
            <text:p>0.0068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884" calcext:value-type="float">
            <text:p>0.0068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888" calcext:value-type="float">
            <text:p>0.0068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892" calcext:value-type="float">
            <text:p>0.0068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896" calcext:value-type="float">
            <text:p>0.0068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69" calcext:value-type="float">
            <text:p>0.006900</text:p>
          </table:table-cell>
          <table:table-cell office:value-type="float" office:value="3.430016" calcext:value-type="float">
            <text:p>3.430</text:p>
          </table:table-cell>
        </table:table-row>
        <table:table-row table:style-name="ro1">
          <table:table-cell office:value-type="float" office:value="0.006904" calcext:value-type="float">
            <text:p>0.006904</text:p>
          </table:table-cell>
          <table:table-cell office:value-type="float" office:value="4.900023" calcext:value-type="float">
            <text:p>4.900</text:p>
          </table:table-cell>
        </table:table-row>
        <table:table-row table:style-name="ro1">
          <table:table-cell office:value-type="float" office:value="0.006908" calcext:value-type="float">
            <text:p>0.0069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912" calcext:value-type="float">
            <text:p>0.00691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6916" calcext:value-type="float">
            <text:p>0.00691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692" calcext:value-type="float">
            <text:p>0.00692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6924" calcext:value-type="float">
            <text:p>0.00692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6928" calcext:value-type="float">
            <text:p>0.0069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932" calcext:value-type="float">
            <text:p>0.0069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936" calcext:value-type="float">
            <text:p>0.0069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94" calcext:value-type="float">
            <text:p>0.0069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944" calcext:value-type="float">
            <text:p>0.00694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6948" calcext:value-type="float">
            <text:p>0.00694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6952" calcext:value-type="float">
            <text:p>0.0069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956" calcext:value-type="float">
            <text:p>0.0069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96" calcext:value-type="float">
            <text:p>0.0069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964" calcext:value-type="float">
            <text:p>0.0069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968" calcext:value-type="float">
            <text:p>0.0069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972" calcext:value-type="float">
            <text:p>0.0069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976" calcext:value-type="float">
            <text:p>0.0069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98" calcext:value-type="float">
            <text:p>0.0069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984" calcext:value-type="float">
            <text:p>0.0069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988" calcext:value-type="float">
            <text:p>0.0069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992" calcext:value-type="float">
            <text:p>0.0069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6996" calcext:value-type="float">
            <text:p>0.00699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7" calcext:value-type="float">
            <text:p>0.0070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004" calcext:value-type="float">
            <text:p>0.0070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008" calcext:value-type="float">
            <text:p>0.00700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7012" calcext:value-type="float">
            <text:p>0.0070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016" calcext:value-type="float">
            <text:p>0.0070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02" calcext:value-type="float">
            <text:p>0.0070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024" calcext:value-type="float">
            <text:p>0.00702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7028" calcext:value-type="float">
            <text:p>0.00702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7032" calcext:value-type="float">
            <text:p>0.0070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036" calcext:value-type="float">
            <text:p>0.00703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704" calcext:value-type="float">
            <text:p>0.00704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7044" calcext:value-type="float">
            <text:p>0.0070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048" calcext:value-type="float">
            <text:p>0.0070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052" calcext:value-type="float">
            <text:p>0.0070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056" calcext:value-type="float">
            <text:p>0.0070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06" calcext:value-type="float">
            <text:p>0.00706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7064" calcext:value-type="float">
            <text:p>0.0070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068" calcext:value-type="float">
            <text:p>0.0070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072" calcext:value-type="float">
            <text:p>0.00707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7076" calcext:value-type="float">
            <text:p>0.0070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08" calcext:value-type="float">
            <text:p>0.00708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7084" calcext:value-type="float">
            <text:p>0.0070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088" calcext:value-type="float">
            <text:p>0.0070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092" calcext:value-type="float">
            <text:p>0.0070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096" calcext:value-type="float">
            <text:p>0.0070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1" calcext:value-type="float">
            <text:p>0.0071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104" calcext:value-type="float">
            <text:p>0.0071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108" calcext:value-type="float">
            <text:p>0.0071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112" calcext:value-type="float">
            <text:p>0.0071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116" calcext:value-type="float">
            <text:p>0.0071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12" calcext:value-type="float">
            <text:p>0.0071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124" calcext:value-type="float">
            <text:p>0.0071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128" calcext:value-type="float">
            <text:p>0.00712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7132" calcext:value-type="float">
            <text:p>0.0071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136" calcext:value-type="float">
            <text:p>0.0071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14" calcext:value-type="float">
            <text:p>0.0071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144" calcext:value-type="float">
            <text:p>0.0071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148" calcext:value-type="float">
            <text:p>0.0071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152" calcext:value-type="float">
            <text:p>0.0071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156" calcext:value-type="float">
            <text:p>0.0071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16" calcext:value-type="float">
            <text:p>0.00716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7164" calcext:value-type="float">
            <text:p>0.0071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168" calcext:value-type="float">
            <text:p>0.0071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172" calcext:value-type="float">
            <text:p>0.00717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7176" calcext:value-type="float">
            <text:p>0.0071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18" calcext:value-type="float">
            <text:p>0.0071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184" calcext:value-type="float">
            <text:p>0.0071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188" calcext:value-type="float">
            <text:p>0.0071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192" calcext:value-type="float">
            <text:p>0.0071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196" calcext:value-type="float">
            <text:p>0.0071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2" calcext:value-type="float">
            <text:p>0.0072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204" calcext:value-type="float">
            <text:p>0.0072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208" calcext:value-type="float">
            <text:p>0.0072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212" calcext:value-type="float">
            <text:p>0.0072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216" calcext:value-type="float">
            <text:p>0.00721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722" calcext:value-type="float">
            <text:p>0.0072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224" calcext:value-type="float">
            <text:p>0.0072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228" calcext:value-type="float">
            <text:p>0.0072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232" calcext:value-type="float">
            <text:p>0.0072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236" calcext:value-type="float">
            <text:p>0.0072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24" calcext:value-type="float">
            <text:p>0.00724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7244" calcext:value-type="float">
            <text:p>0.0072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248" calcext:value-type="float">
            <text:p>0.0072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252" calcext:value-type="float">
            <text:p>0.0072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256" calcext:value-type="float">
            <text:p>0.00725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726" calcext:value-type="float">
            <text:p>0.0072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264" calcext:value-type="float">
            <text:p>0.0072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268" calcext:value-type="float">
            <text:p>0.0072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272" calcext:value-type="float">
            <text:p>0.00727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7276" calcext:value-type="float">
            <text:p>0.00727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728" calcext:value-type="float">
            <text:p>0.007280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7284" calcext:value-type="float">
            <text:p>0.0072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288" calcext:value-type="float">
            <text:p>0.0072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292" calcext:value-type="float">
            <text:p>0.0072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296" calcext:value-type="float">
            <text:p>0.0072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3" calcext:value-type="float">
            <text:p>0.0073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304" calcext:value-type="float">
            <text:p>0.0073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308" calcext:value-type="float">
            <text:p>0.00730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7312" calcext:value-type="float">
            <text:p>0.0073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316" calcext:value-type="float">
            <text:p>0.0073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32" calcext:value-type="float">
            <text:p>0.0073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324" calcext:value-type="float">
            <text:p>0.0073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328" calcext:value-type="float">
            <text:p>0.007328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7332" calcext:value-type="float">
            <text:p>0.0073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336" calcext:value-type="float">
            <text:p>0.007336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734" calcext:value-type="float">
            <text:p>0.0073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344" calcext:value-type="float">
            <text:p>0.0073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348" calcext:value-type="float">
            <text:p>0.0073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352" calcext:value-type="float">
            <text:p>0.0073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356" calcext:value-type="float">
            <text:p>0.0073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36" calcext:value-type="float">
            <text:p>0.0073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364" calcext:value-type="float">
            <text:p>0.0073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368" calcext:value-type="float">
            <text:p>0.0073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372" calcext:value-type="float">
            <text:p>0.007372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7376" calcext:value-type="float">
            <text:p>0.0073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38" calcext:value-type="float">
            <text:p>0.0073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384" calcext:value-type="float">
            <text:p>0.0073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388" calcext:value-type="float">
            <text:p>0.0073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392" calcext:value-type="float">
            <text:p>0.0073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396" calcext:value-type="float">
            <text:p>0.007396</text:p>
          </table:table-cell>
          <table:table-cell office:value-type="float" office:value="4.900023" calcext:value-type="float">
            <text:p>4.900</text:p>
          </table:table-cell>
        </table:table-row>
        <table:table-row table:style-name="ro1">
          <table:table-cell office:value-type="float" office:value="0.0074" calcext:value-type="float">
            <text:p>0.007400</text:p>
          </table:table-cell>
          <table:table-cell office:value-type="float" office:value="0.122501" calcext:value-type="float">
            <text:p>0.123</text:p>
          </table:table-cell>
        </table:table-row>
        <table:table-row table:style-name="ro1">
          <table:table-cell office:value-type="float" office:value="0.007404" calcext:value-type="float">
            <text:p>0.00740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408" calcext:value-type="float">
            <text:p>0.00740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412" calcext:value-type="float">
            <text:p>0.0074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416" calcext:value-type="float">
            <text:p>0.00741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42" calcext:value-type="float">
            <text:p>0.007420</text:p>
          </table:table-cell>
          <table:table-cell office:value-type="float" office:value="-0.040834" calcext:value-type="float">
            <text:p>-0.041</text:p>
          </table:table-cell>
        </table:table-row>
        <table:table-row table:style-name="ro1">
          <table:table-cell office:value-type="float" office:value="0.007424" calcext:value-type="float">
            <text:p>0.00742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428" calcext:value-type="float">
            <text:p>0.00742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432" calcext:value-type="float">
            <text:p>0.00743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436" calcext:value-type="float">
            <text:p>0.00743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44" calcext:value-type="float">
            <text:p>0.00744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444" calcext:value-type="float">
            <text:p>0.00744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448" calcext:value-type="float">
            <text:p>0.0074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452" calcext:value-type="float">
            <text:p>0.00745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456" calcext:value-type="float">
            <text:p>0.00745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46" calcext:value-type="float">
            <text:p>0.0074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464" calcext:value-type="float">
            <text:p>0.00746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468" calcext:value-type="float">
            <text:p>0.0074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472" calcext:value-type="float">
            <text:p>0.00747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476" calcext:value-type="float">
            <text:p>0.00747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48" calcext:value-type="float">
            <text:p>0.0074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484" calcext:value-type="float">
            <text:p>0.00748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488" calcext:value-type="float">
            <text:p>0.0074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492" calcext:value-type="float">
            <text:p>0.00749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496" calcext:value-type="float">
            <text:p>0.0074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5" calcext:value-type="float">
            <text:p>0.0075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504" calcext:value-type="float">
            <text:p>0.00750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508" calcext:value-type="float">
            <text:p>0.0075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512" calcext:value-type="float">
            <text:p>0.0075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516" calcext:value-type="float">
            <text:p>0.0075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52" calcext:value-type="float">
            <text:p>0.0075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524" calcext:value-type="float">
            <text:p>0.0075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528" calcext:value-type="float">
            <text:p>0.00752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532" calcext:value-type="float">
            <text:p>0.00753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536" calcext:value-type="float">
            <text:p>0.00753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54" calcext:value-type="float">
            <text:p>0.00754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544" calcext:value-type="float">
            <text:p>0.0075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548" calcext:value-type="float">
            <text:p>0.00754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552" calcext:value-type="float">
            <text:p>0.00755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556" calcext:value-type="float">
            <text:p>0.0075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56" calcext:value-type="float">
            <text:p>0.0075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564" calcext:value-type="float">
            <text:p>0.0075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568" calcext:value-type="float">
            <text:p>0.0075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572" calcext:value-type="float">
            <text:p>0.00757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576" calcext:value-type="float">
            <text:p>0.0075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58" calcext:value-type="float">
            <text:p>0.0075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584" calcext:value-type="float">
            <text:p>0.00758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588" calcext:value-type="float">
            <text:p>0.00758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592" calcext:value-type="float">
            <text:p>0.0075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596" calcext:value-type="float">
            <text:p>0.00759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6" calcext:value-type="float">
            <text:p>0.0076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604" calcext:value-type="float">
            <text:p>0.0076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608" calcext:value-type="float">
            <text:p>0.00760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612" calcext:value-type="float">
            <text:p>0.0076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616" calcext:value-type="float">
            <text:p>0.0076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62" calcext:value-type="float">
            <text:p>0.0076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624" calcext:value-type="float">
            <text:p>0.0076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628" calcext:value-type="float">
            <text:p>0.00762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632" calcext:value-type="float">
            <text:p>0.00763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636" calcext:value-type="float">
            <text:p>0.007636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0764" calcext:value-type="float">
            <text:p>0.0076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644" calcext:value-type="float">
            <text:p>0.00764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648" calcext:value-type="float">
            <text:p>0.0076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652" calcext:value-type="float">
            <text:p>0.0076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656" calcext:value-type="float">
            <text:p>0.00765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66" calcext:value-type="float">
            <text:p>0.0076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664" calcext:value-type="float">
            <text:p>0.0076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668" calcext:value-type="float">
            <text:p>0.0076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672" calcext:value-type="float">
            <text:p>0.0076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676" calcext:value-type="float">
            <text:p>0.00767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68" calcext:value-type="float">
            <text:p>0.0076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684" calcext:value-type="float">
            <text:p>0.0076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688" calcext:value-type="float">
            <text:p>0.0076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692" calcext:value-type="float">
            <text:p>0.0076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696" calcext:value-type="float">
            <text:p>0.0076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7" calcext:value-type="float">
            <text:p>0.0077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704" calcext:value-type="float">
            <text:p>0.00770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708" calcext:value-type="float">
            <text:p>0.0077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712" calcext:value-type="float">
            <text:p>0.0077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716" calcext:value-type="float">
            <text:p>0.0077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72" calcext:value-type="float">
            <text:p>0.0077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724" calcext:value-type="float">
            <text:p>0.00772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728" calcext:value-type="float">
            <text:p>0.00772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732" calcext:value-type="float">
            <text:p>0.0077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736" calcext:value-type="float">
            <text:p>0.0077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74" calcext:value-type="float">
            <text:p>0.0077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744" calcext:value-type="float">
            <text:p>0.0077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748" calcext:value-type="float">
            <text:p>0.0077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752" calcext:value-type="float">
            <text:p>0.007752</text:p>
          </table:table-cell>
          <table:table-cell office:value-type="float" office:value="-0.040834" calcext:value-type="float">
            <text:p>-0.041</text:p>
          </table:table-cell>
        </table:table-row>
        <table:table-row table:style-name="ro1">
          <table:table-cell office:value-type="float" office:value="0.007756" calcext:value-type="float">
            <text:p>0.0077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76" calcext:value-type="float">
            <text:p>0.0077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764" calcext:value-type="float">
            <text:p>0.0077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768" calcext:value-type="float">
            <text:p>0.0077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772" calcext:value-type="float">
            <text:p>0.0077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776" calcext:value-type="float">
            <text:p>0.00777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78" calcext:value-type="float">
            <text:p>0.0077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784" calcext:value-type="float">
            <text:p>0.0077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788" calcext:value-type="float">
            <text:p>0.0077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792" calcext:value-type="float">
            <text:p>0.00779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796" calcext:value-type="float">
            <text:p>0.0077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8" calcext:value-type="float">
            <text:p>0.0078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804" calcext:value-type="float">
            <text:p>0.0078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808" calcext:value-type="float">
            <text:p>0.0078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812" calcext:value-type="float">
            <text:p>0.0078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816" calcext:value-type="float">
            <text:p>0.0078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82" calcext:value-type="float">
            <text:p>0.0078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824" calcext:value-type="float">
            <text:p>0.0078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828" calcext:value-type="float">
            <text:p>0.0078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832" calcext:value-type="float">
            <text:p>0.0078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836" calcext:value-type="float">
            <text:p>0.00783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784" calcext:value-type="float">
            <text:p>0.0078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844" calcext:value-type="float">
            <text:p>0.0078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848" calcext:value-type="float">
            <text:p>0.0078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852" calcext:value-type="float">
            <text:p>0.0078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856" calcext:value-type="float">
            <text:p>0.0078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86" calcext:value-type="float">
            <text:p>0.0078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864" calcext:value-type="float">
            <text:p>0.0078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868" calcext:value-type="float">
            <text:p>0.0078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872" calcext:value-type="float">
            <text:p>0.0078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876" calcext:value-type="float">
            <text:p>0.0078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88" calcext:value-type="float">
            <text:p>0.0078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884" calcext:value-type="float">
            <text:p>0.0078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888" calcext:value-type="float">
            <text:p>0.0078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892" calcext:value-type="float">
            <text:p>0.0078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7896" calcext:value-type="float">
            <text:p>0.007896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079" calcext:value-type="float">
            <text:p>0.007900</text:p>
          </table:table-cell>
          <table:table-cell office:value-type="float" office:value="3.430016" calcext:value-type="float">
            <text:p>3.430</text:p>
          </table:table-cell>
        </table:table-row>
        <table:table-row table:style-name="ro1">
          <table:table-cell office:value-type="float" office:value="0.007904" calcext:value-type="float">
            <text:p>0.007904</text:p>
          </table:table-cell>
          <table:table-cell office:value-type="float" office:value="4.900023" calcext:value-type="float">
            <text:p>4.900</text:p>
          </table:table-cell>
        </table:table-row>
        <table:table-row table:style-name="ro1">
          <table:table-cell office:value-type="float" office:value="0.007908" calcext:value-type="float">
            <text:p>0.0079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912" calcext:value-type="float">
            <text:p>0.00791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7916" calcext:value-type="float">
            <text:p>0.0079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92" calcext:value-type="float">
            <text:p>0.00792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7924" calcext:value-type="float">
            <text:p>0.00792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7928" calcext:value-type="float">
            <text:p>0.0079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932" calcext:value-type="float">
            <text:p>0.0079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936" calcext:value-type="float">
            <text:p>0.0079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94" calcext:value-type="float">
            <text:p>0.00794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7944" calcext:value-type="float">
            <text:p>0.00794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7948" calcext:value-type="float">
            <text:p>0.0079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952" calcext:value-type="float">
            <text:p>0.0079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956" calcext:value-type="float">
            <text:p>0.0079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96" calcext:value-type="float">
            <text:p>0.0079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964" calcext:value-type="float">
            <text:p>0.0079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968" calcext:value-type="float">
            <text:p>0.0079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972" calcext:value-type="float">
            <text:p>0.0079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976" calcext:value-type="float">
            <text:p>0.00797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798" calcext:value-type="float">
            <text:p>0.0079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984" calcext:value-type="float">
            <text:p>0.0079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988" calcext:value-type="float">
            <text:p>0.0079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992" calcext:value-type="float">
            <text:p>0.0079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7996" calcext:value-type="float">
            <text:p>0.0079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" calcext:value-type="float">
            <text:p>0.0080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004" calcext:value-type="float">
            <text:p>0.00800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8008" calcext:value-type="float">
            <text:p>0.00800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8012" calcext:value-type="float">
            <text:p>0.0080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016" calcext:value-type="float">
            <text:p>0.0080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02" calcext:value-type="float">
            <text:p>0.0080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024" calcext:value-type="float">
            <text:p>0.0080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028" calcext:value-type="float">
            <text:p>0.00802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8032" calcext:value-type="float">
            <text:p>0.008032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8036" calcext:value-type="float">
            <text:p>0.0080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04" calcext:value-type="float">
            <text:p>0.0080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044" calcext:value-type="float">
            <text:p>0.0080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048" calcext:value-type="float">
            <text:p>0.00804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8052" calcext:value-type="float">
            <text:p>0.0080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056" calcext:value-type="float">
            <text:p>0.0080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06" calcext:value-type="float">
            <text:p>0.0080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064" calcext:value-type="float">
            <text:p>0.0080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068" calcext:value-type="float">
            <text:p>0.0080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072" calcext:value-type="float">
            <text:p>0.00807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8076" calcext:value-type="float">
            <text:p>0.0080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08" calcext:value-type="float">
            <text:p>0.00808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8084" calcext:value-type="float">
            <text:p>0.0080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088" calcext:value-type="float">
            <text:p>0.0080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092" calcext:value-type="float">
            <text:p>0.008092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8096" calcext:value-type="float">
            <text:p>0.0080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1" calcext:value-type="float">
            <text:p>0.0081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104" calcext:value-type="float">
            <text:p>0.0081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108" calcext:value-type="float">
            <text:p>0.0081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112" calcext:value-type="float">
            <text:p>0.0081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12" calcext:value-type="float">
            <text:p>0.0081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124" calcext:value-type="float">
            <text:p>0.008124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8128" calcext:value-type="float">
            <text:p>0.0081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132" calcext:value-type="float">
            <text:p>0.0081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136" calcext:value-type="float">
            <text:p>0.0081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14" calcext:value-type="float">
            <text:p>0.0081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144" calcext:value-type="float">
            <text:p>0.00814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8148" calcext:value-type="float">
            <text:p>0.0081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152" calcext:value-type="float">
            <text:p>0.0081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156" calcext:value-type="float">
            <text:p>0.0081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16" calcext:value-type="float">
            <text:p>0.0081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164" calcext:value-type="float">
            <text:p>0.0081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168" calcext:value-type="float">
            <text:p>0.0081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172" calcext:value-type="float">
            <text:p>0.008172</text:p>
          </table:table-cell>
          <table:table-cell office:value-type="float" office:value="5.063357" calcext:value-type="float">
            <text:p>5.063</text:p>
          </table:table-cell>
        </table:table-row>
        <table:table-row table:style-name="ro1">
          <table:table-cell office:value-type="float" office:value="0.008176" calcext:value-type="float">
            <text:p>0.0081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18" calcext:value-type="float">
            <text:p>0.0081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184" calcext:value-type="float">
            <text:p>0.0081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188" calcext:value-type="float">
            <text:p>0.0081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192" calcext:value-type="float">
            <text:p>0.0081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196" calcext:value-type="float">
            <text:p>0.0081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2" calcext:value-type="float">
            <text:p>0.0082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204" calcext:value-type="float">
            <text:p>0.0082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208" calcext:value-type="float">
            <text:p>0.0082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212" calcext:value-type="float">
            <text:p>0.0082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216" calcext:value-type="float">
            <text:p>0.0082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22" calcext:value-type="float">
            <text:p>0.0082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224" calcext:value-type="float">
            <text:p>0.0082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228" calcext:value-type="float">
            <text:p>0.008228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8232" calcext:value-type="float">
            <text:p>0.0082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236" calcext:value-type="float">
            <text:p>0.0082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24" calcext:value-type="float">
            <text:p>0.0082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244" calcext:value-type="float">
            <text:p>0.0082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248" calcext:value-type="float">
            <text:p>0.0082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256" calcext:value-type="float">
            <text:p>0.0082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26" calcext:value-type="float">
            <text:p>0.0082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264" calcext:value-type="float">
            <text:p>0.0082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268" calcext:value-type="float">
            <text:p>0.008268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8272" calcext:value-type="float">
            <text:p>0.0082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276" calcext:value-type="float">
            <text:p>0.0082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28" calcext:value-type="float">
            <text:p>0.0082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284" calcext:value-type="float">
            <text:p>0.0082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288" calcext:value-type="float">
            <text:p>0.008288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8292" calcext:value-type="float">
            <text:p>0.0082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296" calcext:value-type="float">
            <text:p>0.0082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3" calcext:value-type="float">
            <text:p>0.0083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304" calcext:value-type="float">
            <text:p>0.008304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8308" calcext:value-type="float">
            <text:p>0.0083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312" calcext:value-type="float">
            <text:p>0.008312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8316" calcext:value-type="float">
            <text:p>0.0083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32" calcext:value-type="float">
            <text:p>0.0083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324" calcext:value-type="float">
            <text:p>0.0083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328" calcext:value-type="float">
            <text:p>0.0083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332" calcext:value-type="float">
            <text:p>0.008332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8336" calcext:value-type="float">
            <text:p>0.0083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34" calcext:value-type="float">
            <text:p>0.0083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344" calcext:value-type="float">
            <text:p>0.0083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348" calcext:value-type="float">
            <text:p>0.0083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352" calcext:value-type="float">
            <text:p>0.008352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8356" calcext:value-type="float">
            <text:p>0.0083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36" calcext:value-type="float">
            <text:p>0.0083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364" calcext:value-type="float">
            <text:p>0.0083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368" calcext:value-type="float">
            <text:p>0.0083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372" calcext:value-type="float">
            <text:p>0.0083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376" calcext:value-type="float">
            <text:p>0.0083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38" calcext:value-type="float">
            <text:p>0.0083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384" calcext:value-type="float">
            <text:p>0.0083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388" calcext:value-type="float">
            <text:p>0.0083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392" calcext:value-type="float">
            <text:p>0.0083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396" calcext:value-type="float">
            <text:p>0.008396</text:p>
          </table:table-cell>
          <table:table-cell office:value-type="float" office:value="4.900023" calcext:value-type="float">
            <text:p>4.900</text:p>
          </table:table-cell>
        </table:table-row>
        <table:table-row table:style-name="ro1">
          <table:table-cell office:value-type="float" office:value="0.0084" calcext:value-type="float">
            <text:p>0.008400</text:p>
          </table:table-cell>
          <table:table-cell office:value-type="float" office:value="0.122501" calcext:value-type="float">
            <text:p>0.123</text:p>
          </table:table-cell>
        </table:table-row>
        <table:table-row table:style-name="ro1">
          <table:table-cell office:value-type="float" office:value="0.008404" calcext:value-type="float">
            <text:p>0.00840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408" calcext:value-type="float">
            <text:p>0.00840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412" calcext:value-type="float">
            <text:p>0.0084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416" calcext:value-type="float">
            <text:p>0.0084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42" calcext:value-type="float">
            <text:p>0.00842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424" calcext:value-type="float">
            <text:p>0.00842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428" calcext:value-type="float">
            <text:p>0.0084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432" calcext:value-type="float">
            <text:p>0.00843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436" calcext:value-type="float">
            <text:p>0.0084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44" calcext:value-type="float">
            <text:p>0.0084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444" calcext:value-type="float">
            <text:p>0.00844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448" calcext:value-type="float">
            <text:p>0.0084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452" calcext:value-type="float">
            <text:p>0.0084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456" calcext:value-type="float">
            <text:p>0.00845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46" calcext:value-type="float">
            <text:p>0.0084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464" calcext:value-type="float">
            <text:p>0.00846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468" calcext:value-type="float">
            <text:p>0.00846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472" calcext:value-type="float">
            <text:p>0.00847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476" calcext:value-type="float">
            <text:p>0.00847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48" calcext:value-type="float">
            <text:p>0.00848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484" calcext:value-type="float">
            <text:p>0.0084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488" calcext:value-type="float">
            <text:p>0.00848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492" calcext:value-type="float">
            <text:p>0.00849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496" calcext:value-type="float">
            <text:p>0.0084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5" calcext:value-type="float">
            <text:p>0.0085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504" calcext:value-type="float">
            <text:p>0.00850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508" calcext:value-type="float">
            <text:p>0.0085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512" calcext:value-type="float">
            <text:p>0.0085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516" calcext:value-type="float">
            <text:p>0.0085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52" calcext:value-type="float">
            <text:p>0.00852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524" calcext:value-type="float">
            <text:p>0.0085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528" calcext:value-type="float">
            <text:p>0.00852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532" calcext:value-type="float">
            <text:p>0.0085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536" calcext:value-type="float">
            <text:p>0.0085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54" calcext:value-type="float">
            <text:p>0.0085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544" calcext:value-type="float">
            <text:p>0.00854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548" calcext:value-type="float">
            <text:p>0.00854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552" calcext:value-type="float">
            <text:p>0.00855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556" calcext:value-type="float">
            <text:p>0.00855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56" calcext:value-type="float">
            <text:p>0.0085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564" calcext:value-type="float">
            <text:p>0.0085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568" calcext:value-type="float">
            <text:p>0.0085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572" calcext:value-type="float">
            <text:p>0.00857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576" calcext:value-type="float">
            <text:p>0.00857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58" calcext:value-type="float">
            <text:p>0.0085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584" calcext:value-type="float">
            <text:p>0.00858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588" calcext:value-type="float">
            <text:p>0.00858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592" calcext:value-type="float">
            <text:p>0.0085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596" calcext:value-type="float">
            <text:p>0.0085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6" calcext:value-type="float">
            <text:p>0.0086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604" calcext:value-type="float">
            <text:p>0.0086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608" calcext:value-type="float">
            <text:p>0.00860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612" calcext:value-type="float">
            <text:p>0.0086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616" calcext:value-type="float">
            <text:p>0.0086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62" calcext:value-type="float">
            <text:p>0.00862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624" calcext:value-type="float">
            <text:p>0.0086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628" calcext:value-type="float">
            <text:p>0.00862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632" calcext:value-type="float">
            <text:p>0.0086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636" calcext:value-type="float">
            <text:p>0.0086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64" calcext:value-type="float">
            <text:p>0.0086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644" calcext:value-type="float">
            <text:p>0.0086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648" calcext:value-type="float">
            <text:p>0.00864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652" calcext:value-type="float">
            <text:p>0.0086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656" calcext:value-type="float">
            <text:p>0.0086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66" calcext:value-type="float">
            <text:p>0.00866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664" calcext:value-type="float">
            <text:p>0.00866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668" calcext:value-type="float">
            <text:p>0.0086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672" calcext:value-type="float">
            <text:p>0.0086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676" calcext:value-type="float">
            <text:p>0.0086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68" calcext:value-type="float">
            <text:p>0.0086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684" calcext:value-type="float">
            <text:p>0.0086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688" calcext:value-type="float">
            <text:p>0.0086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692" calcext:value-type="float">
            <text:p>0.00869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696" calcext:value-type="float">
            <text:p>0.0086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7" calcext:value-type="float">
            <text:p>0.0087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704" calcext:value-type="float">
            <text:p>0.00870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708" calcext:value-type="float">
            <text:p>0.0087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712" calcext:value-type="float">
            <text:p>0.0087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716" calcext:value-type="float">
            <text:p>0.00871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72" calcext:value-type="float">
            <text:p>0.0087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724" calcext:value-type="float">
            <text:p>0.00872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728" calcext:value-type="float">
            <text:p>0.0087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732" calcext:value-type="float">
            <text:p>0.00873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736" calcext:value-type="float">
            <text:p>0.0087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74" calcext:value-type="float">
            <text:p>0.0087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744" calcext:value-type="float">
            <text:p>0.0087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748" calcext:value-type="float">
            <text:p>0.0087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752" calcext:value-type="float">
            <text:p>0.0087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756" calcext:value-type="float">
            <text:p>0.0087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76" calcext:value-type="float">
            <text:p>0.00876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768" calcext:value-type="float">
            <text:p>0.0087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772" calcext:value-type="float">
            <text:p>0.0087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776" calcext:value-type="float">
            <text:p>0.0087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78" calcext:value-type="float">
            <text:p>0.0087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784" calcext:value-type="float">
            <text:p>0.0087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788" calcext:value-type="float">
            <text:p>0.00878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792" calcext:value-type="float">
            <text:p>0.0087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796" calcext:value-type="float">
            <text:p>0.0087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8" calcext:value-type="float">
            <text:p>0.0088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804" calcext:value-type="float">
            <text:p>0.00880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808" calcext:value-type="float">
            <text:p>0.0088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812" calcext:value-type="float">
            <text:p>0.0088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816" calcext:value-type="float">
            <text:p>0.0088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82" calcext:value-type="float">
            <text:p>0.0088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824" calcext:value-type="float">
            <text:p>0.0088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828" calcext:value-type="float">
            <text:p>0.0088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832" calcext:value-type="float">
            <text:p>0.0088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836" calcext:value-type="float">
            <text:p>0.0088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84" calcext:value-type="float">
            <text:p>0.0088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844" calcext:value-type="float">
            <text:p>0.0088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848" calcext:value-type="float">
            <text:p>0.008848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08852" calcext:value-type="float">
            <text:p>0.0088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856" calcext:value-type="float">
            <text:p>0.0088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86" calcext:value-type="float">
            <text:p>0.0088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864" calcext:value-type="float">
            <text:p>0.008864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08868" calcext:value-type="float">
            <text:p>0.00886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872" calcext:value-type="float">
            <text:p>0.0088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876" calcext:value-type="float">
            <text:p>0.00887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888" calcext:value-type="float">
            <text:p>0.0088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884" calcext:value-type="float">
            <text:p>0.0088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888" calcext:value-type="float">
            <text:p>0.0088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892" calcext:value-type="float">
            <text:p>0.0088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896" calcext:value-type="float">
            <text:p>0.0088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89" calcext:value-type="float">
            <text:p>0.008900</text:p>
          </table:table-cell>
          <table:table-cell office:value-type="float" office:value="3.430016" calcext:value-type="float">
            <text:p>3.430</text:p>
          </table:table-cell>
        </table:table-row>
        <table:table-row table:style-name="ro1">
          <table:table-cell office:value-type="float" office:value="0.008904" calcext:value-type="float">
            <text:p>0.008904</text:p>
          </table:table-cell>
          <table:table-cell office:value-type="float" office:value="4.900023" calcext:value-type="float">
            <text:p>4.900</text:p>
          </table:table-cell>
        </table:table-row>
        <table:table-row table:style-name="ro1">
          <table:table-cell office:value-type="float" office:value="0.008908" calcext:value-type="float">
            <text:p>0.0089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912" calcext:value-type="float">
            <text:p>0.00891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8916" calcext:value-type="float">
            <text:p>0.0089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92" calcext:value-type="float">
            <text:p>0.0089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924" calcext:value-type="float">
            <text:p>0.00892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8928" calcext:value-type="float">
            <text:p>0.00892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8932" calcext:value-type="float">
            <text:p>0.00893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8936" calcext:value-type="float">
            <text:p>0.0089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94" calcext:value-type="float">
            <text:p>0.0089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944" calcext:value-type="float">
            <text:p>0.0089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948" calcext:value-type="float">
            <text:p>0.00894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8952" calcext:value-type="float">
            <text:p>0.00895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8956" calcext:value-type="float">
            <text:p>0.0089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96" calcext:value-type="float">
            <text:p>0.0089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964" calcext:value-type="float">
            <text:p>0.0089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968" calcext:value-type="float">
            <text:p>0.00896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8972" calcext:value-type="float">
            <text:p>0.0089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976" calcext:value-type="float">
            <text:p>0.00897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898" calcext:value-type="float">
            <text:p>0.00898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8984" calcext:value-type="float">
            <text:p>0.00898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8988" calcext:value-type="float">
            <text:p>0.0089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992" calcext:value-type="float">
            <text:p>0.0089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8996" calcext:value-type="float">
            <text:p>0.00899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9" calcext:value-type="float">
            <text:p>0.009000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9004" calcext:value-type="float">
            <text:p>0.009004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9008" calcext:value-type="float">
            <text:p>0.0090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012" calcext:value-type="float">
            <text:p>0.0090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016" calcext:value-type="float">
            <text:p>0.00901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902" calcext:value-type="float">
            <text:p>0.00902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9024" calcext:value-type="float">
            <text:p>0.0090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028" calcext:value-type="float">
            <text:p>0.00902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9032" calcext:value-type="float">
            <text:p>0.0090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036" calcext:value-type="float">
            <text:p>0.00903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904" calcext:value-type="float">
            <text:p>0.0090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044" calcext:value-type="float">
            <text:p>0.0090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048" calcext:value-type="float">
            <text:p>0.0090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052" calcext:value-type="float">
            <text:p>0.0090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056" calcext:value-type="float">
            <text:p>0.0090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06" calcext:value-type="float">
            <text:p>0.00906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9064" calcext:value-type="float">
            <text:p>0.0090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068" calcext:value-type="float">
            <text:p>0.0090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072" calcext:value-type="float">
            <text:p>0.0090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076" calcext:value-type="float">
            <text:p>0.0090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08" calcext:value-type="float">
            <text:p>0.0090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084" calcext:value-type="float">
            <text:p>0.0090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088" calcext:value-type="float">
            <text:p>0.00908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9092" calcext:value-type="float">
            <text:p>0.0090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096" calcext:value-type="float">
            <text:p>0.0090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1" calcext:value-type="float">
            <text:p>0.0091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104" calcext:value-type="float">
            <text:p>0.009104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9108" calcext:value-type="float">
            <text:p>0.00910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9112" calcext:value-type="float">
            <text:p>0.00911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9116" calcext:value-type="float">
            <text:p>0.0091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12" calcext:value-type="float">
            <text:p>0.0091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124" calcext:value-type="float">
            <text:p>0.0091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128" calcext:value-type="float">
            <text:p>0.0091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132" calcext:value-type="float">
            <text:p>0.00913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9136" calcext:value-type="float">
            <text:p>0.0091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14" calcext:value-type="float">
            <text:p>0.0091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144" calcext:value-type="float">
            <text:p>0.0091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148" calcext:value-type="float">
            <text:p>0.0091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152" calcext:value-type="float">
            <text:p>0.0091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156" calcext:value-type="float">
            <text:p>0.0091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16" calcext:value-type="float">
            <text:p>0.0091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164" calcext:value-type="float">
            <text:p>0.0091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168" calcext:value-type="float">
            <text:p>0.0091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172" calcext:value-type="float">
            <text:p>0.0091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176" calcext:value-type="float">
            <text:p>0.00917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918" calcext:value-type="float">
            <text:p>0.0091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184" calcext:value-type="float">
            <text:p>0.0091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188" calcext:value-type="float">
            <text:p>0.0091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192" calcext:value-type="float">
            <text:p>0.0091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196" calcext:value-type="float">
            <text:p>0.009196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92" calcext:value-type="float">
            <text:p>0.009200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9204" calcext:value-type="float">
            <text:p>0.0092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208" calcext:value-type="float">
            <text:p>0.0092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212" calcext:value-type="float">
            <text:p>0.0092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216" calcext:value-type="float">
            <text:p>0.00921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922" calcext:value-type="float">
            <text:p>0.0092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224" calcext:value-type="float">
            <text:p>0.009224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9228" calcext:value-type="float">
            <text:p>0.0092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232" calcext:value-type="float">
            <text:p>0.0092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236" calcext:value-type="float">
            <text:p>0.0092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24" calcext:value-type="float">
            <text:p>0.0092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244" calcext:value-type="float">
            <text:p>0.0092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248" calcext:value-type="float">
            <text:p>0.0092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252" calcext:value-type="float">
            <text:p>0.009252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9256" calcext:value-type="float">
            <text:p>0.0092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26" calcext:value-type="float">
            <text:p>0.0092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264" calcext:value-type="float">
            <text:p>0.0092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268" calcext:value-type="float">
            <text:p>0.0092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272" calcext:value-type="float">
            <text:p>0.0092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276" calcext:value-type="float">
            <text:p>0.0092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28" calcext:value-type="float">
            <text:p>0.0092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284" calcext:value-type="float">
            <text:p>0.0092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288" calcext:value-type="float">
            <text:p>0.0092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292" calcext:value-type="float">
            <text:p>0.0092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296" calcext:value-type="float">
            <text:p>0.0092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3" calcext:value-type="float">
            <text:p>0.0093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304" calcext:value-type="float">
            <text:p>0.009304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9308" calcext:value-type="float">
            <text:p>0.0093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312" calcext:value-type="float">
            <text:p>0.0093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316" calcext:value-type="float">
            <text:p>0.0093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32" calcext:value-type="float">
            <text:p>0.009320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9324" calcext:value-type="float">
            <text:p>0.00932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9328" calcext:value-type="float">
            <text:p>0.0093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332" calcext:value-type="float">
            <text:p>0.0093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336" calcext:value-type="float">
            <text:p>0.0093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34" calcext:value-type="float">
            <text:p>0.0093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344" calcext:value-type="float">
            <text:p>0.0093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348" calcext:value-type="float">
            <text:p>0.0093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352" calcext:value-type="float">
            <text:p>0.0093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356" calcext:value-type="float">
            <text:p>0.009356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936" calcext:value-type="float">
            <text:p>0.0093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364" calcext:value-type="float">
            <text:p>0.0093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368" calcext:value-type="float">
            <text:p>0.009368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9372" calcext:value-type="float">
            <text:p>0.0093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376" calcext:value-type="float">
            <text:p>0.0093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38" calcext:value-type="float">
            <text:p>0.0093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384" calcext:value-type="float">
            <text:p>0.0093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388" calcext:value-type="float">
            <text:p>0.009388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9392" calcext:value-type="float">
            <text:p>0.009392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9396" calcext:value-type="float">
            <text:p>0.009396</text:p>
          </table:table-cell>
          <table:table-cell office:value-type="float" office:value="4.900023" calcext:value-type="float">
            <text:p>4.900</text:p>
          </table:table-cell>
        </table:table-row>
        <table:table-row table:style-name="ro1">
          <table:table-cell office:value-type="float" office:value="0.0094" calcext:value-type="float">
            <text:p>0.009400</text:p>
          </table:table-cell>
          <table:table-cell office:value-type="float" office:value="0.122501" calcext:value-type="float">
            <text:p>0.123</text:p>
          </table:table-cell>
        </table:table-row>
        <table:table-row table:style-name="ro1">
          <table:table-cell office:value-type="float" office:value="0.009404" calcext:value-type="float">
            <text:p>0.0094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408" calcext:value-type="float">
            <text:p>0.00940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412" calcext:value-type="float">
            <text:p>0.0094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416" calcext:value-type="float">
            <text:p>0.0094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42" calcext:value-type="float">
            <text:p>0.00942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424" calcext:value-type="float">
            <text:p>0.0094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428" calcext:value-type="float">
            <text:p>0.0094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432" calcext:value-type="float">
            <text:p>0.00943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436" calcext:value-type="float">
            <text:p>0.00943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44" calcext:value-type="float">
            <text:p>0.00944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444" calcext:value-type="float">
            <text:p>0.00944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448" calcext:value-type="float">
            <text:p>0.00944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452" calcext:value-type="float">
            <text:p>0.00945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456" calcext:value-type="float">
            <text:p>0.00945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46" calcext:value-type="float">
            <text:p>0.0094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464" calcext:value-type="float">
            <text:p>0.00946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468" calcext:value-type="float">
            <text:p>0.00946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472" calcext:value-type="float">
            <text:p>0.0094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476" calcext:value-type="float">
            <text:p>0.00947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48" calcext:value-type="float">
            <text:p>0.0094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484" calcext:value-type="float">
            <text:p>0.0094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488" calcext:value-type="float">
            <text:p>0.00948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492" calcext:value-type="float">
            <text:p>0.0094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496" calcext:value-type="float">
            <text:p>0.00949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5" calcext:value-type="float">
            <text:p>0.0095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504" calcext:value-type="float">
            <text:p>0.0095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508" calcext:value-type="float">
            <text:p>0.0095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512" calcext:value-type="float">
            <text:p>0.0095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516" calcext:value-type="float">
            <text:p>0.0095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52" calcext:value-type="float">
            <text:p>0.00952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524" calcext:value-type="float">
            <text:p>0.00952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528" calcext:value-type="float">
            <text:p>0.0095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532" calcext:value-type="float">
            <text:p>0.00953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536" calcext:value-type="float">
            <text:p>0.0095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54" calcext:value-type="float">
            <text:p>0.0095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544" calcext:value-type="float">
            <text:p>0.0095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548" calcext:value-type="float">
            <text:p>0.00954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552" calcext:value-type="float">
            <text:p>0.0095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556" calcext:value-type="float">
            <text:p>0.00955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56" calcext:value-type="float">
            <text:p>0.00956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564" calcext:value-type="float">
            <text:p>0.0095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568" calcext:value-type="float">
            <text:p>0.0095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572" calcext:value-type="float">
            <text:p>0.00957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576" calcext:value-type="float">
            <text:p>0.0095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58" calcext:value-type="float">
            <text:p>0.0095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584" calcext:value-type="float">
            <text:p>0.0095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588" calcext:value-type="float">
            <text:p>0.00958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592" calcext:value-type="float">
            <text:p>0.00959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596" calcext:value-type="float">
            <text:p>0.0095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6" calcext:value-type="float">
            <text:p>0.0096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604" calcext:value-type="float">
            <text:p>0.00960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608" calcext:value-type="float">
            <text:p>0.0096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612" calcext:value-type="float">
            <text:p>0.0096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616" calcext:value-type="float">
            <text:p>0.0096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62" calcext:value-type="float">
            <text:p>0.0096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624" calcext:value-type="float">
            <text:p>0.00962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628" calcext:value-type="float">
            <text:p>0.00962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632" calcext:value-type="float">
            <text:p>0.0096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636" calcext:value-type="float">
            <text:p>0.00963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64" calcext:value-type="float">
            <text:p>0.0096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644" calcext:value-type="float">
            <text:p>0.0096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648" calcext:value-type="float">
            <text:p>0.0096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652" calcext:value-type="float">
            <text:p>0.0096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656" calcext:value-type="float">
            <text:p>0.0096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66" calcext:value-type="float">
            <text:p>0.0096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664" calcext:value-type="float">
            <text:p>0.0096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668" calcext:value-type="float">
            <text:p>0.0096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672" calcext:value-type="float">
            <text:p>0.0096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676" calcext:value-type="float">
            <text:p>0.0096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68" calcext:value-type="float">
            <text:p>0.0096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684" calcext:value-type="float">
            <text:p>0.0096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688" calcext:value-type="float">
            <text:p>0.00968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692" calcext:value-type="float">
            <text:p>0.00969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696" calcext:value-type="float">
            <text:p>0.0096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7" calcext:value-type="float">
            <text:p>0.0097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704" calcext:value-type="float">
            <text:p>0.0097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708" calcext:value-type="float">
            <text:p>0.00970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712" calcext:value-type="float">
            <text:p>0.0097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716" calcext:value-type="float">
            <text:p>0.00971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72" calcext:value-type="float">
            <text:p>0.0097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724" calcext:value-type="float">
            <text:p>0.00972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728" calcext:value-type="float">
            <text:p>0.0097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732" calcext:value-type="float">
            <text:p>0.0097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736" calcext:value-type="float">
            <text:p>0.00973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74" calcext:value-type="float">
            <text:p>0.00974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744" calcext:value-type="float">
            <text:p>0.0097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748" calcext:value-type="float">
            <text:p>0.0097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752" calcext:value-type="float">
            <text:p>0.00975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756" calcext:value-type="float">
            <text:p>0.0097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76" calcext:value-type="float">
            <text:p>0.0097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764" calcext:value-type="float">
            <text:p>0.0097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768" calcext:value-type="float">
            <text:p>0.0097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772" calcext:value-type="float">
            <text:p>0.00977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776" calcext:value-type="float">
            <text:p>0.0097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78" calcext:value-type="float">
            <text:p>0.00978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784" calcext:value-type="float">
            <text:p>0.0097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788" calcext:value-type="float">
            <text:p>0.0097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792" calcext:value-type="float">
            <text:p>0.0097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796" calcext:value-type="float">
            <text:p>0.0097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8" calcext:value-type="float">
            <text:p>0.0098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804" calcext:value-type="float">
            <text:p>0.0098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808" calcext:value-type="float">
            <text:p>0.0098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812" calcext:value-type="float">
            <text:p>0.0098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816" calcext:value-type="float">
            <text:p>0.0098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82" calcext:value-type="float">
            <text:p>0.0098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824" calcext:value-type="float">
            <text:p>0.0098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828" calcext:value-type="float">
            <text:p>0.0098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832" calcext:value-type="float">
            <text:p>0.0098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836" calcext:value-type="float">
            <text:p>0.0098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84" calcext:value-type="float">
            <text:p>0.0098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844" calcext:value-type="float">
            <text:p>0.0098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848" calcext:value-type="float">
            <text:p>0.0098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852" calcext:value-type="float">
            <text:p>0.0098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856" calcext:value-type="float">
            <text:p>0.00985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86" calcext:value-type="float">
            <text:p>0.0098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864" calcext:value-type="float">
            <text:p>0.0098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868" calcext:value-type="float">
            <text:p>0.0098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872" calcext:value-type="float">
            <text:p>0.0098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876" calcext:value-type="float">
            <text:p>0.0098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88" calcext:value-type="float">
            <text:p>0.00988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09884" calcext:value-type="float">
            <text:p>0.0098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888" calcext:value-type="float">
            <text:p>0.0098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892" calcext:value-type="float">
            <text:p>0.0098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09896" calcext:value-type="float">
            <text:p>0.009896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099" calcext:value-type="float">
            <text:p>0.009900</text:p>
          </table:table-cell>
          <table:table-cell office:value-type="float" office:value="3.430016" calcext:value-type="float">
            <text:p>3.430</text:p>
          </table:table-cell>
        </table:table-row>
        <table:table-row table:style-name="ro1">
          <table:table-cell office:value-type="float" office:value="0.009904" calcext:value-type="float">
            <text:p>0.009904</text:p>
          </table:table-cell>
          <table:table-cell office:value-type="float" office:value="4.900023" calcext:value-type="float">
            <text:p>4.900</text:p>
          </table:table-cell>
        </table:table-row>
        <table:table-row table:style-name="ro1">
          <table:table-cell office:value-type="float" office:value="0.009908" calcext:value-type="float">
            <text:p>0.0099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912" calcext:value-type="float">
            <text:p>0.0099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916" calcext:value-type="float">
            <text:p>0.00991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992" calcext:value-type="float">
            <text:p>0.00992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9924" calcext:value-type="float">
            <text:p>0.00992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9928" calcext:value-type="float">
            <text:p>0.009928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09932" calcext:value-type="float">
            <text:p>0.0099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936" calcext:value-type="float">
            <text:p>0.0099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94" calcext:value-type="float">
            <text:p>0.0099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944" calcext:value-type="float">
            <text:p>0.00994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9948" calcext:value-type="float">
            <text:p>0.00994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9952" calcext:value-type="float">
            <text:p>0.00995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9956" calcext:value-type="float">
            <text:p>0.0099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96" calcext:value-type="float">
            <text:p>0.00996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9964" calcext:value-type="float">
            <text:p>0.00996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9968" calcext:value-type="float">
            <text:p>0.0099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972" calcext:value-type="float">
            <text:p>0.00997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9976" calcext:value-type="float">
            <text:p>0.0099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98" calcext:value-type="float">
            <text:p>0.00998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09984" calcext:value-type="float">
            <text:p>0.0099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988" calcext:value-type="float">
            <text:p>0.0099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992" calcext:value-type="float">
            <text:p>0.0099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09996" calcext:value-type="float">
            <text:p>0.0099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" calcext:value-type="float">
            <text:p>0.0100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004" calcext:value-type="float">
            <text:p>0.0100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008" calcext:value-type="float">
            <text:p>0.0100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012" calcext:value-type="float">
            <text:p>0.0100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016" calcext:value-type="float">
            <text:p>0.0100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02" calcext:value-type="float">
            <text:p>0.0100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024" calcext:value-type="float">
            <text:p>0.0100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028" calcext:value-type="float">
            <text:p>0.01002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0032" calcext:value-type="float">
            <text:p>0.0100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036" calcext:value-type="float">
            <text:p>0.0100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04" calcext:value-type="float">
            <text:p>0.0100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044" calcext:value-type="float">
            <text:p>0.0100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048" calcext:value-type="float">
            <text:p>0.0100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052" calcext:value-type="float">
            <text:p>0.0100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056" calcext:value-type="float">
            <text:p>0.0100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06" calcext:value-type="float">
            <text:p>0.0100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064" calcext:value-type="float">
            <text:p>0.0100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068" calcext:value-type="float">
            <text:p>0.0100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072" calcext:value-type="float">
            <text:p>0.0100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076" calcext:value-type="float">
            <text:p>0.0100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08" calcext:value-type="float">
            <text:p>0.0100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084" calcext:value-type="float">
            <text:p>0.0100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088" calcext:value-type="float">
            <text:p>0.0100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092" calcext:value-type="float">
            <text:p>0.0100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096" calcext:value-type="float">
            <text:p>0.0100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1" calcext:value-type="float">
            <text:p>0.0101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104" calcext:value-type="float">
            <text:p>0.0101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108" calcext:value-type="float">
            <text:p>0.0101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112" calcext:value-type="float">
            <text:p>0.010112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0116" calcext:value-type="float">
            <text:p>0.0101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12" calcext:value-type="float">
            <text:p>0.0101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124" calcext:value-type="float">
            <text:p>0.0101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128" calcext:value-type="float">
            <text:p>0.0101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132" calcext:value-type="float">
            <text:p>0.0101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136" calcext:value-type="float">
            <text:p>0.0101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14" calcext:value-type="float">
            <text:p>0.0101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144" calcext:value-type="float">
            <text:p>0.01014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0148" calcext:value-type="float">
            <text:p>0.0101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152" calcext:value-type="float">
            <text:p>0.01015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0156" calcext:value-type="float">
            <text:p>0.0101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16" calcext:value-type="float">
            <text:p>0.0101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164" calcext:value-type="float">
            <text:p>0.0101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168" calcext:value-type="float">
            <text:p>0.01016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0172" calcext:value-type="float">
            <text:p>0.0101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176" calcext:value-type="float">
            <text:p>0.0101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18" calcext:value-type="float">
            <text:p>0.0101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184" calcext:value-type="float">
            <text:p>0.0101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188" calcext:value-type="float">
            <text:p>0.0101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192" calcext:value-type="float">
            <text:p>0.0101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196" calcext:value-type="float">
            <text:p>0.0101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2" calcext:value-type="float">
            <text:p>0.0102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204" calcext:value-type="float">
            <text:p>0.0102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208" calcext:value-type="float">
            <text:p>0.0102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212" calcext:value-type="float">
            <text:p>0.0102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216" calcext:value-type="float">
            <text:p>0.0102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22" calcext:value-type="float">
            <text:p>0.0102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224" calcext:value-type="float">
            <text:p>0.0102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228" calcext:value-type="float">
            <text:p>0.0102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232" calcext:value-type="float">
            <text:p>0.0102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236" calcext:value-type="float">
            <text:p>0.0102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24" calcext:value-type="float">
            <text:p>0.0102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244" calcext:value-type="float">
            <text:p>0.0102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248" calcext:value-type="float">
            <text:p>0.0102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252" calcext:value-type="float">
            <text:p>0.0102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256" calcext:value-type="float">
            <text:p>0.0102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26" calcext:value-type="float">
            <text:p>0.010260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0264" calcext:value-type="float">
            <text:p>0.0102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268" calcext:value-type="float">
            <text:p>0.0102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272" calcext:value-type="float">
            <text:p>0.010272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0276" calcext:value-type="float">
            <text:p>0.0102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28" calcext:value-type="float">
            <text:p>0.0102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284" calcext:value-type="float">
            <text:p>0.0102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288" calcext:value-type="float">
            <text:p>0.0102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292" calcext:value-type="float">
            <text:p>0.0102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296" calcext:value-type="float">
            <text:p>0.0102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3" calcext:value-type="float">
            <text:p>0.0103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304" calcext:value-type="float">
            <text:p>0.0103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308" calcext:value-type="float">
            <text:p>0.0103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312" calcext:value-type="float">
            <text:p>0.0103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316" calcext:value-type="float">
            <text:p>0.010316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032" calcext:value-type="float">
            <text:p>0.0103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324" calcext:value-type="float">
            <text:p>0.01032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0328" calcext:value-type="float">
            <text:p>0.0103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332" calcext:value-type="float">
            <text:p>0.0103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336" calcext:value-type="float">
            <text:p>0.0103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34" calcext:value-type="float">
            <text:p>0.0103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344" calcext:value-type="float">
            <text:p>0.0103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348" calcext:value-type="float">
            <text:p>0.0103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352" calcext:value-type="float">
            <text:p>0.010352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0356" calcext:value-type="float">
            <text:p>0.0103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36" calcext:value-type="float">
            <text:p>0.010360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0364" calcext:value-type="float">
            <text:p>0.0103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368" calcext:value-type="float">
            <text:p>0.0103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372" calcext:value-type="float">
            <text:p>0.0103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376" calcext:value-type="float">
            <text:p>0.0103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38" calcext:value-type="float">
            <text:p>0.0103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384" calcext:value-type="float">
            <text:p>0.0103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388" calcext:value-type="float">
            <text:p>0.0103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392" calcext:value-type="float">
            <text:p>0.0103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396" calcext:value-type="float">
            <text:p>0.010396</text:p>
          </table:table-cell>
          <table:table-cell office:value-type="float" office:value="4.900023" calcext:value-type="float">
            <text:p>4.900</text:p>
          </table:table-cell>
        </table:table-row>
        <table:table-row table:style-name="ro1">
          <table:table-cell office:value-type="float" office:value="0.0104" calcext:value-type="float">
            <text:p>0.010400</text:p>
          </table:table-cell>
          <table:table-cell office:value-type="float" office:value="0.122501" calcext:value-type="float">
            <text:p>0.123</text:p>
          </table:table-cell>
        </table:table-row>
        <table:table-row table:style-name="ro1">
          <table:table-cell office:value-type="float" office:value="0.010404" calcext:value-type="float">
            <text:p>0.0104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408" calcext:value-type="float">
            <text:p>0.01040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412" calcext:value-type="float">
            <text:p>0.0104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416" calcext:value-type="float">
            <text:p>0.01041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42" calcext:value-type="float">
            <text:p>0.01042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424" calcext:value-type="float">
            <text:p>0.01042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428" calcext:value-type="float">
            <text:p>0.01042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432" calcext:value-type="float">
            <text:p>0.01043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436" calcext:value-type="float">
            <text:p>0.01043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44" calcext:value-type="float">
            <text:p>0.01044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444" calcext:value-type="float">
            <text:p>0.01044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448" calcext:value-type="float">
            <text:p>0.0104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452" calcext:value-type="float">
            <text:p>0.01045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456" calcext:value-type="float">
            <text:p>0.01045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46" calcext:value-type="float">
            <text:p>0.0104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464" calcext:value-type="float">
            <text:p>0.01046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468" calcext:value-type="float">
            <text:p>0.0104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472" calcext:value-type="float">
            <text:p>0.01047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476" calcext:value-type="float">
            <text:p>0.01047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48" calcext:value-type="float">
            <text:p>0.01048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484" calcext:value-type="float">
            <text:p>0.0104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488" calcext:value-type="float">
            <text:p>0.0104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492" calcext:value-type="float">
            <text:p>0.01049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496" calcext:value-type="float">
            <text:p>0.0104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5" calcext:value-type="float">
            <text:p>0.0105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504" calcext:value-type="float">
            <text:p>0.0105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508" calcext:value-type="float">
            <text:p>0.01050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512" calcext:value-type="float">
            <text:p>0.0105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516" calcext:value-type="float">
            <text:p>0.0105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52" calcext:value-type="float">
            <text:p>0.01052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524" calcext:value-type="float">
            <text:p>0.01052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528" calcext:value-type="float">
            <text:p>0.0105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532" calcext:value-type="float">
            <text:p>0.01053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536" calcext:value-type="float">
            <text:p>0.0105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54" calcext:value-type="float">
            <text:p>0.0105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544" calcext:value-type="float">
            <text:p>0.0105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548" calcext:value-type="float">
            <text:p>0.01054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552" calcext:value-type="float">
            <text:p>0.01055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556" calcext:value-type="float">
            <text:p>0.0105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56" calcext:value-type="float">
            <text:p>0.01056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564" calcext:value-type="float">
            <text:p>0.01056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568" calcext:value-type="float">
            <text:p>0.01056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572" calcext:value-type="float">
            <text:p>0.0105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576" calcext:value-type="float">
            <text:p>0.0105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58" calcext:value-type="float">
            <text:p>0.0105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584" calcext:value-type="float">
            <text:p>0.0105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588" calcext:value-type="float">
            <text:p>0.0105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592" calcext:value-type="float">
            <text:p>0.0105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596" calcext:value-type="float">
            <text:p>0.0105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6" calcext:value-type="float">
            <text:p>0.0106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604" calcext:value-type="float">
            <text:p>0.01060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608" calcext:value-type="float">
            <text:p>0.0106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612" calcext:value-type="float">
            <text:p>0.0106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616" calcext:value-type="float">
            <text:p>0.0106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62" calcext:value-type="float">
            <text:p>0.0106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624" calcext:value-type="float">
            <text:p>0.0106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628" calcext:value-type="float">
            <text:p>0.0106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632" calcext:value-type="float">
            <text:p>0.0106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636" calcext:value-type="float">
            <text:p>0.01063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64" calcext:value-type="float">
            <text:p>0.010640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10644" calcext:value-type="float">
            <text:p>0.0106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648" calcext:value-type="float">
            <text:p>0.0106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652" calcext:value-type="float">
            <text:p>0.0106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656" calcext:value-type="float">
            <text:p>0.0106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66" calcext:value-type="float">
            <text:p>0.0106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664" calcext:value-type="float">
            <text:p>0.01066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668" calcext:value-type="float">
            <text:p>0.01066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672" calcext:value-type="float">
            <text:p>0.01067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676" calcext:value-type="float">
            <text:p>0.0106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68" calcext:value-type="float">
            <text:p>0.01068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684" calcext:value-type="float">
            <text:p>0.0106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688" calcext:value-type="float">
            <text:p>0.0106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692" calcext:value-type="float">
            <text:p>0.0106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696" calcext:value-type="float">
            <text:p>0.01069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7" calcext:value-type="float">
            <text:p>0.0107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704" calcext:value-type="float">
            <text:p>0.0107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708" calcext:value-type="float">
            <text:p>0.0107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712" calcext:value-type="float">
            <text:p>0.0107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716" calcext:value-type="float">
            <text:p>0.0107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72" calcext:value-type="float">
            <text:p>0.0107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724" calcext:value-type="float">
            <text:p>0.0107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728" calcext:value-type="float">
            <text:p>0.01072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732" calcext:value-type="float">
            <text:p>0.0107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736" calcext:value-type="float">
            <text:p>0.01073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74" calcext:value-type="float">
            <text:p>0.0107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744" calcext:value-type="float">
            <text:p>0.01074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748" calcext:value-type="float">
            <text:p>0.0107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752" calcext:value-type="float">
            <text:p>0.0107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756" calcext:value-type="float">
            <text:p>0.0107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76" calcext:value-type="float">
            <text:p>0.0107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764" calcext:value-type="float">
            <text:p>0.0107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768" calcext:value-type="float">
            <text:p>0.0107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772" calcext:value-type="float">
            <text:p>0.01077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776" calcext:value-type="float">
            <text:p>0.0107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78" calcext:value-type="float">
            <text:p>0.0107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784" calcext:value-type="float">
            <text:p>0.0107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788" calcext:value-type="float">
            <text:p>0.0107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792" calcext:value-type="float">
            <text:p>0.01079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796" calcext:value-type="float">
            <text:p>0.0107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8" calcext:value-type="float">
            <text:p>0.0108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804" calcext:value-type="float">
            <text:p>0.0108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808" calcext:value-type="float">
            <text:p>0.0108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812" calcext:value-type="float">
            <text:p>0.0108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816" calcext:value-type="float">
            <text:p>0.0108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82" calcext:value-type="float">
            <text:p>0.0108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824" calcext:value-type="float">
            <text:p>0.0108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828" calcext:value-type="float">
            <text:p>0.0108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832" calcext:value-type="float">
            <text:p>0.0108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836" calcext:value-type="float">
            <text:p>0.0108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84" calcext:value-type="float">
            <text:p>0.0108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844" calcext:value-type="float">
            <text:p>0.01084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848" calcext:value-type="float">
            <text:p>0.0108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852" calcext:value-type="float">
            <text:p>0.01085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0856" calcext:value-type="float">
            <text:p>0.0108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86" calcext:value-type="float">
            <text:p>0.0108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864" calcext:value-type="float">
            <text:p>0.0108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868" calcext:value-type="float">
            <text:p>0.0108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872" calcext:value-type="float">
            <text:p>0.0108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876" calcext:value-type="float">
            <text:p>0.0108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88" calcext:value-type="float">
            <text:p>0.0108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884" calcext:value-type="float">
            <text:p>0.0108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888" calcext:value-type="float">
            <text:p>0.0108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892" calcext:value-type="float">
            <text:p>0.0108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896" calcext:value-type="float">
            <text:p>0.0108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09" calcext:value-type="float">
            <text:p>0.010900</text:p>
          </table:table-cell>
          <table:table-cell office:value-type="float" office:value="3.430016" calcext:value-type="float">
            <text:p>3.430</text:p>
          </table:table-cell>
        </table:table-row>
        <table:table-row table:style-name="ro1">
          <table:table-cell office:value-type="float" office:value="0.010904" calcext:value-type="float">
            <text:p>0.010904</text:p>
          </table:table-cell>
          <table:table-cell office:value-type="float" office:value="4.900023" calcext:value-type="float">
            <text:p>4.900</text:p>
          </table:table-cell>
        </table:table-row>
        <table:table-row table:style-name="ro1">
          <table:table-cell office:value-type="float" office:value="0.010908" calcext:value-type="float">
            <text:p>0.0109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912" calcext:value-type="float">
            <text:p>0.01091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0916" calcext:value-type="float">
            <text:p>0.01091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092" calcext:value-type="float">
            <text:p>0.01092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0924" calcext:value-type="float">
            <text:p>0.0109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928" calcext:value-type="float">
            <text:p>0.0109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932" calcext:value-type="float">
            <text:p>0.0109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936" calcext:value-type="float">
            <text:p>0.0109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94" calcext:value-type="float">
            <text:p>0.0109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944" calcext:value-type="float">
            <text:p>0.0109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948" calcext:value-type="float">
            <text:p>0.0109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952" calcext:value-type="float">
            <text:p>0.0109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956" calcext:value-type="float">
            <text:p>0.0109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96" calcext:value-type="float">
            <text:p>0.01096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0964" calcext:value-type="float">
            <text:p>0.0109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968" calcext:value-type="float">
            <text:p>0.0109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972" calcext:value-type="float">
            <text:p>0.0109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976" calcext:value-type="float">
            <text:p>0.01097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098" calcext:value-type="float">
            <text:p>0.0109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984" calcext:value-type="float">
            <text:p>0.0109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0988" calcext:value-type="float">
            <text:p>0.010988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0992" calcext:value-type="float">
            <text:p>0.01099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0996" calcext:value-type="float">
            <text:p>0.0109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" calcext:value-type="float">
            <text:p>0.0110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004" calcext:value-type="float">
            <text:p>0.01100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1008" calcext:value-type="float">
            <text:p>0.0110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012" calcext:value-type="float">
            <text:p>0.0110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016" calcext:value-type="float">
            <text:p>0.01101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102" calcext:value-type="float">
            <text:p>0.0110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024" calcext:value-type="float">
            <text:p>0.01102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1028" calcext:value-type="float">
            <text:p>0.0110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032" calcext:value-type="float">
            <text:p>0.0110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036" calcext:value-type="float">
            <text:p>0.0110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04" calcext:value-type="float">
            <text:p>0.0110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044" calcext:value-type="float">
            <text:p>0.0110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048" calcext:value-type="float">
            <text:p>0.0110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052" calcext:value-type="float">
            <text:p>0.0110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056" calcext:value-type="float">
            <text:p>0.0110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06" calcext:value-type="float">
            <text:p>0.0110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064" calcext:value-type="float">
            <text:p>0.0110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068" calcext:value-type="float">
            <text:p>0.0110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072" calcext:value-type="float">
            <text:p>0.01107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1076" calcext:value-type="float">
            <text:p>0.0110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08" calcext:value-type="float">
            <text:p>0.01108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1084" calcext:value-type="float">
            <text:p>0.0110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088" calcext:value-type="float">
            <text:p>0.0110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092" calcext:value-type="float">
            <text:p>0.01109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1096" calcext:value-type="float">
            <text:p>0.0110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1" calcext:value-type="float">
            <text:p>0.0111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104" calcext:value-type="float">
            <text:p>0.0111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108" calcext:value-type="float">
            <text:p>0.0111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112" calcext:value-type="float">
            <text:p>0.0111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116" calcext:value-type="float">
            <text:p>0.01111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112" calcext:value-type="float">
            <text:p>0.0111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124" calcext:value-type="float">
            <text:p>0.0111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128" calcext:value-type="float">
            <text:p>0.0111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132" calcext:value-type="float">
            <text:p>0.0111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136" calcext:value-type="float">
            <text:p>0.0111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14" calcext:value-type="float">
            <text:p>0.0111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144" calcext:value-type="float">
            <text:p>0.0111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148" calcext:value-type="float">
            <text:p>0.0111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152" calcext:value-type="float">
            <text:p>0.0111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156" calcext:value-type="float">
            <text:p>0.0111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16" calcext:value-type="float">
            <text:p>0.0111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164" calcext:value-type="float">
            <text:p>0.0111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168" calcext:value-type="float">
            <text:p>0.0111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172" calcext:value-type="float">
            <text:p>0.0111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176" calcext:value-type="float">
            <text:p>0.011176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118" calcext:value-type="float">
            <text:p>0.0111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184" calcext:value-type="float">
            <text:p>0.01118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1188" calcext:value-type="float">
            <text:p>0.0111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192" calcext:value-type="float">
            <text:p>0.0111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196" calcext:value-type="float">
            <text:p>0.0111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2" calcext:value-type="float">
            <text:p>0.0112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204" calcext:value-type="float">
            <text:p>0.0112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208" calcext:value-type="float">
            <text:p>0.0112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212" calcext:value-type="float">
            <text:p>0.011212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1216" calcext:value-type="float">
            <text:p>0.0112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22" calcext:value-type="float">
            <text:p>0.0112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224" calcext:value-type="float">
            <text:p>0.0112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228" calcext:value-type="float">
            <text:p>0.0112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232" calcext:value-type="float">
            <text:p>0.0112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236" calcext:value-type="float">
            <text:p>0.0112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24" calcext:value-type="float">
            <text:p>0.0112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244" calcext:value-type="float">
            <text:p>0.0112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248" calcext:value-type="float">
            <text:p>0.0112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252" calcext:value-type="float">
            <text:p>0.011252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1256" calcext:value-type="float">
            <text:p>0.0112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26" calcext:value-type="float">
            <text:p>0.0112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264" calcext:value-type="float">
            <text:p>0.0112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268" calcext:value-type="float">
            <text:p>0.0112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272" calcext:value-type="float">
            <text:p>0.011272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1276" calcext:value-type="float">
            <text:p>0.0112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28" calcext:value-type="float">
            <text:p>0.0112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284" calcext:value-type="float">
            <text:p>0.0112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288" calcext:value-type="float">
            <text:p>0.011288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1292" calcext:value-type="float">
            <text:p>0.011292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1296" calcext:value-type="float">
            <text:p>0.0112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3" calcext:value-type="float">
            <text:p>0.011300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1304" calcext:value-type="float">
            <text:p>0.0113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308" calcext:value-type="float">
            <text:p>0.0113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312" calcext:value-type="float">
            <text:p>0.0113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316" calcext:value-type="float">
            <text:p>0.0113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32" calcext:value-type="float">
            <text:p>0.0113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324" calcext:value-type="float">
            <text:p>0.0113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328" calcext:value-type="float">
            <text:p>0.0113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332" calcext:value-type="float">
            <text:p>0.0113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336" calcext:value-type="float">
            <text:p>0.0113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34" calcext:value-type="float">
            <text:p>0.0113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344" calcext:value-type="float">
            <text:p>0.0113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348" calcext:value-type="float">
            <text:p>0.0113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352" calcext:value-type="float">
            <text:p>0.011352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1356" calcext:value-type="float">
            <text:p>0.0113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36" calcext:value-type="float">
            <text:p>0.0113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364" calcext:value-type="float">
            <text:p>0.0113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368" calcext:value-type="float">
            <text:p>0.0113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372" calcext:value-type="float">
            <text:p>0.011372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1376" calcext:value-type="float">
            <text:p>0.0113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38" calcext:value-type="float">
            <text:p>0.0113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384" calcext:value-type="float">
            <text:p>0.01138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1388" calcext:value-type="float">
            <text:p>0.0113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392" calcext:value-type="float">
            <text:p>0.0113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396" calcext:value-type="float">
            <text:p>0.011396</text:p>
          </table:table-cell>
          <table:table-cell office:value-type="float" office:value="4.900023" calcext:value-type="float">
            <text:p>4.900</text:p>
          </table:table-cell>
        </table:table-row>
        <table:table-row table:style-name="ro1">
          <table:table-cell office:value-type="float" office:value="0.0114" calcext:value-type="float">
            <text:p>0.011400</text:p>
          </table:table-cell>
          <table:table-cell office:value-type="float" office:value="0.122501" calcext:value-type="float">
            <text:p>0.123</text:p>
          </table:table-cell>
        </table:table-row>
        <table:table-row table:style-name="ro1">
          <table:table-cell office:value-type="float" office:value="0.011404" calcext:value-type="float">
            <text:p>0.0114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408" calcext:value-type="float">
            <text:p>0.0114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412" calcext:value-type="float">
            <text:p>0.0114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1416" calcext:value-type="float">
            <text:p>0.01141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142" calcext:value-type="float">
            <text:p>0.0114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424" calcext:value-type="float">
            <text:p>0.0114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428" calcext:value-type="float">
            <text:p>0.01142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1432" calcext:value-type="float">
            <text:p>0.01143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1436" calcext:value-type="float">
            <text:p>0.0114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44" calcext:value-type="float">
            <text:p>0.01144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1444" calcext:value-type="float">
            <text:p>0.01144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1448" calcext:value-type="float">
            <text:p>0.0114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452" calcext:value-type="float">
            <text:p>0.0114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456" calcext:value-type="float">
            <text:p>0.0114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46" calcext:value-type="float">
            <text:p>0.01146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1464" calcext:value-type="float">
            <text:p>0.0114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468" calcext:value-type="float">
            <text:p>0.0114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472" calcext:value-type="float">
            <text:p>0.01147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1476" calcext:value-type="float">
            <text:p>0.0114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48" calcext:value-type="float">
            <text:p>0.01148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1484" calcext:value-type="float">
            <text:p>0.01148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1488" calcext:value-type="float">
            <text:p>0.01148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1492" calcext:value-type="float">
            <text:p>0.01149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1496" calcext:value-type="float">
            <text:p>0.0114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5" calcext:value-type="float">
            <text:p>0.0115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504" calcext:value-type="float">
            <text:p>0.0115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508" calcext:value-type="float">
            <text:p>0.01150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1512" calcext:value-type="float">
            <text:p>0.0115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516" calcext:value-type="float">
            <text:p>0.01151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152" calcext:value-type="float">
            <text:p>0.01152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1524" calcext:value-type="float">
            <text:p>0.0115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528" calcext:value-type="float">
            <text:p>0.01152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1532" calcext:value-type="float">
            <text:p>0.01153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1536" calcext:value-type="float">
            <text:p>0.01153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154" calcext:value-type="float">
            <text:p>0.0115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544" calcext:value-type="float">
            <text:p>0.0115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548" calcext:value-type="float">
            <text:p>0.0115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552" calcext:value-type="float">
            <text:p>0.0115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556" calcext:value-type="float">
            <text:p>0.0115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56" calcext:value-type="float">
            <text:p>0.0115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564" calcext:value-type="float">
            <text:p>0.0115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568" calcext:value-type="float">
            <text:p>0.01156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1572" calcext:value-type="float">
            <text:p>0.01157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1576" calcext:value-type="float">
            <text:p>0.01157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158" calcext:value-type="float">
            <text:p>0.01158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1584" calcext:value-type="float">
            <text:p>0.01158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1588" calcext:value-type="float">
            <text:p>0.0115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592" calcext:value-type="float">
            <text:p>0.011592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11596" calcext:value-type="float">
            <text:p>0.01159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16" calcext:value-type="float">
            <text:p>0.0116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604" calcext:value-type="float">
            <text:p>0.0116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608" calcext:value-type="float">
            <text:p>0.0116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612" calcext:value-type="float">
            <text:p>0.0116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1616" calcext:value-type="float">
            <text:p>0.0116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62" calcext:value-type="float">
            <text:p>0.0116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624" calcext:value-type="float">
            <text:p>0.0116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628" calcext:value-type="float">
            <text:p>0.0116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632" calcext:value-type="float">
            <text:p>0.0116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636" calcext:value-type="float">
            <text:p>0.0116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64" calcext:value-type="float">
            <text:p>0.0116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644" calcext:value-type="float">
            <text:p>0.0116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648" calcext:value-type="float">
            <text:p>0.0116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652" calcext:value-type="float">
            <text:p>0.0116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656" calcext:value-type="float">
            <text:p>0.0116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66" calcext:value-type="float">
            <text:p>0.01166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1664" calcext:value-type="float">
            <text:p>0.0116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668" calcext:value-type="float">
            <text:p>0.0116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672" calcext:value-type="float">
            <text:p>0.0116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676" calcext:value-type="float">
            <text:p>0.0116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68" calcext:value-type="float">
            <text:p>0.01168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1684" calcext:value-type="float">
            <text:p>0.0116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688" calcext:value-type="float">
            <text:p>0.0116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692" calcext:value-type="float">
            <text:p>0.0116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696" calcext:value-type="float">
            <text:p>0.0116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7" calcext:value-type="float">
            <text:p>0.0117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704" calcext:value-type="float">
            <text:p>0.011704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11708" calcext:value-type="float">
            <text:p>0.0117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712" calcext:value-type="float">
            <text:p>0.0117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1716" calcext:value-type="float">
            <text:p>0.0117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72" calcext:value-type="float">
            <text:p>0.0117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724" calcext:value-type="float">
            <text:p>0.0117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728" calcext:value-type="float">
            <text:p>0.0117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732" calcext:value-type="float">
            <text:p>0.0117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736" calcext:value-type="float">
            <text:p>0.0117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74" calcext:value-type="float">
            <text:p>0.0117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744" calcext:value-type="float">
            <text:p>0.0117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748" calcext:value-type="float">
            <text:p>0.0117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752" calcext:value-type="float">
            <text:p>0.01175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1756" calcext:value-type="float">
            <text:p>0.0117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76" calcext:value-type="float">
            <text:p>0.0117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764" calcext:value-type="float">
            <text:p>0.0117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768" calcext:value-type="float">
            <text:p>0.0117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772" calcext:value-type="float">
            <text:p>0.0117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776" calcext:value-type="float">
            <text:p>0.0117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78" calcext:value-type="float">
            <text:p>0.0117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784" calcext:value-type="float">
            <text:p>0.0117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788" calcext:value-type="float">
            <text:p>0.0117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792" calcext:value-type="float">
            <text:p>0.01179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1796" calcext:value-type="float">
            <text:p>0.01179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18" calcext:value-type="float">
            <text:p>0.011800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11804" calcext:value-type="float">
            <text:p>0.0118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808" calcext:value-type="float">
            <text:p>0.0118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812" calcext:value-type="float">
            <text:p>0.0118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816" calcext:value-type="float">
            <text:p>0.0118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82" calcext:value-type="float">
            <text:p>0.0118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824" calcext:value-type="float">
            <text:p>0.0118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828" calcext:value-type="float">
            <text:p>0.0118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832" calcext:value-type="float">
            <text:p>0.0118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836" calcext:value-type="float">
            <text:p>0.0118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84" calcext:value-type="float">
            <text:p>0.0118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844" calcext:value-type="float">
            <text:p>0.0118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848" calcext:value-type="float">
            <text:p>0.0118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852" calcext:value-type="float">
            <text:p>0.0118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856" calcext:value-type="float">
            <text:p>0.011856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1186" calcext:value-type="float">
            <text:p>0.0118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864" calcext:value-type="float">
            <text:p>0.0118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868" calcext:value-type="float">
            <text:p>0.0118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872" calcext:value-type="float">
            <text:p>0.0118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876" calcext:value-type="float">
            <text:p>0.0118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88" calcext:value-type="float">
            <text:p>0.0118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884" calcext:value-type="float">
            <text:p>0.0118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888" calcext:value-type="float">
            <text:p>0.0118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892" calcext:value-type="float">
            <text:p>0.0118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1896" calcext:value-type="float">
            <text:p>0.011896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119" calcext:value-type="float">
            <text:p>0.011900</text:p>
          </table:table-cell>
          <table:table-cell office:value-type="float" office:value="3.430016" calcext:value-type="float">
            <text:p>3.430</text:p>
          </table:table-cell>
        </table:table-row>
        <table:table-row table:style-name="ro1">
          <table:table-cell office:value-type="float" office:value="0.011904" calcext:value-type="float">
            <text:p>0.011904</text:p>
          </table:table-cell>
          <table:table-cell office:value-type="float" office:value="4.900023" calcext:value-type="float">
            <text:p>4.900</text:p>
          </table:table-cell>
        </table:table-row>
        <table:table-row table:style-name="ro1">
          <table:table-cell office:value-type="float" office:value="0.011908" calcext:value-type="float">
            <text:p>0.0119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912" calcext:value-type="float">
            <text:p>0.0119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916" calcext:value-type="float">
            <text:p>0.0119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92" calcext:value-type="float">
            <text:p>0.0119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924" calcext:value-type="float">
            <text:p>0.01192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1928" calcext:value-type="float">
            <text:p>0.0119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932" calcext:value-type="float">
            <text:p>0.0119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936" calcext:value-type="float">
            <text:p>0.01193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194" calcext:value-type="float">
            <text:p>0.01194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1944" calcext:value-type="float">
            <text:p>0.01194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1948" calcext:value-type="float">
            <text:p>0.01194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1952" calcext:value-type="float">
            <text:p>0.01195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1956" calcext:value-type="float">
            <text:p>0.0119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96" calcext:value-type="float">
            <text:p>0.0119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964" calcext:value-type="float">
            <text:p>0.0119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968" calcext:value-type="float">
            <text:p>0.0119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972" calcext:value-type="float">
            <text:p>0.0119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976" calcext:value-type="float">
            <text:p>0.01197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198" calcext:value-type="float">
            <text:p>0.0119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984" calcext:value-type="float">
            <text:p>0.0119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988" calcext:value-type="float">
            <text:p>0.0119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992" calcext:value-type="float">
            <text:p>0.0119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1996" calcext:value-type="float">
            <text:p>0.0119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" calcext:value-type="float">
            <text:p>0.0120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004" calcext:value-type="float">
            <text:p>0.0120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008" calcext:value-type="float">
            <text:p>0.0120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012" calcext:value-type="float">
            <text:p>0.01201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2016" calcext:value-type="float">
            <text:p>0.0120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02" calcext:value-type="float">
            <text:p>0.012020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2024" calcext:value-type="float">
            <text:p>0.012024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2028" calcext:value-type="float">
            <text:p>0.0120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032" calcext:value-type="float">
            <text:p>0.0120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036" calcext:value-type="float">
            <text:p>0.01203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204" calcext:value-type="float">
            <text:p>0.0120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044" calcext:value-type="float">
            <text:p>0.0120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048" calcext:value-type="float">
            <text:p>0.0120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052" calcext:value-type="float">
            <text:p>0.0120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056" calcext:value-type="float">
            <text:p>0.0120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06" calcext:value-type="float">
            <text:p>0.0120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064" calcext:value-type="float">
            <text:p>0.0120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068" calcext:value-type="float">
            <text:p>0.0120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072" calcext:value-type="float">
            <text:p>0.0120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076" calcext:value-type="float">
            <text:p>0.01207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208" calcext:value-type="float">
            <text:p>0.0120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084" calcext:value-type="float">
            <text:p>0.01208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2088" calcext:value-type="float">
            <text:p>0.0120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092" calcext:value-type="float">
            <text:p>0.0120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096" calcext:value-type="float">
            <text:p>0.0120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1" calcext:value-type="float">
            <text:p>0.0121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104" calcext:value-type="float">
            <text:p>0.0121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108" calcext:value-type="float">
            <text:p>0.0121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112" calcext:value-type="float">
            <text:p>0.0121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116" calcext:value-type="float">
            <text:p>0.0121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12" calcext:value-type="float">
            <text:p>0.0121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124" calcext:value-type="float">
            <text:p>0.0121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128" calcext:value-type="float">
            <text:p>0.0121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132" calcext:value-type="float">
            <text:p>0.0121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136" calcext:value-type="float">
            <text:p>0.01213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214" calcext:value-type="float">
            <text:p>0.0121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144" calcext:value-type="float">
            <text:p>0.0121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148" calcext:value-type="float">
            <text:p>0.0121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152" calcext:value-type="float">
            <text:p>0.0121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156" calcext:value-type="float">
            <text:p>0.0121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16" calcext:value-type="float">
            <text:p>0.0121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164" calcext:value-type="float">
            <text:p>0.012164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2168" calcext:value-type="float">
            <text:p>0.0121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172" calcext:value-type="float">
            <text:p>0.0121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176" calcext:value-type="float">
            <text:p>0.0121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18" calcext:value-type="float">
            <text:p>0.01218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2184" calcext:value-type="float">
            <text:p>0.0121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188" calcext:value-type="float">
            <text:p>0.0121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192" calcext:value-type="float">
            <text:p>0.0121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196" calcext:value-type="float">
            <text:p>0.01219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22" calcext:value-type="float">
            <text:p>0.0122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204" calcext:value-type="float">
            <text:p>0.0122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208" calcext:value-type="float">
            <text:p>0.0122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212" calcext:value-type="float">
            <text:p>0.0122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216" calcext:value-type="float">
            <text:p>0.0122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22" calcext:value-type="float">
            <text:p>0.0122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224" calcext:value-type="float">
            <text:p>0.0122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228" calcext:value-type="float">
            <text:p>0.01222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2232" calcext:value-type="float">
            <text:p>0.0122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236" calcext:value-type="float">
            <text:p>0.0122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24" calcext:value-type="float">
            <text:p>0.0122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244" calcext:value-type="float">
            <text:p>0.0122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248" calcext:value-type="float">
            <text:p>0.0122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252" calcext:value-type="float">
            <text:p>0.0122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256" calcext:value-type="float">
            <text:p>0.0122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26" calcext:value-type="float">
            <text:p>0.0122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264" calcext:value-type="float">
            <text:p>0.0122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268" calcext:value-type="float">
            <text:p>0.0122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272" calcext:value-type="float">
            <text:p>0.0122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276" calcext:value-type="float">
            <text:p>0.0122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28" calcext:value-type="float">
            <text:p>0.0122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284" calcext:value-type="float">
            <text:p>0.0122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288" calcext:value-type="float">
            <text:p>0.0122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292" calcext:value-type="float">
            <text:p>0.0122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296" calcext:value-type="float">
            <text:p>0.01229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23" calcext:value-type="float">
            <text:p>0.0123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304" calcext:value-type="float">
            <text:p>0.0123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308" calcext:value-type="float">
            <text:p>0.012308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2312" calcext:value-type="float">
            <text:p>0.012312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2316" calcext:value-type="float">
            <text:p>0.012316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232" calcext:value-type="float">
            <text:p>0.0123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324" calcext:value-type="float">
            <text:p>0.012324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2328" calcext:value-type="float">
            <text:p>0.0123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332" calcext:value-type="float">
            <text:p>0.0123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336" calcext:value-type="float">
            <text:p>0.01233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234" calcext:value-type="float">
            <text:p>0.0123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344" calcext:value-type="float">
            <text:p>0.0123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348" calcext:value-type="float">
            <text:p>0.0123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352" calcext:value-type="float">
            <text:p>0.0123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356" calcext:value-type="float">
            <text:p>0.0123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36" calcext:value-type="float">
            <text:p>0.0123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364" calcext:value-type="float">
            <text:p>0.0123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368" calcext:value-type="float">
            <text:p>0.012368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2372" calcext:value-type="float">
            <text:p>0.0123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376" calcext:value-type="float">
            <text:p>0.0123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38" calcext:value-type="float">
            <text:p>0.0123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384" calcext:value-type="float">
            <text:p>0.0123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388" calcext:value-type="float">
            <text:p>0.0123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392" calcext:value-type="float">
            <text:p>0.0123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396" calcext:value-type="float">
            <text:p>0.012396</text:p>
          </table:table-cell>
          <table:table-cell office:value-type="float" office:value="4.900023" calcext:value-type="float">
            <text:p>4.900</text:p>
          </table:table-cell>
        </table:table-row>
        <table:table-row table:style-name="ro1">
          <table:table-cell office:value-type="float" office:value="0.0124" calcext:value-type="float">
            <text:p>0.012400</text:p>
          </table:table-cell>
          <table:table-cell office:value-type="float" office:value="0.122501" calcext:value-type="float">
            <text:p>0.123</text:p>
          </table:table-cell>
        </table:table-row>
        <table:table-row table:style-name="ro1">
          <table:table-cell office:value-type="float" office:value="0.012404" calcext:value-type="float">
            <text:p>0.01240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408" calcext:value-type="float">
            <text:p>0.01240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412" calcext:value-type="float">
            <text:p>0.0124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416" calcext:value-type="float">
            <text:p>0.01241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42" calcext:value-type="float">
            <text:p>0.01242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424" calcext:value-type="float">
            <text:p>0.01242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428" calcext:value-type="float">
            <text:p>0.01242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432" calcext:value-type="float">
            <text:p>0.01243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436" calcext:value-type="float">
            <text:p>0.01243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44" calcext:value-type="float">
            <text:p>0.01244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444" calcext:value-type="float">
            <text:p>0.01244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448" calcext:value-type="float">
            <text:p>0.01244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452" calcext:value-type="float">
            <text:p>0.0124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456" calcext:value-type="float">
            <text:p>0.0124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46" calcext:value-type="float">
            <text:p>0.01246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464" calcext:value-type="float">
            <text:p>0.0124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468" calcext:value-type="float">
            <text:p>0.01246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472" calcext:value-type="float">
            <text:p>0.01247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476" calcext:value-type="float">
            <text:p>0.0124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48" calcext:value-type="float">
            <text:p>0.0124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484" calcext:value-type="float">
            <text:p>0.0124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488" calcext:value-type="float">
            <text:p>0.01248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492" calcext:value-type="float">
            <text:p>0.0124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496" calcext:value-type="float">
            <text:p>0.01249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5" calcext:value-type="float">
            <text:p>0.0125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504" calcext:value-type="float">
            <text:p>0.01250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508" calcext:value-type="float">
            <text:p>0.01250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512" calcext:value-type="float">
            <text:p>0.0125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516" calcext:value-type="float">
            <text:p>0.01251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52" calcext:value-type="float">
            <text:p>0.01252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524" calcext:value-type="float">
            <text:p>0.01252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528" calcext:value-type="float">
            <text:p>0.01252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532" calcext:value-type="float">
            <text:p>0.01253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536" calcext:value-type="float">
            <text:p>0.0125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54" calcext:value-type="float">
            <text:p>0.01254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544" calcext:value-type="float">
            <text:p>0.01254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548" calcext:value-type="float">
            <text:p>0.0125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552" calcext:value-type="float">
            <text:p>0.01255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556" calcext:value-type="float">
            <text:p>0.0125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56" calcext:value-type="float">
            <text:p>0.01256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564" calcext:value-type="float">
            <text:p>0.01256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568" calcext:value-type="float">
            <text:p>0.01256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572" calcext:value-type="float">
            <text:p>0.0125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576" calcext:value-type="float">
            <text:p>0.0125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58" calcext:value-type="float">
            <text:p>0.0125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584" calcext:value-type="float">
            <text:p>0.012584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12588" calcext:value-type="float">
            <text:p>0.0125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592" calcext:value-type="float">
            <text:p>0.0125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596" calcext:value-type="float">
            <text:p>0.0125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6" calcext:value-type="float">
            <text:p>0.0126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604" calcext:value-type="float">
            <text:p>0.01260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608" calcext:value-type="float">
            <text:p>0.0126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612" calcext:value-type="float">
            <text:p>0.0126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616" calcext:value-type="float">
            <text:p>0.0126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62" calcext:value-type="float">
            <text:p>0.0126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624" calcext:value-type="float">
            <text:p>0.0126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628" calcext:value-type="float">
            <text:p>0.01262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632" calcext:value-type="float">
            <text:p>0.01263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636" calcext:value-type="float">
            <text:p>0.0126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64" calcext:value-type="float">
            <text:p>0.0126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644" calcext:value-type="float">
            <text:p>0.0126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648" calcext:value-type="float">
            <text:p>0.0126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652" calcext:value-type="float">
            <text:p>0.0126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656" calcext:value-type="float">
            <text:p>0.0126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66" calcext:value-type="float">
            <text:p>0.0126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664" calcext:value-type="float">
            <text:p>0.0126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668" calcext:value-type="float">
            <text:p>0.01266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672" calcext:value-type="float">
            <text:p>0.0126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676" calcext:value-type="float">
            <text:p>0.0126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68" calcext:value-type="float">
            <text:p>0.0126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684" calcext:value-type="float">
            <text:p>0.0126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688" calcext:value-type="float">
            <text:p>0.01268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692" calcext:value-type="float">
            <text:p>0.01269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696" calcext:value-type="float">
            <text:p>0.01269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7" calcext:value-type="float">
            <text:p>0.0127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704" calcext:value-type="float">
            <text:p>0.0127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708" calcext:value-type="float">
            <text:p>0.0127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712" calcext:value-type="float">
            <text:p>0.0127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716" calcext:value-type="float">
            <text:p>0.0127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72" calcext:value-type="float">
            <text:p>0.0127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724" calcext:value-type="float">
            <text:p>0.0127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728" calcext:value-type="float">
            <text:p>0.0127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732" calcext:value-type="float">
            <text:p>0.01273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736" calcext:value-type="float">
            <text:p>0.0127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74" calcext:value-type="float">
            <text:p>0.0127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744" calcext:value-type="float">
            <text:p>0.0127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748" calcext:value-type="float">
            <text:p>0.0127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752" calcext:value-type="float">
            <text:p>0.01275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756" calcext:value-type="float">
            <text:p>0.0127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76" calcext:value-type="float">
            <text:p>0.0127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764" calcext:value-type="float">
            <text:p>0.0127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768" calcext:value-type="float">
            <text:p>0.0127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772" calcext:value-type="float">
            <text:p>0.0127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776" calcext:value-type="float">
            <text:p>0.0127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78" calcext:value-type="float">
            <text:p>0.0127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784" calcext:value-type="float">
            <text:p>0.0127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788" calcext:value-type="float">
            <text:p>0.0127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792" calcext:value-type="float">
            <text:p>0.0127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796" calcext:value-type="float">
            <text:p>0.01279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8" calcext:value-type="float">
            <text:p>0.0128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804" calcext:value-type="float">
            <text:p>0.0128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808" calcext:value-type="float">
            <text:p>0.0128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812" calcext:value-type="float">
            <text:p>0.0128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816" calcext:value-type="float">
            <text:p>0.0128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82" calcext:value-type="float">
            <text:p>0.0128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824" calcext:value-type="float">
            <text:p>0.0128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828" calcext:value-type="float">
            <text:p>0.0128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832" calcext:value-type="float">
            <text:p>0.0128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836" calcext:value-type="float">
            <text:p>0.0128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84" calcext:value-type="float">
            <text:p>0.0128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844" calcext:value-type="float">
            <text:p>0.0128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848" calcext:value-type="float">
            <text:p>0.01284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2852" calcext:value-type="float">
            <text:p>0.0128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856" calcext:value-type="float">
            <text:p>0.0128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86" calcext:value-type="float">
            <text:p>0.0128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864" calcext:value-type="float">
            <text:p>0.0128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868" calcext:value-type="float">
            <text:p>0.0128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872" calcext:value-type="float">
            <text:p>0.0128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876" calcext:value-type="float">
            <text:p>0.0128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88" calcext:value-type="float">
            <text:p>0.0128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884" calcext:value-type="float">
            <text:p>0.0128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888" calcext:value-type="float">
            <text:p>0.0128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892" calcext:value-type="float">
            <text:p>0.0128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2896" calcext:value-type="float">
            <text:p>0.012896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129" calcext:value-type="float">
            <text:p>0.012900</text:p>
          </table:table-cell>
          <table:table-cell office:value-type="float" office:value="3.389183" calcext:value-type="float">
            <text:p>3.389</text:p>
          </table:table-cell>
        </table:table-row>
        <table:table-row table:style-name="ro1">
          <table:table-cell office:value-type="float" office:value="0.012904" calcext:value-type="float">
            <text:p>0.012904</text:p>
          </table:table-cell>
          <table:table-cell office:value-type="float" office:value="4.900023" calcext:value-type="float">
            <text:p>4.900</text:p>
          </table:table-cell>
        </table:table-row>
        <table:table-row table:style-name="ro1">
          <table:table-cell office:value-type="float" office:value="0.012908" calcext:value-type="float">
            <text:p>0.01290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2912" calcext:value-type="float">
            <text:p>0.01291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2916" calcext:value-type="float">
            <text:p>0.0129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92" calcext:value-type="float">
            <text:p>0.0129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924" calcext:value-type="float">
            <text:p>0.01292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2928" calcext:value-type="float">
            <text:p>0.01292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2932" calcext:value-type="float">
            <text:p>0.0129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936" calcext:value-type="float">
            <text:p>0.0129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94" calcext:value-type="float">
            <text:p>0.0129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944" calcext:value-type="float">
            <text:p>0.01294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2948" calcext:value-type="float">
            <text:p>0.0129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952" calcext:value-type="float">
            <text:p>0.01295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2956" calcext:value-type="float">
            <text:p>0.01295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296" calcext:value-type="float">
            <text:p>0.01296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2964" calcext:value-type="float">
            <text:p>0.01296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2968" calcext:value-type="float">
            <text:p>0.0129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972" calcext:value-type="float">
            <text:p>0.0129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976" calcext:value-type="float">
            <text:p>0.0129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98" calcext:value-type="float">
            <text:p>0.0129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984" calcext:value-type="float">
            <text:p>0.0129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988" calcext:value-type="float">
            <text:p>0.01298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2992" calcext:value-type="float">
            <text:p>0.0129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2996" calcext:value-type="float">
            <text:p>0.0129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" calcext:value-type="float">
            <text:p>0.0130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004" calcext:value-type="float">
            <text:p>0.0130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008" calcext:value-type="float">
            <text:p>0.0130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012" calcext:value-type="float">
            <text:p>0.01301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3016" calcext:value-type="float">
            <text:p>0.0130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02" calcext:value-type="float">
            <text:p>0.0130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024" calcext:value-type="float">
            <text:p>0.0130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028" calcext:value-type="float">
            <text:p>0.0130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032" calcext:value-type="float">
            <text:p>0.0130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036" calcext:value-type="float">
            <text:p>0.0130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04" calcext:value-type="float">
            <text:p>0.0130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044" calcext:value-type="float">
            <text:p>0.0130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048" calcext:value-type="float">
            <text:p>0.013048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3052" calcext:value-type="float">
            <text:p>0.01305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3056" calcext:value-type="float">
            <text:p>0.0130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06" calcext:value-type="float">
            <text:p>0.0130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064" calcext:value-type="float">
            <text:p>0.0130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068" calcext:value-type="float">
            <text:p>0.0130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072" calcext:value-type="float">
            <text:p>0.0130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076" calcext:value-type="float">
            <text:p>0.0130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08" calcext:value-type="float">
            <text:p>0.0130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084" calcext:value-type="float">
            <text:p>0.0130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088" calcext:value-type="float">
            <text:p>0.0130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092" calcext:value-type="float">
            <text:p>0.0130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096" calcext:value-type="float">
            <text:p>0.0130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1" calcext:value-type="float">
            <text:p>0.0131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104" calcext:value-type="float">
            <text:p>0.01310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3108" calcext:value-type="float">
            <text:p>0.0131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112" calcext:value-type="float">
            <text:p>0.0131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116" calcext:value-type="float">
            <text:p>0.0131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12" calcext:value-type="float">
            <text:p>0.0131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124" calcext:value-type="float">
            <text:p>0.0131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128" calcext:value-type="float">
            <text:p>0.0131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132" calcext:value-type="float">
            <text:p>0.0131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136" calcext:value-type="float">
            <text:p>0.0131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14" calcext:value-type="float">
            <text:p>0.0131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144" calcext:value-type="float">
            <text:p>0.0131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148" calcext:value-type="float">
            <text:p>0.0131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152" calcext:value-type="float">
            <text:p>0.0131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156" calcext:value-type="float">
            <text:p>0.0131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16" calcext:value-type="float">
            <text:p>0.0131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164" calcext:value-type="float">
            <text:p>0.0131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168" calcext:value-type="float">
            <text:p>0.01316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3172" calcext:value-type="float">
            <text:p>0.01317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3176" calcext:value-type="float">
            <text:p>0.0131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18" calcext:value-type="float">
            <text:p>0.0131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184" calcext:value-type="float">
            <text:p>0.0131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188" calcext:value-type="float">
            <text:p>0.0131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192" calcext:value-type="float">
            <text:p>0.01319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3196" calcext:value-type="float">
            <text:p>0.0131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2" calcext:value-type="float">
            <text:p>0.0132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204" calcext:value-type="float">
            <text:p>0.0132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208" calcext:value-type="float">
            <text:p>0.0132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212" calcext:value-type="float">
            <text:p>0.0132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216" calcext:value-type="float">
            <text:p>0.0132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22" calcext:value-type="float">
            <text:p>0.0132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224" calcext:value-type="float">
            <text:p>0.0132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228" calcext:value-type="float">
            <text:p>0.0132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232" calcext:value-type="float">
            <text:p>0.0132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236" calcext:value-type="float">
            <text:p>0.0132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24" calcext:value-type="float">
            <text:p>0.0132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244" calcext:value-type="float">
            <text:p>0.0132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248" calcext:value-type="float">
            <text:p>0.0132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252" calcext:value-type="float">
            <text:p>0.0132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256" calcext:value-type="float">
            <text:p>0.0132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26" calcext:value-type="float">
            <text:p>0.0132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264" calcext:value-type="float">
            <text:p>0.0132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268" calcext:value-type="float">
            <text:p>0.0132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272" calcext:value-type="float">
            <text:p>0.013272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3276" calcext:value-type="float">
            <text:p>0.0132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28" calcext:value-type="float">
            <text:p>0.0132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284" calcext:value-type="float">
            <text:p>0.0132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288" calcext:value-type="float">
            <text:p>0.0132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292" calcext:value-type="float">
            <text:p>0.0132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296" calcext:value-type="float">
            <text:p>0.013296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33" calcext:value-type="float">
            <text:p>0.0133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304" calcext:value-type="float">
            <text:p>0.0133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308" calcext:value-type="float">
            <text:p>0.0133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312" calcext:value-type="float">
            <text:p>0.0133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316" calcext:value-type="float">
            <text:p>0.0133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32" calcext:value-type="float">
            <text:p>0.013320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3324" calcext:value-type="float">
            <text:p>0.0133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328" calcext:value-type="float">
            <text:p>0.0133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332" calcext:value-type="float">
            <text:p>0.013332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3336" calcext:value-type="float">
            <text:p>0.013336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334" calcext:value-type="float">
            <text:p>0.0133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344" calcext:value-type="float">
            <text:p>0.0133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348" calcext:value-type="float">
            <text:p>0.0133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352" calcext:value-type="float">
            <text:p>0.0133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356" calcext:value-type="float">
            <text:p>0.0133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36" calcext:value-type="float">
            <text:p>0.0133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364" calcext:value-type="float">
            <text:p>0.013364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3368" calcext:value-type="float">
            <text:p>0.0133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372" calcext:value-type="float">
            <text:p>0.0133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376" calcext:value-type="float">
            <text:p>0.0133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38" calcext:value-type="float">
            <text:p>0.013380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3384" calcext:value-type="float">
            <text:p>0.01338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3388" calcext:value-type="float">
            <text:p>0.0133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392" calcext:value-type="float">
            <text:p>0.0133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396" calcext:value-type="float">
            <text:p>0.013396</text:p>
          </table:table-cell>
          <table:table-cell office:value-type="float" office:value="4.900023" calcext:value-type="float">
            <text:p>4.900</text:p>
          </table:table-cell>
        </table:table-row>
        <table:table-row table:style-name="ro1">
          <table:table-cell office:value-type="float" office:value="0.0134" calcext:value-type="float">
            <text:p>0.013400</text:p>
          </table:table-cell>
          <table:table-cell office:value-type="float" office:value="0.122501" calcext:value-type="float">
            <text:p>0.123</text:p>
          </table:table-cell>
        </table:table-row>
        <table:table-row table:style-name="ro1">
          <table:table-cell office:value-type="float" office:value="0.013404" calcext:value-type="float">
            <text:p>0.0134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408" calcext:value-type="float">
            <text:p>0.01340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3412" calcext:value-type="float">
            <text:p>0.0134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3416" calcext:value-type="float">
            <text:p>0.01341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342" calcext:value-type="float">
            <text:p>0.0134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424" calcext:value-type="float">
            <text:p>0.01342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3428" calcext:value-type="float">
            <text:p>0.0134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432" calcext:value-type="float">
            <text:p>0.0134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436" calcext:value-type="float">
            <text:p>0.0134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44" calcext:value-type="float">
            <text:p>0.0134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444" calcext:value-type="float">
            <text:p>0.0134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448" calcext:value-type="float">
            <text:p>0.01344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3452" calcext:value-type="float">
            <text:p>0.0134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456" calcext:value-type="float">
            <text:p>0.01345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346" calcext:value-type="float">
            <text:p>0.0134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464" calcext:value-type="float">
            <text:p>0.01346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3468" calcext:value-type="float">
            <text:p>0.01346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3472" calcext:value-type="float">
            <text:p>0.0134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476" calcext:value-type="float">
            <text:p>0.0134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48" calcext:value-type="float">
            <text:p>0.01348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3484" calcext:value-type="float">
            <text:p>0.0134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488" calcext:value-type="float">
            <text:p>0.01348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3492" calcext:value-type="float">
            <text:p>0.0134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496" calcext:value-type="float">
            <text:p>0.0134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5" calcext:value-type="float">
            <text:p>0.0135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504" calcext:value-type="float">
            <text:p>0.0135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508" calcext:value-type="float">
            <text:p>0.0135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512" calcext:value-type="float">
            <text:p>0.0135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516" calcext:value-type="float">
            <text:p>0.01351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352" calcext:value-type="float">
            <text:p>0.0135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524" calcext:value-type="float">
            <text:p>0.01352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3528" calcext:value-type="float">
            <text:p>0.0135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532" calcext:value-type="float">
            <text:p>0.0135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536" calcext:value-type="float">
            <text:p>0.0135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54" calcext:value-type="float">
            <text:p>0.0135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544" calcext:value-type="float">
            <text:p>0.0135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548" calcext:value-type="float">
            <text:p>0.01354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3552" calcext:value-type="float">
            <text:p>0.0135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556" calcext:value-type="float">
            <text:p>0.0135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56" calcext:value-type="float">
            <text:p>0.01356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3564" calcext:value-type="float">
            <text:p>0.01356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3568" calcext:value-type="float">
            <text:p>0.0135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572" calcext:value-type="float">
            <text:p>0.01357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3576" calcext:value-type="float">
            <text:p>0.013576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1358" calcext:value-type="float">
            <text:p>0.01358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3584" calcext:value-type="float">
            <text:p>0.0135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588" calcext:value-type="float">
            <text:p>0.0135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592" calcext:value-type="float">
            <text:p>0.0135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596" calcext:value-type="float">
            <text:p>0.01359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36" calcext:value-type="float">
            <text:p>0.0136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604" calcext:value-type="float">
            <text:p>0.0136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608" calcext:value-type="float">
            <text:p>0.01360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3612" calcext:value-type="float">
            <text:p>0.0136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616" calcext:value-type="float">
            <text:p>0.0136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62" calcext:value-type="float">
            <text:p>0.01362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3624" calcext:value-type="float">
            <text:p>0.0136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628" calcext:value-type="float">
            <text:p>0.0136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632" calcext:value-type="float">
            <text:p>0.0136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636" calcext:value-type="float">
            <text:p>0.0136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64" calcext:value-type="float">
            <text:p>0.0136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644" calcext:value-type="float">
            <text:p>0.0136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648" calcext:value-type="float">
            <text:p>0.0136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652" calcext:value-type="float">
            <text:p>0.0136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656" calcext:value-type="float">
            <text:p>0.0136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66" calcext:value-type="float">
            <text:p>0.0136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664" calcext:value-type="float">
            <text:p>0.0136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668" calcext:value-type="float">
            <text:p>0.0136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672" calcext:value-type="float">
            <text:p>0.01367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3676" calcext:value-type="float">
            <text:p>0.0136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68" calcext:value-type="float">
            <text:p>0.0136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684" calcext:value-type="float">
            <text:p>0.0136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688" calcext:value-type="float">
            <text:p>0.0136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692" calcext:value-type="float">
            <text:p>0.0136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696" calcext:value-type="float">
            <text:p>0.01369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37" calcext:value-type="float">
            <text:p>0.0137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704" calcext:value-type="float">
            <text:p>0.0137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708" calcext:value-type="float">
            <text:p>0.0137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712" calcext:value-type="float">
            <text:p>0.0137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3716" calcext:value-type="float">
            <text:p>0.01371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372" calcext:value-type="float">
            <text:p>0.0137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724" calcext:value-type="float">
            <text:p>0.0137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728" calcext:value-type="float">
            <text:p>0.0137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732" calcext:value-type="float">
            <text:p>0.0137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736" calcext:value-type="float">
            <text:p>0.0137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74" calcext:value-type="float">
            <text:p>0.0137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744" calcext:value-type="float">
            <text:p>0.0137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748" calcext:value-type="float">
            <text:p>0.0137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752" calcext:value-type="float">
            <text:p>0.0137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756" calcext:value-type="float">
            <text:p>0.0137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76" calcext:value-type="float">
            <text:p>0.0137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764" calcext:value-type="float">
            <text:p>0.0137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768" calcext:value-type="float">
            <text:p>0.0137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772" calcext:value-type="float">
            <text:p>0.0137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776" calcext:value-type="float">
            <text:p>0.0137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78" calcext:value-type="float">
            <text:p>0.01378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3784" calcext:value-type="float">
            <text:p>0.0137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788" calcext:value-type="float">
            <text:p>0.0137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792" calcext:value-type="float">
            <text:p>0.0137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796" calcext:value-type="float">
            <text:p>0.0137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8" calcext:value-type="float">
            <text:p>0.0138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804" calcext:value-type="float">
            <text:p>0.01380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3808" calcext:value-type="float">
            <text:p>0.0138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812" calcext:value-type="float">
            <text:p>0.0138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816" calcext:value-type="float">
            <text:p>0.0138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82" calcext:value-type="float">
            <text:p>0.0138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824" calcext:value-type="float">
            <text:p>0.0138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828" calcext:value-type="float">
            <text:p>0.0138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832" calcext:value-type="float">
            <text:p>0.0138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836" calcext:value-type="float">
            <text:p>0.0138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84" calcext:value-type="float">
            <text:p>0.013840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13844" calcext:value-type="float">
            <text:p>0.0138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848" calcext:value-type="float">
            <text:p>0.0138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852" calcext:value-type="float">
            <text:p>0.0138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856" calcext:value-type="float">
            <text:p>0.01385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386" calcext:value-type="float">
            <text:p>0.013860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13864" calcext:value-type="float">
            <text:p>0.0138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868" calcext:value-type="float">
            <text:p>0.0138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872" calcext:value-type="float">
            <text:p>0.01387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3876" calcext:value-type="float">
            <text:p>0.0138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88" calcext:value-type="float">
            <text:p>0.0138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884" calcext:value-type="float">
            <text:p>0.0138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888" calcext:value-type="float">
            <text:p>0.0138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892" calcext:value-type="float">
            <text:p>0.0138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3896" calcext:value-type="float">
            <text:p>0.013896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139" calcext:value-type="float">
            <text:p>0.013900</text:p>
          </table:table-cell>
          <table:table-cell office:value-type="float" office:value="3.430016" calcext:value-type="float">
            <text:p>3.430</text:p>
          </table:table-cell>
        </table:table-row>
        <table:table-row table:style-name="ro1">
          <table:table-cell office:value-type="float" office:value="0.013904" calcext:value-type="float">
            <text:p>0.013904</text:p>
          </table:table-cell>
          <table:table-cell office:value-type="float" office:value="4.900023" calcext:value-type="float">
            <text:p>4.900</text:p>
          </table:table-cell>
        </table:table-row>
        <table:table-row table:style-name="ro1">
          <table:table-cell office:value-type="float" office:value="0.013908" calcext:value-type="float">
            <text:p>0.01390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3912" calcext:value-type="float">
            <text:p>0.0139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916" calcext:value-type="float">
            <text:p>0.0139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92" calcext:value-type="float">
            <text:p>0.01392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3924" calcext:value-type="float">
            <text:p>0.01392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3928" calcext:value-type="float">
            <text:p>0.0139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932" calcext:value-type="float">
            <text:p>0.01393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3936" calcext:value-type="float">
            <text:p>0.01393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394" calcext:value-type="float">
            <text:p>0.0139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944" calcext:value-type="float">
            <text:p>0.0139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948" calcext:value-type="float">
            <text:p>0.0139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952" calcext:value-type="float">
            <text:p>0.0139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956" calcext:value-type="float">
            <text:p>0.01395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396" calcext:value-type="float">
            <text:p>0.01396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3964" calcext:value-type="float">
            <text:p>0.0139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968" calcext:value-type="float">
            <text:p>0.0139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972" calcext:value-type="float">
            <text:p>0.01397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3976" calcext:value-type="float">
            <text:p>0.0139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98" calcext:value-type="float">
            <text:p>0.01398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3984" calcext:value-type="float">
            <text:p>0.0139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3988" calcext:value-type="float">
            <text:p>0.01398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3992" calcext:value-type="float">
            <text:p>0.01399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3996" calcext:value-type="float">
            <text:p>0.0139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" calcext:value-type="float">
            <text:p>0.0140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004" calcext:value-type="float">
            <text:p>0.0140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008" calcext:value-type="float">
            <text:p>0.0140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012" calcext:value-type="float">
            <text:p>0.0140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016" calcext:value-type="float">
            <text:p>0.0140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02" calcext:value-type="float">
            <text:p>0.01402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4024" calcext:value-type="float">
            <text:p>0.0140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028" calcext:value-type="float">
            <text:p>0.0140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032" calcext:value-type="float">
            <text:p>0.0140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036" calcext:value-type="float">
            <text:p>0.01403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404" calcext:value-type="float">
            <text:p>0.01404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4044" calcext:value-type="float">
            <text:p>0.01404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4048" calcext:value-type="float">
            <text:p>0.0140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052" calcext:value-type="float">
            <text:p>0.0140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056" calcext:value-type="float">
            <text:p>0.0140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06" calcext:value-type="float">
            <text:p>0.0140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064" calcext:value-type="float">
            <text:p>0.0140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068" calcext:value-type="float">
            <text:p>0.0140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072" calcext:value-type="float">
            <text:p>0.0140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076" calcext:value-type="float">
            <text:p>0.0140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08" calcext:value-type="float">
            <text:p>0.0140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084" calcext:value-type="float">
            <text:p>0.01408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4088" calcext:value-type="float">
            <text:p>0.0140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092" calcext:value-type="float">
            <text:p>0.0140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096" calcext:value-type="float">
            <text:p>0.0140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1" calcext:value-type="float">
            <text:p>0.0141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104" calcext:value-type="float">
            <text:p>0.0141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108" calcext:value-type="float">
            <text:p>0.0141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112" calcext:value-type="float">
            <text:p>0.01411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4116" calcext:value-type="float">
            <text:p>0.0141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12" calcext:value-type="float">
            <text:p>0.0141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124" calcext:value-type="float">
            <text:p>0.0141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128" calcext:value-type="float">
            <text:p>0.0141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132" calcext:value-type="float">
            <text:p>0.0141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136" calcext:value-type="float">
            <text:p>0.0141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14" calcext:value-type="float">
            <text:p>0.0141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144" calcext:value-type="float">
            <text:p>0.01414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4148" calcext:value-type="float">
            <text:p>0.0141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152" calcext:value-type="float">
            <text:p>0.0141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156" calcext:value-type="float">
            <text:p>0.0141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16" calcext:value-type="float">
            <text:p>0.0141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164" calcext:value-type="float">
            <text:p>0.0141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168" calcext:value-type="float">
            <text:p>0.0141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172" calcext:value-type="float">
            <text:p>0.0141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176" calcext:value-type="float">
            <text:p>0.01417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418" calcext:value-type="float">
            <text:p>0.0141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184" calcext:value-type="float">
            <text:p>0.0141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188" calcext:value-type="float">
            <text:p>0.0141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192" calcext:value-type="float">
            <text:p>0.0141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196" calcext:value-type="float">
            <text:p>0.0141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2" calcext:value-type="float">
            <text:p>0.0142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204" calcext:value-type="float">
            <text:p>0.0142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208" calcext:value-type="float">
            <text:p>0.0142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212" calcext:value-type="float">
            <text:p>0.014212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4216" calcext:value-type="float">
            <text:p>0.014216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422" calcext:value-type="float">
            <text:p>0.0142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224" calcext:value-type="float">
            <text:p>0.0142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228" calcext:value-type="float">
            <text:p>0.0142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232" calcext:value-type="float">
            <text:p>0.0142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236" calcext:value-type="float">
            <text:p>0.0142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24" calcext:value-type="float">
            <text:p>0.0142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244" calcext:value-type="float">
            <text:p>0.0142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248" calcext:value-type="float">
            <text:p>0.0142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252" calcext:value-type="float">
            <text:p>0.01425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4256" calcext:value-type="float">
            <text:p>0.0142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26" calcext:value-type="float">
            <text:p>0.0142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264" calcext:value-type="float">
            <text:p>0.014264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4268" calcext:value-type="float">
            <text:p>0.0142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272" calcext:value-type="float">
            <text:p>0.0142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276" calcext:value-type="float">
            <text:p>0.0142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28" calcext:value-type="float">
            <text:p>0.0142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284" calcext:value-type="float">
            <text:p>0.0142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288" calcext:value-type="float">
            <text:p>0.014288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4292" calcext:value-type="float">
            <text:p>0.014292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4296" calcext:value-type="float">
            <text:p>0.0142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3" calcext:value-type="float">
            <text:p>0.014300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4304" calcext:value-type="float">
            <text:p>0.0143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308" calcext:value-type="float">
            <text:p>0.0143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312" calcext:value-type="float">
            <text:p>0.01431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4316" calcext:value-type="float">
            <text:p>0.0143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32" calcext:value-type="float">
            <text:p>0.0143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324" calcext:value-type="float">
            <text:p>0.0143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328" calcext:value-type="float">
            <text:p>0.0143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332" calcext:value-type="float">
            <text:p>0.0143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336" calcext:value-type="float">
            <text:p>0.0143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34" calcext:value-type="float">
            <text:p>0.0143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344" calcext:value-type="float">
            <text:p>0.014344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4348" calcext:value-type="float">
            <text:p>0.0143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352" calcext:value-type="float">
            <text:p>0.0143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356" calcext:value-type="float">
            <text:p>0.0143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36" calcext:value-type="float">
            <text:p>0.0143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364" calcext:value-type="float">
            <text:p>0.014364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4368" calcext:value-type="float">
            <text:p>0.0143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372" calcext:value-type="float">
            <text:p>0.0143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376" calcext:value-type="float">
            <text:p>0.0143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38" calcext:value-type="float">
            <text:p>0.0143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384" calcext:value-type="float">
            <text:p>0.0143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388" calcext:value-type="float">
            <text:p>0.0143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392" calcext:value-type="float">
            <text:p>0.014392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4396" calcext:value-type="float">
            <text:p>0.014396</text:p>
          </table:table-cell>
          <table:table-cell office:value-type="float" office:value="4.900023" calcext:value-type="float">
            <text:p>4.900</text:p>
          </table:table-cell>
        </table:table-row>
        <table:table-row table:style-name="ro1">
          <table:table-cell office:value-type="float" office:value="0.0144" calcext:value-type="float">
            <text:p>0.014400</text:p>
          </table:table-cell>
          <table:table-cell office:value-type="float" office:value="0.122501" calcext:value-type="float">
            <text:p>0.123</text:p>
          </table:table-cell>
        </table:table-row>
        <table:table-row table:style-name="ro1">
          <table:table-cell office:value-type="float" office:value="0.014404" calcext:value-type="float">
            <text:p>0.0144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408" calcext:value-type="float">
            <text:p>0.01440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4412" calcext:value-type="float">
            <text:p>0.0144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4416" calcext:value-type="float">
            <text:p>0.0144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42" calcext:value-type="float">
            <text:p>0.01442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4424" calcext:value-type="float">
            <text:p>0.0144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428" calcext:value-type="float">
            <text:p>0.0144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432" calcext:value-type="float">
            <text:p>0.0144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436" calcext:value-type="float">
            <text:p>0.01443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444" calcext:value-type="float">
            <text:p>0.0144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444" calcext:value-type="float">
            <text:p>0.01444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4448" calcext:value-type="float">
            <text:p>0.01444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4452" calcext:value-type="float">
            <text:p>0.0144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456" calcext:value-type="float">
            <text:p>0.0144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46" calcext:value-type="float">
            <text:p>0.0144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464" calcext:value-type="float">
            <text:p>0.0144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468" calcext:value-type="float">
            <text:p>0.01446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4472" calcext:value-type="float">
            <text:p>0.0144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476" calcext:value-type="float">
            <text:p>0.01447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448" calcext:value-type="float">
            <text:p>0.01448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4484" calcext:value-type="float">
            <text:p>0.01448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4488" calcext:value-type="float">
            <text:p>0.01448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4492" calcext:value-type="float">
            <text:p>0.0144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496" calcext:value-type="float">
            <text:p>0.0144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5" calcext:value-type="float">
            <text:p>0.0145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4504" calcext:value-type="float">
            <text:p>0.01450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4508" calcext:value-type="float">
            <text:p>0.0145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512" calcext:value-type="float">
            <text:p>0.0145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4516" calcext:value-type="float">
            <text:p>0.0145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52" calcext:value-type="float">
            <text:p>0.01452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4524" calcext:value-type="float">
            <text:p>0.0145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528" calcext:value-type="float">
            <text:p>0.0145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532" calcext:value-type="float">
            <text:p>0.01453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4536" calcext:value-type="float">
            <text:p>0.0145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54" calcext:value-type="float">
            <text:p>0.01454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4544" calcext:value-type="float">
            <text:p>0.01454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4548" calcext:value-type="float">
            <text:p>0.01454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4552" calcext:value-type="float">
            <text:p>0.0145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556" calcext:value-type="float">
            <text:p>0.01455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456" calcext:value-type="float">
            <text:p>0.0145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564" calcext:value-type="float">
            <text:p>0.0145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568" calcext:value-type="float">
            <text:p>0.01456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4572" calcext:value-type="float">
            <text:p>0.0145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576" calcext:value-type="float">
            <text:p>0.0145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58" calcext:value-type="float">
            <text:p>0.0145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584" calcext:value-type="float">
            <text:p>0.0145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588" calcext:value-type="float">
            <text:p>0.0145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592" calcext:value-type="float">
            <text:p>0.0145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596" calcext:value-type="float">
            <text:p>0.0145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6" calcext:value-type="float">
            <text:p>0.0146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604" calcext:value-type="float">
            <text:p>0.0146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608" calcext:value-type="float">
            <text:p>0.0146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612" calcext:value-type="float">
            <text:p>0.0146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616" calcext:value-type="float">
            <text:p>0.0146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62" calcext:value-type="float">
            <text:p>0.0146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624" calcext:value-type="float">
            <text:p>0.01462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4628" calcext:value-type="float">
            <text:p>0.0146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632" calcext:value-type="float">
            <text:p>0.0146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636" calcext:value-type="float">
            <text:p>0.0146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64" calcext:value-type="float">
            <text:p>0.0146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644" calcext:value-type="float">
            <text:p>0.0146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648" calcext:value-type="float">
            <text:p>0.01464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4652" calcext:value-type="float">
            <text:p>0.0146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656" calcext:value-type="float">
            <text:p>0.0146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66" calcext:value-type="float">
            <text:p>0.0146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664" calcext:value-type="float">
            <text:p>0.0146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668" calcext:value-type="float">
            <text:p>0.0146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672" calcext:value-type="float">
            <text:p>0.0146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676" calcext:value-type="float">
            <text:p>0.0146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68" calcext:value-type="float">
            <text:p>0.0146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684" calcext:value-type="float">
            <text:p>0.0146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688" calcext:value-type="float">
            <text:p>0.0146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692" calcext:value-type="float">
            <text:p>0.0146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696" calcext:value-type="float">
            <text:p>0.0146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7" calcext:value-type="float">
            <text:p>0.0147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704" calcext:value-type="float">
            <text:p>0.0147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708" calcext:value-type="float">
            <text:p>0.01470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4712" calcext:value-type="float">
            <text:p>0.0147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4716" calcext:value-type="float">
            <text:p>0.0147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72" calcext:value-type="float">
            <text:p>0.0147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724" calcext:value-type="float">
            <text:p>0.01472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4728" calcext:value-type="float">
            <text:p>0.0147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732" calcext:value-type="float">
            <text:p>0.01473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4736" calcext:value-type="float">
            <text:p>0.0147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74" calcext:value-type="float">
            <text:p>0.0147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744" calcext:value-type="float">
            <text:p>0.0147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748" calcext:value-type="float">
            <text:p>0.014748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14752" calcext:value-type="float">
            <text:p>0.0147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756" calcext:value-type="float">
            <text:p>0.0147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76" calcext:value-type="float">
            <text:p>0.0147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764" calcext:value-type="float">
            <text:p>0.0147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768" calcext:value-type="float">
            <text:p>0.0147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772" calcext:value-type="float">
            <text:p>0.0147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776" calcext:value-type="float">
            <text:p>0.0147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78" calcext:value-type="float">
            <text:p>0.0147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784" calcext:value-type="float">
            <text:p>0.0147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788" calcext:value-type="float">
            <text:p>0.0147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792" calcext:value-type="float">
            <text:p>0.0147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796" calcext:value-type="float">
            <text:p>0.0147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8" calcext:value-type="float">
            <text:p>0.0148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804" calcext:value-type="float">
            <text:p>0.0148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808" calcext:value-type="float">
            <text:p>0.0148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812" calcext:value-type="float">
            <text:p>0.0148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816" calcext:value-type="float">
            <text:p>0.0148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82" calcext:value-type="float">
            <text:p>0.0148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824" calcext:value-type="float">
            <text:p>0.0148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828" calcext:value-type="float">
            <text:p>0.0148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832" calcext:value-type="float">
            <text:p>0.0148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836" calcext:value-type="float">
            <text:p>0.0148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84" calcext:value-type="float">
            <text:p>0.0148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844" calcext:value-type="float">
            <text:p>0.0148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848" calcext:value-type="float">
            <text:p>0.0148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852" calcext:value-type="float">
            <text:p>0.0148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856" calcext:value-type="float">
            <text:p>0.0148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86" calcext:value-type="float">
            <text:p>0.014860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14864" calcext:value-type="float">
            <text:p>0.0148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868" calcext:value-type="float">
            <text:p>0.0148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872" calcext:value-type="float">
            <text:p>0.0148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876" calcext:value-type="float">
            <text:p>0.0148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88" calcext:value-type="float">
            <text:p>0.014880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14884" calcext:value-type="float">
            <text:p>0.0148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888" calcext:value-type="float">
            <text:p>0.0148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892" calcext:value-type="float">
            <text:p>0.0148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4896" calcext:value-type="float">
            <text:p>0.014896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149" calcext:value-type="float">
            <text:p>0.014900</text:p>
          </table:table-cell>
          <table:table-cell office:value-type="float" office:value="3.430016" calcext:value-type="float">
            <text:p>3.430</text:p>
          </table:table-cell>
        </table:table-row>
        <table:table-row table:style-name="ro1">
          <table:table-cell office:value-type="float" office:value="0.014904" calcext:value-type="float">
            <text:p>0.014904</text:p>
          </table:table-cell>
          <table:table-cell office:value-type="float" office:value="4.900023" calcext:value-type="float">
            <text:p>4.900</text:p>
          </table:table-cell>
        </table:table-row>
        <table:table-row table:style-name="ro1">
          <table:table-cell office:value-type="float" office:value="0.014908" calcext:value-type="float">
            <text:p>0.0149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912" calcext:value-type="float">
            <text:p>0.01491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4916" calcext:value-type="float">
            <text:p>0.01491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492" calcext:value-type="float">
            <text:p>0.01492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4924" calcext:value-type="float">
            <text:p>0.01492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4928" calcext:value-type="float">
            <text:p>0.01492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4932" calcext:value-type="float">
            <text:p>0.0149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936" calcext:value-type="float">
            <text:p>0.01493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494" calcext:value-type="float">
            <text:p>0.01494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4944" calcext:value-type="float">
            <text:p>0.01494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4948" calcext:value-type="float">
            <text:p>0.01494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4952" calcext:value-type="float">
            <text:p>0.0149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956" calcext:value-type="float">
            <text:p>0.01495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496" calcext:value-type="float">
            <text:p>0.01496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4964" calcext:value-type="float">
            <text:p>0.0149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968" calcext:value-type="float">
            <text:p>0.0149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972" calcext:value-type="float">
            <text:p>0.01497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4976" calcext:value-type="float">
            <text:p>0.0149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98" calcext:value-type="float">
            <text:p>0.01498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4984" calcext:value-type="float">
            <text:p>0.01498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4988" calcext:value-type="float">
            <text:p>0.0149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992" calcext:value-type="float">
            <text:p>0.0149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4996" calcext:value-type="float">
            <text:p>0.01499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5" calcext:value-type="float">
            <text:p>0.0150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004" calcext:value-type="float">
            <text:p>0.01500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5008" calcext:value-type="float">
            <text:p>0.0150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012" calcext:value-type="float">
            <text:p>0.01501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5016" calcext:value-type="float">
            <text:p>0.01501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502" calcext:value-type="float">
            <text:p>0.0150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024" calcext:value-type="float">
            <text:p>0.0150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028" calcext:value-type="float">
            <text:p>0.0150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032" calcext:value-type="float">
            <text:p>0.0150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036" calcext:value-type="float">
            <text:p>0.0150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04" calcext:value-type="float">
            <text:p>0.0150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044" calcext:value-type="float">
            <text:p>0.0150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048" calcext:value-type="float">
            <text:p>0.0150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052" calcext:value-type="float">
            <text:p>0.01505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5056" calcext:value-type="float">
            <text:p>0.0150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06" calcext:value-type="float">
            <text:p>0.01506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5064" calcext:value-type="float">
            <text:p>0.0150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068" calcext:value-type="float">
            <text:p>0.0150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072" calcext:value-type="float">
            <text:p>0.0150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076" calcext:value-type="float">
            <text:p>0.0150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08" calcext:value-type="float">
            <text:p>0.0150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084" calcext:value-type="float">
            <text:p>0.0150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088" calcext:value-type="float">
            <text:p>0.0150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092" calcext:value-type="float">
            <text:p>0.0150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096" calcext:value-type="float">
            <text:p>0.01509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51" calcext:value-type="float">
            <text:p>0.0151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104" calcext:value-type="float">
            <text:p>0.0151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108" calcext:value-type="float">
            <text:p>0.0151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112" calcext:value-type="float">
            <text:p>0.0151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116" calcext:value-type="float">
            <text:p>0.0151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12" calcext:value-type="float">
            <text:p>0.0151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124" calcext:value-type="float">
            <text:p>0.01512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5128" calcext:value-type="float">
            <text:p>0.0151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132" calcext:value-type="float">
            <text:p>0.0151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136" calcext:value-type="float">
            <text:p>0.0151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14" calcext:value-type="float">
            <text:p>0.0151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144" calcext:value-type="float">
            <text:p>0.0151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148" calcext:value-type="float">
            <text:p>0.01514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5152" calcext:value-type="float">
            <text:p>0.0151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156" calcext:value-type="float">
            <text:p>0.0151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16" calcext:value-type="float">
            <text:p>0.0151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164" calcext:value-type="float">
            <text:p>0.0151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168" calcext:value-type="float">
            <text:p>0.0151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172" calcext:value-type="float">
            <text:p>0.01517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5176" calcext:value-type="float">
            <text:p>0.0151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18" calcext:value-type="float">
            <text:p>0.015180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5184" calcext:value-type="float">
            <text:p>0.0151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188" calcext:value-type="float">
            <text:p>0.0151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192" calcext:value-type="float">
            <text:p>0.0151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196" calcext:value-type="float">
            <text:p>0.0151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2" calcext:value-type="float">
            <text:p>0.0152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204" calcext:value-type="float">
            <text:p>0.0152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208" calcext:value-type="float">
            <text:p>0.0152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212" calcext:value-type="float">
            <text:p>0.0152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216" calcext:value-type="float">
            <text:p>0.01521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522" calcext:value-type="float">
            <text:p>0.01522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224" calcext:value-type="float">
            <text:p>0.0152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228" calcext:value-type="float">
            <text:p>0.0152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232" calcext:value-type="float">
            <text:p>0.0152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236" calcext:value-type="float">
            <text:p>0.0152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24" calcext:value-type="float">
            <text:p>0.0152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244" calcext:value-type="float">
            <text:p>0.0152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248" calcext:value-type="float">
            <text:p>0.0152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252" calcext:value-type="float">
            <text:p>0.01525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5256" calcext:value-type="float">
            <text:p>0.015256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526" calcext:value-type="float">
            <text:p>0.0152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264" calcext:value-type="float">
            <text:p>0.01526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268" calcext:value-type="float">
            <text:p>0.0152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272" calcext:value-type="float">
            <text:p>0.0152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276" calcext:value-type="float">
            <text:p>0.0152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28" calcext:value-type="float">
            <text:p>0.0152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284" calcext:value-type="float">
            <text:p>0.0152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288" calcext:value-type="float">
            <text:p>0.01528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5292" calcext:value-type="float">
            <text:p>0.0152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296" calcext:value-type="float">
            <text:p>0.0152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3" calcext:value-type="float">
            <text:p>0.01530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304" calcext:value-type="float">
            <text:p>0.01530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308" calcext:value-type="float">
            <text:p>0.0153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312" calcext:value-type="float">
            <text:p>0.01531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316" calcext:value-type="float">
            <text:p>0.01531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32" calcext:value-type="float">
            <text:p>0.015320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5324" calcext:value-type="float">
            <text:p>0.0153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328" calcext:value-type="float">
            <text:p>0.0153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332" calcext:value-type="float">
            <text:p>0.01533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336" calcext:value-type="float">
            <text:p>0.01533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34" calcext:value-type="float">
            <text:p>0.0153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344" calcext:value-type="float">
            <text:p>0.015344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5348" calcext:value-type="float">
            <text:p>0.01534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352" calcext:value-type="float">
            <text:p>0.01535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356" calcext:value-type="float">
            <text:p>0.0153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36" calcext:value-type="float">
            <text:p>0.015360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5364" calcext:value-type="float">
            <text:p>0.015364</text:p>
          </table:table-cell>
          <table:table-cell office:value-type="float" office:value="4.940857" calcext:value-type="float">
            <text:p>4.941</text:p>
          </table:table-cell>
        </table:table-row>
        <table:table-row table:style-name="ro1">
          <table:table-cell office:value-type="float" office:value="0.015368" calcext:value-type="float">
            <text:p>0.0153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372" calcext:value-type="float">
            <text:p>0.0153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376" calcext:value-type="float">
            <text:p>0.01537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38" calcext:value-type="float">
            <text:p>0.01538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384" calcext:value-type="float">
            <text:p>0.0153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388" calcext:value-type="float">
            <text:p>0.0153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392" calcext:value-type="float">
            <text:p>0.01539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396" calcext:value-type="float">
            <text:p>0.015396</text:p>
          </table:table-cell>
          <table:table-cell office:value-type="float" office:value="4.900023" calcext:value-type="float">
            <text:p>4.900</text:p>
          </table:table-cell>
        </table:table-row>
        <table:table-row table:style-name="ro1">
          <table:table-cell office:value-type="float" office:value="0.0154" calcext:value-type="float">
            <text:p>0.015400</text:p>
          </table:table-cell>
          <table:table-cell office:value-type="float" office:value="0.122501" calcext:value-type="float">
            <text:p>0.123</text:p>
          </table:table-cell>
        </table:table-row>
        <table:table-row table:style-name="ro1">
          <table:table-cell office:value-type="float" office:value="0.015404" calcext:value-type="float">
            <text:p>0.0154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408" calcext:value-type="float">
            <text:p>0.01540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5412" calcext:value-type="float">
            <text:p>0.0154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5416" calcext:value-type="float">
            <text:p>0.0154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42" calcext:value-type="float">
            <text:p>0.01542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5424" calcext:value-type="float">
            <text:p>0.0154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428" calcext:value-type="float">
            <text:p>0.01542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5432" calcext:value-type="float">
            <text:p>0.01543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5436" calcext:value-type="float">
            <text:p>0.01543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544" calcext:value-type="float">
            <text:p>0.0154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444" calcext:value-type="float">
            <text:p>0.0154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448" calcext:value-type="float">
            <text:p>0.0154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452" calcext:value-type="float">
            <text:p>0.01545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5456" calcext:value-type="float">
            <text:p>0.0154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46" calcext:value-type="float">
            <text:p>0.01546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5464" calcext:value-type="float">
            <text:p>0.0154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468" calcext:value-type="float">
            <text:p>0.01546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5472" calcext:value-type="float">
            <text:p>0.01547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5476" calcext:value-type="float">
            <text:p>0.01547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548" calcext:value-type="float">
            <text:p>0.0154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484" calcext:value-type="float">
            <text:p>0.01548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5488" calcext:value-type="float">
            <text:p>0.0154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492" calcext:value-type="float">
            <text:p>0.01549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5496" calcext:value-type="float">
            <text:p>0.01549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55" calcext:value-type="float">
            <text:p>0.0155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5504" calcext:value-type="float">
            <text:p>0.0155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508" calcext:value-type="float">
            <text:p>0.0155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512" calcext:value-type="float">
            <text:p>0.0155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516" calcext:value-type="float">
            <text:p>0.01551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552" calcext:value-type="float">
            <text:p>0.0155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524" calcext:value-type="float">
            <text:p>0.0155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528" calcext:value-type="float">
            <text:p>0.0155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532" calcext:value-type="float">
            <text:p>0.01553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5536" calcext:value-type="float">
            <text:p>0.01553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554" calcext:value-type="float">
            <text:p>0.0155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544" calcext:value-type="float">
            <text:p>0.0155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548" calcext:value-type="float">
            <text:p>0.0155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552" calcext:value-type="float">
            <text:p>0.0155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556" calcext:value-type="float">
            <text:p>0.0155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56" calcext:value-type="float">
            <text:p>0.0155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564" calcext:value-type="float">
            <text:p>0.0155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568" calcext:value-type="float">
            <text:p>0.0155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572" calcext:value-type="float">
            <text:p>0.0155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576" calcext:value-type="float">
            <text:p>0.01557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558" calcext:value-type="float">
            <text:p>0.0155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584" calcext:value-type="float">
            <text:p>0.0155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588" calcext:value-type="float">
            <text:p>0.0155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592" calcext:value-type="float">
            <text:p>0.0155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596" calcext:value-type="float">
            <text:p>0.0155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6" calcext:value-type="float">
            <text:p>0.0156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604" calcext:value-type="float">
            <text:p>0.0156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608" calcext:value-type="float">
            <text:p>0.0156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612" calcext:value-type="float">
            <text:p>0.01561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5616" calcext:value-type="float">
            <text:p>0.0156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62" calcext:value-type="float">
            <text:p>0.0156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624" calcext:value-type="float">
            <text:p>0.01562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5628" calcext:value-type="float">
            <text:p>0.0156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632" calcext:value-type="float">
            <text:p>0.01563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5636" calcext:value-type="float">
            <text:p>0.0156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64" calcext:value-type="float">
            <text:p>0.0156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644" calcext:value-type="float">
            <text:p>0.01564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5648" calcext:value-type="float">
            <text:p>0.0156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652" calcext:value-type="float">
            <text:p>0.0156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656" calcext:value-type="float">
            <text:p>0.01565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566" calcext:value-type="float">
            <text:p>0.0156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664" calcext:value-type="float">
            <text:p>0.0156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668" calcext:value-type="float">
            <text:p>0.0156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672" calcext:value-type="float">
            <text:p>0.0156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676" calcext:value-type="float">
            <text:p>0.0156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68" calcext:value-type="float">
            <text:p>0.0156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684" calcext:value-type="float">
            <text:p>0.0156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688" calcext:value-type="float">
            <text:p>0.0156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692" calcext:value-type="float">
            <text:p>0.0156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696" calcext:value-type="float">
            <text:p>0.0156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7" calcext:value-type="float">
            <text:p>0.0157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704" calcext:value-type="float">
            <text:p>0.0157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708" calcext:value-type="float">
            <text:p>0.0157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712" calcext:value-type="float">
            <text:p>0.0157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716" calcext:value-type="float">
            <text:p>0.0157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72" calcext:value-type="float">
            <text:p>0.0157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724" calcext:value-type="float">
            <text:p>0.0157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728" calcext:value-type="float">
            <text:p>0.0157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732" calcext:value-type="float">
            <text:p>0.0157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736" calcext:value-type="float">
            <text:p>0.0157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74" calcext:value-type="float">
            <text:p>0.0157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744" calcext:value-type="float">
            <text:p>0.01574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5748" calcext:value-type="float">
            <text:p>0.01574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752" calcext:value-type="float">
            <text:p>0.0157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756" calcext:value-type="float">
            <text:p>0.0157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76" calcext:value-type="float">
            <text:p>0.0157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764" calcext:value-type="float">
            <text:p>0.0157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768" calcext:value-type="float">
            <text:p>0.0157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772" calcext:value-type="float">
            <text:p>0.0157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776" calcext:value-type="float">
            <text:p>0.0157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78" calcext:value-type="float">
            <text:p>0.0157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784" calcext:value-type="float">
            <text:p>0.0157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788" calcext:value-type="float">
            <text:p>0.0157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792" calcext:value-type="float">
            <text:p>0.0157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796" calcext:value-type="float">
            <text:p>0.01579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8" calcext:value-type="float">
            <text:p>0.01580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804" calcext:value-type="float">
            <text:p>0.01580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808" calcext:value-type="float">
            <text:p>0.01580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812" calcext:value-type="float">
            <text:p>0.01581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816" calcext:value-type="float">
            <text:p>0.01581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82" calcext:value-type="float">
            <text:p>0.01582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824" calcext:value-type="float">
            <text:p>0.01582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828" calcext:value-type="float">
            <text:p>0.01582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832" calcext:value-type="float">
            <text:p>0.01583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836" calcext:value-type="float">
            <text:p>0.01583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84" calcext:value-type="float">
            <text:p>0.01584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844" calcext:value-type="float">
            <text:p>0.01584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848" calcext:value-type="float">
            <text:p>0.01584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15852" calcext:value-type="float">
            <text:p>0.01585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856" calcext:value-type="float">
            <text:p>0.01585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86" calcext:value-type="float">
            <text:p>0.01586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864" calcext:value-type="float">
            <text:p>0.01586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868" calcext:value-type="float">
            <text:p>0.01586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872" calcext:value-type="float">
            <text:p>0.01587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876" calcext:value-type="float">
            <text:p>0.015876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88" calcext:value-type="float">
            <text:p>0.015880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884" calcext:value-type="float">
            <text:p>0.015884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888" calcext:value-type="float">
            <text:p>0.015888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892" calcext:value-type="float">
            <text:p>0.015892</text:p>
          </table:table-cell>
          <table:table-cell office:value-type="float" office:value="0.040834" calcext:value-type="float">
            <text:p>0.041</text:p>
          </table:table-cell>
        </table:table-row>
        <table:table-row table:style-name="ro1">
          <table:table-cell office:value-type="float" office:value="0.015896" calcext:value-type="float">
            <text:p>0.015896</text:p>
          </table:table-cell>
          <table:table-cell office:value-type="float" office:value="0.081667" calcext:value-type="float">
            <text:p>0.082</text:p>
          </table:table-cell>
        </table:table-row>
        <table:table-row table:style-name="ro1">
          <table:table-cell office:value-type="float" office:value="0.0159" calcext:value-type="float">
            <text:p>0.015900</text:p>
          </table:table-cell>
          <table:table-cell office:value-type="float" office:value="3.430016" calcext:value-type="float">
            <text:p>3.430</text:p>
          </table:table-cell>
        </table:table-row>
        <table:table-row table:style-name="ro1">
          <table:table-cell office:value-type="float" office:value="0.015904" calcext:value-type="float">
            <text:p>0.015904</text:p>
          </table:table-cell>
          <table:table-cell office:value-type="float" office:value="4.900023" calcext:value-type="float">
            <text:p>4.900</text:p>
          </table:table-cell>
        </table:table-row>
        <table:table-row table:style-name="ro1">
          <table:table-cell office:value-type="float" office:value="0.015908" calcext:value-type="float">
            <text:p>0.01590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912" calcext:value-type="float">
            <text:p>0.01591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5916" calcext:value-type="float">
            <text:p>0.01591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592" calcext:value-type="float">
            <text:p>0.01592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5924" calcext:value-type="float">
            <text:p>0.01592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928" calcext:value-type="float">
            <text:p>0.01592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932" calcext:value-type="float">
            <text:p>0.01593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5936" calcext:value-type="float">
            <text:p>0.01593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594" calcext:value-type="float">
            <text:p>0.01594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944" calcext:value-type="float">
            <text:p>0.01594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948" calcext:value-type="float">
            <text:p>0.015948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5952" calcext:value-type="float">
            <text:p>0.01595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5956" calcext:value-type="float">
            <text:p>0.01595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96" calcext:value-type="float">
            <text:p>0.015960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964" calcext:value-type="float">
            <text:p>0.015964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5968" calcext:value-type="float">
            <text:p>0.01596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972" calcext:value-type="float">
            <text:p>0.015972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976" calcext:value-type="float">
            <text:p>0.015976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598" calcext:value-type="float">
            <text:p>0.015980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5984" calcext:value-type="float">
            <text:p>0.015984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988" calcext:value-type="float">
            <text:p>0.015988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>
          <table:table-cell office:value-type="float" office:value="0.015992" calcext:value-type="float">
            <text:p>0.015992</text:p>
          </table:table-cell>
          <table:table-cell office:value-type="float" office:value="5.022524" calcext:value-type="float">
            <text:p>5.023</text:p>
          </table:table-cell>
        </table:table-row>
        <table:table-row table:style-name="ro1">
          <table:table-cell office:value-type="float" office:value="0.015996" calcext:value-type="float">
            <text:p>0.015996</text:p>
          </table:table-cell>
          <table:table-cell office:value-type="float" office:value="4.98169" calcext:value-type="float">
            <text:p>4.982</text:p>
          </table:table-cell>
        </table:table-row>
        <table:table-row table:style-name="ro1" table:number-rows-repeated="104457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0">
      <number:number number:decimal-places="1" number:min-decimal-places="1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2-20T14:10:38.255266300</dc:date>
    <meta:editing-duration>PT5M28S</meta:editing-duration>
    <meta:editing-cycles>1</meta:editing-cycles>
    <meta:document-statistic meta:table-count="1" meta:cell-count="8002" meta:object-count="1"/>
    <meta:generator>LibreOffice/25.8.4.2$Windows_X86_64 LibreOffice_project/290daaa01b999472f0c7a3890eb6a550fd74c6df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131">
      <number:number number:decimal-places="3" number:min-decimal-places="3" number:min-integer-digits="1"/>
    </number:number-style>
    <number:number-style style:name="N134">
      <number:number number:decimal-places="6" number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34">
      <style:chart-properties chart:display-label="true" chart:logarithmic="false" chart:maximum="0.016" chart:interval-major="0.0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009cm" svg:height="9cm" xlink:href=".." xlink:type="simple" chart:class="chart:scatter" chart:style-name="ch1">
        <chart:legend chart:legend-position="bottom" svg:x="16.918cm" svg:y="8.402cm" style:legend-expansion="wide" chart:style-name="ch2"/>
        <chart:plot-area chart:style-name="ch3" svg:x="0.72cm" svg:y="0.18cm" svg:width="34.569cm" svg:height="7.858cm">
          <chart:coordinate-region svg:x="1.284cm" svg:y="0.38cm" svg:width="33.562cm" svg:height="7.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B2:data.B4001" chart:label-cell-address="data.B1:data.B1" chart:class="chart:scatter">
            <chart:domain table:cell-range-address="data.A2:data.A4001"/>
            <chart:data-point chart:repeated="4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t_V</text:p>
                <draw:g>
                  <svg:desc>data.B1: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2:data.A4001</svg:desc>
                </draw:g>
              </table:table-cell>
              <table:table-cell office:value-type="float" office:value="4.98169">
                <text:p>4.98169</text:p>
                <draw:g>
                  <svg:desc>data.B2:data.B4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4">
                <text:p>0.0000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8">
                <text:p>0.0000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2">
                <text:p>0.0000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6">
                <text:p>0.0000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2">
                <text:p>0.0000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24">
                <text:p>0.0000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28">
                <text:p>0.0000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32">
                <text:p>0.0000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36">
                <text:p>0.0000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4">
                <text:p>0.000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44">
                <text:p>0.0000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48">
                <text:p>0.0000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52">
                <text:p>0.0000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56">
                <text:p>0.0000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6">
                <text:p>0.0000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64">
                <text:p>0.0000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68">
                <text:p>0.0000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72">
                <text:p>0.00007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76">
                <text:p>0.0000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8">
                <text:p>0.000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84">
                <text:p>0.0000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88">
                <text:p>0.0000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92">
                <text:p>0.0000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96">
                <text:p>0.0000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1">
                <text:p>0.0001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104">
                <text:p>0.0001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108">
                <text:p>0.0001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112">
                <text:p>0.0001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116">
                <text:p>0.0001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12">
                <text:p>0.000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124">
                <text:p>0.0001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128">
                <text:p>0.0001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132">
                <text:p>0.0001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136">
                <text:p>0.0001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14">
                <text:p>0.0001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144">
                <text:p>0.0001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48">
                <text:p>0.0001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152">
                <text:p>0.0001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156">
                <text:p>0.0001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16">
                <text:p>0.000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164">
                <text:p>0.0001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168">
                <text:p>0.0001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172">
                <text:p>0.0001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176">
                <text:p>0.0001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18">
                <text:p>0.0001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184">
                <text:p>0.0001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188">
                <text:p>0.0001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192">
                <text:p>0.0001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196">
                <text:p>0.0001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2">
                <text:p>0.000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204">
                <text:p>0.0002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208">
                <text:p>0.0002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212">
                <text:p>0.0002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216">
                <text:p>0.0002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22">
                <text:p>0.0002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224">
                <text:p>0.0002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228">
                <text:p>0.0002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232">
                <text:p>0.0002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236">
                <text:p>0.0002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24">
                <text:p>0.000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244">
                <text:p>0.00024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248">
                <text:p>0.0002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252">
                <text:p>0.0002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256">
                <text:p>0.00025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26">
                <text:p>0.0002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264">
                <text:p>0.00026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268">
                <text:p>0.0002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272">
                <text:p>0.0002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276">
                <text:p>0.00027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28">
                <text:p>0.000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284">
                <text:p>0.0002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288">
                <text:p>0.0002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292">
                <text:p>0.0002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296">
                <text:p>0.0002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3">
                <text:p>0.0003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304">
                <text:p>0.0003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308">
                <text:p>0.0003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312">
                <text:p>0.0003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316">
                <text:p>0.0003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32">
                <text:p>0.000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324">
                <text:p>0.0003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328">
                <text:p>0.0003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332">
                <text:p>0.0003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336">
                <text:p>0.0003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34">
                <text:p>0.0003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344">
                <text:p>0.0003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348">
                <text:p>0.0003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352">
                <text:p>0.0003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356">
                <text:p>0.0003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36">
                <text:p>0.0003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364">
                <text:p>0.0003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368">
                <text:p>0.0003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372">
                <text:p>0.0003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376">
                <text:p>0.0003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38">
                <text:p>0.0003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384">
                <text:p>0.0003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388">
                <text:p>0.0003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392">
                <text:p>0.0003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396">
                <text:p>0.00039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4">
                <text:p>0.0004</text:p>
              </table:table-cell>
              <table:table-cell office:value-type="float" office:value="0.122501">
                <text:p>0.1225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404">
                <text:p>0.000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408">
                <text:p>0.000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412">
                <text:p>0.000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416">
                <text:p>0.000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42">
                <text:p>0.00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424">
                <text:p>0.000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428">
                <text:p>0.000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432">
                <text:p>0.0004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436">
                <text:p>0.000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44">
                <text:p>0.000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444">
                <text:p>0.000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448">
                <text:p>0.000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452">
                <text:p>0.0004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456">
                <text:p>0.000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46">
                <text:p>0.00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464">
                <text:p>0.0004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468">
                <text:p>0.0004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472">
                <text:p>0.0004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476">
                <text:p>0.0004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48">
                <text:p>0.000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484">
                <text:p>0.0004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488">
                <text:p>0.0004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492">
                <text:p>0.0004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496">
                <text:p>0.000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5">
                <text:p>0.0005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504">
                <text:p>0.000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508">
                <text:p>0.000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512">
                <text:p>0.0005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516">
                <text:p>0.000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52">
                <text:p>0.000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524">
                <text:p>0.0005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528">
                <text:p>0.0005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532">
                <text:p>0.0005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536">
                <text:p>0.000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54">
                <text:p>0.00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544">
                <text:p>0.0005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548">
                <text:p>0.0005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552">
                <text:p>0.000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556">
                <text:p>0.000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56">
                <text:p>0.000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564">
                <text:p>0.0005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568">
                <text:p>0.0005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572">
                <text:p>0.0005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576">
                <text:p>0.0005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58">
                <text:p>0.0005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584">
                <text:p>0.000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588">
                <text:p>0.0005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592">
                <text:p>0.0005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596">
                <text:p>0.000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6">
                <text:p>0.000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604">
                <text:p>0.0006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608">
                <text:p>0.0006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612">
                <text:p>0.000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616">
                <text:p>0.0006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62">
                <text:p>0.0006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624">
                <text:p>0.0006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628">
                <text:p>0.0006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632">
                <text:p>0.0006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636">
                <text:p>0.000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64">
                <text:p>0.000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644">
                <text:p>0.0006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648">
                <text:p>0.0006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652">
                <text:p>0.0006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656">
                <text:p>0.0006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66">
                <text:p>0.0006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664">
                <text:p>0.000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668">
                <text:p>0.000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672">
                <text:p>0.0006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676">
                <text:p>0.0006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68">
                <text:p>0.00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684">
                <text:p>0.0006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688">
                <text:p>0.000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692">
                <text:p>0.0006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696">
                <text:p>0.0006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7">
                <text:p>0.0007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704">
                <text:p>0.0007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708">
                <text:p>0.0007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712">
                <text:p>0.0007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716">
                <text:p>0.0007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72">
                <text:p>0.000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724">
                <text:p>0.0007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728">
                <text:p>0.0007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732">
                <text:p>0.000732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736">
                <text:p>0.000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74">
                <text:p>0.0007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744">
                <text:p>0.0007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748">
                <text:p>0.0007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752">
                <text:p>0.0007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756">
                <text:p>0.0007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76">
                <text:p>0.000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764">
                <text:p>0.0007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768">
                <text:p>0.0007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772">
                <text:p>0.0007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776">
                <text:p>0.0007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78">
                <text:p>0.00078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784">
                <text:p>0.0007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788">
                <text:p>0.0007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792">
                <text:p>0.000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796">
                <text:p>0.0007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8">
                <text:p>0.00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804">
                <text:p>0.000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808">
                <text:p>0.0008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812">
                <text:p>0.0008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816">
                <text:p>0.0008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82">
                <text:p>0.0008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824">
                <text:p>0.0008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828">
                <text:p>0.0008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832">
                <text:p>0.0008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836">
                <text:p>0.0008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84">
                <text:p>0.000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844">
                <text:p>0.0008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848">
                <text:p>0.000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852">
                <text:p>0.0008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856">
                <text:p>0.0008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86">
                <text:p>0.0008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864">
                <text:p>0.000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868">
                <text:p>0.0008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872">
                <text:p>0.0008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876">
                <text:p>0.0008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88">
                <text:p>0.000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884">
                <text:p>0.0008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888">
                <text:p>0.0008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892">
                <text:p>0.0008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896">
                <text:p>0.000896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9">
                <text:p>0.0009</text:p>
              </table:table-cell>
              <table:table-cell office:value-type="float" office:value="3.430016">
                <text:p>3.4300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904">
                <text:p>0.00090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908">
                <text:p>0.0009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912">
                <text:p>0.0009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916">
                <text:p>0.0009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92">
                <text:p>0.000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924">
                <text:p>0.0009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928">
                <text:p>0.0009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932">
                <text:p>0.0009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936">
                <text:p>0.0009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94">
                <text:p>0.0009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944">
                <text:p>0.0009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948">
                <text:p>0.0009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952">
                <text:p>0.0009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956">
                <text:p>0.0009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96">
                <text:p>0.000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964">
                <text:p>0.0009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968">
                <text:p>0.0009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972">
                <text:p>0.0009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976">
                <text:p>0.0009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98">
                <text:p>0.0009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984">
                <text:p>0.0009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988">
                <text:p>0.0009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992">
                <text:p>0.0009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996">
                <text:p>0.0009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1">
                <text:p>0.001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1004">
                <text:p>0.0010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1008">
                <text:p>0.0010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1012">
                <text:p>0.0010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1016">
                <text:p>0.0010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102">
                <text:p>0.0010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1024">
                <text:p>0.0010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1028">
                <text:p>0.00102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1032">
                <text:p>0.0010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1036">
                <text:p>0.0010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104">
                <text:p>0.001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1044">
                <text:p>0.0010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1048">
                <text:p>0.0010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1052">
                <text:p>0.0010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1056">
                <text:p>0.0010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106">
                <text:p>0.0010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1064">
                <text:p>0.0010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1068">
                <text:p>0.0010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1072">
                <text:p>0.0010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1076">
                <text:p>0.0010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108">
                <text:p>0.001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1084">
                <text:p>0.0010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1088">
                <text:p>0.0010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1092">
                <text:p>0.0010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1096">
                <text:p>0.0010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11">
                <text:p>0.0011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1104">
                <text:p>0.0011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1108">
                <text:p>0.0011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1112">
                <text:p>0.0011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1116">
                <text:p>0.0011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112">
                <text:p>0.001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1124">
                <text:p>0.0011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1128">
                <text:p>0.0011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1132">
                <text:p>0.0011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1136">
                <text:p>0.0011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114">
                <text:p>0.0011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1144">
                <text:p>0.0011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1148">
                <text:p>0.0011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1152">
                <text:p>0.0011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1156">
                <text:p>0.0011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116">
                <text:p>0.001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1164">
                <text:p>0.0011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1168">
                <text:p>0.0011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1172">
                <text:p>0.0011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1176">
                <text:p>0.0011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118">
                <text:p>0.0011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1184">
                <text:p>0.0011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1188">
                <text:p>0.0011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1192">
                <text:p>0.0011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1196">
                <text:p>0.0011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12">
                <text:p>0.00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1204">
                <text:p>0.0012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1208">
                <text:p>0.0012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1212">
                <text:p>0.0012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1216">
                <text:p>0.0012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122">
                <text:p>0.0012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1224">
                <text:p>0.0012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1228">
                <text:p>0.0012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1232">
                <text:p>0.0012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1236">
                <text:p>0.00123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124">
                <text:p>0.001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1244">
                <text:p>0.0012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1248">
                <text:p>0.0012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1252">
                <text:p>0.0012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1256">
                <text:p>0.0012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126">
                <text:p>0.0012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1264">
                <text:p>0.0012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1268">
                <text:p>0.0012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1272">
                <text:p>0.0012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1276">
                <text:p>0.0012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128">
                <text:p>0.001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1284">
                <text:p>0.0012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1288">
                <text:p>0.0012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1292">
                <text:p>0.0012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1296">
                <text:p>0.0012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13">
                <text:p>0.0013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1304">
                <text:p>0.0013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1308">
                <text:p>0.0013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1312">
                <text:p>0.0013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1316">
                <text:p>0.0013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132">
                <text:p>0.0013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1324">
                <text:p>0.0013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1328">
                <text:p>0.0013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1332">
                <text:p>0.0013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1336">
                <text:p>0.0013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134">
                <text:p>0.0013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1344">
                <text:p>0.0013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1348">
                <text:p>0.0013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1352">
                <text:p>0.0013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1356">
                <text:p>0.0013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136">
                <text:p>0.001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1364">
                <text:p>0.0013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1368">
                <text:p>0.0013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1372">
                <text:p>0.0013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1376">
                <text:p>0.0013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138">
                <text:p>0.0013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1384">
                <text:p>0.0013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1388">
                <text:p>0.0013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1392">
                <text:p>0.0013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1396">
                <text:p>0.00139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14">
                <text:p>0.0014</text:p>
              </table:table-cell>
              <table:table-cell office:value-type="float" office:value="0.122501">
                <text:p>0.1225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1404">
                <text:p>0.0014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1408">
                <text:p>0.001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1412">
                <text:p>0.0014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1416">
                <text:p>0.001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142">
                <text:p>0.00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1424">
                <text:p>0.001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1428">
                <text:p>0.001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1432">
                <text:p>0.00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1436">
                <text:p>0.0014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144">
                <text:p>0.0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1444">
                <text:p>0.00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1448">
                <text:p>0.0014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1452">
                <text:p>0.0014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1456">
                <text:p>0.001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146">
                <text:p>0.00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1464">
                <text:p>0.001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1468">
                <text:p>0.0014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1472">
                <text:p>0.001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1476">
                <text:p>0.001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148">
                <text:p>0.00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1484">
                <text:p>0.00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1488">
                <text:p>0.001488</text:p>
              </table:table-cell>
              <table:table-cell office:value-type="float" office:value="-0.040834">
                <text:p>-0.0408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1492">
                <text:p>0.0014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1496">
                <text:p>0.001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15">
                <text:p>0.0015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1504">
                <text:p>0.0015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1508">
                <text:p>0.0015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1512">
                <text:p>0.001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1516">
                <text:p>0.0015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152">
                <text:p>0.001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1524">
                <text:p>0.001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1528">
                <text:p>0.0015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1532">
                <text:p>0.0015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1536">
                <text:p>0.0015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154">
                <text:p>0.00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1544">
                <text:p>0.0015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1548">
                <text:p>0.001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1552">
                <text:p>0.0015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1556">
                <text:p>0.0015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156">
                <text:p>0.00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1564">
                <text:p>0.0015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1568">
                <text:p>0.0015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1572">
                <text:p>0.001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1576">
                <text:p>0.00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158">
                <text:p>0.0015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1584">
                <text:p>0.001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1588">
                <text:p>0.001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1592">
                <text:p>0.0015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1596">
                <text:p>0.0015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1604">
                <text:p>0.001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1608">
                <text:p>0.0016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1612">
                <text:p>0.0016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1616">
                <text:p>0.0016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162">
                <text:p>0.0016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1624">
                <text:p>0.0016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1628">
                <text:p>0.0016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1632">
                <text:p>0.0016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1636">
                <text:p>0.0016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164">
                <text:p>0.001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1644">
                <text:p>0.0016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1648">
                <text:p>0.00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1652">
                <text:p>0.0016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1656">
                <text:p>0.0016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166">
                <text:p>0.0016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1664">
                <text:p>0.0016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1668">
                <text:p>0.001668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1672">
                <text:p>0.001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1676">
                <text:p>0.0016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168">
                <text:p>0.001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1684">
                <text:p>0.0016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1688">
                <text:p>0.0016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1692">
                <text:p>0.0016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1696">
                <text:p>0.0016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17">
                <text:p>0.0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1704">
                <text:p>0.0017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1708">
                <text:p>0.0017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1712">
                <text:p>0.0017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1716">
                <text:p>0.0017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172">
                <text:p>0.001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1724">
                <text:p>0.0017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1728">
                <text:p>0.0017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1732">
                <text:p>0.0017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1736">
                <text:p>0.0017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174">
                <text:p>0.00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1744">
                <text:p>0.0017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1748">
                <text:p>0.0017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1752">
                <text:p>0.0017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1756">
                <text:p>0.0017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176">
                <text:p>0.001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1764">
                <text:p>0.0017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1768">
                <text:p>0.0017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1772">
                <text:p>0.0017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1776">
                <text:p>0.0017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178">
                <text:p>0.00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1784">
                <text:p>0.0017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1788">
                <text:p>0.001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1792">
                <text:p>0.0017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1796">
                <text:p>0.001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18">
                <text:p>0.001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1804">
                <text:p>0.0018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1808">
                <text:p>0.0018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1812">
                <text:p>0.0018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1816">
                <text:p>0.0018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182">
                <text:p>0.00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1824">
                <text:p>0.0018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1828">
                <text:p>0.0018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1832">
                <text:p>0.0018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1836">
                <text:p>0.0018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184">
                <text:p>0.001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1844">
                <text:p>0.0018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1848">
                <text:p>0.0018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1852">
                <text:p>0.0018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1856">
                <text:p>0.0018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186">
                <text:p>0.0018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1864">
                <text:p>0.0018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1868">
                <text:p>0.0018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1872">
                <text:p>0.0018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1876">
                <text:p>0.0018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188">
                <text:p>0.00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1884">
                <text:p>0.0018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1888">
                <text:p>0.0018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1892">
                <text:p>0.0018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1896">
                <text:p>0.001896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19">
                <text:p>0.0019</text:p>
              </table:table-cell>
              <table:table-cell office:value-type="float" office:value="3.430016">
                <text:p>3.4300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1904">
                <text:p>0.00190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1908">
                <text:p>0.0019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1912">
                <text:p>0.0019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1916">
                <text:p>0.0019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192">
                <text:p>0.001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1924">
                <text:p>0.0019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1928">
                <text:p>0.00192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1932">
                <text:p>0.0019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1936">
                <text:p>0.0019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194">
                <text:p>0.0019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1944">
                <text:p>0.0019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1948">
                <text:p>0.0019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1952">
                <text:p>0.0019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1956">
                <text:p>0.0019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196">
                <text:p>0.001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1964">
                <text:p>0.0019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1968">
                <text:p>0.0019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1972">
                <text:p>0.0019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1976">
                <text:p>0.0019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198">
                <text:p>0.0019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1984">
                <text:p>0.0019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1988">
                <text:p>0.0019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1992">
                <text:p>0.0019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1996">
                <text:p>0.0019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2">
                <text:p>0.00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2004">
                <text:p>0.0020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2008">
                <text:p>0.0020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2012">
                <text:p>0.0020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2016">
                <text:p>0.0020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202">
                <text:p>0.0020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2024">
                <text:p>0.0020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2028">
                <text:p>0.0020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2032">
                <text:p>0.0020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2036">
                <text:p>0.0020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204">
                <text:p>0.002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2044">
                <text:p>0.0020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2048">
                <text:p>0.0020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2052">
                <text:p>0.0020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2056">
                <text:p>0.0020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206">
                <text:p>0.0020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2064">
                <text:p>0.0020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2068">
                <text:p>0.0020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2072">
                <text:p>0.0020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2076">
                <text:p>0.0020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208">
                <text:p>0.002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2084">
                <text:p>0.0020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2088">
                <text:p>0.0020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2092">
                <text:p>0.0020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2096">
                <text:p>0.0020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21">
                <text:p>0.0021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2104">
                <text:p>0.0021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2108">
                <text:p>0.0021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2112">
                <text:p>0.0021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2116">
                <text:p>0.0021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212">
                <text:p>0.002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2124">
                <text:p>0.0021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2128">
                <text:p>0.0021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2132">
                <text:p>0.0021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2136">
                <text:p>0.0021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214">
                <text:p>0.0021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2144">
                <text:p>0.0021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2148">
                <text:p>0.0021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2152">
                <text:p>0.0021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2156">
                <text:p>0.0021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216">
                <text:p>0.002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2164">
                <text:p>0.0021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2168">
                <text:p>0.0021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2172">
                <text:p>0.0021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2176">
                <text:p>0.0021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218">
                <text:p>0.0021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2184">
                <text:p>0.0021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2188">
                <text:p>0.0021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2192">
                <text:p>0.0021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2196">
                <text:p>0.0021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22">
                <text:p>0.002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2204">
                <text:p>0.0022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2208">
                <text:p>0.0022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2212">
                <text:p>0.0022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2216">
                <text:p>0.0022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222">
                <text:p>0.0022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2224">
                <text:p>0.0022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2228">
                <text:p>0.0022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2232">
                <text:p>0.0022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2236">
                <text:p>0.0022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224">
                <text:p>0.002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2244">
                <text:p>0.0022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2248">
                <text:p>0.0022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2252">
                <text:p>0.0022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2256">
                <text:p>0.0022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226">
                <text:p>0.0022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2264">
                <text:p>0.00226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2268">
                <text:p>0.0022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2272">
                <text:p>0.0022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2276">
                <text:p>0.0022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228">
                <text:p>0.002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2284">
                <text:p>0.0022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2288">
                <text:p>0.0022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2292">
                <text:p>0.0022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2296">
                <text:p>0.0022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23">
                <text:p>0.0023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2304">
                <text:p>0.0023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2308">
                <text:p>0.0023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2312">
                <text:p>0.0023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2316">
                <text:p>0.0023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232">
                <text:p>0.002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2324">
                <text:p>0.0023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2328">
                <text:p>0.0023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2332">
                <text:p>0.0023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2336">
                <text:p>0.0023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234">
                <text:p>0.0023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2344">
                <text:p>0.00234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2348">
                <text:p>0.00234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2352">
                <text:p>0.0023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2356">
                <text:p>0.0023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236">
                <text:p>0.002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2364">
                <text:p>0.0023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2368">
                <text:p>0.0023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2372">
                <text:p>0.0023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2376">
                <text:p>0.0023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238">
                <text:p>0.0023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2384">
                <text:p>0.0023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2388">
                <text:p>0.0023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2392">
                <text:p>0.0023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2396">
                <text:p>0.00239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24">
                <text:p>0.0024</text:p>
              </table:table-cell>
              <table:table-cell office:value-type="float" office:value="0.163334">
                <text:p>0.16333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2404">
                <text:p>0.0024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2408">
                <text:p>0.002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2412">
                <text:p>0.002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2416">
                <text:p>0.002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242">
                <text:p>0.00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2424">
                <text:p>0.002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2428">
                <text:p>0.002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2432">
                <text:p>0.002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2436">
                <text:p>0.0024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244">
                <text:p>0.00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2444">
                <text:p>0.002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2448">
                <text:p>0.002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2452">
                <text:p>0.002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2456">
                <text:p>0.0024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246">
                <text:p>0.00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2464">
                <text:p>0.002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2468">
                <text:p>0.0024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2472">
                <text:p>0.002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2476">
                <text:p>0.002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248">
                <text:p>0.002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2484">
                <text:p>0.002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2488">
                <text:p>0.00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2492">
                <text:p>0.0024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2496">
                <text:p>0.002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25">
                <text:p>0.0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2504">
                <text:p>0.0025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2508">
                <text:p>0.002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2512">
                <text:p>0.002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2516">
                <text:p>0.0025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252">
                <text:p>0.002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2524">
                <text:p>0.002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2528">
                <text:p>0.002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2532">
                <text:p>0.0025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2536">
                <text:p>0.0025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254">
                <text:p>0.00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2544">
                <text:p>0.002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2548">
                <text:p>0.0025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2552">
                <text:p>0.0025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2556">
                <text:p>0.0025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256">
                <text:p>0.002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2564">
                <text:p>0.0025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2568">
                <text:p>0.0025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2572">
                <text:p>0.0025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2576">
                <text:p>0.002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258">
                <text:p>0.0025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2584">
                <text:p>0.002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2588">
                <text:p>0.0025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2592">
                <text:p>0.0025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2596">
                <text:p>0.0025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26">
                <text:p>0.0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2604">
                <text:p>0.002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2608">
                <text:p>0.0026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2612">
                <text:p>0.0026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2616">
                <text:p>0.0026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262">
                <text:p>0.00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2624">
                <text:p>0.0026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2628">
                <text:p>0.0026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2632">
                <text:p>0.0026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2636">
                <text:p>0.0026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264">
                <text:p>0.002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2644">
                <text:p>0.0026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2648">
                <text:p>0.0026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2652">
                <text:p>0.0026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2656">
                <text:p>0.0026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266">
                <text:p>0.0026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2664">
                <text:p>0.0026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2668">
                <text:p>0.002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2672">
                <text:p>0.0026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2676">
                <text:p>0.0026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268">
                <text:p>0.00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2684">
                <text:p>0.0026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2688">
                <text:p>0.002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2692">
                <text:p>0.0026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2696">
                <text:p>0.0026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27">
                <text:p>0.0027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2704">
                <text:p>0.002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2708">
                <text:p>0.0027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2712">
                <text:p>0.0027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2716">
                <text:p>0.0027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272">
                <text:p>0.002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2724">
                <text:p>0.0027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2728">
                <text:p>0.0027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2732">
                <text:p>0.0027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2736">
                <text:p>0.002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274">
                <text:p>0.0027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2744">
                <text:p>0.002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2748">
                <text:p>0.0027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2752">
                <text:p>0.0027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2756">
                <text:p>0.0027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276">
                <text:p>0.002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2764">
                <text:p>0.002764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2768">
                <text:p>0.0027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2772">
                <text:p>0.0027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2776">
                <text:p>0.0027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278">
                <text:p>0.0027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2784">
                <text:p>0.002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2788">
                <text:p>0.0027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2792">
                <text:p>0.0027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2796">
                <text:p>0.002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28">
                <text:p>0.00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2804">
                <text:p>0.0028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2808">
                <text:p>0.002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2812">
                <text:p>0.0028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2816">
                <text:p>0.0028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282">
                <text:p>0.0028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2824">
                <text:p>0.0028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2828">
                <text:p>0.002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2832">
                <text:p>0.0028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2836">
                <text:p>0.0028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284">
                <text:p>0.002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2844">
                <text:p>0.0028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2848">
                <text:p>0.0028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2852">
                <text:p>0.002852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2856">
                <text:p>0.0028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286">
                <text:p>0.0028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2864">
                <text:p>0.0028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2868">
                <text:p>0.0028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2872">
                <text:p>0.0028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2876">
                <text:p>0.0028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288">
                <text:p>0.002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2884">
                <text:p>0.0028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2888">
                <text:p>0.0028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2892">
                <text:p>0.002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2896">
                <text:p>0.0028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29">
                <text:p>0.0029</text:p>
              </table:table-cell>
              <table:table-cell office:value-type="float" office:value="3.430016">
                <text:p>3.43001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2904">
                <text:p>0.00290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2908">
                <text:p>0.0029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2912">
                <text:p>0.0029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2916">
                <text:p>0.0029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292">
                <text:p>0.002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2924">
                <text:p>0.0029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2928">
                <text:p>0.00292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2932">
                <text:p>0.0029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2936">
                <text:p>0.0029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294">
                <text:p>0.0029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2944">
                <text:p>0.0029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2948">
                <text:p>0.0029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2952">
                <text:p>0.0029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2956">
                <text:p>0.0029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296">
                <text:p>0.002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2964">
                <text:p>0.0029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2968">
                <text:p>0.0029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2972">
                <text:p>0.0029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2976">
                <text:p>0.0029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298">
                <text:p>0.0029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2984">
                <text:p>0.0029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2988">
                <text:p>0.0029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2992">
                <text:p>0.0029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2996">
                <text:p>0.0029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3">
                <text:p>0.003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3004">
                <text:p>0.0030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3008">
                <text:p>0.0030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3012">
                <text:p>0.0030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3016">
                <text:p>0.0030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302">
                <text:p>0.0030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3024">
                <text:p>0.0030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3028">
                <text:p>0.0030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3032">
                <text:p>0.0030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3036">
                <text:p>0.0030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304">
                <text:p>0.003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3044">
                <text:p>0.0030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3048">
                <text:p>0.0030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3052">
                <text:p>0.0030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3056">
                <text:p>0.0030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306">
                <text:p>0.0030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3064">
                <text:p>0.0030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3068">
                <text:p>0.0030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3072">
                <text:p>0.0030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3076">
                <text:p>0.0030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308">
                <text:p>0.003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3084">
                <text:p>0.0030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3088">
                <text:p>0.0030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3092">
                <text:p>0.0030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3096">
                <text:p>0.0030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31">
                <text:p>0.0031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3104">
                <text:p>0.0031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3108">
                <text:p>0.0031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3112">
                <text:p>0.0031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3116">
                <text:p>0.0031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312">
                <text:p>0.003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3124">
                <text:p>0.0031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3128">
                <text:p>0.0031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3132">
                <text:p>0.0031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3136">
                <text:p>0.0031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314">
                <text:p>0.0031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3144">
                <text:p>0.0031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3148">
                <text:p>0.0031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3152">
                <text:p>0.0031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3156">
                <text:p>0.0031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316">
                <text:p>0.003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3164">
                <text:p>0.0031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3168">
                <text:p>0.0031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3172">
                <text:p>0.0031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3176">
                <text:p>0.0031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318">
                <text:p>0.0031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3184">
                <text:p>0.0031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3188">
                <text:p>0.0031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3192">
                <text:p>0.00319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3196">
                <text:p>0.0031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32">
                <text:p>0.00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3204">
                <text:p>0.0032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3208">
                <text:p>0.0032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3212">
                <text:p>0.0032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3216">
                <text:p>0.0032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322">
                <text:p>0.0032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3224">
                <text:p>0.0032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3228">
                <text:p>0.0032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3232">
                <text:p>0.0032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3236">
                <text:p>0.0032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324">
                <text:p>0.003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3244">
                <text:p>0.0032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3248">
                <text:p>0.0032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3252">
                <text:p>0.0032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3256">
                <text:p>0.0032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326">
                <text:p>0.0032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3264">
                <text:p>0.0032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3268">
                <text:p>0.0032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3272">
                <text:p>0.0032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3276">
                <text:p>0.0032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328">
                <text:p>0.003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3284">
                <text:p>0.0032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3288">
                <text:p>0.0032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3292">
                <text:p>0.00329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3296">
                <text:p>0.00329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33">
                <text:p>0.0033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3304">
                <text:p>0.00330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3308">
                <text:p>0.0033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3312">
                <text:p>0.0033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3316">
                <text:p>0.00331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332">
                <text:p>0.003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3324">
                <text:p>0.0033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3328">
                <text:p>0.0033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3332">
                <text:p>0.0033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3336">
                <text:p>0.0033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334">
                <text:p>0.0033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3344">
                <text:p>0.0033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3348">
                <text:p>0.00334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3352">
                <text:p>0.0033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3356">
                <text:p>0.00335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336">
                <text:p>0.003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3364">
                <text:p>0.0033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3368">
                <text:p>0.0033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3372">
                <text:p>0.0033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3376">
                <text:p>0.0033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338">
                <text:p>0.0033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3384">
                <text:p>0.0033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3388">
                <text:p>0.0033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3392">
                <text:p>0.0033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3396">
                <text:p>0.00339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34">
                <text:p>0.0034</text:p>
              </table:table-cell>
              <table:table-cell office:value-type="float" office:value="0.122501">
                <text:p>0.12250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3404">
                <text:p>0.0034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3408">
                <text:p>0.003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3412">
                <text:p>0.0034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3416">
                <text:p>0.003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342">
                <text:p>0.0034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3424">
                <text:p>0.003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3428">
                <text:p>0.003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3432">
                <text:p>0.003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3436">
                <text:p>0.0034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344">
                <text:p>0.00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3444">
                <text:p>0.003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3448">
                <text:p>0.0034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3452">
                <text:p>0.0034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3456">
                <text:p>0.0034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346">
                <text:p>0.0034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3464">
                <text:p>0.003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3468">
                <text:p>0.003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3472">
                <text:p>0.003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3476">
                <text:p>0.0034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348">
                <text:p>0.00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3484">
                <text:p>0.0034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3488">
                <text:p>0.003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3492">
                <text:p>0.0034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3496">
                <text:p>0.003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35">
                <text:p>0.0035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3504">
                <text:p>0.0035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3508">
                <text:p>0.003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3512">
                <text:p>0.003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3516">
                <text:p>0.0035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352">
                <text:p>0.00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3524">
                <text:p>0.0035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3528">
                <text:p>0.003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3532">
                <text:p>0.0035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3536">
                <text:p>0.0035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354">
                <text:p>0.00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3544">
                <text:p>0.0035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3548">
                <text:p>0.0035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3552">
                <text:p>0.0035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3556">
                <text:p>0.003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356">
                <text:p>0.00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3564">
                <text:p>0.003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3568">
                <text:p>0.0035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3572">
                <text:p>0.003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3576">
                <text:p>0.0035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358">
                <text:p>0.0035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3584">
                <text:p>0.0035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3588">
                <text:p>0.003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3592">
                <text:p>0.0035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3596">
                <text:p>0.0035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36">
                <text:p>0.00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3604">
                <text:p>0.0036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3608">
                <text:p>0.0036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3612">
                <text:p>0.0036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3616">
                <text:p>0.0036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362">
                <text:p>0.00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3624">
                <text:p>0.0036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3628">
                <text:p>0.003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3632">
                <text:p>0.003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3636">
                <text:p>0.0036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364">
                <text:p>0.003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3644">
                <text:p>0.003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3648">
                <text:p>0.0036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3652">
                <text:p>0.0036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3656">
                <text:p>0.0036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366">
                <text:p>0.0036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3664">
                <text:p>0.0036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3668">
                <text:p>0.0036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3672">
                <text:p>0.0036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3676">
                <text:p>0.0036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368">
                <text:p>0.003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3684">
                <text:p>0.0036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3688">
                <text:p>0.003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3692">
                <text:p>0.003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3696">
                <text:p>0.0036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37">
                <text:p>0.0037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3704">
                <text:p>0.0037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3708">
                <text:p>0.0037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3712">
                <text:p>0.0037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3716">
                <text:p>0.0037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372">
                <text:p>0.003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3724">
                <text:p>0.003724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3728">
                <text:p>0.0037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3732">
                <text:p>0.0037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3736">
                <text:p>0.0037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374">
                <text:p>0.0037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3744">
                <text:p>0.0037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3748">
                <text:p>0.0037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3752">
                <text:p>0.0037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3756">
                <text:p>0.0037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376">
                <text:p>0.003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3764">
                <text:p>0.0037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3768">
                <text:p>0.0037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3772">
                <text:p>0.0037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3776">
                <text:p>0.003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378">
                <text:p>0.0037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3784">
                <text:p>0.0037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3788">
                <text:p>0.003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3792">
                <text:p>0.0037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3796">
                <text:p>0.0037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38">
                <text:p>0.003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3804">
                <text:p>0.0038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3808">
                <text:p>0.0038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3812">
                <text:p>0.0038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3816">
                <text:p>0.0038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382">
                <text:p>0.0038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3824">
                <text:p>0.0038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3828">
                <text:p>0.0038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3832">
                <text:p>0.0038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3836">
                <text:p>0.0038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384">
                <text:p>0.003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3844">
                <text:p>0.0038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3848">
                <text:p>0.0038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3852">
                <text:p>0.0038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3856">
                <text:p>0.0038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386">
                <text:p>0.0038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3864">
                <text:p>0.0038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3868">
                <text:p>0.0038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3872">
                <text:p>0.0038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3876">
                <text:p>0.0038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388">
                <text:p>0.003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3884">
                <text:p>0.0038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3888">
                <text:p>0.0038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3892">
                <text:p>0.0038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3896">
                <text:p>0.0038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39">
                <text:p>0.0039</text:p>
              </table:table-cell>
              <table:table-cell office:value-type="float" office:value="3.430016">
                <text:p>3.43001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3904">
                <text:p>0.003904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3908">
                <text:p>0.0039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3912">
                <text:p>0.0039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3916">
                <text:p>0.0039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392">
                <text:p>0.003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3924">
                <text:p>0.0039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3928">
                <text:p>0.0039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3932">
                <text:p>0.0039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3936">
                <text:p>0.0039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394">
                <text:p>0.0039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3944">
                <text:p>0.0039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3948">
                <text:p>0.0039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3952">
                <text:p>0.0039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3956">
                <text:p>0.0039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396">
                <text:p>0.003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3964">
                <text:p>0.0039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3968">
                <text:p>0.0039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3972">
                <text:p>0.0039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3976">
                <text:p>0.0039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398">
                <text:p>0.0039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3984">
                <text:p>0.0039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3988">
                <text:p>0.00398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3992">
                <text:p>0.0039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3996">
                <text:p>0.0039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4">
                <text:p>0.0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4004">
                <text:p>0.0040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4008">
                <text:p>0.0040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4012">
                <text:p>0.00401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4016">
                <text:p>0.0040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402">
                <text:p>0.0040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4024">
                <text:p>0.0040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4028">
                <text:p>0.0040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4032">
                <text:p>0.0040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4036">
                <text:p>0.0040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404">
                <text:p>0.004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4044">
                <text:p>0.0040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4048">
                <text:p>0.0040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4052">
                <text:p>0.0040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4056">
                <text:p>0.0040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406">
                <text:p>0.0040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4064">
                <text:p>0.0040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4068">
                <text:p>0.0040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4072">
                <text:p>0.0040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4076">
                <text:p>0.0040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408">
                <text:p>0.004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4084">
                <text:p>0.0040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4088">
                <text:p>0.0040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4092">
                <text:p>0.0040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4096">
                <text:p>0.0040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41">
                <text:p>0.0041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4104">
                <text:p>0.0041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4108">
                <text:p>0.00410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4112">
                <text:p>0.0041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4116">
                <text:p>0.0041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412">
                <text:p>0.004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4124">
                <text:p>0.0041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4128">
                <text:p>0.0041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4132">
                <text:p>0.0041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4136">
                <text:p>0.0041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414">
                <text:p>0.0041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4144">
                <text:p>0.0041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4148">
                <text:p>0.0041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4152">
                <text:p>0.0041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4156">
                <text:p>0.0041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416">
                <text:p>0.004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4164">
                <text:p>0.0041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4168">
                <text:p>0.0041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4172">
                <text:p>0.0041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4176">
                <text:p>0.0041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418">
                <text:p>0.0041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4184">
                <text:p>0.0041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4188">
                <text:p>0.0041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4192">
                <text:p>0.0041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4196">
                <text:p>0.00419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42">
                <text:p>0.004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4204">
                <text:p>0.0042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4208">
                <text:p>0.00420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4212">
                <text:p>0.0042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4216">
                <text:p>0.0042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422">
                <text:p>0.0042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4224">
                <text:p>0.0042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4228">
                <text:p>0.00422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4232">
                <text:p>0.0042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4236">
                <text:p>0.0042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424">
                <text:p>0.004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4244">
                <text:p>0.0042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4248">
                <text:p>0.0042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4252">
                <text:p>0.0042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4256">
                <text:p>0.0042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426">
                <text:p>0.0042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4264">
                <text:p>0.0042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4268">
                <text:p>0.0042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4272">
                <text:p>0.0042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4276">
                <text:p>0.0042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428">
                <text:p>0.004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4284">
                <text:p>0.0042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4288">
                <text:p>0.00428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4292">
                <text:p>0.0042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4296">
                <text:p>0.00429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43">
                <text:p>0.0043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4304">
                <text:p>0.0043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4308">
                <text:p>0.0043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4312">
                <text:p>0.00431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4316">
                <text:p>0.0043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432">
                <text:p>0.004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4324">
                <text:p>0.00432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4328">
                <text:p>0.0043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4332">
                <text:p>0.0043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4336">
                <text:p>0.0043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434">
                <text:p>0.0043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4344">
                <text:p>0.0043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4348">
                <text:p>0.0043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4352">
                <text:p>0.0043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4356">
                <text:p>0.00435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436">
                <text:p>0.004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4364">
                <text:p>0.0043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4368">
                <text:p>0.0043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4372">
                <text:p>0.0043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4376">
                <text:p>0.0043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438">
                <text:p>0.0043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4384">
                <text:p>0.0043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4388">
                <text:p>0.0043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4392">
                <text:p>0.00439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4396">
                <text:p>0.00439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44">
                <text:p>0.0044</text:p>
              </table:table-cell>
              <table:table-cell office:value-type="float" office:value="0.122501">
                <text:p>0.12250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4404">
                <text:p>0.0044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4408">
                <text:p>0.0044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4412">
                <text:p>0.004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4416">
                <text:p>0.0044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442">
                <text:p>0.00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4424">
                <text:p>0.004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4428">
                <text:p>0.004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4432">
                <text:p>0.0044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4436">
                <text:p>0.004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444">
                <text:p>0.00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4444">
                <text:p>0.00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4448">
                <text:p>0.0044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4452">
                <text:p>0.004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4456">
                <text:p>0.004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446">
                <text:p>0.00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4464">
                <text:p>0.004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4468">
                <text:p>0.004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4472">
                <text:p>0.004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4476">
                <text:p>0.004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448">
                <text:p>0.00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4484">
                <text:p>0.004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4488">
                <text:p>0.004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4492">
                <text:p>0.0044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4496">
                <text:p>0.0044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45">
                <text:p>0.0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4504">
                <text:p>0.004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4508">
                <text:p>0.004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4512">
                <text:p>0.0045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4516">
                <text:p>0.004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452">
                <text:p>0.004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4524">
                <text:p>0.0045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4528">
                <text:p>0.004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4532">
                <text:p>0.0045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4536">
                <text:p>0.0045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454">
                <text:p>0.00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4544">
                <text:p>0.004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4548">
                <text:p>0.0045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4552">
                <text:p>0.0045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4556">
                <text:p>0.0045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456">
                <text:p>0.004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4564">
                <text:p>0.0045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4568">
                <text:p>0.0045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4572">
                <text:p>0.004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4576">
                <text:p>0.0045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458">
                <text:p>0.0045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4584">
                <text:p>0.0045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4588">
                <text:p>0.004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4592">
                <text:p>0.0045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4596">
                <text:p>0.004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46">
                <text:p>0.004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4604">
                <text:p>0.0046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4608">
                <text:p>0.0046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4612">
                <text:p>0.0046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4616">
                <text:p>0.0046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462">
                <text:p>0.0046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4624">
                <text:p>0.0046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4628">
                <text:p>0.0046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4632">
                <text:p>0.0046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4636">
                <text:p>0.0046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464">
                <text:p>0.004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4644">
                <text:p>0.0046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4648">
                <text:p>0.0046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4652">
                <text:p>0.004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4656">
                <text:p>0.0046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466">
                <text:p>0.0046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4664">
                <text:p>0.0046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4668">
                <text:p>0.0046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4672">
                <text:p>0.0046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4676">
                <text:p>0.0046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468">
                <text:p>0.004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4684">
                <text:p>0.0046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4688">
                <text:p>0.0046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4692">
                <text:p>0.0046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4696">
                <text:p>0.0046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47">
                <text:p>0.0047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4704">
                <text:p>0.0047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4708">
                <text:p>0.0047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4712">
                <text:p>0.0047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4716">
                <text:p>0.0047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472">
                <text:p>0.004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4724">
                <text:p>0.004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4728">
                <text:p>0.0047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4732">
                <text:p>0.0047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4736">
                <text:p>0.0047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474">
                <text:p>0.0047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4744">
                <text:p>0.0047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4748">
                <text:p>0.0047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4752">
                <text:p>0.0047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4756">
                <text:p>0.0047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00476">
                <text:p>0.00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004764">
                <text:p>0.0047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004768">
                <text:p>0.0047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004772">
                <text:p>0.0047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004776">
                <text:p>0.0047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0478">
                <text:p>0.0047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004784">
                <text:p>0.0047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004788">
                <text:p>0.0047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004792">
                <text:p>0.0047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04796">
                <text:p>0.0047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0048">
                <text:p>0.00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004804">
                <text:p>0.0048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004808">
                <text:p>0.0048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04812">
                <text:p>0.0048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004816">
                <text:p>0.0048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00482">
                <text:p>0.0048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004824">
                <text:p>0.0048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004828">
                <text:p>0.0048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004832">
                <text:p>0.0048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004836">
                <text:p>0.0048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00484">
                <text:p>0.004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004844">
                <text:p>0.0048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004848">
                <text:p>0.0048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004852">
                <text:p>0.0048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004856">
                <text:p>0.0048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00486">
                <text:p>0.00486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004864">
                <text:p>0.004864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004868">
                <text:p>0.0048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004872">
                <text:p>0.0048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004876">
                <text:p>0.0048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00488">
                <text:p>0.004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004884">
                <text:p>0.0048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004888">
                <text:p>0.0048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004892">
                <text:p>0.0048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004896">
                <text:p>0.004896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0049">
                <text:p>0.0049</text:p>
              </table:table-cell>
              <table:table-cell office:value-type="float" office:value="3.430016">
                <text:p>3.43001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004904">
                <text:p>0.00490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004908">
                <text:p>0.0049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04912">
                <text:p>0.0049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004916">
                <text:p>0.0049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00492">
                <text:p>0.004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004924">
                <text:p>0.0049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04928">
                <text:p>0.00492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004932">
                <text:p>0.0049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004936">
                <text:p>0.0049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00494">
                <text:p>0.0049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04944">
                <text:p>0.0049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004948">
                <text:p>0.0049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004952">
                <text:p>0.0049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004956">
                <text:p>0.0049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00496">
                <text:p>0.004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004964">
                <text:p>0.0049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004968">
                <text:p>0.0049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004972">
                <text:p>0.0049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004976">
                <text:p>0.0049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00498">
                <text:p>0.0049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004984">
                <text:p>0.0049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004988">
                <text:p>0.0049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004992">
                <text:p>0.0049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004996">
                <text:p>0.0049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005">
                <text:p>0.005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005004">
                <text:p>0.0050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005008">
                <text:p>0.0050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005012">
                <text:p>0.0050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005016">
                <text:p>0.0050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00502">
                <text:p>0.0050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005024">
                <text:p>0.0050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005028">
                <text:p>0.0050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005032">
                <text:p>0.0050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005036">
                <text:p>0.0050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0504">
                <text:p>0.005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05044">
                <text:p>0.0050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005048">
                <text:p>0.0050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005052">
                <text:p>0.0050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005056">
                <text:p>0.0050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0506">
                <text:p>0.0050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005064">
                <text:p>0.0050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005068">
                <text:p>0.0050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005072">
                <text:p>0.00507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05076">
                <text:p>0.0050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0508">
                <text:p>0.005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005084">
                <text:p>0.0050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005088">
                <text:p>0.0050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005092">
                <text:p>0.0050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005096">
                <text:p>0.0050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0051">
                <text:p>0.0051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005104">
                <text:p>0.0051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005108">
                <text:p>0.00510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005112">
                <text:p>0.0051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005116">
                <text:p>0.0051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00512">
                <text:p>0.005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005124">
                <text:p>0.0051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005128">
                <text:p>0.0051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005132">
                <text:p>0.0051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005136">
                <text:p>0.0051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00514">
                <text:p>0.0051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005144">
                <text:p>0.0051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005148">
                <text:p>0.0051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005152">
                <text:p>0.0051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005156">
                <text:p>0.0051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00516">
                <text:p>0.005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005164">
                <text:p>0.0051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005168">
                <text:p>0.0051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005172">
                <text:p>0.0051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005176">
                <text:p>0.0051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00518">
                <text:p>0.0051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005184">
                <text:p>0.0051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005188">
                <text:p>0.0051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05192">
                <text:p>0.0051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005196">
                <text:p>0.0051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0052">
                <text:p>0.00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005204">
                <text:p>0.0052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05208">
                <text:p>0.00520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005212">
                <text:p>0.0052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005216">
                <text:p>0.0052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00522">
                <text:p>0.0052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005224">
                <text:p>0.0052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005228">
                <text:p>0.0052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005232">
                <text:p>0.0052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005236">
                <text:p>0.0052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00524">
                <text:p>0.005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005244">
                <text:p>0.0052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005248">
                <text:p>0.0052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005252">
                <text:p>0.0052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005256">
                <text:p>0.0052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00526">
                <text:p>0.0052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005264">
                <text:p>0.00526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005268">
                <text:p>0.0052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005272">
                <text:p>0.0052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005276">
                <text:p>0.0052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00528">
                <text:p>0.005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005284">
                <text:p>0.0052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005288">
                <text:p>0.0052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005292">
                <text:p>0.0052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005296">
                <text:p>0.0052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0053">
                <text:p>0.0053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005304">
                <text:p>0.0053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005308">
                <text:p>0.0053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005312">
                <text:p>0.0053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005316">
                <text:p>0.0053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00532">
                <text:p>0.005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005324">
                <text:p>0.0053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005328">
                <text:p>0.0053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005332">
                <text:p>0.0053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005336">
                <text:p>0.0053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00534">
                <text:p>0.0053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005344">
                <text:p>0.00534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005348">
                <text:p>0.0053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005352">
                <text:p>0.0053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005356">
                <text:p>0.00535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00536">
                <text:p>0.005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005364">
                <text:p>0.0053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005368">
                <text:p>0.0053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005372">
                <text:p>0.0053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005376">
                <text:p>0.0053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00538">
                <text:p>0.0053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005384">
                <text:p>0.0053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005388">
                <text:p>0.00538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005392">
                <text:p>0.0053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005396">
                <text:p>0.005396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0054">
                <text:p>0.0054</text:p>
              </table:table-cell>
              <table:table-cell office:value-type="float" office:value="0.163334">
                <text:p>0.16333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005404">
                <text:p>0.0054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005408">
                <text:p>0.005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005412">
                <text:p>0.005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005416">
                <text:p>0.005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00542">
                <text:p>0.00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005424">
                <text:p>0.005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005428">
                <text:p>0.005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005432">
                <text:p>0.005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005436">
                <text:p>0.0054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00544">
                <text:p>0.00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005444">
                <text:p>0.0054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005448">
                <text:p>0.005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005452">
                <text:p>0.005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005456">
                <text:p>0.005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00546">
                <text:p>0.00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005464">
                <text:p>0.005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005468">
                <text:p>0.0054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005472">
                <text:p>0.005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005476">
                <text:p>0.005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00548">
                <text:p>0.00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005484">
                <text:p>0.005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005488">
                <text:p>0.005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005492">
                <text:p>0.0054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005496">
                <text:p>0.005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0055">
                <text:p>0.0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005504">
                <text:p>0.005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005508">
                <text:p>0.0055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005512">
                <text:p>0.0055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005516">
                <text:p>0.0055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00552">
                <text:p>0.00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005524">
                <text:p>0.0055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005528">
                <text:p>0.005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005532">
                <text:p>0.005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005536">
                <text:p>0.005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00554">
                <text:p>0.00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005544">
                <text:p>0.005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005548">
                <text:p>0.005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005552">
                <text:p>0.0055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005556">
                <text:p>0.0055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00556">
                <text:p>0.005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005564">
                <text:p>0.0055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005568">
                <text:p>0.005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005572">
                <text:p>0.0055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005576">
                <text:p>0.0055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00558">
                <text:p>0.0055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005584">
                <text:p>0.0055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005588">
                <text:p>0.0055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005592">
                <text:p>0.005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005596">
                <text:p>0.0055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0056">
                <text:p>0.00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005604">
                <text:p>0.0056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005608">
                <text:p>0.0056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005612">
                <text:p>0.0056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005616">
                <text:p>0.005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00562">
                <text:p>0.00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005624">
                <text:p>0.0056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005628">
                <text:p>0.0056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005632">
                <text:p>0.005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005636">
                <text:p>0.005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00564">
                <text:p>0.005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005644">
                <text:p>0.0056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005648">
                <text:p>0.005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005652">
                <text:p>0.0056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005656">
                <text:p>0.0056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00566">
                <text:p>0.00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005664">
                <text:p>0.0056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005668">
                <text:p>0.005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005672">
                <text:p>0.0056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005676">
                <text:p>0.0056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00568">
                <text:p>0.005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005684">
                <text:p>0.0056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005688">
                <text:p>0.0056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005692">
                <text:p>0.0056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005696">
                <text:p>0.0056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0057">
                <text:p>0.0057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005704">
                <text:p>0.005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005708">
                <text:p>0.0057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005712">
                <text:p>0.0057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005716">
                <text:p>0.0057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00572">
                <text:p>0.005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005724">
                <text:p>0.0057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005728">
                <text:p>0.005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005732">
                <text:p>0.0057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005736">
                <text:p>0.0057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00574">
                <text:p>0.0057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005744">
                <text:p>0.0057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005748">
                <text:p>0.0057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005752">
                <text:p>0.0057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005756">
                <text:p>0.0057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00576">
                <text:p>0.00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005764">
                <text:p>0.0057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005768">
                <text:p>0.0057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005772">
                <text:p>0.0057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005776">
                <text:p>0.005776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00578">
                <text:p>0.0057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005784">
                <text:p>0.0057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005788">
                <text:p>0.0057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005792">
                <text:p>0.0057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005796">
                <text:p>0.005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0058">
                <text:p>0.005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005804">
                <text:p>0.0058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005808">
                <text:p>0.0058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005812">
                <text:p>0.0058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005816">
                <text:p>0.0058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00582">
                <text:p>0.0058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005824">
                <text:p>0.005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005828">
                <text:p>0.0058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005832">
                <text:p>0.0058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005836">
                <text:p>0.0058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00584">
                <text:p>0.00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005844">
                <text:p>0.0058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005848">
                <text:p>0.0058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005852">
                <text:p>0.0058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005856">
                <text:p>0.0058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00586">
                <text:p>0.0058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005864">
                <text:p>0.0058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005868">
                <text:p>0.0058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005872">
                <text:p>0.0058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005876">
                <text:p>0.0058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00588">
                <text:p>0.005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005884">
                <text:p>0.0058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005888">
                <text:p>0.0058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005892">
                <text:p>0.0058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005896">
                <text:p>0.005896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0059">
                <text:p>0.0059</text:p>
              </table:table-cell>
              <table:table-cell office:value-type="float" office:value="3.430016">
                <text:p>3.43001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005904">
                <text:p>0.00590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005908">
                <text:p>0.0059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005912">
                <text:p>0.0059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005916">
                <text:p>0.0059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00592">
                <text:p>0.005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005924">
                <text:p>0.0059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005928">
                <text:p>0.00592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005932">
                <text:p>0.0059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005936">
                <text:p>0.0059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00594">
                <text:p>0.0059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005944">
                <text:p>0.00594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005948">
                <text:p>0.0059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005952">
                <text:p>0.0059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005956">
                <text:p>0.0059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00596">
                <text:p>0.005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005964">
                <text:p>0.0059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005968">
                <text:p>0.0059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005972">
                <text:p>0.0059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005976">
                <text:p>0.0059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00598">
                <text:p>0.0059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005984">
                <text:p>0.0059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005988">
                <text:p>0.0059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005992">
                <text:p>0.0059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005996">
                <text:p>0.0059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006">
                <text:p>0.00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006004">
                <text:p>0.0060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006008">
                <text:p>0.0060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006012">
                <text:p>0.0060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006016">
                <text:p>0.0060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00602">
                <text:p>0.0060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006024">
                <text:p>0.0060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006028">
                <text:p>0.0060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006032">
                <text:p>0.0060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006036">
                <text:p>0.0060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00604">
                <text:p>0.006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006044">
                <text:p>0.00604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006048">
                <text:p>0.0060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006052">
                <text:p>0.0060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006056">
                <text:p>0.0060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00606">
                <text:p>0.0060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006064">
                <text:p>0.0060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006068">
                <text:p>0.0060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006072">
                <text:p>0.0060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006076">
                <text:p>0.0060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00608">
                <text:p>0.006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006084">
                <text:p>0.0060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006088">
                <text:p>0.0060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006092">
                <text:p>0.0060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006096">
                <text:p>0.0060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0061">
                <text:p>0.0061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006104">
                <text:p>0.0061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006108">
                <text:p>0.0061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006112">
                <text:p>0.0061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006116">
                <text:p>0.0061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00612">
                <text:p>0.006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006124">
                <text:p>0.0061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006128">
                <text:p>0.0061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006132">
                <text:p>0.0061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006136">
                <text:p>0.0061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00614">
                <text:p>0.0061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006144">
                <text:p>0.0061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006148">
                <text:p>0.0061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006152">
                <text:p>0.0061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006156">
                <text:p>0.0061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00616">
                <text:p>0.006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006164">
                <text:p>0.0061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006168">
                <text:p>0.0061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006172">
                <text:p>0.0061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006176">
                <text:p>0.0061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00618">
                <text:p>0.0061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006184">
                <text:p>0.00618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006188">
                <text:p>0.0061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006192">
                <text:p>0.0061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006196">
                <text:p>0.0061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0062">
                <text:p>0.006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006204">
                <text:p>0.0062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006208">
                <text:p>0.0062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006212">
                <text:p>0.0062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006216">
                <text:p>0.0062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00622">
                <text:p>0.0062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006224">
                <text:p>0.00622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006228">
                <text:p>0.0062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006232">
                <text:p>0.0062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006236">
                <text:p>0.0062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00624">
                <text:p>0.006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006244">
                <text:p>0.0062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006248">
                <text:p>0.0062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006252">
                <text:p>0.0062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006256">
                <text:p>0.00625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00626">
                <text:p>0.0062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006264">
                <text:p>0.0062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006268">
                <text:p>0.0062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006272">
                <text:p>0.0062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006276">
                <text:p>0.0062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00628">
                <text:p>0.006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006284">
                <text:p>0.0062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006288">
                <text:p>0.0062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006292">
                <text:p>0.0062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006296">
                <text:p>0.00629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0063">
                <text:p>0.0063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006304">
                <text:p>0.0063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006308">
                <text:p>0.0063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006312">
                <text:p>0.0063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006316">
                <text:p>0.00631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00632">
                <text:p>0.006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006324">
                <text:p>0.0063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006328">
                <text:p>0.0063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006332">
                <text:p>0.0063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006336">
                <text:p>0.0063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00634">
                <text:p>0.0063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006344">
                <text:p>0.0063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006348">
                <text:p>0.0063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006352">
                <text:p>0.0063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006356">
                <text:p>0.0063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00636">
                <text:p>0.0063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006364">
                <text:p>0.0063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006368">
                <text:p>0.0063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006372">
                <text:p>0.0063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006376">
                <text:p>0.0063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00638">
                <text:p>0.0063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006384">
                <text:p>0.0063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006388">
                <text:p>0.0063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006392">
                <text:p>0.0063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006396">
                <text:p>0.00639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0064">
                <text:p>0.0064</text:p>
              </table:table-cell>
              <table:table-cell office:value-type="float" office:value="0.122501">
                <text:p>0.122501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006404">
                <text:p>0.0064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006408">
                <text:p>0.006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006412">
                <text:p>0.006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006416">
                <text:p>0.006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00642">
                <text:p>0.0064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006424">
                <text:p>0.006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006428">
                <text:p>0.006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006432">
                <text:p>0.0064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006436">
                <text:p>0.0064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00644">
                <text:p>0.00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006444">
                <text:p>0.006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006448">
                <text:p>0.006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006452">
                <text:p>0.006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006456">
                <text:p>0.0064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00646">
                <text:p>0.0064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006464">
                <text:p>0.006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006468">
                <text:p>0.006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006472">
                <text:p>0.0064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006476">
                <text:p>0.0064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00648">
                <text:p>0.00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006484">
                <text:p>0.0064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006488">
                <text:p>0.0064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006492">
                <text:p>0.006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006496">
                <text:p>0.0064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0065">
                <text:p>0.0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006504">
                <text:p>0.0065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006508">
                <text:p>0.0065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006512">
                <text:p>0.006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006516">
                <text:p>0.0065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00652">
                <text:p>0.00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006524">
                <text:p>0.0065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006528">
                <text:p>0.0065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006532">
                <text:p>0.0065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006536">
                <text:p>0.0065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00654">
                <text:p>0.00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006544">
                <text:p>0.0065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006548">
                <text:p>0.006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006552">
                <text:p>0.0065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006556">
                <text:p>0.0065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00656">
                <text:p>0.006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006564">
                <text:p>0.0065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006568">
                <text:p>0.006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006572">
                <text:p>0.0065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006576">
                <text:p>0.0065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00658">
                <text:p>0.0065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006584">
                <text:p>0.0065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006588">
                <text:p>0.006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006592">
                <text:p>0.0065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006596">
                <text:p>0.0065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0066">
                <text:p>0.006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006604">
                <text:p>0.0066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006608">
                <text:p>0.0066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006612">
                <text:p>0.006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006616">
                <text:p>0.0066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00662">
                <text:p>0.00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006624">
                <text:p>0.0066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006628">
                <text:p>0.0066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006632">
                <text:p>0.0066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006636">
                <text:p>0.0066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00664">
                <text:p>0.006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006644">
                <text:p>0.006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006648">
                <text:p>0.0066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006652">
                <text:p>0.0066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006656">
                <text:p>0.0066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00666">
                <text:p>0.00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006664">
                <text:p>0.0066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006668">
                <text:p>0.0066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006672">
                <text:p>0.0066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006676">
                <text:p>0.0066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00668">
                <text:p>0.00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006684">
                <text:p>0.0066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006688">
                <text:p>0.006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006692">
                <text:p>0.0066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006696">
                <text:p>0.0066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0067">
                <text:p>0.0067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006704">
                <text:p>0.0067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006708">
                <text:p>0.006708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006712">
                <text:p>0.0067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006716">
                <text:p>0.0067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00672">
                <text:p>0.006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006724">
                <text:p>0.0067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006728">
                <text:p>0.0067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006732">
                <text:p>0.0067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006736">
                <text:p>0.0067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00674">
                <text:p>0.00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006744">
                <text:p>0.0067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006748">
                <text:p>0.0067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006752">
                <text:p>0.0067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006756">
                <text:p>0.006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00676">
                <text:p>0.006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006764">
                <text:p>0.0067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006768">
                <text:p>0.0067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006772">
                <text:p>0.006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006776">
                <text:p>0.0067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00678">
                <text:p>0.00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006784">
                <text:p>0.0067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006788">
                <text:p>0.0067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006792">
                <text:p>0.006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006796">
                <text:p>0.0067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0068">
                <text:p>0.00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006804">
                <text:p>0.006804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006808">
                <text:p>0.0068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006812">
                <text:p>0.0068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006816">
                <text:p>0.0068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00682">
                <text:p>0.0068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006824">
                <text:p>0.0068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006828">
                <text:p>0.0068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006832">
                <text:p>0.0068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006836">
                <text:p>0.0068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00684">
                <text:p>0.006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006844">
                <text:p>0.0068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006848">
                <text:p>0.0068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006852">
                <text:p>0.0068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006856">
                <text:p>0.0068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00686">
                <text:p>0.00686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006864">
                <text:p>0.0068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006868">
                <text:p>0.0068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006872">
                <text:p>0.0068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006876">
                <text:p>0.0068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00688">
                <text:p>0.006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006884">
                <text:p>0.0068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006888">
                <text:p>0.0068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006892">
                <text:p>0.0068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006896">
                <text:p>0.0068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0069">
                <text:p>0.0069</text:p>
              </table:table-cell>
              <table:table-cell office:value-type="float" office:value="3.430016">
                <text:p>3.430016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006904">
                <text:p>0.00690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006908">
                <text:p>0.0069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006912">
                <text:p>0.0069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006916">
                <text:p>0.0069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00692">
                <text:p>0.006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006924">
                <text:p>0.0069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006928">
                <text:p>0.0069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006932">
                <text:p>0.0069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006936">
                <text:p>0.0069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00694">
                <text:p>0.0069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006944">
                <text:p>0.0069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006948">
                <text:p>0.0069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006952">
                <text:p>0.0069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006956">
                <text:p>0.0069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00696">
                <text:p>0.006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006964">
                <text:p>0.0069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006968">
                <text:p>0.0069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006972">
                <text:p>0.0069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006976">
                <text:p>0.0069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00698">
                <text:p>0.0069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006984">
                <text:p>0.0069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006988">
                <text:p>0.0069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006992">
                <text:p>0.0069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006996">
                <text:p>0.0069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007">
                <text:p>0.007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007004">
                <text:p>0.0070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007008">
                <text:p>0.0070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007012">
                <text:p>0.0070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007016">
                <text:p>0.0070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00702">
                <text:p>0.0070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007024">
                <text:p>0.0070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007028">
                <text:p>0.00702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007032">
                <text:p>0.0070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007036">
                <text:p>0.0070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00704">
                <text:p>0.007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007044">
                <text:p>0.0070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007048">
                <text:p>0.0070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007052">
                <text:p>0.0070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007056">
                <text:p>0.0070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00706">
                <text:p>0.0070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007064">
                <text:p>0.0070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007068">
                <text:p>0.0070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007072">
                <text:p>0.0070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007076">
                <text:p>0.0070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00708">
                <text:p>0.007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007084">
                <text:p>0.0070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007088">
                <text:p>0.0070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007092">
                <text:p>0.0070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007096">
                <text:p>0.0070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0071">
                <text:p>0.0071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007104">
                <text:p>0.0071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007108">
                <text:p>0.0071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007112">
                <text:p>0.0071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007116">
                <text:p>0.0071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00712">
                <text:p>0.007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007124">
                <text:p>0.0071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007128">
                <text:p>0.00712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007132">
                <text:p>0.0071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007136">
                <text:p>0.0071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00714">
                <text:p>0.0071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007144">
                <text:p>0.0071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007148">
                <text:p>0.0071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007152">
                <text:p>0.0071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007156">
                <text:p>0.0071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00716">
                <text:p>0.007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007164">
                <text:p>0.0071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007168">
                <text:p>0.0071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007172">
                <text:p>0.0071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007176">
                <text:p>0.0071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00718">
                <text:p>0.0071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007184">
                <text:p>0.0071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007188">
                <text:p>0.0071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007192">
                <text:p>0.0071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007196">
                <text:p>0.0071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0072">
                <text:p>0.00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007204">
                <text:p>0.0072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007208">
                <text:p>0.0072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007212">
                <text:p>0.0072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007216">
                <text:p>0.0072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00722">
                <text:p>0.0072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007224">
                <text:p>0.0072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007228">
                <text:p>0.0072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007232">
                <text:p>0.0072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007236">
                <text:p>0.0072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00724">
                <text:p>0.007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007244">
                <text:p>0.0072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007248">
                <text:p>0.0072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007252">
                <text:p>0.0072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007256">
                <text:p>0.0072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00726">
                <text:p>0.0072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007264">
                <text:p>0.0072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007268">
                <text:p>0.0072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007272">
                <text:p>0.0072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007276">
                <text:p>0.0072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00728">
                <text:p>0.0072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007284">
                <text:p>0.0072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007288">
                <text:p>0.0072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007292">
                <text:p>0.0072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007296">
                <text:p>0.0072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0073">
                <text:p>0.0073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007304">
                <text:p>0.0073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007308">
                <text:p>0.0073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007312">
                <text:p>0.0073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007316">
                <text:p>0.0073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00732">
                <text:p>0.007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007324">
                <text:p>0.0073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007328">
                <text:p>0.00732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007332">
                <text:p>0.0073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007336">
                <text:p>0.00733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00734">
                <text:p>0.0073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007344">
                <text:p>0.0073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007348">
                <text:p>0.0073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007352">
                <text:p>0.0073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007356">
                <text:p>0.0073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00736">
                <text:p>0.007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007364">
                <text:p>0.0073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007368">
                <text:p>0.0073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007372">
                <text:p>0.00737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007376">
                <text:p>0.0073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00738">
                <text:p>0.0073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007384">
                <text:p>0.0073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007388">
                <text:p>0.0073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007392">
                <text:p>0.0073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007396">
                <text:p>0.00739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0074">
                <text:p>0.0074</text:p>
              </table:table-cell>
              <table:table-cell office:value-type="float" office:value="0.122501">
                <text:p>0.122501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007404">
                <text:p>0.007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007408">
                <text:p>0.007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007412">
                <text:p>0.007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007416">
                <text:p>0.007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00742">
                <text:p>0.00742</text:p>
              </table:table-cell>
              <table:table-cell office:value-type="float" office:value="-0.040834">
                <text:p>-0.040834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007424">
                <text:p>0.007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007428">
                <text:p>0.007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007432">
                <text:p>0.007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007436">
                <text:p>0.007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00744">
                <text:p>0.00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007444">
                <text:p>0.007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007448">
                <text:p>0.0074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007452">
                <text:p>0.007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007456">
                <text:p>0.007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00746">
                <text:p>0.0074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007464">
                <text:p>0.00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007468">
                <text:p>0.0074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007472">
                <text:p>0.007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007476">
                <text:p>0.007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00748">
                <text:p>0.007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007484">
                <text:p>0.007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007488">
                <text:p>0.0074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007492">
                <text:p>0.007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007496">
                <text:p>0.0074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0075">
                <text:p>0.0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007504">
                <text:p>0.007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007508">
                <text:p>0.0075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007512">
                <text:p>0.0075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007516">
                <text:p>0.0075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00752">
                <text:p>0.007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007524">
                <text:p>0.0075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007528">
                <text:p>0.007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007532">
                <text:p>0.007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007536">
                <text:p>0.007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00754">
                <text:p>0.00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007544">
                <text:p>0.0075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007548">
                <text:p>0.007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007552">
                <text:p>0.007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007556">
                <text:p>0.0075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00756">
                <text:p>0.007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007564">
                <text:p>0.0075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007568">
                <text:p>0.0075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007572">
                <text:p>0.007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007576">
                <text:p>0.0075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00758">
                <text:p>0.0075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007584">
                <text:p>0.007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007588">
                <text:p>0.007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007592">
                <text:p>0.0075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007596">
                <text:p>0.007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0076">
                <text:p>0.0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007604">
                <text:p>0.0076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007608">
                <text:p>0.007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007612">
                <text:p>0.0076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007616">
                <text:p>0.0076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00762">
                <text:p>0.0076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007624">
                <text:p>0.0076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007628">
                <text:p>0.007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007632">
                <text:p>0.007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007636">
                <text:p>0.007636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00764">
                <text:p>0.007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007644">
                <text:p>0.007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007648">
                <text:p>0.0076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007652">
                <text:p>0.0076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007656">
                <text:p>0.007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00766">
                <text:p>0.0076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007664">
                <text:p>0.0076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007668">
                <text:p>0.0076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007672">
                <text:p>0.0076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007676">
                <text:p>0.007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00768">
                <text:p>0.007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007684">
                <text:p>0.0076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007688">
                <text:p>0.0076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007692">
                <text:p>0.0076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007696">
                <text:p>0.0076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0077">
                <text:p>0.0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007704">
                <text:p>0.007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007708">
                <text:p>0.0077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007712">
                <text:p>0.0077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007716">
                <text:p>0.0077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00772">
                <text:p>0.007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007724">
                <text:p>0.007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007728">
                <text:p>0.007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007732">
                <text:p>0.0077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007736">
                <text:p>0.0077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00774">
                <text:p>0.0077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.007744">
                <text:p>0.0077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.007748">
                <text:p>0.0077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.007752">
                <text:p>0.007752</text:p>
              </table:table-cell>
              <table:table-cell office:value-type="float" office:value="-0.040834">
                <text:p>-0.040834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.007756">
                <text:p>0.0077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.00776">
                <text:p>0.007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.007764">
                <text:p>0.0077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.007768">
                <text:p>0.0077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.007772">
                <text:p>0.0077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007776">
                <text:p>0.007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00778">
                <text:p>0.0077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007784">
                <text:p>0.0077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007788">
                <text:p>0.0077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007792">
                <text:p>0.007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007796">
                <text:p>0.0077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0078">
                <text:p>0.0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007804">
                <text:p>0.0078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007808">
                <text:p>0.0078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007812">
                <text:p>0.0078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007816">
                <text:p>0.0078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00782">
                <text:p>0.0078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007824">
                <text:p>0.0078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007828">
                <text:p>0.0078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007832">
                <text:p>0.0078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007836">
                <text:p>0.007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00784">
                <text:p>0.007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007844">
                <text:p>0.0078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007848">
                <text:p>0.0078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007852">
                <text:p>0.0078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007856">
                <text:p>0.0078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00786">
                <text:p>0.0078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007864">
                <text:p>0.0078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007868">
                <text:p>0.0078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007872">
                <text:p>0.0078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007876">
                <text:p>0.0078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00788">
                <text:p>0.007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007884">
                <text:p>0.0078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007888">
                <text:p>0.0078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007892">
                <text:p>0.0078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007896">
                <text:p>0.007896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0079">
                <text:p>0.0079</text:p>
              </table:table-cell>
              <table:table-cell office:value-type="float" office:value="3.430016">
                <text:p>3.430016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007904">
                <text:p>0.00790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007908">
                <text:p>0.0079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007912">
                <text:p>0.0079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007916">
                <text:p>0.0079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00792">
                <text:p>0.007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007924">
                <text:p>0.0079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007928">
                <text:p>0.0079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007932">
                <text:p>0.0079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007936">
                <text:p>0.0079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00794">
                <text:p>0.0079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007944">
                <text:p>0.0079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.007948">
                <text:p>0.0079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007952">
                <text:p>0.0079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007956">
                <text:p>0.0079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00796">
                <text:p>0.007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007964">
                <text:p>0.0079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007968">
                <text:p>0.0079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007972">
                <text:p>0.0079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.007976">
                <text:p>0.0079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00798">
                <text:p>0.0079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.007984">
                <text:p>0.0079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007988">
                <text:p>0.0079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007992">
                <text:p>0.0079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007996">
                <text:p>0.0079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.008">
                <text:p>0.0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.008004">
                <text:p>0.0080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.008008">
                <text:p>0.0080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.008012">
                <text:p>0.0080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.008016">
                <text:p>0.0080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.00802">
                <text:p>0.0080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.008024">
                <text:p>0.0080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.008028">
                <text:p>0.00802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.008032">
                <text:p>0.00803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.008036">
                <text:p>0.0080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.00804">
                <text:p>0.008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.008044">
                <text:p>0.0080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.008048">
                <text:p>0.0080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.008052">
                <text:p>0.0080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.008056">
                <text:p>0.0080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.00806">
                <text:p>0.0080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.008064">
                <text:p>0.0080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.008068">
                <text:p>0.0080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.008072">
                <text:p>0.0080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.008076">
                <text:p>0.0080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.00808">
                <text:p>0.008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.008084">
                <text:p>0.0080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.008088">
                <text:p>0.0080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.008092">
                <text:p>0.00809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.008096">
                <text:p>0.0080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.0081">
                <text:p>0.0081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.008104">
                <text:p>0.0081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.008108">
                <text:p>0.0081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.008112">
                <text:p>0.0081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.008116">
                <text:p>0.0081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.00812">
                <text:p>0.008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.008124">
                <text:p>0.00812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.008128">
                <text:p>0.0081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.008132">
                <text:p>0.0081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.008136">
                <text:p>0.0081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.00814">
                <text:p>0.0081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.008144">
                <text:p>0.0081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.008148">
                <text:p>0.0081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.008152">
                <text:p>0.0081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.008156">
                <text:p>0.0081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.00816">
                <text:p>0.008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.008164">
                <text:p>0.0081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.008168">
                <text:p>0.0081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.008172">
                <text:p>0.008172</text:p>
              </table:table-cell>
              <table:table-cell office:value-type="float" office:value="5.063357">
                <text:p>5.063357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.008176">
                <text:p>0.0081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.00818">
                <text:p>0.0081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.008184">
                <text:p>0.0081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008188">
                <text:p>0.0081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.008192">
                <text:p>0.0081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.008196">
                <text:p>0.0081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.0082">
                <text:p>0.008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.008204">
                <text:p>0.0082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.008208">
                <text:p>0.0082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.008212">
                <text:p>0.0082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.008216">
                <text:p>0.0082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.00822">
                <text:p>0.0082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.008224">
                <text:p>0.0082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.008228">
                <text:p>0.00822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.008232">
                <text:p>0.0082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.008236">
                <text:p>0.0082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.00824">
                <text:p>0.008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.008244">
                <text:p>0.0082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.008248">
                <text:p>0.0082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.008252">
                <text:p>0.0082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.008256">
                <text:p>0.0082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.00826">
                <text:p>0.0082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.008264">
                <text:p>0.0082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.008268">
                <text:p>0.00826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.008272">
                <text:p>0.0082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.008276">
                <text:p>0.0082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.00828">
                <text:p>0.008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.008284">
                <text:p>0.0082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.008288">
                <text:p>0.00828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.008292">
                <text:p>0.0082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.008296">
                <text:p>0.0082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.0083">
                <text:p>0.0083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.008304">
                <text:p>0.00830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.008308">
                <text:p>0.0083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.008312">
                <text:p>0.00831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.008316">
                <text:p>0.0083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.00832">
                <text:p>0.008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.008324">
                <text:p>0.0083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.008328">
                <text:p>0.0083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.008332">
                <text:p>0.00833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.008336">
                <text:p>0.0083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.00834">
                <text:p>0.0083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.008344">
                <text:p>0.0083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.008348">
                <text:p>0.0083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.008352">
                <text:p>0.00835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.008356">
                <text:p>0.0083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.00836">
                <text:p>0.008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.008364">
                <text:p>0.0083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.008368">
                <text:p>0.0083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.008372">
                <text:p>0.0083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.008376">
                <text:p>0.0083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.00838">
                <text:p>0.0083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.008384">
                <text:p>0.0083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.008388">
                <text:p>0.0083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.008392">
                <text:p>0.0083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.008396">
                <text:p>0.00839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.0084">
                <text:p>0.0084</text:p>
              </table:table-cell>
              <table:table-cell office:value-type="float" office:value="0.122501">
                <text:p>0.122501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.008404">
                <text:p>0.008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.008408">
                <text:p>0.008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.008412">
                <text:p>0.008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.008416">
                <text:p>0.0084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.00842">
                <text:p>0.00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.008424">
                <text:p>0.008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.008428">
                <text:p>0.0084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.008432">
                <text:p>0.008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.008436">
                <text:p>0.0084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.00844">
                <text:p>0.008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.008444">
                <text:p>0.008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.008448">
                <text:p>0.0084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.008452">
                <text:p>0.0084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.008456">
                <text:p>0.008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.00846">
                <text:p>0.0084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.008464">
                <text:p>0.008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.008468">
                <text:p>0.008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.008472">
                <text:p>0.008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.008476">
                <text:p>0.008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.00848">
                <text:p>0.00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.008484">
                <text:p>0.0084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.008488">
                <text:p>0.008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.008492">
                <text:p>0.008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.008496">
                <text:p>0.0084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.0085">
                <text:p>0.0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.008504">
                <text:p>0.008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.008508">
                <text:p>0.0085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.008512">
                <text:p>0.008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.008516">
                <text:p>0.0085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.00852">
                <text:p>0.00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.008524">
                <text:p>0.0085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.008528">
                <text:p>0.008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.008532">
                <text:p>0.0085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.008536">
                <text:p>0.0085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.00854">
                <text:p>0.0085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.008544">
                <text:p>0.008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.008548">
                <text:p>0.008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.008552">
                <text:p>0.008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.008556">
                <text:p>0.008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.00856">
                <text:p>0.008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.008564">
                <text:p>0.0085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.008568">
                <text:p>0.0085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.008572">
                <text:p>0.008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.008576">
                <text:p>0.008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.00858">
                <text:p>0.0085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.008584">
                <text:p>0.008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.008588">
                <text:p>0.008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.008592">
                <text:p>0.0085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.008596">
                <text:p>0.0085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.0086">
                <text:p>0.0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.008604">
                <text:p>0.0086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.008608">
                <text:p>0.008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.008612">
                <text:p>0.0086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.008616">
                <text:p>0.0086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.00862">
                <text:p>0.00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.008624">
                <text:p>0.0086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.008628">
                <text:p>0.008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.008632">
                <text:p>0.0086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.008636">
                <text:p>0.0086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.00864">
                <text:p>0.008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.008644">
                <text:p>0.0086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.008648">
                <text:p>0.008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.008652">
                <text:p>0.0086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.008656">
                <text:p>0.0086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.00866">
                <text:p>0.00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.008664">
                <text:p>0.008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.008668">
                <text:p>0.0086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.008672">
                <text:p>0.0086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.008676">
                <text:p>0.0086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.00868">
                <text:p>0.008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.008684">
                <text:p>0.0086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.008688">
                <text:p>0.0086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.008692">
                <text:p>0.008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.008696">
                <text:p>0.0086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.0087">
                <text:p>0.0087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.008704">
                <text:p>0.008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.008708">
                <text:p>0.0087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.008712">
                <text:p>0.0087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.008716">
                <text:p>0.008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.00872">
                <text:p>0.008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.008724">
                <text:p>0.008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.008728">
                <text:p>0.0087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.008732">
                <text:p>0.008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.008736">
                <text:p>0.0087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.00874">
                <text:p>0.0087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.008744">
                <text:p>0.0087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.008748">
                <text:p>0.0087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.008752">
                <text:p>0.0087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.008756">
                <text:p>0.0087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.00876">
                <text:p>0.00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.008764">
                <text:p>0.008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.008768">
                <text:p>0.0087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.008772">
                <text:p>0.0087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.008776">
                <text:p>0.0087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.00878">
                <text:p>0.0087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.008784">
                <text:p>0.0087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.008788">
                <text:p>0.008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.008792">
                <text:p>0.0087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.008796">
                <text:p>0.0087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.0088">
                <text:p>0.00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.008804">
                <text:p>0.008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.008808">
                <text:p>0.0088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.008812">
                <text:p>0.0088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.008816">
                <text:p>0.0088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.00882">
                <text:p>0.0088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.008824">
                <text:p>0.0088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.008828">
                <text:p>0.0088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0.008832">
                <text:p>0.0088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.008836">
                <text:p>0.0088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0.00884">
                <text:p>0.008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0.008844">
                <text:p>0.0088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0.008848">
                <text:p>0.008848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0.008852">
                <text:p>0.0088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0.008856">
                <text:p>0.0088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0.00886">
                <text:p>0.0088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0.008864">
                <text:p>0.008864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0.008868">
                <text:p>0.008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0.008872">
                <text:p>0.0088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0.008876">
                <text:p>0.008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0.00888">
                <text:p>0.008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0.008884">
                <text:p>0.0088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0.008888">
                <text:p>0.0088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0.008892">
                <text:p>0.0088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0.008896">
                <text:p>0.0088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0.0089">
                <text:p>0.0089</text:p>
              </table:table-cell>
              <table:table-cell office:value-type="float" office:value="3.430016">
                <text:p>3.430016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0.008904">
                <text:p>0.00890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0.008908">
                <text:p>0.0089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0.008912">
                <text:p>0.0089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0.008916">
                <text:p>0.0089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0.00892">
                <text:p>0.008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0.008924">
                <text:p>0.0089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0.008928">
                <text:p>0.00892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0.008932">
                <text:p>0.0089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0.008936">
                <text:p>0.0089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0.00894">
                <text:p>0.0089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0.008944">
                <text:p>0.0089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.008948">
                <text:p>0.0089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.008952">
                <text:p>0.0089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0.008956">
                <text:p>0.0089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.00896">
                <text:p>0.008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.008964">
                <text:p>0.0089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.008968">
                <text:p>0.0089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.008972">
                <text:p>0.0089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.008976">
                <text:p>0.0089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.00898">
                <text:p>0.0089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.008984">
                <text:p>0.0089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.008988">
                <text:p>0.0089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0.008992">
                <text:p>0.0089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.008996">
                <text:p>0.0089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.009">
                <text:p>0.009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0.009004">
                <text:p>0.00900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0.009008">
                <text:p>0.0090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0.009012">
                <text:p>0.0090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0.009016">
                <text:p>0.0090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0.00902">
                <text:p>0.0090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.009024">
                <text:p>0.0090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0.009028">
                <text:p>0.00902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0.009032">
                <text:p>0.0090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0.009036">
                <text:p>0.0090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0.00904">
                <text:p>0.009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0.009044">
                <text:p>0.0090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0.009048">
                <text:p>0.0090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.009052">
                <text:p>0.0090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0.009056">
                <text:p>0.0090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0.00906">
                <text:p>0.0090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0.009064">
                <text:p>0.0090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.009068">
                <text:p>0.0090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0.009072">
                <text:p>0.0090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0.009076">
                <text:p>0.0090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0.00908">
                <text:p>0.009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0.009084">
                <text:p>0.0090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0.009088">
                <text:p>0.00908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0.009092">
                <text:p>0.0090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0.009096">
                <text:p>0.0090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0.0091">
                <text:p>0.0091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0.009104">
                <text:p>0.00910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.009108">
                <text:p>0.0091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.009112">
                <text:p>0.0091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0.009116">
                <text:p>0.0091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.00912">
                <text:p>0.009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0.009124">
                <text:p>0.0091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.009128">
                <text:p>0.0091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0.009132">
                <text:p>0.0091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0.009136">
                <text:p>0.0091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0.00914">
                <text:p>0.0091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0.009144">
                <text:p>0.0091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0.009148">
                <text:p>0.0091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0.009152">
                <text:p>0.0091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.009156">
                <text:p>0.0091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.00916">
                <text:p>0.009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0.009164">
                <text:p>0.0091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0.009168">
                <text:p>0.0091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0.009172">
                <text:p>0.0091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0.009176">
                <text:p>0.0091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0.00918">
                <text:p>0.0091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0.009184">
                <text:p>0.0091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0.009188">
                <text:p>0.0091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0.009192">
                <text:p>0.0091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0.009196">
                <text:p>0.00919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0.0092">
                <text:p>0.009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0.009204">
                <text:p>0.0092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0.009208">
                <text:p>0.0092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0.009212">
                <text:p>0.0092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0.009216">
                <text:p>0.0092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0.00922">
                <text:p>0.0092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0.009224">
                <text:p>0.00922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0.009228">
                <text:p>0.0092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0.009232">
                <text:p>0.0092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0.009236">
                <text:p>0.0092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0.00924">
                <text:p>0.009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0.009244">
                <text:p>0.0092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0.009248">
                <text:p>0.0092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0.009252">
                <text:p>0.00925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0.009256">
                <text:p>0.0092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0.00926">
                <text:p>0.0092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0.009264">
                <text:p>0.0092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0.009268">
                <text:p>0.0092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0.009272">
                <text:p>0.0092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0.009276">
                <text:p>0.0092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0.00928">
                <text:p>0.009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0.009284">
                <text:p>0.0092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0.009288">
                <text:p>0.0092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0.009292">
                <text:p>0.0092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0.009296">
                <text:p>0.0092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0.0093">
                <text:p>0.0093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0.009304">
                <text:p>0.00930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0.009308">
                <text:p>0.0093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0.009312">
                <text:p>0.0093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0.009316">
                <text:p>0.0093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0.00932">
                <text:p>0.0093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0.009324">
                <text:p>0.0093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0.009328">
                <text:p>0.0093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0.009332">
                <text:p>0.0093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0.009336">
                <text:p>0.0093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0.00934">
                <text:p>0.0093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0.009344">
                <text:p>0.0093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0.009348">
                <text:p>0.0093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0.009352">
                <text:p>0.0093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0.009356">
                <text:p>0.00935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0.00936">
                <text:p>0.009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0.009364">
                <text:p>0.0093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0.009368">
                <text:p>0.00936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.009372">
                <text:p>0.0093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0.009376">
                <text:p>0.0093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0.00938">
                <text:p>0.0093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.009384">
                <text:p>0.0093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.009388">
                <text:p>0.00938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0.009392">
                <text:p>0.00939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0.009396">
                <text:p>0.00939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0.0094">
                <text:p>0.0094</text:p>
              </table:table-cell>
              <table:table-cell office:value-type="float" office:value="0.122501">
                <text:p>0.122501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.009404">
                <text:p>0.0094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.009408">
                <text:p>0.009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.009412">
                <text:p>0.009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0.009416">
                <text:p>0.0094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0.00942">
                <text:p>0.0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.009424">
                <text:p>0.0094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0.009428">
                <text:p>0.0094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.009432">
                <text:p>0.009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.009436">
                <text:p>0.009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.00944">
                <text:p>0.00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.009444">
                <text:p>0.009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.009448">
                <text:p>0.009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0.009452">
                <text:p>0.009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.009456">
                <text:p>0.009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.00946">
                <text:p>0.0094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.009464">
                <text:p>0.009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.009468">
                <text:p>0.009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.009472">
                <text:p>0.0094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.009476">
                <text:p>0.009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.00948">
                <text:p>0.009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.009484">
                <text:p>0.0094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0.009488">
                <text:p>0.009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.009492">
                <text:p>0.0094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.009496">
                <text:p>0.009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.0095">
                <text:p>0.0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.009504">
                <text:p>0.0095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.009508">
                <text:p>0.0095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.009512">
                <text:p>0.009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.009516">
                <text:p>0.0095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.00952">
                <text:p>0.00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.009524">
                <text:p>0.0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.009528">
                <text:p>0.0095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.009532">
                <text:p>0.009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.009536">
                <text:p>0.0095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.00954">
                <text:p>0.0095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0.009544">
                <text:p>0.0095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.009548">
                <text:p>0.009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.009552">
                <text:p>0.0095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.009556">
                <text:p>0.009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.00956">
                <text:p>0.00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.009564">
                <text:p>0.0095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.009568">
                <text:p>0.0095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.009572">
                <text:p>0.009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.009576">
                <text:p>0.0095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.00958">
                <text:p>0.0095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.009584">
                <text:p>0.0095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.009588">
                <text:p>0.009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.009592">
                <text:p>0.009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.009596">
                <text:p>0.0095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0.0096">
                <text:p>0.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0.009604">
                <text:p>0.009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0.009608">
                <text:p>0.0096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0.009612">
                <text:p>0.009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0.009616">
                <text:p>0.0096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0.00962">
                <text:p>0.0096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0.009624">
                <text:p>0.009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0.009628">
                <text:p>0.009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0.009632">
                <text:p>0.0096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0.009636">
                <text:p>0.009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0.00964">
                <text:p>0.009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0.009644">
                <text:p>0.0096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0.009648">
                <text:p>0.0096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0.009652">
                <text:p>0.0096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0.009656">
                <text:p>0.0096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0.00966">
                <text:p>0.0096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0.009664">
                <text:p>0.0096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0.009668">
                <text:p>0.0096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0.009672">
                <text:p>0.0096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0.009676">
                <text:p>0.0096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0.00968">
                <text:p>0.009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0.009684">
                <text:p>0.0096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0.009688">
                <text:p>0.009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0.009692">
                <text:p>0.009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0.009696">
                <text:p>0.0096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0.0097">
                <text:p>0.0097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0.009704">
                <text:p>0.0097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0.009708">
                <text:p>0.009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0.009712">
                <text:p>0.0097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0.009716">
                <text:p>0.009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0.00972">
                <text:p>0.009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0.009724">
                <text:p>0.009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0.009728">
                <text:p>0.0097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0.009732">
                <text:p>0.0097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0.009736">
                <text:p>0.009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0.00974">
                <text:p>0.00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0.009744">
                <text:p>0.0097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0.009748">
                <text:p>0.0097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0.009752">
                <text:p>0.009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0.009756">
                <text:p>0.0097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0.00976">
                <text:p>0.009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0.009764">
                <text:p>0.0097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0.009768">
                <text:p>0.0097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0.009772">
                <text:p>0.009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0.009776">
                <text:p>0.0097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0.00978">
                <text:p>0.00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0.009784">
                <text:p>0.0097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0.009788">
                <text:p>0.0097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0.009792">
                <text:p>0.0097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0.009796">
                <text:p>0.0097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0.0098">
                <text:p>0.009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0.009804">
                <text:p>0.0098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0.009808">
                <text:p>0.0098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0.009812">
                <text:p>0.0098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0.009816">
                <text:p>0.0098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0.00982">
                <text:p>0.0098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0.009824">
                <text:p>0.0098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0.009828">
                <text:p>0.0098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0.009832">
                <text:p>0.0098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0.009836">
                <text:p>0.0098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0.00984">
                <text:p>0.009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0.009844">
                <text:p>0.0098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0.009848">
                <text:p>0.0098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0.009852">
                <text:p>0.0098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0.009856">
                <text:p>0.00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0.00986">
                <text:p>0.0098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0.009864">
                <text:p>0.0098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0.009868">
                <text:p>0.0098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0.009872">
                <text:p>0.0098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0.009876">
                <text:p>0.0098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0.00988">
                <text:p>0.00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0.009884">
                <text:p>0.0098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0.009888">
                <text:p>0.0098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0.009892">
                <text:p>0.0098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0.009896">
                <text:p>0.009896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0.0099">
                <text:p>0.0099</text:p>
              </table:table-cell>
              <table:table-cell office:value-type="float" office:value="3.430016">
                <text:p>3.430016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0.009904">
                <text:p>0.00990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0.009908">
                <text:p>0.0099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0.009912">
                <text:p>0.0099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0.009916">
                <text:p>0.0099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0.00992">
                <text:p>0.009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0.009924">
                <text:p>0.0099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0.009928">
                <text:p>0.00992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0.009932">
                <text:p>0.0099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0.009936">
                <text:p>0.0099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0.00994">
                <text:p>0.0099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0.009944">
                <text:p>0.0099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0.009948">
                <text:p>0.0099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0.009952">
                <text:p>0.0099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0.009956">
                <text:p>0.0099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0.00996">
                <text:p>0.009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0.009964">
                <text:p>0.0099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0.009968">
                <text:p>0.0099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0.009972">
                <text:p>0.0099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0.009976">
                <text:p>0.0099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0.00998">
                <text:p>0.0099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0.009984">
                <text:p>0.0099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0.009988">
                <text:p>0.0099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0.009992">
                <text:p>0.0099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009996">
                <text:p>0.0099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0.01">
                <text:p>0.01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0.010004">
                <text:p>0.0100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0.010008">
                <text:p>0.0100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0.010012">
                <text:p>0.0100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0.010016">
                <text:p>0.0100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0.01002">
                <text:p>0.0100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0.010024">
                <text:p>0.0100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0.010028">
                <text:p>0.01002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0.010032">
                <text:p>0.0100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0.010036">
                <text:p>0.0100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0.01004">
                <text:p>0.010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0.010044">
                <text:p>0.0100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0.010048">
                <text:p>0.0100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0.010052">
                <text:p>0.0100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0.010056">
                <text:p>0.0100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0.01006">
                <text:p>0.0100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0.010064">
                <text:p>0.0100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0.010068">
                <text:p>0.0100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0.010072">
                <text:p>0.0100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0.010076">
                <text:p>0.0100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0.01008">
                <text:p>0.010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0.010084">
                <text:p>0.0100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0.010088">
                <text:p>0.0100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0.010092">
                <text:p>0.0100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0.010096">
                <text:p>0.0100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0.0101">
                <text:p>0.0101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0.010104">
                <text:p>0.0101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0.010108">
                <text:p>0.0101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0.010112">
                <text:p>0.01011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0.010116">
                <text:p>0.0101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0.01012">
                <text:p>0.010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0.010124">
                <text:p>0.0101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0.010128">
                <text:p>0.0101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0.010132">
                <text:p>0.0101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0.010136">
                <text:p>0.0101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0.01014">
                <text:p>0.0101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0.010144">
                <text:p>0.0101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0.010148">
                <text:p>0.0101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0.010152">
                <text:p>0.0101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0.010156">
                <text:p>0.0101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0.01016">
                <text:p>0.010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0.010164">
                <text:p>0.0101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0.010168">
                <text:p>0.0101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0.010172">
                <text:p>0.0101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0.010176">
                <text:p>0.0101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0.01018">
                <text:p>0.0101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0.010184">
                <text:p>0.0101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0.010188">
                <text:p>0.0101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0.010192">
                <text:p>0.0101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0.010196">
                <text:p>0.0101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0.0102">
                <text:p>0.010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0.010204">
                <text:p>0.0102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0.010208">
                <text:p>0.0102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0.010212">
                <text:p>0.0102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0.010216">
                <text:p>0.0102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0.01022">
                <text:p>0.0102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0.010224">
                <text:p>0.0102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0.010228">
                <text:p>0.0102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0.010232">
                <text:p>0.0102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0.010236">
                <text:p>0.0102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0.01024">
                <text:p>0.010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0.010244">
                <text:p>0.0102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0.010248">
                <text:p>0.0102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0.010252">
                <text:p>0.0102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0.010256">
                <text:p>0.0102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0.01026">
                <text:p>0.0102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0.010264">
                <text:p>0.0102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0.010268">
                <text:p>0.0102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0.010272">
                <text:p>0.01027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0.010276">
                <text:p>0.0102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0.01028">
                <text:p>0.010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0.010284">
                <text:p>0.0102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0.010288">
                <text:p>0.0102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0.010292">
                <text:p>0.0102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0.010296">
                <text:p>0.0102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0.0103">
                <text:p>0.0103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0.010304">
                <text:p>0.0103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0.010308">
                <text:p>0.0103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0.010312">
                <text:p>0.0103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0.010316">
                <text:p>0.01031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0.01032">
                <text:p>0.010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0.010324">
                <text:p>0.0103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0.010328">
                <text:p>0.0103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0.010332">
                <text:p>0.0103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0.010336">
                <text:p>0.0103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0.01034">
                <text:p>0.0103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0.010344">
                <text:p>0.0103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0.010348">
                <text:p>0.0103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0.010352">
                <text:p>0.01035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0.010356">
                <text:p>0.0103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0.01036">
                <text:p>0.0103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0.010364">
                <text:p>0.0103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0.010368">
                <text:p>0.0103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0.010372">
                <text:p>0.0103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0.010376">
                <text:p>0.0103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0.01038">
                <text:p>0.0103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0.010384">
                <text:p>0.0103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0.010388">
                <text:p>0.0103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0.010392">
                <text:p>0.0103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0.010396">
                <text:p>0.01039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0.0104">
                <text:p>0.0104</text:p>
              </table:table-cell>
              <table:table-cell office:value-type="float" office:value="0.122501">
                <text:p>0.122501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0.010404">
                <text:p>0.0104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0.010408">
                <text:p>0.010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0.010412">
                <text:p>0.010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0.010416">
                <text:p>0.010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0.01042">
                <text:p>0.0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0.010424">
                <text:p>0.010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0.010428">
                <text:p>0.010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0.010432">
                <text:p>0.010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0.010436">
                <text:p>0.010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0.01044">
                <text:p>0.01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0.010444">
                <text:p>0.010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0.010448">
                <text:p>0.0104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0.010452">
                <text:p>0.010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0.010456">
                <text:p>0.010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0.01046">
                <text:p>0.0104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0.010464">
                <text:p>0.010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0.010468">
                <text:p>0.0104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0.010472">
                <text:p>0.010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0.010476">
                <text:p>0.010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0.01048">
                <text:p>0.01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0.010484">
                <text:p>0.0104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0.010488">
                <text:p>0.0104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0.010492">
                <text:p>0.010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0.010496">
                <text:p>0.0104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0.0105">
                <text:p>0.0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0.010504">
                <text:p>0.0105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0.010508">
                <text:p>0.010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0.010512">
                <text:p>0.010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0.010516">
                <text:p>0.0105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0.01052">
                <text:p>0.0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0.010524">
                <text:p>0.010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0.010528">
                <text:p>0.0105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0.010532">
                <text:p>0.010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0.010536">
                <text:p>0.0105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0.01054">
                <text:p>0.0105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0.010544">
                <text:p>0.0105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0.010548">
                <text:p>0.010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0.010552">
                <text:p>0.010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0.010556">
                <text:p>0.0105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0.01056">
                <text:p>0.01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0.010564">
                <text:p>0.010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0.010568">
                <text:p>0.010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0.010572">
                <text:p>0.0105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0.010576">
                <text:p>0.0105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0.01058">
                <text:p>0.0105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0.010584">
                <text:p>0.0105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0.010588">
                <text:p>0.0105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0.010592">
                <text:p>0.0105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0.010596">
                <text:p>0.0105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0.0106">
                <text:p>0.0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0.010604">
                <text:p>0.010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0.010608">
                <text:p>0.0106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0.010612">
                <text:p>0.0106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0.010616">
                <text:p>0.0106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0.01062">
                <text:p>0.0106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0.010624">
                <text:p>0.0106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0.010628">
                <text:p>0.0106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0.010632">
                <text:p>0.0106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0.010636">
                <text:p>0.010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0.01064">
                <text:p>0.01064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0.010644">
                <text:p>0.0106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0.010648">
                <text:p>0.0106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0.010652">
                <text:p>0.0106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0.010656">
                <text:p>0.0106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0.01066">
                <text:p>0.0106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0.010664">
                <text:p>0.010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0.010668">
                <text:p>0.010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0.010672">
                <text:p>0.010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0.010676">
                <text:p>0.0106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0.01068">
                <text:p>0.0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0.010684">
                <text:p>0.0106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0.010688">
                <text:p>0.0106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0.010692">
                <text:p>0.0106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0.010696">
                <text:p>0.010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0.0107">
                <text:p>0.0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0.010704">
                <text:p>0.0107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0.010708">
                <text:p>0.0107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0.010712">
                <text:p>0.010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0.010716">
                <text:p>0.0107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0.01072">
                <text:p>0.010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0.010724">
                <text:p>0.0107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0.010728">
                <text:p>0.010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0.010732">
                <text:p>0.0107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0.010736">
                <text:p>0.010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0.01074">
                <text:p>0.0107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0.010744">
                <text:p>0.010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0.010748">
                <text:p>0.0107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0.010752">
                <text:p>0.0107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0.010756">
                <text:p>0.0107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0.01076">
                <text:p>0.010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0.010764">
                <text:p>0.0107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0.010768">
                <text:p>0.0107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0.010772">
                <text:p>0.010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0.010776">
                <text:p>0.0107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0.01078">
                <text:p>0.0107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0.010784">
                <text:p>0.0107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0.010788">
                <text:p>0.0107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0.010792">
                <text:p>0.010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0.010796">
                <text:p>0.0107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0.0108">
                <text:p>0.01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0.010804">
                <text:p>0.0108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0.010808">
                <text:p>0.0108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0.010812">
                <text:p>0.0108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0.010816">
                <text:p>0.0108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0.01082">
                <text:p>0.0108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0.010824">
                <text:p>0.0108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0.010828">
                <text:p>0.0108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0.010832">
                <text:p>0.0108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0.010836">
                <text:p>0.0108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0.01084">
                <text:p>0.010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0.010844">
                <text:p>0.010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0.010848">
                <text:p>0.0108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0.010852">
                <text:p>0.010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0.010856">
                <text:p>0.0108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0.01086">
                <text:p>0.0108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0.010864">
                <text:p>0.0108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0.010868">
                <text:p>0.0108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0.010872">
                <text:p>0.0108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0.010876">
                <text:p>0.0108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0.01088">
                <text:p>0.010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0.010884">
                <text:p>0.0108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0.010888">
                <text:p>0.0108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0.010892">
                <text:p>0.0108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0.010896">
                <text:p>0.0108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0.0109">
                <text:p>0.0109</text:p>
              </table:table-cell>
              <table:table-cell office:value-type="float" office:value="3.430016">
                <text:p>3.430016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0.010904">
                <text:p>0.01090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0.010908">
                <text:p>0.0109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0.010912">
                <text:p>0.0109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0.010916">
                <text:p>0.0109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0.01092">
                <text:p>0.010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0.010924">
                <text:p>0.0109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0.010928">
                <text:p>0.0109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0.010932">
                <text:p>0.0109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0.010936">
                <text:p>0.0109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0.01094">
                <text:p>0.0109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0.010944">
                <text:p>0.0109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0.010948">
                <text:p>0.0109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0.010952">
                <text:p>0.0109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0.010956">
                <text:p>0.0109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0.01096">
                <text:p>0.010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0.010964">
                <text:p>0.0109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0.010968">
                <text:p>0.0109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0.010972">
                <text:p>0.0109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0.010976">
                <text:p>0.0109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0.01098">
                <text:p>0.0109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0.010984">
                <text:p>0.0109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0.010988">
                <text:p>0.01098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0.010992">
                <text:p>0.0109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0.010996">
                <text:p>0.0109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0.011">
                <text:p>0.011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0.011004">
                <text:p>0.0110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0.011008">
                <text:p>0.0110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0.011012">
                <text:p>0.0110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0.011016">
                <text:p>0.0110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0.01102">
                <text:p>0.0110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0.011024">
                <text:p>0.0110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0.011028">
                <text:p>0.0110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0.011032">
                <text:p>0.0110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0.011036">
                <text:p>0.0110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0.01104">
                <text:p>0.011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0.011044">
                <text:p>0.0110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0.011048">
                <text:p>0.0110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0.011052">
                <text:p>0.0110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0.011056">
                <text:p>0.0110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0.01106">
                <text:p>0.0110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0.011064">
                <text:p>0.0110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0.011068">
                <text:p>0.0110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0.011072">
                <text:p>0.0110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0.011076">
                <text:p>0.0110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0.01108">
                <text:p>0.011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0.011084">
                <text:p>0.0110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0.011088">
                <text:p>0.0110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0.011092">
                <text:p>0.0110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0.011096">
                <text:p>0.0110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0.0111">
                <text:p>0.0111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0.011104">
                <text:p>0.0111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0.011108">
                <text:p>0.0111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0.011112">
                <text:p>0.0111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0.011116">
                <text:p>0.0111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0.01112">
                <text:p>0.011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0.011124">
                <text:p>0.0111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0.011128">
                <text:p>0.0111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0.011132">
                <text:p>0.0111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0.011136">
                <text:p>0.0111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0.01114">
                <text:p>0.0111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0.011144">
                <text:p>0.0111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0.011148">
                <text:p>0.0111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0.011152">
                <text:p>0.0111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0.011156">
                <text:p>0.0111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0.01116">
                <text:p>0.011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0.011164">
                <text:p>0.0111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0.011168">
                <text:p>0.0111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0.011172">
                <text:p>0.0111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0.011176">
                <text:p>0.01117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0.01118">
                <text:p>0.0111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0.011184">
                <text:p>0.0111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0.011188">
                <text:p>0.0111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0.011192">
                <text:p>0.0111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0.011196">
                <text:p>0.0111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0.0112">
                <text:p>0.01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0.011204">
                <text:p>0.0112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0.011208">
                <text:p>0.0112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0.011212">
                <text:p>0.01121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0.011216">
                <text:p>0.0112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0.01122">
                <text:p>0.0112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0.011224">
                <text:p>0.0112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0.011228">
                <text:p>0.0112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0.011232">
                <text:p>0.0112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0.011236">
                <text:p>0.0112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0.01124">
                <text:p>0.011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0.011244">
                <text:p>0.0112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0.011248">
                <text:p>0.0112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0.011252">
                <text:p>0.01125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0.011256">
                <text:p>0.0112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0.01126">
                <text:p>0.0112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0.011264">
                <text:p>0.0112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0.011268">
                <text:p>0.0112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0.011272">
                <text:p>0.01127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0.011276">
                <text:p>0.0112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0.01128">
                <text:p>0.011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0.011284">
                <text:p>0.0112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0.011288">
                <text:p>0.01128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0.011292">
                <text:p>0.01129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0.011296">
                <text:p>0.0112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0.0113">
                <text:p>0.0113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0.011304">
                <text:p>0.0113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0.011308">
                <text:p>0.0113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0.011312">
                <text:p>0.0113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0.011316">
                <text:p>0.0113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0.01132">
                <text:p>0.011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0.011324">
                <text:p>0.0113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0.011328">
                <text:p>0.0113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0.011332">
                <text:p>0.0113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0.011336">
                <text:p>0.0113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0.01134">
                <text:p>0.0113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0.011344">
                <text:p>0.0113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0.011348">
                <text:p>0.0113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0.011352">
                <text:p>0.01135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0.011356">
                <text:p>0.0113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0.01136">
                <text:p>0.011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0.011364">
                <text:p>0.0113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0.011368">
                <text:p>0.0113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0.011372">
                <text:p>0.01137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0.011376">
                <text:p>0.0113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0.01138">
                <text:p>0.0113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0.011384">
                <text:p>0.0113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0.011388">
                <text:p>0.0113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0.011392">
                <text:p>0.0113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0.011396">
                <text:p>0.01139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0.0114">
                <text:p>0.0114</text:p>
              </table:table-cell>
              <table:table-cell office:value-type="float" office:value="0.122501">
                <text:p>0.122501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0.011404">
                <text:p>0.0114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0.011408">
                <text:p>0.0114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0.011412">
                <text:p>0.011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0.011416">
                <text:p>0.011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0.01142">
                <text:p>0.0114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0.011424">
                <text:p>0.0114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0.011428">
                <text:p>0.011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0.011432">
                <text:p>0.01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0.011436">
                <text:p>0.0114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0.01144">
                <text:p>0.01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0.011444">
                <text:p>0.01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0.011448">
                <text:p>0.0114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0.011452">
                <text:p>0.0114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0.011456">
                <text:p>0.0114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0.01146">
                <text:p>0.01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0.011464">
                <text:p>0.0114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0.011468">
                <text:p>0.0114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0.011472">
                <text:p>0.011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0.011476">
                <text:p>0.0114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0.01148">
                <text:p>0.0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0.011484">
                <text:p>0.01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0.011488">
                <text:p>0.011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0.011492">
                <text:p>0.01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0.011496">
                <text:p>0.0114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0.0115">
                <text:p>0.0115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0.011504">
                <text:p>0.0115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0.011508">
                <text:p>0.011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0.011512">
                <text:p>0.0115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0.011516">
                <text:p>0.011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0.01152">
                <text:p>0.01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0.011524">
                <text:p>0.0115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0.011528">
                <text:p>0.011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0.011532">
                <text:p>0.01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0.011536">
                <text:p>0.011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0.01154">
                <text:p>0.0115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0.011544">
                <text:p>0.0115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0.011548">
                <text:p>0.0115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0.011552">
                <text:p>0.0115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0.011556">
                <text:p>0.0115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0.01156">
                <text:p>0.011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0.011564">
                <text:p>0.0115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0.011568">
                <text:p>0.011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0.011572">
                <text:p>0.011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0.011576">
                <text:p>0.01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0.01158">
                <text:p>0.01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0.011584">
                <text:p>0.011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0.011588">
                <text:p>0.0115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0.011592">
                <text:p>0.011592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0.011596">
                <text:p>0.011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0.0116">
                <text:p>0.01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0.011604">
                <text:p>0.0116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0.011608">
                <text:p>0.0116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0.011612">
                <text:p>0.011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0.011616">
                <text:p>0.0116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0.01162">
                <text:p>0.0116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0.011624">
                <text:p>0.0116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0.011628">
                <text:p>0.0116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0.011632">
                <text:p>0.0116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0.011636">
                <text:p>0.0116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0.01164">
                <text:p>0.011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0.011644">
                <text:p>0.0116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0.011648">
                <text:p>0.0116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0.011652">
                <text:p>0.0116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0.011656">
                <text:p>0.0116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0.01166">
                <text:p>0.01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0.011664">
                <text:p>0.0116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0.011668">
                <text:p>0.0116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0.011672">
                <text:p>0.0116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0.011676">
                <text:p>0.0116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0.01168">
                <text:p>0.01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0.011684">
                <text:p>0.0116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0.011688">
                <text:p>0.0116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0.011692">
                <text:p>0.0116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0.011696">
                <text:p>0.0116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0.0117">
                <text:p>0.0117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0.011704">
                <text:p>0.011704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0.011708">
                <text:p>0.0117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0.011712">
                <text:p>0.011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0.011716">
                <text:p>0.0117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0.01172">
                <text:p>0.011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0.011724">
                <text:p>0.0117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0.011728">
                <text:p>0.0117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0.011732">
                <text:p>0.0117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0.011736">
                <text:p>0.0117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0.01174">
                <text:p>0.0117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0.011744">
                <text:p>0.0117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0.011748">
                <text:p>0.0117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0.011752">
                <text:p>0.01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0.011756">
                <text:p>0.0117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0.01176">
                <text:p>0.011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0.011764">
                <text:p>0.0117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0.011768">
                <text:p>0.0117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0.011772">
                <text:p>0.0117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0.011776">
                <text:p>0.0117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0.01178">
                <text:p>0.0117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0.011784">
                <text:p>0.0117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0.011788">
                <text:p>0.0117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0.011792">
                <text:p>0.011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0.011796">
                <text:p>0.011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0.0118">
                <text:p>0.0118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0.011804">
                <text:p>0.0118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0.011808">
                <text:p>0.0118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0.011812">
                <text:p>0.0118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0.011816">
                <text:p>0.0118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0.01182">
                <text:p>0.0118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0.011824">
                <text:p>0.0118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0.011828">
                <text:p>0.0118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0.011832">
                <text:p>0.0118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0.011836">
                <text:p>0.0118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0.01184">
                <text:p>0.011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0.011844">
                <text:p>0.0118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0.011848">
                <text:p>0.0118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0.011852">
                <text:p>0.0118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0.011856">
                <text:p>0.011856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0.01186">
                <text:p>0.0118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0.011864">
                <text:p>0.0118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0.011868">
                <text:p>0.0118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0.011872">
                <text:p>0.0118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0.011876">
                <text:p>0.0118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0.01188">
                <text:p>0.011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0.011884">
                <text:p>0.0118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0.011888">
                <text:p>0.0118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0.011892">
                <text:p>0.0118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0.011896">
                <text:p>0.011896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0.0119">
                <text:p>0.0119</text:p>
              </table:table-cell>
              <table:table-cell office:value-type="float" office:value="3.430016">
                <text:p>3.430016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0.011904">
                <text:p>0.01190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0.011908">
                <text:p>0.0119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0.011912">
                <text:p>0.0119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0.011916">
                <text:p>0.0119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0.01192">
                <text:p>0.011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0.011924">
                <text:p>0.0119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0.011928">
                <text:p>0.0119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0.011932">
                <text:p>0.0119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0.011936">
                <text:p>0.0119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0.01194">
                <text:p>0.0119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0.011944">
                <text:p>0.0119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0.011948">
                <text:p>0.0119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0.011952">
                <text:p>0.0119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0.011956">
                <text:p>0.0119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0.01196">
                <text:p>0.011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0.011964">
                <text:p>0.0119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0.011968">
                <text:p>0.0119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0.011972">
                <text:p>0.0119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0.011976">
                <text:p>0.0119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0.01198">
                <text:p>0.0119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0.011984">
                <text:p>0.0119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0.011988">
                <text:p>0.0119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0.011992">
                <text:p>0.0119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011996">
                <text:p>0.0119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0.012">
                <text:p>0.0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0.012004">
                <text:p>0.0120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0.012008">
                <text:p>0.0120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0.012012">
                <text:p>0.0120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0.012016">
                <text:p>0.0120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0.01202">
                <text:p>0.0120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0.012024">
                <text:p>0.01202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0.012028">
                <text:p>0.0120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0.012032">
                <text:p>0.0120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0.012036">
                <text:p>0.0120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0.01204">
                <text:p>0.012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0.012044">
                <text:p>0.0120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0.012048">
                <text:p>0.0120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0.012052">
                <text:p>0.0120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0.012056">
                <text:p>0.0120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0.01206">
                <text:p>0.0120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0.012064">
                <text:p>0.0120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0.012068">
                <text:p>0.0120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0.012072">
                <text:p>0.0120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0.012076">
                <text:p>0.0120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0.01208">
                <text:p>0.012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0.012084">
                <text:p>0.0120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0.012088">
                <text:p>0.0120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0.012092">
                <text:p>0.0120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0.012096">
                <text:p>0.0120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0.0121">
                <text:p>0.0121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0.012104">
                <text:p>0.0121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0.012108">
                <text:p>0.0121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0.012112">
                <text:p>0.0121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0.012116">
                <text:p>0.0121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0.01212">
                <text:p>0.012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0.012124">
                <text:p>0.0121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0.012128">
                <text:p>0.0121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0.012132">
                <text:p>0.0121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0.012136">
                <text:p>0.0121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0.01214">
                <text:p>0.0121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0.012144">
                <text:p>0.0121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0.012148">
                <text:p>0.0121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0.012152">
                <text:p>0.0121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0.012156">
                <text:p>0.0121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0.01216">
                <text:p>0.012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0.012164">
                <text:p>0.01216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0.012168">
                <text:p>0.0121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0.012172">
                <text:p>0.0121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0.012176">
                <text:p>0.0121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0.01218">
                <text:p>0.0121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0.012184">
                <text:p>0.0121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0.012188">
                <text:p>0.0121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0.012192">
                <text:p>0.0121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0.012196">
                <text:p>0.0121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0.0122">
                <text:p>0.012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0.012204">
                <text:p>0.0122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0.012208">
                <text:p>0.0122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0.012212">
                <text:p>0.0122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0.012216">
                <text:p>0.0122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0.01222">
                <text:p>0.0122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0.012224">
                <text:p>0.0122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0.012228">
                <text:p>0.01222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0.012232">
                <text:p>0.0122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0.012236">
                <text:p>0.0122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0.01224">
                <text:p>0.012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0.012244">
                <text:p>0.0122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0.012248">
                <text:p>0.0122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0.012252">
                <text:p>0.0122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0.012256">
                <text:p>0.0122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0.01226">
                <text:p>0.0122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0.012264">
                <text:p>0.0122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0.012268">
                <text:p>0.0122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0.012272">
                <text:p>0.0122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0.012276">
                <text:p>0.0122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0.01228">
                <text:p>0.012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0.012284">
                <text:p>0.0122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0.012288">
                <text:p>0.0122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0.012292">
                <text:p>0.0122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0.012296">
                <text:p>0.0122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0.0123">
                <text:p>0.0123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0.012304">
                <text:p>0.0123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0.012308">
                <text:p>0.01230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0.012312">
                <text:p>0.01231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0.012316">
                <text:p>0.01231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0.01232">
                <text:p>0.012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0.012324">
                <text:p>0.01232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0.012328">
                <text:p>0.0123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0.012332">
                <text:p>0.0123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0.012336">
                <text:p>0.0123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0.01234">
                <text:p>0.0123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0.012344">
                <text:p>0.0123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0.012348">
                <text:p>0.0123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0.012352">
                <text:p>0.0123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0.012356">
                <text:p>0.0123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0.01236">
                <text:p>0.012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0.012364">
                <text:p>0.0123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0.012368">
                <text:p>0.01236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0.012372">
                <text:p>0.0123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0.012376">
                <text:p>0.0123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0.01238">
                <text:p>0.0123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0.012384">
                <text:p>0.0123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0.012388">
                <text:p>0.0123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0.012392">
                <text:p>0.0123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0.012396">
                <text:p>0.01239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0.0124">
                <text:p>0.0124</text:p>
              </table:table-cell>
              <table:table-cell office:value-type="float" office:value="0.122501">
                <text:p>0.122501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0.012404">
                <text:p>0.012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0.012408">
                <text:p>0.012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0.012412">
                <text:p>0.012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0.012416">
                <text:p>0.012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0.01242">
                <text:p>0.01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0.012424">
                <text:p>0.012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0.012428">
                <text:p>0.012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0.012432">
                <text:p>0.012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0.012436">
                <text:p>0.012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0.01244">
                <text:p>0.0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0.012444">
                <text:p>0.012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0.012448">
                <text:p>0.012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0.012452">
                <text:p>0.0124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0.012456">
                <text:p>0.0124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0.01246">
                <text:p>0.01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0.012464">
                <text:p>0.0124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0.012468">
                <text:p>0.01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0.012472">
                <text:p>0.012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0.012476">
                <text:p>0.0124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0.01248">
                <text:p>0.012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0.012484">
                <text:p>0.0124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0.012488">
                <text:p>0.01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0.012492">
                <text:p>0.0124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0.012496">
                <text:p>0.012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0.0125">
                <text:p>0.0125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0.012504">
                <text:p>0.012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0.012508">
                <text:p>0.012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0.012512">
                <text:p>0.012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0.012516">
                <text:p>0.012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0.01252">
                <text:p>0.01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0.012524">
                <text:p>0.012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0.012528">
                <text:p>0.012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0.012532">
                <text:p>0.012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0.012536">
                <text:p>0.0125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0.01254">
                <text:p>0.01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0.012544">
                <text:p>0.012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0.012548">
                <text:p>0.0125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0.012552">
                <text:p>0.012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0.012556">
                <text:p>0.0125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0.01256">
                <text:p>0.01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0.012564">
                <text:p>0.01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0.012568">
                <text:p>0.012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0.012572">
                <text:p>0.0125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0.012576">
                <text:p>0.0125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0.01258">
                <text:p>0.0125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0.012584">
                <text:p>0.012584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0.012588">
                <text:p>0.0125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0.012592">
                <text:p>0.0125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0.012596">
                <text:p>0.0125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0.0126">
                <text:p>0.0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0.012604">
                <text:p>0.012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0.012608">
                <text:p>0.0126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0.012612">
                <text:p>0.0126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0.012616">
                <text:p>0.0126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0.01262">
                <text:p>0.0126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0.012624">
                <text:p>0.0126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0.012628">
                <text:p>0.012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0.012632">
                <text:p>0.012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0.012636">
                <text:p>0.0126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0.01264">
                <text:p>0.012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0.012644">
                <text:p>0.0126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0.012648">
                <text:p>0.0126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0.012652">
                <text:p>0.0126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0.012656">
                <text:p>0.0126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0.01266">
                <text:p>0.0126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0.012664">
                <text:p>0.0126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0.012668">
                <text:p>0.012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0.012672">
                <text:p>0.0126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0.012676">
                <text:p>0.0126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0.01268">
                <text:p>0.012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0.012684">
                <text:p>0.0126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0.012688">
                <text:p>0.012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0.012692">
                <text:p>0.012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0.012696">
                <text:p>0.012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0.0127">
                <text:p>0.0127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0.012704">
                <text:p>0.0127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0.012708">
                <text:p>0.0127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0.012712">
                <text:p>0.012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0.012716">
                <text:p>0.0127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0.01272">
                <text:p>0.012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0.012724">
                <text:p>0.0127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0.012728">
                <text:p>0.0127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0.012732">
                <text:p>0.012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0.012736">
                <text:p>0.0127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0.01274">
                <text:p>0.0127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0.012744">
                <text:p>0.0127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0.012748">
                <text:p>0.0127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0.012752">
                <text:p>0.012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0.012756">
                <text:p>0.0127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0.01276">
                <text:p>0.012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0.012764">
                <text:p>0.0127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0.012768">
                <text:p>0.0127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0.012772">
                <text:p>0.0127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0.012776">
                <text:p>0.0127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0.01278">
                <text:p>0.0127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0.012784">
                <text:p>0.0127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0.012788">
                <text:p>0.0127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0.012792">
                <text:p>0.0127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0.012796">
                <text:p>0.012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0.0128">
                <text:p>0.01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0.012804">
                <text:p>0.0128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0.012808">
                <text:p>0.0128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0.012812">
                <text:p>0.0128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0.012816">
                <text:p>0.0128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0.01282">
                <text:p>0.0128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0.012824">
                <text:p>0.0128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0.012828">
                <text:p>0.0128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0.012832">
                <text:p>0.0128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0.012836">
                <text:p>0.0128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0.01284">
                <text:p>0.012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0.012844">
                <text:p>0.0128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0.012848">
                <text:p>0.012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0.012852">
                <text:p>0.0128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0.012856">
                <text:p>0.0128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0.01286">
                <text:p>0.0128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0.012864">
                <text:p>0.0128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0.012868">
                <text:p>0.0128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0.012872">
                <text:p>0.0128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0.012876">
                <text:p>0.0128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0.01288">
                <text:p>0.012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0.012884">
                <text:p>0.0128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0.012888">
                <text:p>0.0128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0.012892">
                <text:p>0.0128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0.012896">
                <text:p>0.012896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0.0129">
                <text:p>0.0129</text:p>
              </table:table-cell>
              <table:table-cell office:value-type="float" office:value="3.389183">
                <text:p>3.389183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0.012904">
                <text:p>0.01290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0.012908">
                <text:p>0.0129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0.012912">
                <text:p>0.0129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0.012916">
                <text:p>0.0129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0.01292">
                <text:p>0.012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0.012924">
                <text:p>0.0129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0.012928">
                <text:p>0.01292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0.012932">
                <text:p>0.0129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0.012936">
                <text:p>0.0129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0.01294">
                <text:p>0.0129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0.012944">
                <text:p>0.0129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0.012948">
                <text:p>0.0129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0.012952">
                <text:p>0.0129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0.012956">
                <text:p>0.0129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0.01296">
                <text:p>0.012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0.012964">
                <text:p>0.0129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0.012968">
                <text:p>0.0129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0.012972">
                <text:p>0.0129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0.012976">
                <text:p>0.0129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0.01298">
                <text:p>0.0129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0.012984">
                <text:p>0.0129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0.012988">
                <text:p>0.01298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0.012992">
                <text:p>0.0129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0.012996">
                <text:p>0.0129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0.013">
                <text:p>0.013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0.013004">
                <text:p>0.0130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0.013008">
                <text:p>0.0130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0.013012">
                <text:p>0.0130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0.013016">
                <text:p>0.0130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0.01302">
                <text:p>0.0130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0.013024">
                <text:p>0.0130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0.013028">
                <text:p>0.0130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0.013032">
                <text:p>0.0130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0.013036">
                <text:p>0.0130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0.01304">
                <text:p>0.013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0.013044">
                <text:p>0.0130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0.013048">
                <text:p>0.01304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0.013052">
                <text:p>0.0130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0.013056">
                <text:p>0.0130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0.01306">
                <text:p>0.0130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0.013064">
                <text:p>0.0130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0.013068">
                <text:p>0.0130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0.013072">
                <text:p>0.0130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0.013076">
                <text:p>0.0130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0.01308">
                <text:p>0.013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0.013084">
                <text:p>0.0130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0.013088">
                <text:p>0.0130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0.013092">
                <text:p>0.0130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0.013096">
                <text:p>0.0130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0.0131">
                <text:p>0.0131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0.013104">
                <text:p>0.0131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0.013108">
                <text:p>0.0131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0.013112">
                <text:p>0.0131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0.013116">
                <text:p>0.0131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0.01312">
                <text:p>0.013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0.013124">
                <text:p>0.0131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0.013128">
                <text:p>0.0131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0.013132">
                <text:p>0.0131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0.013136">
                <text:p>0.0131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0.01314">
                <text:p>0.0131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0.013144">
                <text:p>0.0131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0.013148">
                <text:p>0.0131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0.013152">
                <text:p>0.0131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0.013156">
                <text:p>0.0131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0.01316">
                <text:p>0.013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0.013164">
                <text:p>0.0131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0.013168">
                <text:p>0.0131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0.013172">
                <text:p>0.0131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0.013176">
                <text:p>0.0131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0.01318">
                <text:p>0.0131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0.013184">
                <text:p>0.0131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0.013188">
                <text:p>0.0131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0.013192">
                <text:p>0.0131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0.013196">
                <text:p>0.0131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0.0132">
                <text:p>0.01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0.013204">
                <text:p>0.0132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0.013208">
                <text:p>0.0132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0.013212">
                <text:p>0.0132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0.013216">
                <text:p>0.0132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0.01322">
                <text:p>0.0132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0.013224">
                <text:p>0.0132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0.013228">
                <text:p>0.0132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0.013232">
                <text:p>0.0132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0.013236">
                <text:p>0.0132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0.01324">
                <text:p>0.013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0.013244">
                <text:p>0.0132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0.013248">
                <text:p>0.0132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0.013252">
                <text:p>0.0132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0.013256">
                <text:p>0.0132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0.01326">
                <text:p>0.0132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0.013264">
                <text:p>0.0132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0.013268">
                <text:p>0.0132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0.013272">
                <text:p>0.01327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0.013276">
                <text:p>0.0132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0.01328">
                <text:p>0.013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0.013284">
                <text:p>0.0132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0.013288">
                <text:p>0.0132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0.013292">
                <text:p>0.0132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0.013296">
                <text:p>0.01329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0.0133">
                <text:p>0.0133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0.013304">
                <text:p>0.0133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0.013308">
                <text:p>0.0133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0.013312">
                <text:p>0.0133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0.013316">
                <text:p>0.0133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0.01332">
                <text:p>0.0133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0.013324">
                <text:p>0.0133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0.013328">
                <text:p>0.0133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0.013332">
                <text:p>0.01333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0.013336">
                <text:p>0.01333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0.01334">
                <text:p>0.0133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0.013344">
                <text:p>0.0133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0.013348">
                <text:p>0.0133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0.013352">
                <text:p>0.0133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0.013356">
                <text:p>0.0133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0.01336">
                <text:p>0.013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0.013364">
                <text:p>0.01336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0.013368">
                <text:p>0.0133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0.013372">
                <text:p>0.0133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0.013376">
                <text:p>0.0133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0.01338">
                <text:p>0.0133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0.013384">
                <text:p>0.0133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0.013388">
                <text:p>0.0133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0.013392">
                <text:p>0.0133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0.013396">
                <text:p>0.01339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0.0134">
                <text:p>0.0134</text:p>
              </table:table-cell>
              <table:table-cell office:value-type="float" office:value="0.122501">
                <text:p>0.122501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0.013404">
                <text:p>0.0134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0.013408">
                <text:p>0.013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0.013412">
                <text:p>0.013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0.013416">
                <text:p>0.013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0.01342">
                <text:p>0.0134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0.013424">
                <text:p>0.013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0.013428">
                <text:p>0.0134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0.013432">
                <text:p>0.0134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0.013436">
                <text:p>0.0134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0.01344">
                <text:p>0.013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0.013444">
                <text:p>0.0134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0.013448">
                <text:p>0.013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0.013452">
                <text:p>0.0134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0.013456">
                <text:p>0.013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0.01346">
                <text:p>0.0134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0.013464">
                <text:p>0.013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0.013468">
                <text:p>0.013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0.013472">
                <text:p>0.0134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0.013476">
                <text:p>0.0134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0.01348">
                <text:p>0.0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0.013484">
                <text:p>0.0134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0.013488">
                <text:p>0.013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0.013492">
                <text:p>0.0134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0.013496">
                <text:p>0.0134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0.0135">
                <text:p>0.0135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0.013504">
                <text:p>0.0135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0.013508">
                <text:p>0.0135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0.013512">
                <text:p>0.0135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0.013516">
                <text:p>0.013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0.01352">
                <text:p>0.013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0.013524">
                <text:p>0.013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0.013528">
                <text:p>0.0135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0.013532">
                <text:p>0.0135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0.013536">
                <text:p>0.0135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0.01354">
                <text:p>0.0135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0.013544">
                <text:p>0.0135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0.013548">
                <text:p>0.013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0.013552">
                <text:p>0.0135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0.013556">
                <text:p>0.0135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0.01356">
                <text:p>0.01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0.013564">
                <text:p>0.013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0.013568">
                <text:p>0.0135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0.013572">
                <text:p>0.013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0.013576">
                <text:p>0.013576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0.01358">
                <text:p>0.0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0.013584">
                <text:p>0.0135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0.013588">
                <text:p>0.0135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0.013592">
                <text:p>0.0135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0.013596">
                <text:p>0.013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0.0136">
                <text:p>0.01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0.013604">
                <text:p>0.0136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0.013608">
                <text:p>0.013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0.013612">
                <text:p>0.0136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0.013616">
                <text:p>0.0136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0.01362">
                <text:p>0.0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0.013624">
                <text:p>0.0136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0.013628">
                <text:p>0.0136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0.013632">
                <text:p>0.0136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0.013636">
                <text:p>0.0136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0.01364">
                <text:p>0.013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0.013644">
                <text:p>0.0136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0.013648">
                <text:p>0.0136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0.013652">
                <text:p>0.0136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0.013656">
                <text:p>0.0136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0.01366">
                <text:p>0.0136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0.013664">
                <text:p>0.0136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0.013668">
                <text:p>0.0136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0.013672">
                <text:p>0.013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0.013676">
                <text:p>0.0136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0.01368">
                <text:p>0.013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0.013684">
                <text:p>0.0136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0.013688">
                <text:p>0.0136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0.013692">
                <text:p>0.0136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0.013696">
                <text:p>0.013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0.0137">
                <text:p>0.0137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0.013704">
                <text:p>0.0137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0.013708">
                <text:p>0.0137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0.013712">
                <text:p>0.013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0.013716">
                <text:p>0.013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0.01372">
                <text:p>0.013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0.013724">
                <text:p>0.0137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0.013728">
                <text:p>0.0137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0.013732">
                <text:p>0.0137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0.013736">
                <text:p>0.0137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0.01374">
                <text:p>0.0137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0.013744">
                <text:p>0.0137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0.013748">
                <text:p>0.0137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0.013752">
                <text:p>0.0137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0.013756">
                <text:p>0.0137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0.01376">
                <text:p>0.013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0.013764">
                <text:p>0.0137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0.013768">
                <text:p>0.0137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0.013772">
                <text:p>0.0137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0.013776">
                <text:p>0.0137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0.01378">
                <text:p>0.01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0.013784">
                <text:p>0.0137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0.013788">
                <text:p>0.0137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0.013792">
                <text:p>0.0137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0.013796">
                <text:p>0.0137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0.0138">
                <text:p>0.013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0.013804">
                <text:p>0.013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0.013808">
                <text:p>0.0138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0.013812">
                <text:p>0.0138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0.013816">
                <text:p>0.0138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0.01382">
                <text:p>0.0138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0.013824">
                <text:p>0.0138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0.013828">
                <text:p>0.0138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0.013832">
                <text:p>0.0138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0.013836">
                <text:p>0.0138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0.01384">
                <text:p>0.01384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0.013844">
                <text:p>0.0138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0.013848">
                <text:p>0.0138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0.013852">
                <text:p>0.0138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0.013856">
                <text:p>0.013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0.01386">
                <text:p>0.01386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0.013864">
                <text:p>0.0138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0.013868">
                <text:p>0.0138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0.013872">
                <text:p>0.013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0.013876">
                <text:p>0.0138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0.01388">
                <text:p>0.013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0.013884">
                <text:p>0.0138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0.013888">
                <text:p>0.0138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0.013892">
                <text:p>0.0138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0.013896">
                <text:p>0.013896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0.0139">
                <text:p>0.0139</text:p>
              </table:table-cell>
              <table:table-cell office:value-type="float" office:value="3.430016">
                <text:p>3.430016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0.013904">
                <text:p>0.01390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0.013908">
                <text:p>0.0139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0.013912">
                <text:p>0.0139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0.013916">
                <text:p>0.0139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0.01392">
                <text:p>0.013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0.013924">
                <text:p>0.0139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0.013928">
                <text:p>0.0139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0.013932">
                <text:p>0.0139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0.013936">
                <text:p>0.0139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0.01394">
                <text:p>0.0139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0.013944">
                <text:p>0.0139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0.013948">
                <text:p>0.0139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0.013952">
                <text:p>0.0139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0.013956">
                <text:p>0.0139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0.01396">
                <text:p>0.013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0.013964">
                <text:p>0.0139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0.013968">
                <text:p>0.0139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0.013972">
                <text:p>0.0139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0.013976">
                <text:p>0.0139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0.01398">
                <text:p>0.0139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0.013984">
                <text:p>0.0139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0.013988">
                <text:p>0.01398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0.013992">
                <text:p>0.0139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0.013996">
                <text:p>0.0139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0.014">
                <text:p>0.01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0.014004">
                <text:p>0.0140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0.014008">
                <text:p>0.0140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0.014012">
                <text:p>0.0140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0.014016">
                <text:p>0.0140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0.01402">
                <text:p>0.0140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0.014024">
                <text:p>0.0140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0.014028">
                <text:p>0.0140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0.014032">
                <text:p>0.0140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0.014036">
                <text:p>0.0140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0.01404">
                <text:p>0.014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0.014044">
                <text:p>0.0140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0.014048">
                <text:p>0.0140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0.014052">
                <text:p>0.0140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0.014056">
                <text:p>0.0140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0.01406">
                <text:p>0.0140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0.014064">
                <text:p>0.0140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0.014068">
                <text:p>0.0140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0.014072">
                <text:p>0.0140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0.014076">
                <text:p>0.0140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0.01408">
                <text:p>0.014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0.014084">
                <text:p>0.0140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0.014088">
                <text:p>0.0140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0.014092">
                <text:p>0.0140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0.014096">
                <text:p>0.0140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0.0141">
                <text:p>0.0141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0.014104">
                <text:p>0.0141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0.014108">
                <text:p>0.0141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0.014112">
                <text:p>0.0141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0.014116">
                <text:p>0.0141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0.01412">
                <text:p>0.014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0.014124">
                <text:p>0.0141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0.014128">
                <text:p>0.0141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0.014132">
                <text:p>0.0141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0.014136">
                <text:p>0.0141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0.01414">
                <text:p>0.0141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0.014144">
                <text:p>0.0141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0.014148">
                <text:p>0.0141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0.014152">
                <text:p>0.0141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0.014156">
                <text:p>0.0141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0.01416">
                <text:p>0.014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0.014164">
                <text:p>0.0141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0.014168">
                <text:p>0.0141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0.014172">
                <text:p>0.0141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0.014176">
                <text:p>0.0141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0.01418">
                <text:p>0.0141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0.014184">
                <text:p>0.0141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0.014188">
                <text:p>0.0141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0.014192">
                <text:p>0.0141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0.014196">
                <text:p>0.0141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0.0142">
                <text:p>0.014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0.014204">
                <text:p>0.0142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0.014208">
                <text:p>0.0142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0.014212">
                <text:p>0.01421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0.014216">
                <text:p>0.01421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0.01422">
                <text:p>0.0142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0.014224">
                <text:p>0.0142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0.014228">
                <text:p>0.0142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0.014232">
                <text:p>0.0142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0.014236">
                <text:p>0.0142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0.01424">
                <text:p>0.014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0.014244">
                <text:p>0.0142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0.014248">
                <text:p>0.0142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0.014252">
                <text:p>0.0142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0.014256">
                <text:p>0.0142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0.01426">
                <text:p>0.0142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0.014264">
                <text:p>0.01426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0.014268">
                <text:p>0.0142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0.014272">
                <text:p>0.0142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0.014276">
                <text:p>0.0142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0.01428">
                <text:p>0.014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0.014284">
                <text:p>0.0142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0.014288">
                <text:p>0.01428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0.014292">
                <text:p>0.01429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0.014296">
                <text:p>0.0142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0.0143">
                <text:p>0.0143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0.014304">
                <text:p>0.0143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0.014308">
                <text:p>0.0143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0.014312">
                <text:p>0.0143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0.014316">
                <text:p>0.0143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0.01432">
                <text:p>0.014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0.014324">
                <text:p>0.0143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0.014328">
                <text:p>0.0143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0.014332">
                <text:p>0.0143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0.014336">
                <text:p>0.0143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0.01434">
                <text:p>0.0143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0.014344">
                <text:p>0.01434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0.014348">
                <text:p>0.0143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0.014352">
                <text:p>0.0143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0.014356">
                <text:p>0.0143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0.01436">
                <text:p>0.014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0.014364">
                <text:p>0.01436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0.014368">
                <text:p>0.0143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0.014372">
                <text:p>0.0143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0.014376">
                <text:p>0.0143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0.01438">
                <text:p>0.0143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0.014384">
                <text:p>0.0143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0.014388">
                <text:p>0.0143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0.014392">
                <text:p>0.01439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0.014396">
                <text:p>0.01439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0.0144">
                <text:p>0.0144</text:p>
              </table:table-cell>
              <table:table-cell office:value-type="float" office:value="0.122501">
                <text:p>0.122501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0.014404">
                <text:p>0.0144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0.014408">
                <text:p>0.014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0.014412">
                <text:p>0.014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0.014416">
                <text:p>0.0144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0.01442">
                <text:p>0.01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0.014424">
                <text:p>0.0144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0.014428">
                <text:p>0.0144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0.014432">
                <text:p>0.0144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0.014436">
                <text:p>0.014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0.01444">
                <text:p>0.014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0.014444">
                <text:p>0.01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0.014448">
                <text:p>0.014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0.014452">
                <text:p>0.0144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0.014456">
                <text:p>0.0144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0.01446">
                <text:p>0.0144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0.014464">
                <text:p>0.0144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0.014468">
                <text:p>0.014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0.014472">
                <text:p>0.0144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0.014476">
                <text:p>0.014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0.01448">
                <text:p>0.01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0.014484">
                <text:p>0.014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0.014488">
                <text:p>0.014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0.014492">
                <text:p>0.0144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0.014496">
                <text:p>0.0144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0.0145">
                <text:p>0.0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0.014504">
                <text:p>0.014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0.014508">
                <text:p>0.0145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0.014512">
                <text:p>0.01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0.014516">
                <text:p>0.0145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0.01452">
                <text:p>0.01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0.014524">
                <text:p>0.0145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0.014528">
                <text:p>0.0145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0.014532">
                <text:p>0.014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0.014536">
                <text:p>0.0145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0.01454">
                <text:p>0.01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0.014544">
                <text:p>0.014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0.014548">
                <text:p>0.014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0.014552">
                <text:p>0.0145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0.014556">
                <text:p>0.014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0.01456">
                <text:p>0.014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0.014564">
                <text:p>0.0145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0.014568">
                <text:p>0.014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0.014572">
                <text:p>0.0145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0.014576">
                <text:p>0.0145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0.01458">
                <text:p>0.0145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0.014584">
                <text:p>0.0145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0.014588">
                <text:p>0.0145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0.014592">
                <text:p>0.0145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0.014596">
                <text:p>0.0145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0.0146">
                <text:p>0.014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0.014604">
                <text:p>0.0146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0.014608">
                <text:p>0.0146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0.014612">
                <text:p>0.0146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0.014616">
                <text:p>0.0146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0.01462">
                <text:p>0.0146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0.014624">
                <text:p>0.014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0.014628">
                <text:p>0.0146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0.014632">
                <text:p>0.0146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0.014636">
                <text:p>0.0146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0.01464">
                <text:p>0.014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0.014644">
                <text:p>0.0146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0.014648">
                <text:p>0.014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0.014652">
                <text:p>0.0146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0.014656">
                <text:p>0.0146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0.01466">
                <text:p>0.0146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0.014664">
                <text:p>0.0146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0.014668">
                <text:p>0.0146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0.014672">
                <text:p>0.0146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0.014676">
                <text:p>0.0146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0.01468">
                <text:p>0.014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0.014684">
                <text:p>0.0146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0.014688">
                <text:p>0.0146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0.014692">
                <text:p>0.0146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0.014696">
                <text:p>0.0146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0.0147">
                <text:p>0.0147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0.014704">
                <text:p>0.0147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0.014708">
                <text:p>0.014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0.014712">
                <text:p>0.014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0.014716">
                <text:p>0.0147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0.01472">
                <text:p>0.014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0.014724">
                <text:p>0.014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0.014728">
                <text:p>0.0147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0.014732">
                <text:p>0.014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0.014736">
                <text:p>0.0147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0.01474">
                <text:p>0.0147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0.014744">
                <text:p>0.0147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0.014748">
                <text:p>0.014748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0.014752">
                <text:p>0.0147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0.014756">
                <text:p>0.0147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0.01476">
                <text:p>0.014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0.014764">
                <text:p>0.0147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0.014768">
                <text:p>0.0147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0.014772">
                <text:p>0.0147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0.014776">
                <text:p>0.0147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0.01478">
                <text:p>0.0147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0.014784">
                <text:p>0.0147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0.014788">
                <text:p>0.0147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0.014792">
                <text:p>0.0147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0.014796">
                <text:p>0.0147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0.0148">
                <text:p>0.01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0.014804">
                <text:p>0.0148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0.014808">
                <text:p>0.0148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0.014812">
                <text:p>0.0148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0.014816">
                <text:p>0.0148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0.01482">
                <text:p>0.0148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0.014824">
                <text:p>0.0148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0.014828">
                <text:p>0.0148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0.014832">
                <text:p>0.0148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0.014836">
                <text:p>0.0148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0.01484">
                <text:p>0.014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0.014844">
                <text:p>0.0148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0.014848">
                <text:p>0.0148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0.014852">
                <text:p>0.0148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0.014856">
                <text:p>0.0148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0.01486">
                <text:p>0.01486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0.014864">
                <text:p>0.0148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0.014868">
                <text:p>0.0148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0.014872">
                <text:p>0.0148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0.014876">
                <text:p>0.0148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0.01488">
                <text:p>0.01488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0.014884">
                <text:p>0.0148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0.014888">
                <text:p>0.0148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0.014892">
                <text:p>0.0148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0.014896">
                <text:p>0.014896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0.0149">
                <text:p>0.0149</text:p>
              </table:table-cell>
              <table:table-cell office:value-type="float" office:value="3.430016">
                <text:p>3.430016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0.014904">
                <text:p>0.01490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0.014908">
                <text:p>0.0149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0.014912">
                <text:p>0.0149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0.014916">
                <text:p>0.0149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0.01492">
                <text:p>0.014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0.014924">
                <text:p>0.0149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0.014928">
                <text:p>0.01492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0.014932">
                <text:p>0.0149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0.014936">
                <text:p>0.0149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0.01494">
                <text:p>0.0149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0.014944">
                <text:p>0.0149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0.014948">
                <text:p>0.0149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0.014952">
                <text:p>0.0149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0.014956">
                <text:p>0.0149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0.01496">
                <text:p>0.014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0.014964">
                <text:p>0.0149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0.014968">
                <text:p>0.0149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0.014972">
                <text:p>0.0149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0.014976">
                <text:p>0.0149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0.01498">
                <text:p>0.0149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0.014984">
                <text:p>0.0149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0.014988">
                <text:p>0.0149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0.014992">
                <text:p>0.0149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0.014996">
                <text:p>0.0149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0.015">
                <text:p>0.015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0.015004">
                <text:p>0.0150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0.015008">
                <text:p>0.0150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0.015012">
                <text:p>0.0150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0.015016">
                <text:p>0.0150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0.01502">
                <text:p>0.0150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0.015024">
                <text:p>0.0150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0.015028">
                <text:p>0.0150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0.015032">
                <text:p>0.0150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0.015036">
                <text:p>0.0150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0.01504">
                <text:p>0.015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0.015044">
                <text:p>0.0150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0.015048">
                <text:p>0.0150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0.015052">
                <text:p>0.0150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0.015056">
                <text:p>0.0150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0.01506">
                <text:p>0.0150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0.015064">
                <text:p>0.0150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0.015068">
                <text:p>0.0150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0.015072">
                <text:p>0.0150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0.015076">
                <text:p>0.0150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0.01508">
                <text:p>0.015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0.015084">
                <text:p>0.0150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0.015088">
                <text:p>0.0150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0.015092">
                <text:p>0.0150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0.015096">
                <text:p>0.0150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0.0151">
                <text:p>0.0151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0.015104">
                <text:p>0.0151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0.015108">
                <text:p>0.0151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0.015112">
                <text:p>0.0151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0.015116">
                <text:p>0.0151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0.01512">
                <text:p>0.015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0.015124">
                <text:p>0.0151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0.015128">
                <text:p>0.0151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0.015132">
                <text:p>0.0151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0.015136">
                <text:p>0.0151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0.01514">
                <text:p>0.0151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0.015144">
                <text:p>0.0151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0.015148">
                <text:p>0.0151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0.015152">
                <text:p>0.0151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0.015156">
                <text:p>0.0151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0.01516">
                <text:p>0.015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0.015164">
                <text:p>0.0151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0.015168">
                <text:p>0.0151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0.015172">
                <text:p>0.0151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0.015176">
                <text:p>0.0151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0.01518">
                <text:p>0.0151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0.015184">
                <text:p>0.0151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0.015188">
                <text:p>0.0151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0.015192">
                <text:p>0.0151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0.015196">
                <text:p>0.0151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0.0152">
                <text:p>0.01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0.015204">
                <text:p>0.0152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0.015208">
                <text:p>0.0152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0.015212">
                <text:p>0.0152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0.015216">
                <text:p>0.0152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0.01522">
                <text:p>0.0152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0.015224">
                <text:p>0.0152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0.015228">
                <text:p>0.0152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0.015232">
                <text:p>0.0152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0.015236">
                <text:p>0.0152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0.01524">
                <text:p>0.015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0.015244">
                <text:p>0.0152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0.015248">
                <text:p>0.0152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0.015252">
                <text:p>0.0152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0.015256">
                <text:p>0.01525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0.01526">
                <text:p>0.0152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0.015264">
                <text:p>0.0152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0.015268">
                <text:p>0.0152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0.015272">
                <text:p>0.0152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0.015276">
                <text:p>0.0152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0.01528">
                <text:p>0.015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0.015284">
                <text:p>0.0152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0.015288">
                <text:p>0.01528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0.015292">
                <text:p>0.0152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0.015296">
                <text:p>0.0152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0.0153">
                <text:p>0.0153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0.015304">
                <text:p>0.0153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0.015308">
                <text:p>0.0153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0.015312">
                <text:p>0.0153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0.015316">
                <text:p>0.0153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0.01532">
                <text:p>0.0153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0.015324">
                <text:p>0.0153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0.015328">
                <text:p>0.0153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0.015332">
                <text:p>0.0153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0.015336">
                <text:p>0.0153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0.01534">
                <text:p>0.0153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0.015344">
                <text:p>0.01534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0.015348">
                <text:p>0.0153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0.015352">
                <text:p>0.0153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0.015356">
                <text:p>0.0153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0.01536">
                <text:p>0.0153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0.015364">
                <text:p>0.01536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0.015368">
                <text:p>0.0153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0.015372">
                <text:p>0.0153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0.015376">
                <text:p>0.0153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0.01538">
                <text:p>0.0153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0.015384">
                <text:p>0.0153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0.015388">
                <text:p>0.0153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0.015392">
                <text:p>0.0153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0.015396">
                <text:p>0.01539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0.0154">
                <text:p>0.0154</text:p>
              </table:table-cell>
              <table:table-cell office:value-type="float" office:value="0.122501">
                <text:p>0.122501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0.015404">
                <text:p>0.0154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0.015408">
                <text:p>0.015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0.015412">
                <text:p>0.015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0.015416">
                <text:p>0.0154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0.01542">
                <text:p>0.01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0.015424">
                <text:p>0.0154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0.015428">
                <text:p>0.015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0.015432">
                <text:p>0.015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0.015436">
                <text:p>0.015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0.01544">
                <text:p>0.015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0.015444">
                <text:p>0.0154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0.015448">
                <text:p>0.0154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0.015452">
                <text:p>0.015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0.015456">
                <text:p>0.0154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0.01546">
                <text:p>0.01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0.015464">
                <text:p>0.0154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0.015468">
                <text:p>0.01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0.015472">
                <text:p>0.015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0.015476">
                <text:p>0.015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0.01548">
                <text:p>0.015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0.015484">
                <text:p>0.015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0.015488">
                <text:p>0.0154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0.015492">
                <text:p>0.015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0.015496">
                <text:p>0.015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0.0155">
                <text:p>0.0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0.015504">
                <text:p>0.0155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0.015508">
                <text:p>0.0155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0.015512">
                <text:p>0.0155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0.015516">
                <text:p>0.015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0.01552">
                <text:p>0.015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0.015524">
                <text:p>0.0155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0.015528">
                <text:p>0.0155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0.015532">
                <text:p>0.015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0.015536">
                <text:p>0.015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0.01554">
                <text:p>0.0155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0.015544">
                <text:p>0.0155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0.015548">
                <text:p>0.0155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0.015552">
                <text:p>0.0155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0.015556">
                <text:p>0.0155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0.01556">
                <text:p>0.015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0.015564">
                <text:p>0.0155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0.015568">
                <text:p>0.0155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0.015572">
                <text:p>0.0155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0.015576">
                <text:p>0.015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0.01558">
                <text:p>0.0155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0.015584">
                <text:p>0.0155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0.015588">
                <text:p>0.0155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0.015592">
                <text:p>0.0155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0.015596">
                <text:p>0.0155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0.0156">
                <text:p>0.01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0.015604">
                <text:p>0.0156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0.015608">
                <text:p>0.0156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0.015612">
                <text:p>0.015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0.015616">
                <text:p>0.0156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0.01562">
                <text:p>0.0156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0.015624">
                <text:p>0.015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0.015628">
                <text:p>0.0156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0.015632">
                <text:p>0.015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0.015636">
                <text:p>0.0156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0.01564">
                <text:p>0.015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0.015644">
                <text:p>0.015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0.015648">
                <text:p>0.0156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0.015652">
                <text:p>0.0156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0.015656">
                <text:p>0.015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0.01566">
                <text:p>0.0156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0.015664">
                <text:p>0.0156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0.015668">
                <text:p>0.0156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0.015672">
                <text:p>0.0156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0.015676">
                <text:p>0.0156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0.01568">
                <text:p>0.015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0.015684">
                <text:p>0.0156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0.015688">
                <text:p>0.0156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0.015692">
                <text:p>0.0156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0.015696">
                <text:p>0.0156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0.0157">
                <text:p>0.0157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0.015704">
                <text:p>0.0157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0.015708">
                <text:p>0.0157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0.015712">
                <text:p>0.0157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0.015716">
                <text:p>0.0157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0.01572">
                <text:p>0.015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0.015724">
                <text:p>0.0157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0.015728">
                <text:p>0.0157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0.015732">
                <text:p>0.0157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0.015736">
                <text:p>0.0157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0.01574">
                <text:p>0.0157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0.015744">
                <text:p>0.015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0.015748">
                <text:p>0.01574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0.015752">
                <text:p>0.0157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0.015756">
                <text:p>0.0157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0.01576">
                <text:p>0.015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0.015764">
                <text:p>0.0157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0.015768">
                <text:p>0.0157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0.015772">
                <text:p>0.0157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0.015776">
                <text:p>0.0157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0.01578">
                <text:p>0.0157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0.015784">
                <text:p>0.0157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0.015788">
                <text:p>0.0157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0.015792">
                <text:p>0.0157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0.015796">
                <text:p>0.01579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0.0158">
                <text:p>0.015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0.015804">
                <text:p>0.01580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0.015808">
                <text:p>0.01580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0.015812">
                <text:p>0.01581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0.015816">
                <text:p>0.01581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0.01582">
                <text:p>0.0158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0.015824">
                <text:p>0.01582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0.015828">
                <text:p>0.01582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0.015832">
                <text:p>0.01583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0.015836">
                <text:p>0.01583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0.01584">
                <text:p>0.015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0.015844">
                <text:p>0.01584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0.015848">
                <text:p>0.015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0.015852">
                <text:p>0.01585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65</text:p>
              </table:table-cell>
              <table:table-cell office:value-type="float" office:value="0.015856">
                <text:p>0.01585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66</text:p>
              </table:table-cell>
              <table:table-cell office:value-type="float" office:value="0.01586">
                <text:p>0.0158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67</text:p>
              </table:table-cell>
              <table:table-cell office:value-type="float" office:value="0.015864">
                <text:p>0.01586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0.015868">
                <text:p>0.01586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69</text:p>
              </table:table-cell>
              <table:table-cell office:value-type="float" office:value="0.015872">
                <text:p>0.01587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70</text:p>
              </table:table-cell>
              <table:table-cell office:value-type="float" office:value="0.015876">
                <text:p>0.015876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71</text:p>
              </table:table-cell>
              <table:table-cell office:value-type="float" office:value="0.01588">
                <text:p>0.015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72</text:p>
              </table:table-cell>
              <table:table-cell office:value-type="float" office:value="0.015884">
                <text:p>0.015884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73</text:p>
              </table:table-cell>
              <table:table-cell office:value-type="float" office:value="0.015888">
                <text:p>0.015888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74</text:p>
              </table:table-cell>
              <table:table-cell office:value-type="float" office:value="0.015892">
                <text:p>0.015892</text:p>
              </table:table-cell>
              <table:table-cell office:value-type="float" office:value="0.040834">
                <text:p>0.040834</text:p>
              </table:table-cell>
            </table:table-row>
            <table:table-row>
              <table:table-cell office:value-type="string">
                <text:p>3975</text:p>
              </table:table-cell>
              <table:table-cell office:value-type="float" office:value="0.015896">
                <text:p>0.015896</text:p>
              </table:table-cell>
              <table:table-cell office:value-type="float" office:value="0.081667">
                <text:p>0.081667</text:p>
              </table:table-cell>
            </table:table-row>
            <table:table-row>
              <table:table-cell office:value-type="string">
                <text:p>3976</text:p>
              </table:table-cell>
              <table:table-cell office:value-type="float" office:value="0.0159">
                <text:p>0.0159</text:p>
              </table:table-cell>
              <table:table-cell office:value-type="float" office:value="3.430016">
                <text:p>3.430016</text:p>
              </table:table-cell>
            </table:table-row>
            <table:table-row>
              <table:table-cell office:value-type="string">
                <text:p>3977</text:p>
              </table:table-cell>
              <table:table-cell office:value-type="float" office:value="0.015904">
                <text:p>0.01590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3978</text:p>
              </table:table-cell>
              <table:table-cell office:value-type="float" office:value="0.015908">
                <text:p>0.0159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79</text:p>
              </table:table-cell>
              <table:table-cell office:value-type="float" office:value="0.015912">
                <text:p>0.0159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80</text:p>
              </table:table-cell>
              <table:table-cell office:value-type="float" office:value="0.015916">
                <text:p>0.0159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81</text:p>
              </table:table-cell>
              <table:table-cell office:value-type="float" office:value="0.01592">
                <text:p>0.015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82</text:p>
              </table:table-cell>
              <table:table-cell office:value-type="float" office:value="0.015924">
                <text:p>0.0159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83</text:p>
              </table:table-cell>
              <table:table-cell office:value-type="float" office:value="0.015928">
                <text:p>0.0159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84</text:p>
              </table:table-cell>
              <table:table-cell office:value-type="float" office:value="0.015932">
                <text:p>0.0159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85</text:p>
              </table:table-cell>
              <table:table-cell office:value-type="float" office:value="0.015936">
                <text:p>0.0159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86</text:p>
              </table:table-cell>
              <table:table-cell office:value-type="float" office:value="0.01594">
                <text:p>0.0159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87</text:p>
              </table:table-cell>
              <table:table-cell office:value-type="float" office:value="0.015944">
                <text:p>0.0159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88</text:p>
              </table:table-cell>
              <table:table-cell office:value-type="float" office:value="0.015948">
                <text:p>0.0159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89</text:p>
              </table:table-cell>
              <table:table-cell office:value-type="float" office:value="0.015952">
                <text:p>0.0159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90</text:p>
              </table:table-cell>
              <table:table-cell office:value-type="float" office:value="0.015956">
                <text:p>0.0159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91</text:p>
              </table:table-cell>
              <table:table-cell office:value-type="float" office:value="0.01596">
                <text:p>0.015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92</text:p>
              </table:table-cell>
              <table:table-cell office:value-type="float" office:value="0.015964">
                <text:p>0.0159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93</text:p>
              </table:table-cell>
              <table:table-cell office:value-type="float" office:value="0.015968">
                <text:p>0.0159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94</text:p>
              </table:table-cell>
              <table:table-cell office:value-type="float" office:value="0.015972">
                <text:p>0.0159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95</text:p>
              </table:table-cell>
              <table:table-cell office:value-type="float" office:value="0.015976">
                <text:p>0.0159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96</text:p>
              </table:table-cell>
              <table:table-cell office:value-type="float" office:value="0.01598">
                <text:p>0.0159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97</text:p>
              </table:table-cell>
              <table:table-cell office:value-type="float" office:value="0.015984">
                <text:p>0.0159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98</text:p>
              </table:table-cell>
              <table:table-cell office:value-type="float" office:value="0.015988">
                <text:p>0.0159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99</text:p>
              </table:table-cell>
              <table:table-cell office:value-type="float" office:value="0.015992">
                <text:p>0.0159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015996">
                <text:p>0.015996</text:p>
              </table:table-cell>
              <table:table-cell office:value-type="float" office:value="4.98169">
                <text:p>4.98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